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24" style:family="paragraph" style:parent-style-name="Standard">
      <style:text-properties officeooo:rsid="0011b025" officeooo:paragraph-rsid="0011b025"/>
    </style:style>
    <style:style style:name="P25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6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7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paragraph-rsid="013013d9" style:font-style-asian="italic" style:font-style-complex="italic"/>
    </style:style>
    <style:style style:name="P4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2" style:family="paragraph" style:parent-style-name="Standard">
      <style:text-properties fo:font-style="italic" officeooo:paragraph-rsid="01408f03" style:font-style-asian="italic" style:font-style-complex="italic"/>
    </style:style>
    <style:style style:name="P4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6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4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8d7d5e" officeooo:paragraph-rsid="097213dd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d7117" officeooo:paragraph-rsid="099869a8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09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1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1" style:family="paragraph" style:parent-style-name="Standard">
      <style:text-properties officeooo:rsid="0015f1ff" officeooo:paragraph-rsid="0015f1ff"/>
    </style:style>
    <style:style style:name="P252" style:family="paragraph" style:parent-style-name="Standard">
      <style:text-properties officeooo:rsid="0015f1ff" officeooo:paragraph-rsid="0013268f"/>
    </style:style>
    <style:style style:name="P25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5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1" style:family="paragraph" style:parent-style-name="Standard">
      <style:text-properties fo:font-style="normal" officeooo:paragraph-rsid="02be3c45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5991c" officeooo:paragraph-rsid="095a78fe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4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0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1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298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19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27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0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61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62" style:family="paragraph" style:parent-style-name="Standard">
      <style:text-properties fo:font-style="normal" officeooo:paragraph-rsid="076fec72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66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67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364e15d" officeooo:paragraph-rsid="035051aa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335ea2c" officeooo:paragraph-rsid="09661181" style:font-style-asian="normal" style:font-style-complex="normal"/>
    </style:style>
    <style:style style:name="P37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c21ae2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8c21ae2" officeooo:paragraph-rsid="08c36a54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style:text-underline-style="none" fo:font-weight="normal" officeooo:rsid="08cd4818" officeooo:paragraph-rsid="08cd4818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3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5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8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4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5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5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2dfde8" officeooo:paragraph-rsid="0130fd48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4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5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226783" officeooo:paragraph-rsid="042d7117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4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8ffd4a" officeooo:paragraph-rsid="08bc5c8b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d9fb2e" officeooo:paragraph-rsid="051fdc2f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e7836" officeooo:paragraph-rsid="09e8ac95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e46ca0" officeooo:paragraph-rsid="09f7d5e7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60fe20f" officeooo:paragraph-rsid="0a04e6f4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54a05f8" officeooo:paragraph-rsid="056aa2db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5e4e7bb" officeooo:paragraph-rsid="05e5f887" style:font-style-asian="normal" style:font-weight-asian="normal" style:font-style-complex="normal" style:font-weight-complex="normal"/>
    </style:style>
    <style:style style:name="P65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9" style:family="paragraph" style:parent-style-name="Standard">
      <style:text-properties officeooo:rsid="0033fbdf" officeooo:paragraph-rsid="0033fbdf"/>
    </style:style>
    <style:style style:name="P680" style:family="paragraph" style:parent-style-name="Standard">
      <style:text-properties officeooo:rsid="0034ed8b" officeooo:paragraph-rsid="0106c767"/>
    </style:style>
    <style:style style:name="P681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0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becfb9" officeooo:paragraph-rsid="07ee20f5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2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26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40ce935" officeooo:paragraph-rsid="08b8923a" style:font-weight-asian="normal" style:font-weight-complex="normal"/>
    </style:style>
    <style:style style:name="P74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3" style:family="paragraph" style:parent-style-name="Standard">
      <style:text-properties officeooo:rsid="0012a0dc" officeooo:paragraph-rsid="0012a0dc"/>
    </style:style>
    <style:style style:name="P744" style:family="paragraph" style:parent-style-name="Standard">
      <style:text-properties officeooo:paragraph-rsid="003eeb50"/>
    </style:style>
    <style:style style:name="P745" style:family="paragraph" style:parent-style-name="Standard">
      <style:text-properties officeooo:rsid="00205d85" officeooo:paragraph-rsid="005f7223"/>
    </style:style>
    <style:style style:name="P746" style:family="paragraph" style:parent-style-name="Standard">
      <style:text-properties officeooo:rsid="002436f5" officeooo:paragraph-rsid="00ed9297"/>
    </style:style>
    <style:style style:name="P747" style:family="paragraph" style:parent-style-name="Standard">
      <style:text-properties officeooo:rsid="0056d959" officeooo:paragraph-rsid="0056d959"/>
    </style:style>
    <style:style style:name="P748" style:family="paragraph" style:parent-style-name="Standard">
      <style:paragraph-properties fo:line-height="150%"/>
      <style:text-properties officeooo:paragraph-rsid="0013268f"/>
    </style:style>
    <style:style style:name="P749" style:family="paragraph" style:parent-style-name="Standard">
      <style:paragraph-properties fo:line-height="150%"/>
      <style:text-properties officeooo:paragraph-rsid="0040eb9d"/>
    </style:style>
    <style:style style:name="P750" style:family="paragraph" style:parent-style-name="Standard">
      <style:paragraph-properties fo:line-height="150%"/>
      <style:text-properties officeooo:paragraph-rsid="00c6421c"/>
    </style:style>
    <style:style style:name="P751" style:family="paragraph" style:parent-style-name="Standard">
      <style:paragraph-properties fo:line-height="150%"/>
      <style:text-properties officeooo:paragraph-rsid="0106c767"/>
    </style:style>
    <style:style style:name="P752" style:family="paragraph" style:parent-style-name="Standard">
      <style:paragraph-properties fo:line-height="150%"/>
      <style:text-properties officeooo:paragraph-rsid="01d80854"/>
    </style:style>
    <style:style style:name="P753" style:family="paragraph" style:parent-style-name="Standard">
      <style:paragraph-properties fo:line-height="150%"/>
      <style:text-properties officeooo:paragraph-rsid="0265f14b"/>
    </style:style>
    <style:style style:name="P754" style:family="paragraph" style:parent-style-name="Standard">
      <style:paragraph-properties fo:line-height="150%"/>
      <style:text-properties officeooo:paragraph-rsid="00cab904"/>
    </style:style>
    <style:style style:name="P755" style:family="paragraph" style:parent-style-name="Standard">
      <style:paragraph-properties fo:line-height="150%"/>
      <style:text-properties officeooo:paragraph-rsid="0339abb7"/>
    </style:style>
    <style:style style:name="P756" style:family="paragraph" style:parent-style-name="Standard">
      <style:paragraph-properties fo:line-height="150%"/>
      <style:text-properties officeooo:paragraph-rsid="031857c7"/>
    </style:style>
    <style:style style:name="P757" style:family="paragraph" style:parent-style-name="Standard">
      <style:paragraph-properties fo:line-height="150%"/>
      <style:text-properties officeooo:paragraph-rsid="0347bb43"/>
    </style:style>
    <style:style style:name="P758" style:family="paragraph" style:parent-style-name="Standard">
      <style:paragraph-properties fo:line-height="150%"/>
      <style:text-properties officeooo:paragraph-rsid="03af7bf7"/>
    </style:style>
    <style:style style:name="P759" style:family="paragraph" style:parent-style-name="Standard">
      <style:paragraph-properties fo:line-height="150%"/>
      <style:text-properties officeooo:paragraph-rsid="03e90de3"/>
    </style:style>
    <style:style style:name="P760" style:family="paragraph" style:parent-style-name="Standard">
      <style:paragraph-properties fo:line-height="150%"/>
      <style:text-properties officeooo:paragraph-rsid="03ffa765"/>
    </style:style>
    <style:style style:name="P761" style:family="paragraph" style:parent-style-name="Standard">
      <style:paragraph-properties fo:line-height="150%"/>
      <style:text-properties officeooo:paragraph-rsid="04226783"/>
    </style:style>
    <style:style style:name="P762" style:family="paragraph" style:parent-style-name="Standard">
      <style:paragraph-properties fo:line-height="150%"/>
      <style:text-properties officeooo:paragraph-rsid="04ddd894"/>
    </style:style>
    <style:style style:name="P763" style:family="paragraph" style:parent-style-name="Standard">
      <style:paragraph-properties fo:line-height="150%"/>
      <style:text-properties officeooo:paragraph-rsid="05319739"/>
    </style:style>
    <style:style style:name="P764" style:family="paragraph" style:parent-style-name="Standard">
      <style:paragraph-properties fo:line-height="150%"/>
      <style:text-properties officeooo:paragraph-rsid="057d2115"/>
    </style:style>
    <style:style style:name="P765" style:family="paragraph" style:parent-style-name="Standard">
      <style:paragraph-properties fo:line-height="150%"/>
      <style:text-properties officeooo:paragraph-rsid="058bbc5e"/>
    </style:style>
    <style:style style:name="P766" style:family="paragraph" style:parent-style-name="Standard">
      <style:paragraph-properties fo:line-height="150%"/>
      <style:text-properties officeooo:paragraph-rsid="054d7055"/>
    </style:style>
    <style:style style:name="P767" style:family="paragraph" style:parent-style-name="Standard">
      <style:paragraph-properties fo:line-height="150%"/>
      <style:text-properties officeooo:paragraph-rsid="05cd3bc5"/>
    </style:style>
    <style:style style:name="P768" style:family="paragraph" style:parent-style-name="Standard">
      <style:paragraph-properties fo:line-height="150%"/>
      <style:text-properties officeooo:paragraph-rsid="05e46ca0"/>
    </style:style>
    <style:style style:name="P769" style:family="paragraph" style:parent-style-name="Standard">
      <style:paragraph-properties fo:line-height="150%"/>
      <style:text-properties officeooo:paragraph-rsid="05e8bd08"/>
    </style:style>
    <style:style style:name="P770" style:family="paragraph" style:parent-style-name="Standard">
      <style:paragraph-properties fo:line-height="150%"/>
      <style:text-properties officeooo:paragraph-rsid="0608abbd"/>
    </style:style>
    <style:style style:name="P771" style:family="paragraph" style:parent-style-name="Standard">
      <style:paragraph-properties fo:line-height="150%"/>
      <style:text-properties officeooo:paragraph-rsid="061a2a29"/>
    </style:style>
    <style:style style:name="P772" style:family="paragraph" style:parent-style-name="Standard">
      <style:paragraph-properties fo:line-height="150%"/>
      <style:text-properties officeooo:paragraph-rsid="06130d41"/>
    </style:style>
    <style:style style:name="P773" style:family="paragraph" style:parent-style-name="Standard">
      <style:paragraph-properties fo:line-height="150%"/>
      <style:text-properties officeooo:paragraph-rsid="062535ed"/>
    </style:style>
    <style:style style:name="P774" style:family="paragraph" style:parent-style-name="Standard">
      <style:paragraph-properties fo:line-height="150%"/>
      <style:text-properties officeooo:paragraph-rsid="06257b22"/>
    </style:style>
    <style:style style:name="P775" style:family="paragraph" style:parent-style-name="Standard">
      <style:paragraph-properties fo:line-height="150%"/>
      <style:text-properties officeooo:paragraph-rsid="067e3ef2"/>
    </style:style>
    <style:style style:name="P776" style:family="paragraph" style:parent-style-name="Standard">
      <style:paragraph-properties fo:line-height="150%"/>
      <style:text-properties officeooo:paragraph-rsid="063bda54"/>
    </style:style>
    <style:style style:name="P777" style:family="paragraph" style:parent-style-name="Standard">
      <style:paragraph-properties fo:line-height="150%"/>
      <style:text-properties officeooo:paragraph-rsid="07267459"/>
    </style:style>
    <style:style style:name="P778" style:family="paragraph" style:parent-style-name="Standard">
      <style:paragraph-properties fo:line-height="150%"/>
      <style:text-properties officeooo:paragraph-rsid="05f80830"/>
    </style:style>
    <style:style style:name="P779" style:family="paragraph" style:parent-style-name="Standard">
      <style:paragraph-properties fo:line-height="150%"/>
      <style:text-properties officeooo:paragraph-rsid="03becfb9"/>
    </style:style>
    <style:style style:name="P780" style:family="paragraph" style:parent-style-name="Standard">
      <style:paragraph-properties fo:line-height="150%"/>
      <style:text-properties officeooo:paragraph-rsid="079b1a71"/>
    </style:style>
    <style:style style:name="P781" style:family="paragraph" style:parent-style-name="Standard">
      <style:paragraph-properties fo:line-height="150%"/>
      <style:text-properties officeooo:paragraph-rsid="079c6b22"/>
    </style:style>
    <style:style style:name="P782" style:family="paragraph" style:parent-style-name="Standard">
      <style:paragraph-properties fo:line-height="150%"/>
      <style:text-properties officeooo:paragraph-rsid="065d401a"/>
    </style:style>
    <style:style style:name="P783" style:family="paragraph" style:parent-style-name="Standard">
      <style:paragraph-properties fo:line-height="150%"/>
      <style:text-properties officeooo:paragraph-rsid="087e78ab"/>
    </style:style>
    <style:style style:name="P784" style:family="paragraph" style:parent-style-name="Standard">
      <style:paragraph-properties fo:line-height="150%"/>
      <style:text-properties officeooo:paragraph-rsid="0893372d"/>
    </style:style>
    <style:style style:name="P785" style:family="paragraph" style:parent-style-name="Standard">
      <style:paragraph-properties fo:line-height="150%"/>
      <style:text-properties officeooo:paragraph-rsid="08d9c724"/>
    </style:style>
    <style:style style:name="P786" style:family="paragraph" style:parent-style-name="Standard">
      <style:paragraph-properties fo:line-height="150%"/>
      <style:text-properties officeooo:paragraph-rsid="08dad3a6"/>
    </style:style>
    <style:style style:name="P787" style:family="paragraph" style:parent-style-name="Standard">
      <style:paragraph-properties fo:line-height="150%"/>
      <style:text-properties officeooo:paragraph-rsid="02be3c45"/>
    </style:style>
    <style:style style:name="P788" style:family="paragraph" style:parent-style-name="Standard">
      <style:paragraph-properties fo:line-height="150%"/>
      <style:text-properties officeooo:paragraph-rsid="00bbbf73"/>
    </style:style>
    <style:style style:name="P789" style:family="paragraph" style:parent-style-name="Standard">
      <style:paragraph-properties fo:line-height="150%"/>
      <style:text-properties officeooo:paragraph-rsid="020068b3"/>
    </style:style>
    <style:style style:name="P790" style:family="paragraph" style:parent-style-name="Standard">
      <style:paragraph-properties fo:line-height="150%"/>
      <style:text-properties officeooo:paragraph-rsid="0557f31f"/>
    </style:style>
    <style:style style:name="P791" style:family="paragraph" style:parent-style-name="Standard">
      <style:paragraph-properties fo:line-height="150%"/>
      <style:text-properties officeooo:paragraph-rsid="058ba444"/>
    </style:style>
    <style:style style:name="P792" style:family="paragraph" style:parent-style-name="Standard">
      <style:text-properties officeooo:paragraph-rsid="00883289"/>
    </style:style>
    <style:style style:name="P793" style:family="paragraph" style:parent-style-name="Standard">
      <style:text-properties officeooo:rsid="008872eb" officeooo:paragraph-rsid="008872eb"/>
    </style:style>
    <style:style style:name="P794" style:family="paragraph" style:parent-style-name="Standard">
      <style:text-properties officeooo:paragraph-rsid="00a75993"/>
    </style:style>
    <style:style style:name="P79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453f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c152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5eaee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02001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f0c9b" officeooo:paragraph-rsid="03343ce6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96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7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8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7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8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9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1000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1001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1002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1003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4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5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7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8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9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70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92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96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7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8" style:family="paragraph" style:parent-style-name="Standard">
      <style:text-properties style:use-window-font-color="true" officeooo:paragraph-rsid="02be3c45"/>
    </style:style>
    <style:style style:name="P1099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10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10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10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64e15d" style:font-style-asian="normal" style:font-weight-asian="normal" style:font-style-complex="normal" style:font-weight-complex="normal"/>
    </style:style>
    <style:style style:name="P110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1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1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12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13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1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16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7" style:family="paragraph" style:parent-style-name="Standard">
      <style:text-properties style:use-window-font-color="true" officeooo:paragraph-rsid="02ecf51e"/>
    </style:style>
    <style:style style:name="P1118" style:family="paragraph" style:parent-style-name="Standard">
      <style:paragraph-properties fo:line-height="150%"/>
      <style:text-properties style:use-window-font-color="true" officeooo:paragraph-rsid="02edc963"/>
    </style:style>
    <style:style style:name="P1119" style:family="paragraph" style:parent-style-name="Standard">
      <style:paragraph-properties fo:line-height="150%"/>
      <style:text-properties style:use-window-font-color="true" officeooo:paragraph-rsid="07ab30f1"/>
    </style:style>
    <style:style style:name="P1120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21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22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2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2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6" style:family="paragraph" style:parent-style-name="Standard">
      <style:text-properties style:use-window-font-color="true" officeooo:rsid="003eeb50" officeooo:paragraph-rsid="078db77b"/>
    </style:style>
    <style:style style:name="P1127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28" style:family="paragraph" style:parent-style-name="Standard">
      <style:text-properties style:use-window-font-color="true" officeooo:paragraph-rsid="0862b4fb"/>
    </style:style>
    <style:style style:name="P1129" style:family="paragraph" style:parent-style-name="Standard">
      <style:text-properties officeooo:paragraph-rsid="00ba4170"/>
    </style:style>
    <style:style style:name="P1130" style:family="paragraph" style:parent-style-name="Standard">
      <style:text-properties officeooo:paragraph-rsid="00bbbf73"/>
    </style:style>
    <style:style style:name="P1131" style:family="paragraph" style:parent-style-name="Standard">
      <style:text-properties officeooo:rsid="00beb82f" officeooo:paragraph-rsid="00beb82f"/>
    </style:style>
    <style:style style:name="P1132" style:family="paragraph" style:parent-style-name="Standard">
      <style:text-properties officeooo:paragraph-rsid="00beb82f"/>
    </style:style>
    <style:style style:name="P1133" style:family="paragraph" style:parent-style-name="Standard">
      <style:text-properties officeooo:rsid="00c0d7c6" officeooo:paragraph-rsid="00c0d7c6"/>
    </style:style>
    <style:style style:name="P1134" style:family="paragraph" style:parent-style-name="Standard">
      <style:text-properties officeooo:rsid="005521a3" officeooo:paragraph-rsid="005521a3"/>
    </style:style>
    <style:style style:name="P1135" style:family="paragraph" style:parent-style-name="Standard">
      <style:text-properties officeooo:paragraph-rsid="00d2fc06"/>
    </style:style>
    <style:style style:name="P1136" style:family="paragraph" style:parent-style-name="Standard">
      <style:text-properties officeooo:paragraph-rsid="00d77d7d"/>
    </style:style>
    <style:style style:name="P1137" style:family="paragraph" style:parent-style-name="Standard">
      <style:text-properties officeooo:rsid="00d9c9e4" officeooo:paragraph-rsid="00d9c9e4"/>
    </style:style>
    <style:style style:name="P1138" style:family="paragraph" style:parent-style-name="Standard">
      <style:text-properties officeooo:paragraph-rsid="00e5f586"/>
    </style:style>
    <style:style style:name="P1139" style:family="paragraph" style:parent-style-name="Standard">
      <style:text-properties officeooo:paragraph-rsid="00eb50e0"/>
    </style:style>
    <style:style style:name="P1140" style:family="paragraph" style:parent-style-name="Standard">
      <style:paragraph-properties fo:line-height="150%"/>
      <style:text-properties officeooo:rsid="00f2503e" officeooo:paragraph-rsid="00f2503e"/>
    </style:style>
    <style:style style:name="P1141" style:family="paragraph" style:parent-style-name="Standard">
      <style:text-properties officeooo:rsid="00f2503e" officeooo:paragraph-rsid="01222be5"/>
    </style:style>
    <style:style style:name="P1142" style:family="paragraph" style:parent-style-name="Standard">
      <style:text-properties officeooo:rsid="00d1487d" officeooo:paragraph-rsid="00d2fc06"/>
    </style:style>
    <style:style style:name="P1143" style:family="paragraph" style:parent-style-name="Standard">
      <style:text-properties officeooo:paragraph-rsid="00f5260b"/>
    </style:style>
    <style:style style:name="P1144" style:family="paragraph" style:parent-style-name="Standard">
      <style:text-properties officeooo:paragraph-rsid="010c486e"/>
    </style:style>
    <style:style style:name="P1145" style:family="paragraph" style:parent-style-name="Standard">
      <style:text-properties officeooo:paragraph-rsid="00367935"/>
    </style:style>
    <style:style style:name="P1146" style:family="paragraph" style:parent-style-name="Standard">
      <style:text-properties officeooo:paragraph-rsid="011fc384"/>
    </style:style>
    <style:style style:name="P1147" style:family="paragraph" style:parent-style-name="Standard">
      <style:text-properties officeooo:paragraph-rsid="0122678f"/>
    </style:style>
    <style:style style:name="P1148" style:family="paragraph" style:parent-style-name="Standard">
      <style:text-properties officeooo:paragraph-rsid="012dfde8"/>
    </style:style>
    <style:style style:name="P1149" style:family="paragraph" style:parent-style-name="Standard">
      <style:text-properties officeooo:paragraph-rsid="0130fd48"/>
    </style:style>
    <style:style style:name="P1150" style:family="paragraph" style:parent-style-name="Standard">
      <style:text-properties officeooo:paragraph-rsid="013282b3"/>
    </style:style>
    <style:style style:name="P1151" style:family="paragraph" style:parent-style-name="Standard">
      <style:text-properties officeooo:paragraph-rsid="013f3c54"/>
    </style:style>
    <style:style style:name="P1152" style:family="paragraph" style:parent-style-name="Standard">
      <style:text-properties officeooo:paragraph-rsid="0152f194"/>
    </style:style>
    <style:style style:name="P1153" style:family="paragraph" style:parent-style-name="Standard">
      <style:text-properties officeooo:paragraph-rsid="0150aafa"/>
    </style:style>
    <style:style style:name="P1154" style:family="paragraph" style:parent-style-name="Standard">
      <style:paragraph-properties fo:line-height="100%"/>
      <style:text-properties officeooo:paragraph-rsid="016aa5ac"/>
    </style:style>
    <style:style style:name="P1155" style:family="paragraph" style:parent-style-name="Standard">
      <style:paragraph-properties fo:line-height="100%"/>
      <style:text-properties officeooo:paragraph-rsid="016d2800"/>
    </style:style>
    <style:style style:name="P1156" style:family="paragraph" style:parent-style-name="Standard">
      <style:paragraph-properties fo:line-height="100%"/>
      <style:text-properties officeooo:paragraph-rsid="0176ee1b"/>
    </style:style>
    <style:style style:name="P1157" style:family="paragraph" style:parent-style-name="Standard">
      <style:paragraph-properties fo:line-height="100%"/>
      <style:text-properties officeooo:paragraph-rsid="017941db"/>
    </style:style>
    <style:style style:name="P1158" style:family="paragraph" style:parent-style-name="Standard">
      <style:paragraph-properties fo:line-height="100%"/>
      <style:text-properties officeooo:paragraph-rsid="017a7161"/>
    </style:style>
    <style:style style:name="P1159" style:family="paragraph" style:parent-style-name="Standard">
      <style:paragraph-properties fo:line-height="100%"/>
      <style:text-properties officeooo:paragraph-rsid="018105ab"/>
    </style:style>
    <style:style style:name="P1160" style:family="paragraph" style:parent-style-name="Standard">
      <style:paragraph-properties fo:line-height="100%"/>
      <style:text-properties officeooo:paragraph-rsid="01aaba73"/>
    </style:style>
    <style:style style:name="P1161" style:family="paragraph" style:parent-style-name="Standard">
      <style:paragraph-properties fo:line-height="100%"/>
      <style:text-properties officeooo:paragraph-rsid="01d3aa7e"/>
    </style:style>
    <style:style style:name="P1162" style:family="paragraph" style:parent-style-name="Standard">
      <style:paragraph-properties fo:line-height="100%"/>
      <style:text-properties officeooo:paragraph-rsid="01e2b86d"/>
    </style:style>
    <style:style style:name="P1163" style:family="paragraph" style:parent-style-name="Standard">
      <style:paragraph-properties fo:line-height="100%"/>
      <style:text-properties officeooo:paragraph-rsid="01e7ea9a"/>
    </style:style>
    <style:style style:name="P1164" style:family="paragraph" style:parent-style-name="Standard">
      <style:paragraph-properties fo:line-height="100%"/>
      <style:text-properties officeooo:paragraph-rsid="01f79ca2"/>
    </style:style>
    <style:style style:name="P1165" style:family="paragraph" style:parent-style-name="Standard">
      <style:paragraph-properties fo:line-height="100%"/>
      <style:text-properties officeooo:paragraph-rsid="020131ae"/>
    </style:style>
    <style:style style:name="P1166" style:family="paragraph" style:parent-style-name="Standard">
      <style:paragraph-properties fo:line-height="100%"/>
      <style:text-properties officeooo:paragraph-rsid="0212a48a"/>
    </style:style>
    <style:style style:name="P1167" style:family="paragraph" style:parent-style-name="Standard">
      <style:paragraph-properties fo:line-height="100%"/>
      <style:text-properties officeooo:paragraph-rsid="01d522fe"/>
    </style:style>
    <style:style style:name="P1168" style:family="paragraph" style:parent-style-name="Standard">
      <style:paragraph-properties fo:line-height="100%"/>
      <style:text-properties officeooo:paragraph-rsid="021920c6"/>
    </style:style>
    <style:style style:name="P1169" style:family="paragraph" style:parent-style-name="Standard">
      <style:paragraph-properties fo:line-height="100%"/>
      <style:text-properties officeooo:paragraph-rsid="021bfb0f"/>
    </style:style>
    <style:style style:name="P1170" style:family="paragraph" style:parent-style-name="Standard">
      <style:paragraph-properties fo:line-height="100%"/>
      <style:text-properties officeooo:paragraph-rsid="021d76dd"/>
    </style:style>
    <style:style style:name="P1171" style:family="paragraph" style:parent-style-name="Standard">
      <style:paragraph-properties fo:line-height="100%"/>
      <style:text-properties officeooo:paragraph-rsid="01ec8e18"/>
    </style:style>
    <style:style style:name="P1172" style:family="paragraph" style:parent-style-name="Standard">
      <style:paragraph-properties fo:line-height="100%"/>
      <style:text-properties officeooo:paragraph-rsid="0228bd00"/>
    </style:style>
    <style:style style:name="P1173" style:family="paragraph" style:parent-style-name="Standard">
      <style:paragraph-properties fo:line-height="100%"/>
      <style:text-properties officeooo:paragraph-rsid="0239e044"/>
    </style:style>
    <style:style style:name="P1174" style:family="paragraph" style:parent-style-name="Standard">
      <style:paragraph-properties fo:line-height="100%"/>
      <style:text-properties officeooo:paragraph-rsid="023e217a"/>
    </style:style>
    <style:style style:name="P1175" style:family="paragraph" style:parent-style-name="Standard">
      <style:paragraph-properties fo:line-height="100%"/>
      <style:text-properties officeooo:paragraph-rsid="0245c9e7"/>
    </style:style>
    <style:style style:name="P1176" style:family="paragraph" style:parent-style-name="Standard">
      <style:paragraph-properties fo:line-height="100%"/>
      <style:text-properties officeooo:paragraph-rsid="0248e2f5"/>
    </style:style>
    <style:style style:name="P1177" style:family="paragraph" style:parent-style-name="Standard">
      <style:paragraph-properties fo:line-height="100%"/>
      <style:text-properties officeooo:paragraph-rsid="024d9b01"/>
    </style:style>
    <style:style style:name="P1178" style:family="paragraph" style:parent-style-name="Standard">
      <style:paragraph-properties fo:line-height="100%"/>
      <style:text-properties officeooo:paragraph-rsid="02540cb9"/>
    </style:style>
    <style:style style:name="P1179" style:family="paragraph" style:parent-style-name="Standard">
      <style:paragraph-properties fo:line-height="100%"/>
      <style:text-properties officeooo:paragraph-rsid="02656310"/>
    </style:style>
    <style:style style:name="P1180" style:family="paragraph" style:parent-style-name="Standard">
      <style:paragraph-properties fo:line-height="100%"/>
      <style:text-properties officeooo:paragraph-rsid="0265f14b"/>
    </style:style>
    <style:style style:name="P1181" style:family="paragraph" style:parent-style-name="Standard">
      <style:paragraph-properties fo:line-height="100%"/>
      <style:text-properties officeooo:paragraph-rsid="02778926"/>
    </style:style>
    <style:style style:name="P1182" style:family="paragraph" style:parent-style-name="Standard">
      <style:paragraph-properties fo:line-height="100%"/>
      <style:text-properties officeooo:paragraph-rsid="027b57d1"/>
    </style:style>
    <style:style style:name="P1183" style:family="paragraph" style:parent-style-name="Standard">
      <style:paragraph-properties fo:line-height="100%"/>
      <style:text-properties officeooo:paragraph-rsid="02819040"/>
    </style:style>
    <style:style style:name="P1184" style:family="paragraph" style:parent-style-name="Standard">
      <style:paragraph-properties fo:line-height="100%"/>
      <style:text-properties officeooo:paragraph-rsid="02939b7b"/>
    </style:style>
    <style:style style:name="P1185" style:family="paragraph" style:parent-style-name="Standard">
      <style:paragraph-properties fo:line-height="100%"/>
      <style:text-properties officeooo:paragraph-rsid="0293a523"/>
    </style:style>
    <style:style style:name="P1186" style:family="paragraph" style:parent-style-name="Standard">
      <style:paragraph-properties fo:line-height="100%"/>
      <style:text-properties officeooo:paragraph-rsid="0297c923"/>
    </style:style>
    <style:style style:name="P1187" style:family="paragraph" style:parent-style-name="Standard">
      <style:paragraph-properties fo:line-height="100%"/>
      <style:text-properties officeooo:paragraph-rsid="029bb505"/>
    </style:style>
    <style:style style:name="P1188" style:family="paragraph" style:parent-style-name="Standard">
      <style:paragraph-properties fo:line-height="100%"/>
      <style:text-properties officeooo:paragraph-rsid="02a71f0b"/>
    </style:style>
    <style:style style:name="P1189" style:family="paragraph" style:parent-style-name="Standard">
      <style:paragraph-properties fo:line-height="100%"/>
      <style:text-properties officeooo:paragraph-rsid="027c1b85"/>
    </style:style>
    <style:style style:name="P1190" style:family="paragraph" style:parent-style-name="Standard">
      <style:paragraph-properties fo:line-height="100%"/>
      <style:text-properties officeooo:paragraph-rsid="02bd01a2"/>
    </style:style>
    <style:style style:name="P1191" style:family="paragraph" style:parent-style-name="Standard">
      <style:paragraph-properties fo:line-height="100%"/>
      <style:text-properties officeooo:paragraph-rsid="02d5eaee"/>
    </style:style>
    <style:style style:name="P1192" style:family="paragraph" style:parent-style-name="Standard">
      <style:paragraph-properties fo:line-height="100%"/>
      <style:text-properties officeooo:paragraph-rsid="02e4f960"/>
    </style:style>
    <style:style style:name="P1193" style:family="paragraph" style:parent-style-name="Standard">
      <style:paragraph-properties fo:line-height="100%"/>
      <style:text-properties officeooo:paragraph-rsid="02eac01d"/>
    </style:style>
    <style:style style:name="P1194" style:family="paragraph" style:parent-style-name="Standard">
      <style:paragraph-properties fo:line-height="100%"/>
      <style:text-properties officeooo:paragraph-rsid="02f17ec6"/>
    </style:style>
    <style:style style:name="P1195" style:family="paragraph" style:parent-style-name="Standard">
      <style:paragraph-properties fo:line-height="100%"/>
      <style:text-properties officeooo:paragraph-rsid="03040c1c"/>
    </style:style>
    <style:style style:name="P1196" style:family="paragraph" style:parent-style-name="Standard">
      <style:paragraph-properties fo:line-height="100%"/>
      <style:text-properties officeooo:paragraph-rsid="03049b98"/>
    </style:style>
    <style:style style:name="P1197" style:family="paragraph" style:parent-style-name="Standard">
      <style:paragraph-properties fo:line-height="100%"/>
      <style:text-properties officeooo:paragraph-rsid="0305aebe"/>
    </style:style>
    <style:style style:name="P1198" style:family="paragraph" style:parent-style-name="Standard">
      <style:paragraph-properties fo:line-height="100%"/>
      <style:text-properties officeooo:paragraph-rsid="03061f93"/>
    </style:style>
    <style:style style:name="P1199" style:family="paragraph" style:parent-style-name="Standard">
      <style:paragraph-properties fo:line-height="100%"/>
      <style:text-properties officeooo:paragraph-rsid="03153caa"/>
    </style:style>
    <style:style style:name="P1200" style:family="paragraph" style:parent-style-name="Standard">
      <style:paragraph-properties fo:line-height="100%"/>
      <style:text-properties officeooo:paragraph-rsid="033f17a3"/>
    </style:style>
    <style:style style:name="P1201" style:family="paragraph" style:parent-style-name="Standard">
      <style:paragraph-properties fo:line-height="100%"/>
      <style:text-properties officeooo:paragraph-rsid="034adc9b"/>
    </style:style>
    <style:style style:name="P1202" style:family="paragraph" style:parent-style-name="Standard">
      <style:paragraph-properties fo:line-height="100%"/>
      <style:text-properties officeooo:paragraph-rsid="034f33b6"/>
    </style:style>
    <style:style style:name="P1203" style:family="paragraph" style:parent-style-name="Standard">
      <style:paragraph-properties fo:line-height="100%"/>
      <style:text-properties officeooo:paragraph-rsid="034f680a"/>
    </style:style>
    <style:style style:name="P1204" style:family="paragraph" style:parent-style-name="Standard">
      <style:paragraph-properties fo:line-height="100%"/>
      <style:text-properties officeooo:paragraph-rsid="035051aa"/>
    </style:style>
    <style:style style:name="P1205" style:family="paragraph" style:parent-style-name="Standard">
      <style:paragraph-properties fo:line-height="100%"/>
      <style:text-properties officeooo:paragraph-rsid="03963307"/>
    </style:style>
    <style:style style:name="P1206" style:family="paragraph" style:parent-style-name="Standard">
      <style:paragraph-properties fo:line-height="100%"/>
      <style:text-properties officeooo:paragraph-rsid="039c640b"/>
    </style:style>
    <style:style style:name="P1207" style:family="paragraph" style:parent-style-name="Standard">
      <style:paragraph-properties fo:line-height="100%"/>
      <style:text-properties officeooo:paragraph-rsid="039e9821"/>
    </style:style>
    <style:style style:name="P1208" style:family="paragraph" style:parent-style-name="Standard">
      <style:paragraph-properties fo:line-height="100%"/>
      <style:text-properties officeooo:paragraph-rsid="03a073aa"/>
    </style:style>
    <style:style style:name="P1209" style:family="paragraph" style:parent-style-name="Standard">
      <style:paragraph-properties fo:line-height="100%"/>
      <style:text-properties officeooo:paragraph-rsid="03b1fbc9"/>
    </style:style>
    <style:style style:name="P1210" style:family="paragraph" style:parent-style-name="Standard">
      <style:paragraph-properties fo:line-height="100%"/>
      <style:text-properties officeooo:paragraph-rsid="03eb005c"/>
    </style:style>
    <style:style style:name="P1211" style:family="paragraph" style:parent-style-name="Standard">
      <style:paragraph-properties fo:line-height="100%"/>
      <style:text-properties officeooo:paragraph-rsid="03f0c84b"/>
    </style:style>
    <style:style style:name="P1212" style:family="paragraph" style:parent-style-name="Standard">
      <style:paragraph-properties fo:line-height="100%"/>
      <style:text-properties officeooo:paragraph-rsid="03e90de3"/>
    </style:style>
    <style:style style:name="P1213" style:family="paragraph" style:parent-style-name="Standard">
      <style:paragraph-properties fo:line-height="100%"/>
      <style:text-properties officeooo:paragraph-rsid="03f27278"/>
    </style:style>
    <style:style style:name="P1214" style:family="paragraph" style:parent-style-name="Standard">
      <style:paragraph-properties fo:line-height="100%"/>
      <style:text-properties officeooo:paragraph-rsid="03fd5e01"/>
    </style:style>
    <style:style style:name="P1215" style:family="paragraph" style:parent-style-name="Standard">
      <style:paragraph-properties fo:line-height="100%"/>
      <style:text-properties officeooo:paragraph-rsid="0400a6e4"/>
    </style:style>
    <style:style style:name="P1216" style:family="paragraph" style:parent-style-name="Standard">
      <style:paragraph-properties fo:line-height="100%"/>
      <style:text-properties officeooo:paragraph-rsid="0404aa05"/>
    </style:style>
    <style:style style:name="P1217" style:family="paragraph" style:parent-style-name="Standard">
      <style:paragraph-properties fo:line-height="100%"/>
      <style:text-properties officeooo:paragraph-rsid="04102973"/>
    </style:style>
    <style:style style:name="P1218" style:family="paragraph" style:parent-style-name="Standard">
      <style:paragraph-properties fo:line-height="100%"/>
      <style:text-properties officeooo:paragraph-rsid="041e6a3e"/>
    </style:style>
    <style:style style:name="P1219" style:family="paragraph" style:parent-style-name="Standard">
      <style:paragraph-properties fo:line-height="100%"/>
      <style:text-properties officeooo:paragraph-rsid="03a31e81"/>
    </style:style>
    <style:style style:name="P1220" style:family="paragraph" style:parent-style-name="Standard">
      <style:paragraph-properties fo:line-height="100%"/>
      <style:text-properties officeooo:paragraph-rsid="043fc929"/>
    </style:style>
    <style:style style:name="P1221" style:family="paragraph" style:parent-style-name="Standard">
      <style:paragraph-properties fo:line-height="100%"/>
      <style:text-properties officeooo:paragraph-rsid="043a0ede"/>
    </style:style>
    <style:style style:name="P1222" style:family="paragraph" style:parent-style-name="Standard">
      <style:paragraph-properties fo:line-height="100%"/>
      <style:text-properties officeooo:paragraph-rsid="04518e70"/>
    </style:style>
    <style:style style:name="P1223" style:family="paragraph" style:parent-style-name="Standard">
      <style:paragraph-properties fo:line-height="100%"/>
      <style:text-properties officeooo:paragraph-rsid="04592f7c"/>
    </style:style>
    <style:style style:name="P1224" style:family="paragraph" style:parent-style-name="Standard">
      <style:paragraph-properties fo:line-height="100%"/>
      <style:text-properties officeooo:paragraph-rsid="0473548b"/>
    </style:style>
    <style:style style:name="P1225" style:family="paragraph" style:parent-style-name="Standard">
      <style:paragraph-properties fo:line-height="100%"/>
      <style:text-properties officeooo:paragraph-rsid="0411d16e"/>
    </style:style>
    <style:style style:name="P1226" style:family="paragraph" style:parent-style-name="Standard">
      <style:paragraph-properties fo:line-height="100%"/>
      <style:text-properties officeooo:paragraph-rsid="041746e7"/>
    </style:style>
    <style:style style:name="P1227" style:family="paragraph" style:parent-style-name="Standard">
      <style:paragraph-properties fo:line-height="100%"/>
      <style:text-properties officeooo:paragraph-rsid="043c6125"/>
    </style:style>
    <style:style style:name="P1228" style:family="paragraph" style:parent-style-name="Standard">
      <style:paragraph-properties fo:line-height="100%"/>
      <style:text-properties officeooo:paragraph-rsid="04472f62"/>
    </style:style>
    <style:style style:name="P1229" style:family="paragraph" style:parent-style-name="Standard">
      <style:paragraph-properties fo:line-height="100%"/>
      <style:text-properties officeooo:paragraph-rsid="03fc17c3"/>
    </style:style>
    <style:style style:name="P1230" style:family="paragraph" style:parent-style-name="Standard">
      <style:paragraph-properties fo:line-height="100%"/>
      <style:text-properties officeooo:paragraph-rsid="0486c03e"/>
    </style:style>
    <style:style style:name="P1231" style:family="paragraph" style:parent-style-name="Standard">
      <style:paragraph-properties fo:line-height="100%"/>
      <style:text-properties officeooo:paragraph-rsid="048ffd4a"/>
    </style:style>
    <style:style style:name="P1232" style:family="paragraph" style:parent-style-name="Standard">
      <style:paragraph-properties fo:line-height="100%"/>
      <style:text-properties officeooo:paragraph-rsid="04915c32"/>
    </style:style>
    <style:style style:name="P1233" style:family="paragraph" style:parent-style-name="Standard">
      <style:paragraph-properties fo:line-height="100%"/>
      <style:text-properties officeooo:paragraph-rsid="0496a172"/>
    </style:style>
    <style:style style:name="P1234" style:family="paragraph" style:parent-style-name="Standard">
      <style:paragraph-properties fo:line-height="100%"/>
      <style:text-properties officeooo:paragraph-rsid="04a08898"/>
    </style:style>
    <style:style style:name="P1235" style:family="paragraph" style:parent-style-name="Standard">
      <style:paragraph-properties fo:line-height="100%"/>
      <style:text-properties officeooo:paragraph-rsid="04a6679a"/>
    </style:style>
    <style:style style:name="P1236" style:family="paragraph" style:parent-style-name="Standard">
      <style:paragraph-properties fo:line-height="100%"/>
      <style:text-properties officeooo:paragraph-rsid="04b3c5c0"/>
    </style:style>
    <style:style style:name="P1237" style:family="paragraph" style:parent-style-name="Standard">
      <style:paragraph-properties fo:line-height="100%"/>
      <style:text-properties officeooo:paragraph-rsid="04ba1b39"/>
    </style:style>
    <style:style style:name="P1238" style:family="paragraph" style:parent-style-name="Standard">
      <style:paragraph-properties fo:line-height="100%"/>
      <style:text-properties officeooo:paragraph-rsid="04bc7059"/>
    </style:style>
    <style:style style:name="P1239" style:family="paragraph" style:parent-style-name="Standard">
      <style:paragraph-properties fo:line-height="100%"/>
      <style:text-properties officeooo:paragraph-rsid="04b80b14"/>
    </style:style>
    <style:style style:name="P1240" style:family="paragraph" style:parent-style-name="Standard">
      <style:paragraph-properties fo:line-height="100%"/>
      <style:text-properties officeooo:paragraph-rsid="04ddd894"/>
    </style:style>
    <style:style style:name="P1241" style:family="paragraph" style:parent-style-name="Standard">
      <style:paragraph-properties fo:line-height="100%"/>
      <style:text-properties officeooo:paragraph-rsid="04f29906"/>
    </style:style>
    <style:style style:name="P1242" style:family="paragraph" style:parent-style-name="Standard">
      <style:paragraph-properties fo:line-height="100%"/>
      <style:text-properties officeooo:paragraph-rsid="04faca3a"/>
    </style:style>
    <style:style style:name="P1243" style:family="paragraph" style:parent-style-name="Standard">
      <style:paragraph-properties fo:line-height="100%"/>
      <style:text-properties officeooo:paragraph-rsid="051228a5"/>
    </style:style>
    <style:style style:name="P1244" style:family="paragraph" style:parent-style-name="Standard">
      <style:paragraph-properties fo:line-height="100%"/>
      <style:text-properties officeooo:paragraph-rsid="05149db7"/>
    </style:style>
    <style:style style:name="P1245" style:family="paragraph" style:parent-style-name="Standard">
      <style:paragraph-properties fo:line-height="100%"/>
      <style:text-properties officeooo:paragraph-rsid="051755b6"/>
    </style:style>
    <style:style style:name="P1246" style:family="paragraph" style:parent-style-name="Standard">
      <style:paragraph-properties fo:line-height="100%"/>
      <style:text-properties officeooo:paragraph-rsid="04f1c42d"/>
    </style:style>
    <style:style style:name="P1247" style:family="paragraph" style:parent-style-name="Standard">
      <style:paragraph-properties fo:line-height="100%"/>
      <style:text-properties officeooo:paragraph-rsid="052c470d"/>
    </style:style>
    <style:style style:name="P1248" style:family="paragraph" style:parent-style-name="Standard">
      <style:paragraph-properties fo:line-height="100%"/>
      <style:text-properties officeooo:paragraph-rsid="052e1d4e"/>
    </style:style>
    <style:style style:name="P1249" style:family="paragraph" style:parent-style-name="Standard">
      <style:paragraph-properties fo:line-height="100%"/>
      <style:text-properties officeooo:paragraph-rsid="052fd794"/>
    </style:style>
    <style:style style:name="P1250" style:family="paragraph" style:parent-style-name="Standard">
      <style:paragraph-properties fo:line-height="100%"/>
      <style:text-properties officeooo:paragraph-rsid="053faa40"/>
    </style:style>
    <style:style style:name="P1251" style:family="paragraph" style:parent-style-name="Standard">
      <style:paragraph-properties fo:line-height="100%"/>
      <style:text-properties officeooo:paragraph-rsid="054f83a7"/>
    </style:style>
    <style:style style:name="P1252" style:family="paragraph" style:parent-style-name="Standard">
      <style:paragraph-properties fo:line-height="100%"/>
      <style:text-properties officeooo:paragraph-rsid="0557f31f"/>
    </style:style>
    <style:style style:name="P1253" style:family="paragraph" style:parent-style-name="Standard">
      <style:paragraph-properties fo:line-height="100%"/>
      <style:text-properties officeooo:paragraph-rsid="055a623a"/>
    </style:style>
    <style:style style:name="P1254" style:family="paragraph" style:parent-style-name="Standard">
      <style:paragraph-properties fo:line-height="100%"/>
      <style:text-properties officeooo:paragraph-rsid="0569d9ca"/>
    </style:style>
    <style:style style:name="P1255" style:family="paragraph" style:parent-style-name="Standard">
      <style:paragraph-properties fo:line-height="100%"/>
      <style:text-properties officeooo:paragraph-rsid="056d9742"/>
    </style:style>
    <style:style style:name="P1256" style:family="paragraph" style:parent-style-name="Standard">
      <style:paragraph-properties fo:line-height="100%"/>
      <style:text-properties officeooo:paragraph-rsid="057cbee6"/>
    </style:style>
    <style:style style:name="P1257" style:family="paragraph" style:parent-style-name="Standard">
      <style:paragraph-properties fo:line-height="100%"/>
      <style:text-properties officeooo:paragraph-rsid="0580d52a"/>
    </style:style>
    <style:style style:name="P1258" style:family="paragraph" style:parent-style-name="Standard">
      <style:paragraph-properties fo:line-height="100%"/>
      <style:text-properties officeooo:paragraph-rsid="05ab1076"/>
    </style:style>
    <style:style style:name="P1259" style:family="paragraph" style:parent-style-name="Standard">
      <style:paragraph-properties fo:line-height="100%"/>
      <style:text-properties officeooo:paragraph-rsid="05b1d6ac"/>
    </style:style>
    <style:style style:name="P1260" style:family="paragraph" style:parent-style-name="Standard">
      <style:paragraph-properties fo:line-height="100%"/>
      <style:text-properties officeooo:paragraph-rsid="05b6653b"/>
    </style:style>
    <style:style style:name="P1261" style:family="paragraph" style:parent-style-name="Standard">
      <style:paragraph-properties fo:line-height="100%"/>
      <style:text-properties officeooo:paragraph-rsid="05bc64d7"/>
    </style:style>
    <style:style style:name="P1262" style:family="paragraph" style:parent-style-name="Standard">
      <style:paragraph-properties fo:line-height="100%"/>
      <style:text-properties officeooo:paragraph-rsid="05d96232"/>
    </style:style>
    <style:style style:name="P1263" style:family="paragraph" style:parent-style-name="Standard">
      <style:paragraph-properties fo:line-height="100%"/>
      <style:text-properties officeooo:paragraph-rsid="05dd0971"/>
    </style:style>
    <style:style style:name="P1264" style:family="paragraph" style:parent-style-name="Standard">
      <style:paragraph-properties fo:line-height="100%"/>
      <style:text-properties officeooo:paragraph-rsid="06011cd1"/>
    </style:style>
    <style:style style:name="P1265" style:family="paragraph" style:parent-style-name="Standard">
      <style:paragraph-properties fo:line-height="100%"/>
      <style:text-properties officeooo:paragraph-rsid="06063862"/>
    </style:style>
    <style:style style:name="P1266" style:family="paragraph" style:parent-style-name="Standard">
      <style:paragraph-properties fo:line-height="100%"/>
      <style:text-properties officeooo:paragraph-rsid="061169e8"/>
    </style:style>
    <style:style style:name="P1267" style:family="paragraph" style:parent-style-name="Standard">
      <style:paragraph-properties fo:line-height="100%"/>
      <style:text-properties officeooo:paragraph-rsid="06125c09"/>
    </style:style>
    <style:style style:name="P1268" style:family="paragraph" style:parent-style-name="Standard">
      <style:paragraph-properties fo:line-height="100%"/>
      <style:text-properties officeooo:paragraph-rsid="062f0400"/>
    </style:style>
    <style:style style:name="P1269" style:family="paragraph" style:parent-style-name="Standard">
      <style:paragraph-properties fo:line-height="100%"/>
      <style:text-properties officeooo:paragraph-rsid="06307d14"/>
    </style:style>
    <style:style style:name="P1270" style:family="paragraph" style:parent-style-name="Standard">
      <style:paragraph-properties fo:line-height="100%"/>
      <style:text-properties officeooo:paragraph-rsid="0652812f"/>
    </style:style>
    <style:style style:name="P1271" style:family="paragraph" style:parent-style-name="Standard">
      <style:paragraph-properties fo:line-height="100%"/>
      <style:text-properties officeooo:paragraph-rsid="065d9833"/>
    </style:style>
    <style:style style:name="P1272" style:family="paragraph" style:parent-style-name="Standard">
      <style:paragraph-properties fo:line-height="100%"/>
      <style:text-properties officeooo:paragraph-rsid="0663a1c9"/>
    </style:style>
    <style:style style:name="P1273" style:family="paragraph" style:parent-style-name="Standard">
      <style:paragraph-properties fo:line-height="100%"/>
      <style:text-properties officeooo:paragraph-rsid="069290ce"/>
    </style:style>
    <style:style style:name="P1274" style:family="paragraph" style:parent-style-name="Standard">
      <style:paragraph-properties fo:line-height="100%"/>
      <style:text-properties officeooo:paragraph-rsid="069f9907"/>
    </style:style>
    <style:style style:name="P1275" style:family="paragraph" style:parent-style-name="Standard">
      <style:paragraph-properties fo:line-height="100%"/>
      <style:text-properties officeooo:paragraph-rsid="069e7007"/>
    </style:style>
    <style:style style:name="P1276" style:family="paragraph" style:parent-style-name="Standard">
      <style:paragraph-properties fo:line-height="100%"/>
      <style:text-properties officeooo:paragraph-rsid="069d3467"/>
    </style:style>
    <style:style style:name="P1277" style:family="paragraph" style:parent-style-name="Standard">
      <style:paragraph-properties fo:line-height="100%"/>
      <style:text-properties officeooo:paragraph-rsid="06d0bb9d"/>
    </style:style>
    <style:style style:name="P1278" style:family="paragraph" style:parent-style-name="Standard">
      <style:paragraph-properties fo:line-height="100%"/>
      <style:text-properties officeooo:paragraph-rsid="06d6e503"/>
    </style:style>
    <style:style style:name="P1279" style:family="paragraph" style:parent-style-name="Standard">
      <style:paragraph-properties fo:line-height="100%"/>
      <style:text-properties officeooo:paragraph-rsid="06bf5f63"/>
    </style:style>
    <style:style style:name="P1280" style:family="paragraph" style:parent-style-name="Standard">
      <style:paragraph-properties fo:line-height="100%"/>
      <style:text-properties officeooo:paragraph-rsid="06dce0b5"/>
    </style:style>
    <style:style style:name="P1281" style:family="paragraph" style:parent-style-name="Standard">
      <style:paragraph-properties fo:line-height="100%"/>
      <style:text-properties officeooo:paragraph-rsid="06e51493"/>
    </style:style>
    <style:style style:name="P1282" style:family="paragraph" style:parent-style-name="Standard">
      <style:paragraph-properties fo:line-height="100%"/>
      <style:text-properties officeooo:paragraph-rsid="06e9b05d"/>
    </style:style>
    <style:style style:name="P1283" style:family="paragraph" style:parent-style-name="Standard">
      <style:paragraph-properties fo:line-height="100%"/>
      <style:text-properties officeooo:paragraph-rsid="06f2eb19"/>
    </style:style>
    <style:style style:name="P1284" style:family="paragraph" style:parent-style-name="Standard">
      <style:paragraph-properties fo:line-height="100%"/>
      <style:text-properties officeooo:paragraph-rsid="06fe5f86"/>
    </style:style>
    <style:style style:name="P1285" style:family="paragraph" style:parent-style-name="Standard">
      <style:paragraph-properties fo:line-height="100%"/>
      <style:text-properties officeooo:paragraph-rsid="070b4184"/>
    </style:style>
    <style:style style:name="P1286" style:family="paragraph" style:parent-style-name="Standard">
      <style:paragraph-properties fo:line-height="100%"/>
      <style:text-properties officeooo:paragraph-rsid="071053d5"/>
    </style:style>
    <style:style style:name="P1287" style:family="paragraph" style:parent-style-name="Standard">
      <style:paragraph-properties fo:line-height="100%"/>
      <style:text-properties officeooo:paragraph-rsid="07175761"/>
    </style:style>
    <style:style style:name="P1288" style:family="paragraph" style:parent-style-name="Standard">
      <style:paragraph-properties fo:line-height="100%"/>
      <style:text-properties officeooo:paragraph-rsid="071be8ce"/>
    </style:style>
    <style:style style:name="P1289" style:family="paragraph" style:parent-style-name="Standard">
      <style:paragraph-properties fo:line-height="100%"/>
      <style:text-properties officeooo:paragraph-rsid="071f6f35"/>
    </style:style>
    <style:style style:name="P1290" style:family="paragraph" style:parent-style-name="Standard">
      <style:paragraph-properties fo:line-height="100%"/>
      <style:text-properties officeooo:paragraph-rsid="0721d28f"/>
    </style:style>
    <style:style style:name="P1291" style:family="paragraph" style:parent-style-name="Standard">
      <style:paragraph-properties fo:line-height="100%"/>
      <style:text-properties officeooo:paragraph-rsid="0734c99b"/>
    </style:style>
    <style:style style:name="P1292" style:family="paragraph" style:parent-style-name="Standard">
      <style:paragraph-properties fo:line-height="100%"/>
      <style:text-properties officeooo:paragraph-rsid="07353afe"/>
    </style:style>
    <style:style style:name="P1293" style:family="paragraph" style:parent-style-name="Standard">
      <style:paragraph-properties fo:line-height="100%"/>
      <style:text-properties officeooo:paragraph-rsid="074a9a44"/>
    </style:style>
    <style:style style:name="P1294" style:family="paragraph" style:parent-style-name="Standard">
      <style:paragraph-properties fo:line-height="100%"/>
      <style:text-properties officeooo:paragraph-rsid="07501f8e"/>
    </style:style>
    <style:style style:name="P1295" style:family="paragraph" style:parent-style-name="Standard">
      <style:paragraph-properties fo:line-height="100%"/>
      <style:text-properties officeooo:paragraph-rsid="075d0c99"/>
    </style:style>
    <style:style style:name="P1296" style:family="paragraph" style:parent-style-name="Standard">
      <style:paragraph-properties fo:line-height="100%"/>
      <style:text-properties officeooo:paragraph-rsid="075dc6a9"/>
    </style:style>
    <style:style style:name="P1297" style:family="paragraph" style:parent-style-name="Standard">
      <style:paragraph-properties fo:line-height="100%"/>
      <style:text-properties officeooo:paragraph-rsid="0288fb00"/>
    </style:style>
    <style:style style:name="P1298" style:family="paragraph" style:parent-style-name="Standard">
      <style:paragraph-properties fo:line-height="100%"/>
      <style:text-properties officeooo:paragraph-rsid="0785f435"/>
    </style:style>
    <style:style style:name="P1299" style:family="paragraph" style:parent-style-name="Standard">
      <style:paragraph-properties fo:line-height="100%"/>
      <style:text-properties officeooo:paragraph-rsid="03becfb9"/>
    </style:style>
    <style:style style:name="P1300" style:family="paragraph" style:parent-style-name="Standard">
      <style:paragraph-properties fo:line-height="100%"/>
      <style:text-properties officeooo:paragraph-rsid="0045286d"/>
    </style:style>
    <style:style style:name="P1301" style:family="paragraph" style:parent-style-name="Standard">
      <style:paragraph-properties fo:line-height="100%"/>
      <style:text-properties officeooo:paragraph-rsid="078f70dd"/>
    </style:style>
    <style:style style:name="P1302" style:family="paragraph" style:parent-style-name="Standard">
      <style:paragraph-properties fo:line-height="100%"/>
      <style:text-properties officeooo:paragraph-rsid="0792feb3"/>
    </style:style>
    <style:style style:name="P1303" style:family="paragraph" style:parent-style-name="Standard">
      <style:paragraph-properties fo:line-height="100%"/>
      <style:text-properties officeooo:paragraph-rsid="02f2e947"/>
    </style:style>
    <style:style style:name="P1304" style:family="paragraph" style:parent-style-name="Standard">
      <style:paragraph-properties fo:line-height="100%"/>
      <style:text-properties officeooo:paragraph-rsid="0797538f"/>
    </style:style>
    <style:style style:name="P1305" style:family="paragraph" style:parent-style-name="Standard">
      <style:paragraph-properties fo:line-height="100%"/>
      <style:text-properties officeooo:paragraph-rsid="079c6b22"/>
    </style:style>
    <style:style style:name="P1306" style:family="paragraph" style:parent-style-name="Standard">
      <style:paragraph-properties fo:line-height="100%"/>
      <style:text-properties officeooo:paragraph-rsid="07a70dc0"/>
    </style:style>
    <style:style style:name="P1307" style:family="paragraph" style:parent-style-name="Standard">
      <style:paragraph-properties fo:line-height="100%"/>
      <style:text-properties officeooo:paragraph-rsid="07a8a857"/>
    </style:style>
    <style:style style:name="P1308" style:family="paragraph" style:parent-style-name="Standard">
      <style:paragraph-properties fo:line-height="100%"/>
      <style:text-properties officeooo:paragraph-rsid="07c66353"/>
    </style:style>
    <style:style style:name="P1309" style:family="paragraph" style:parent-style-name="Standard">
      <style:paragraph-properties fo:line-height="100%"/>
      <style:text-properties officeooo:paragraph-rsid="07c936b1"/>
    </style:style>
    <style:style style:name="P1310" style:family="paragraph" style:parent-style-name="Standard">
      <style:paragraph-properties fo:line-height="100%"/>
      <style:text-properties officeooo:paragraph-rsid="02e7b1ff"/>
    </style:style>
    <style:style style:name="P1311" style:family="paragraph" style:parent-style-name="Standard">
      <style:paragraph-properties fo:line-height="100%"/>
      <style:text-properties officeooo:paragraph-rsid="07d6a1a9"/>
    </style:style>
    <style:style style:name="P1312" style:family="paragraph" style:parent-style-name="Standard">
      <style:paragraph-properties fo:line-height="100%"/>
      <style:text-properties officeooo:paragraph-rsid="07de105f"/>
    </style:style>
    <style:style style:name="P1313" style:family="paragraph" style:parent-style-name="Standard">
      <style:paragraph-properties fo:line-height="100%"/>
      <style:text-properties officeooo:paragraph-rsid="034172a0"/>
    </style:style>
    <style:style style:name="P1314" style:family="paragraph" style:parent-style-name="Standard">
      <style:paragraph-properties fo:line-height="100%"/>
      <style:text-properties officeooo:paragraph-rsid="0171553b"/>
    </style:style>
    <style:style style:name="P1315" style:family="paragraph" style:parent-style-name="Standard">
      <style:paragraph-properties fo:line-height="100%"/>
      <style:text-properties officeooo:paragraph-rsid="0744fff5"/>
    </style:style>
    <style:style style:name="P1316" style:family="paragraph" style:parent-style-name="Standard">
      <style:paragraph-properties fo:line-height="100%"/>
      <style:text-properties officeooo:paragraph-rsid="0820d0ad"/>
    </style:style>
    <style:style style:name="P1317" style:family="paragraph" style:parent-style-name="Standard">
      <style:paragraph-properties fo:line-height="100%"/>
      <style:text-properties officeooo:paragraph-rsid="048bee3c"/>
    </style:style>
    <style:style style:name="P1318" style:family="paragraph" style:parent-style-name="Standard">
      <style:paragraph-properties fo:line-height="100%"/>
      <style:text-properties officeooo:paragraph-rsid="082fde2b"/>
    </style:style>
    <style:style style:name="P1319" style:family="paragraph" style:parent-style-name="Standard">
      <style:paragraph-properties fo:line-height="100%"/>
      <style:text-properties officeooo:paragraph-rsid="0494bc64"/>
    </style:style>
    <style:style style:name="P1320" style:family="paragraph" style:parent-style-name="Standard">
      <style:paragraph-properties fo:line-height="100%"/>
      <style:text-properties officeooo:paragraph-rsid="083796f4"/>
    </style:style>
    <style:style style:name="P1321" style:family="paragraph" style:parent-style-name="Standard">
      <style:paragraph-properties fo:line-height="100%"/>
      <style:text-properties officeooo:paragraph-rsid="083e0513"/>
    </style:style>
    <style:style style:name="P1322" style:family="paragraph" style:parent-style-name="Standard">
      <style:paragraph-properties fo:line-height="100%"/>
      <style:text-properties officeooo:paragraph-rsid="04f62663"/>
    </style:style>
    <style:style style:name="P1323" style:family="paragraph" style:parent-style-name="Standard">
      <style:paragraph-properties fo:line-height="100%"/>
      <style:text-properties officeooo:paragraph-rsid="058db648"/>
    </style:style>
    <style:style style:name="P1324" style:family="paragraph" style:parent-style-name="Standard">
      <style:paragraph-properties fo:line-height="100%"/>
      <style:text-properties officeooo:paragraph-rsid="087e78ab"/>
    </style:style>
    <style:style style:name="P1325" style:family="paragraph" style:parent-style-name="Standard">
      <style:paragraph-properties fo:line-height="100%"/>
      <style:text-properties officeooo:paragraph-rsid="063bda54"/>
    </style:style>
    <style:style style:name="P1326" style:family="paragraph" style:parent-style-name="Standard">
      <style:paragraph-properties fo:line-height="100%"/>
      <style:text-properties officeooo:paragraph-rsid="08af0321"/>
    </style:style>
    <style:style style:name="P1327" style:family="paragraph" style:parent-style-name="Standard">
      <style:paragraph-properties fo:line-height="100%"/>
      <style:text-properties officeooo:paragraph-rsid="08b8923a"/>
    </style:style>
    <style:style style:name="P1328" style:family="paragraph" style:parent-style-name="Standard">
      <style:paragraph-properties fo:line-height="100%"/>
      <style:text-properties officeooo:paragraph-rsid="08c05a8f"/>
    </style:style>
    <style:style style:name="P1329" style:family="paragraph" style:parent-style-name="Standard">
      <style:paragraph-properties fo:line-height="100%"/>
      <style:text-properties officeooo:paragraph-rsid="08d9c724"/>
    </style:style>
    <style:style style:name="P1330" style:family="paragraph" style:parent-style-name="Standard">
      <style:paragraph-properties fo:line-height="100%"/>
      <style:text-properties officeooo:paragraph-rsid="020068b3"/>
    </style:style>
    <style:style style:name="P1331" style:family="paragraph" style:parent-style-name="Standard">
      <style:paragraph-properties fo:line-height="100%"/>
      <style:text-properties officeooo:paragraph-rsid="01d87a11"/>
    </style:style>
    <style:style style:name="P1332" style:family="paragraph" style:parent-style-name="Standard">
      <style:paragraph-properties fo:line-height="100%"/>
      <style:text-properties officeooo:paragraph-rsid="09071026"/>
    </style:style>
    <style:style style:name="P1333" style:family="paragraph" style:parent-style-name="Standard">
      <style:paragraph-properties fo:line-height="100%"/>
      <style:text-properties officeooo:paragraph-rsid="0912d495"/>
    </style:style>
    <style:style style:name="P1334" style:family="paragraph" style:parent-style-name="Standard">
      <style:paragraph-properties fo:line-height="100%"/>
      <style:text-properties officeooo:paragraph-rsid="02e4de36"/>
    </style:style>
    <style:style style:name="P1335" style:family="paragraph" style:parent-style-name="Standard">
      <style:paragraph-properties fo:line-height="100%"/>
      <style:text-properties officeooo:paragraph-rsid="03343ce6"/>
    </style:style>
    <style:style style:name="P1336" style:family="paragraph" style:parent-style-name="Standard">
      <style:paragraph-properties fo:line-height="100%"/>
      <style:text-properties officeooo:paragraph-rsid="09576dbb"/>
    </style:style>
    <style:style style:name="P1337" style:family="paragraph" style:parent-style-name="Standard">
      <style:paragraph-properties fo:line-height="100%"/>
      <style:text-properties officeooo:paragraph-rsid="0325ad60"/>
    </style:style>
    <style:style style:name="P1338" style:family="paragraph" style:parent-style-name="Standard">
      <style:paragraph-properties fo:line-height="100%"/>
      <style:text-properties officeooo:paragraph-rsid="03a24854"/>
    </style:style>
    <style:style style:name="P1339" style:family="paragraph" style:parent-style-name="Standard">
      <style:paragraph-properties fo:line-height="100%"/>
      <style:text-properties officeooo:paragraph-rsid="0369854f"/>
    </style:style>
    <style:style style:name="P1340" style:family="paragraph" style:parent-style-name="Standard">
      <style:paragraph-properties fo:line-height="100%"/>
      <style:text-properties officeooo:paragraph-rsid="034f5b13"/>
    </style:style>
    <style:style style:name="P1341" style:family="paragraph" style:parent-style-name="Standard">
      <style:paragraph-properties fo:line-height="100%"/>
      <style:text-properties officeooo:paragraph-rsid="096c2c0f"/>
    </style:style>
    <style:style style:name="P1342" style:family="paragraph" style:parent-style-name="Standard">
      <style:paragraph-properties fo:line-height="100%"/>
      <style:text-properties officeooo:paragraph-rsid="097213dd"/>
    </style:style>
    <style:style style:name="P1343" style:family="paragraph" style:parent-style-name="Standard">
      <style:paragraph-properties fo:line-height="100%"/>
      <style:text-properties officeooo:paragraph-rsid="07ee20f5"/>
    </style:style>
    <style:style style:name="P1344" style:family="paragraph" style:parent-style-name="Standard">
      <style:paragraph-properties fo:line-height="100%"/>
      <style:text-properties officeooo:paragraph-rsid="098135f2"/>
    </style:style>
    <style:style style:name="P1345" style:family="paragraph" style:parent-style-name="Standard">
      <style:paragraph-properties fo:line-height="100%"/>
      <style:text-properties officeooo:paragraph-rsid="040ea9fd"/>
    </style:style>
    <style:style style:name="P1346" style:family="paragraph" style:parent-style-name="Standard">
      <style:paragraph-properties fo:line-height="100%"/>
      <style:text-properties officeooo:paragraph-rsid="04226783"/>
    </style:style>
    <style:style style:name="P1347" style:family="paragraph" style:parent-style-name="Standard">
      <style:paragraph-properties fo:line-height="100%"/>
      <style:text-properties officeooo:paragraph-rsid="04ad05fc"/>
    </style:style>
    <style:style style:name="P1348" style:family="paragraph" style:parent-style-name="Standard">
      <style:paragraph-properties fo:line-height="100%"/>
      <style:text-properties officeooo:paragraph-rsid="09b973f9"/>
    </style:style>
    <style:style style:name="P1349" style:family="paragraph" style:parent-style-name="Standard">
      <style:paragraph-properties fo:line-height="100%"/>
      <style:text-properties officeooo:paragraph-rsid="09baccf4"/>
    </style:style>
    <style:style style:name="P1350" style:family="paragraph" style:parent-style-name="Standard">
      <style:paragraph-properties fo:line-height="100%"/>
      <style:text-properties officeooo:paragraph-rsid="05604a7a"/>
    </style:style>
    <style:style style:name="P1351" style:family="paragraph" style:parent-style-name="Standard">
      <style:paragraph-properties fo:line-height="100%"/>
      <style:text-properties officeooo:paragraph-rsid="058bbc5e"/>
    </style:style>
    <style:style style:name="P1352" style:family="paragraph" style:parent-style-name="Standard">
      <style:paragraph-properties fo:line-height="100%"/>
      <style:text-properties officeooo:paragraph-rsid="09e8ac95"/>
    </style:style>
    <style:style style:name="P1353" style:family="paragraph" style:parent-style-name="Standard">
      <style:paragraph-properties fo:line-height="100%"/>
      <style:text-properties officeooo:paragraph-rsid="0a04e6f4"/>
    </style:style>
    <style:style style:name="P1354" style:family="paragraph" style:parent-style-name="Standard">
      <style:paragraph-properties fo:line-height="100%"/>
      <style:text-properties officeooo:paragraph-rsid="0622a520"/>
    </style:style>
    <style:style style:name="P1355" style:family="paragraph" style:parent-style-name="Standard">
      <style:paragraph-properties fo:line-height="100%"/>
      <style:text-properties officeooo:paragraph-rsid="0a21884f"/>
    </style:style>
    <style:style style:name="P1356" style:family="paragraph" style:parent-style-name="Standard">
      <style:paragraph-properties fo:line-height="100%"/>
      <style:text-properties officeooo:paragraph-rsid="06408df0"/>
    </style:style>
    <style:style style:name="P135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58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59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6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6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6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6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6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65" style:family="paragraph" style:parent-style-name="Standard">
      <style:paragraph-properties fo:line-height="100%"/>
      <style:text-properties officeooo:rsid="016b9044" officeooo:paragraph-rsid="016b9044"/>
    </style:style>
    <style:style style:name="P1366" style:family="paragraph" style:parent-style-name="Standard">
      <style:paragraph-properties fo:line-height="100%"/>
      <style:text-properties officeooo:rsid="01a2dcc2" officeooo:paragraph-rsid="01a2dcc2"/>
    </style:style>
    <style:style style:name="P1367" style:family="paragraph" style:parent-style-name="Standard">
      <style:paragraph-properties fo:line-height="100%"/>
      <style:text-properties officeooo:rsid="01a92b83" officeooo:paragraph-rsid="01abda5f"/>
    </style:style>
    <style:style style:name="P1368" style:family="paragraph" style:parent-style-name="Standard">
      <style:paragraph-properties fo:line-height="100%"/>
      <style:text-properties officeooo:rsid="01b78805" officeooo:paragraph-rsid="01b9977e"/>
    </style:style>
    <style:style style:name="P1369" style:family="paragraph" style:parent-style-name="Standard">
      <style:paragraph-properties fo:line-height="100%"/>
      <style:text-properties officeooo:rsid="01b78805" officeooo:paragraph-rsid="020d39a8"/>
    </style:style>
    <style:style style:name="P1370" style:family="paragraph" style:parent-style-name="Standard">
      <style:paragraph-properties fo:line-height="100%"/>
      <style:text-properties officeooo:rsid="01bcc73c" officeooo:paragraph-rsid="01bcc73c"/>
    </style:style>
    <style:style style:name="P1371" style:family="paragraph" style:parent-style-name="Standard">
      <style:paragraph-properties fo:line-height="100%"/>
      <style:text-properties officeooo:rsid="01cb0c6f" officeooo:paragraph-rsid="01cb0c6f"/>
    </style:style>
    <style:style style:name="P1372" style:family="paragraph" style:parent-style-name="Standard">
      <style:paragraph-properties fo:line-height="100%"/>
      <style:text-properties officeooo:rsid="01cd0839" officeooo:paragraph-rsid="01cd0839"/>
    </style:style>
    <style:style style:name="P1373" style:family="paragraph" style:parent-style-name="Standard">
      <style:paragraph-properties fo:line-height="100%"/>
      <style:text-properties officeooo:rsid="01e4a612" officeooo:paragraph-rsid="01e4a612"/>
    </style:style>
    <style:style style:name="P1374" style:family="paragraph" style:parent-style-name="Standard">
      <style:paragraph-properties fo:line-height="100%"/>
      <style:text-properties officeooo:rsid="022b7ea9" officeooo:paragraph-rsid="022b7ea9"/>
    </style:style>
    <style:style style:name="P1375" style:family="paragraph" style:parent-style-name="Standard">
      <style:paragraph-properties fo:line-height="100%"/>
      <style:text-properties officeooo:rsid="022dff2a" officeooo:paragraph-rsid="022dff2a"/>
    </style:style>
    <style:style style:name="P1376" style:family="paragraph" style:parent-style-name="Standard">
      <style:text-properties officeooo:paragraph-rsid="0275c15d"/>
    </style:style>
    <style:style style:name="P1377" style:family="paragraph" style:parent-style-name="Standard">
      <style:paragraph-properties fo:line-height="100%"/>
      <style:text-properties officeooo:rsid="02819040" officeooo:paragraph-rsid="028fc45c"/>
    </style:style>
    <style:style style:name="P1378" style:family="paragraph" style:parent-style-name="Standard">
      <style:paragraph-properties fo:line-height="100%"/>
      <style:text-properties officeooo:rsid="0285839b" officeooo:paragraph-rsid="0288fb00"/>
    </style:style>
    <style:style style:name="P1379" style:family="paragraph" style:parent-style-name="Standard">
      <style:paragraph-properties fo:line-height="100%"/>
      <style:text-properties officeooo:rsid="0297c923" officeooo:paragraph-rsid="0297c923"/>
    </style:style>
    <style:style style:name="P1380" style:family="paragraph" style:parent-style-name="Standard">
      <style:paragraph-properties fo:line-height="100%"/>
      <style:text-properties officeooo:rsid="029ac75f" officeooo:paragraph-rsid="029ac75f"/>
    </style:style>
    <style:style style:name="P1381" style:family="paragraph" style:parent-style-name="Standard">
      <style:text-properties officeooo:paragraph-rsid="00bfa17d"/>
    </style:style>
    <style:style style:name="P1382" style:family="paragraph" style:parent-style-name="Standard">
      <style:text-properties officeooo:paragraph-rsid="00bd11a0"/>
    </style:style>
    <style:style style:name="P1383" style:family="paragraph" style:parent-style-name="Standard">
      <style:paragraph-properties fo:line-height="100%"/>
      <style:text-properties officeooo:rsid="02540cb9" officeooo:paragraph-rsid="02bd01a2"/>
    </style:style>
    <style:style style:name="P1384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8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8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8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88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89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90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91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92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96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97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98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99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400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401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402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03" style:family="paragraph" style:parent-style-name="Standard">
      <style:paragraph-properties fo:line-height="100%"/>
      <style:text-properties officeooo:rsid="02da5175" officeooo:paragraph-rsid="02da5175"/>
    </style:style>
    <style:style style:name="P1404" style:family="paragraph" style:parent-style-name="Standard">
      <style:paragraph-properties fo:line-height="100%"/>
      <style:text-properties officeooo:rsid="02e4f960" officeooo:paragraph-rsid="02e4f960"/>
    </style:style>
    <style:style style:name="P1405" style:family="paragraph" style:parent-style-name="Standard">
      <style:paragraph-properties fo:line-height="100%"/>
      <style:text-properties officeooo:rsid="02eabaea" officeooo:paragraph-rsid="02eabaea"/>
    </style:style>
    <style:style style:name="P1406" style:family="paragraph" style:parent-style-name="Standard">
      <style:paragraph-properties fo:line-height="100%"/>
      <style:text-properties officeooo:rsid="02eb27fd" officeooo:paragraph-rsid="02ec089f"/>
    </style:style>
    <style:style style:name="P1407" style:family="paragraph" style:parent-style-name="Standard">
      <style:text-properties officeooo:paragraph-rsid="02ecf51e"/>
    </style:style>
    <style:style style:name="P1408" style:family="paragraph" style:parent-style-name="Standard">
      <style:text-properties officeooo:paragraph-rsid="02f17ec6"/>
    </style:style>
    <style:style style:name="P1409" style:family="paragraph" style:parent-style-name="Standard">
      <style:paragraph-properties fo:line-height="100%"/>
      <style:text-properties officeooo:rsid="02e59398" officeooo:paragraph-rsid="03049b98"/>
    </style:style>
    <style:style style:name="P1410" style:family="paragraph" style:parent-style-name="Standard">
      <style:paragraph-properties fo:line-height="150%"/>
      <style:text-properties officeooo:rsid="02e59398" officeooo:paragraph-rsid="03049b98"/>
    </style:style>
    <style:style style:name="P1411" style:family="paragraph" style:parent-style-name="Standard">
      <style:paragraph-properties fo:line-height="100%"/>
      <style:text-properties officeooo:rsid="022ee1ec" officeooo:paragraph-rsid="022ee1ec"/>
    </style:style>
    <style:style style:name="P1412" style:family="paragraph" style:parent-style-name="Standard">
      <style:text-properties officeooo:paragraph-rsid="03061f93"/>
    </style:style>
    <style:style style:name="P1413" style:family="paragraph" style:parent-style-name="Standard">
      <style:paragraph-properties fo:line-height="100%"/>
      <style:text-properties officeooo:rsid="0346a444" officeooo:paragraph-rsid="0346a444"/>
    </style:style>
    <style:style style:name="P1414" style:family="paragraph" style:parent-style-name="Standard">
      <style:text-properties officeooo:paragraph-rsid="03733aab"/>
    </style:style>
    <style:style style:name="P1415" style:family="paragraph" style:parent-style-name="Standard">
      <style:paragraph-properties fo:line-height="100%"/>
      <style:text-properties officeooo:rsid="038a2c81" officeooo:paragraph-rsid="039e9821"/>
    </style:style>
    <style:style style:name="P1416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1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1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1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20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21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22" style:family="paragraph" style:parent-style-name="Standard">
      <style:paragraph-properties fo:line-height="100%"/>
      <style:text-properties fo:color="#ff0000"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42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24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25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26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27" style:family="paragraph" style:parent-style-name="Standard">
      <style:paragraph-properties fo:line-height="100%"/>
      <style:text-properties officeooo:rsid="03a4e520" officeooo:paragraph-rsid="03a4e520"/>
    </style:style>
    <style:style style:name="P1428" style:family="paragraph" style:parent-style-name="Standard">
      <style:paragraph-properties fo:line-height="100%"/>
      <style:text-properties officeooo:rsid="03a073aa" officeooo:paragraph-rsid="03a073aa"/>
    </style:style>
    <style:style style:name="P1429" style:family="paragraph" style:parent-style-name="Standard">
      <style:text-properties officeooo:paragraph-rsid="00c0d7c6"/>
    </style:style>
    <style:style style:name="P1430" style:family="paragraph" style:parent-style-name="Standard">
      <style:text-properties officeooo:paragraph-rsid="03e93625"/>
    </style:style>
    <style:style style:name="P1431" style:family="paragraph" style:parent-style-name="Standard">
      <style:text-properties officeooo:rsid="0019f535" officeooo:paragraph-rsid="03e93625"/>
    </style:style>
    <style:style style:name="P1432" style:family="paragraph" style:parent-style-name="Standard">
      <style:paragraph-properties fo:line-height="100%"/>
      <style:text-properties officeooo:rsid="045a6b37" officeooo:paragraph-rsid="045a6b37"/>
    </style:style>
    <style:style style:name="P1433" style:family="paragraph" style:parent-style-name="Standard">
      <style:text-properties officeooo:paragraph-rsid="00118c4a"/>
    </style:style>
    <style:style style:name="P1434" style:family="paragraph" style:parent-style-name="Standard">
      <style:paragraph-properties fo:line-height="100%"/>
      <style:text-properties officeooo:rsid="048fe3f8" officeooo:paragraph-rsid="048ffd4a"/>
    </style:style>
    <style:style style:name="P1435" style:family="paragraph" style:parent-style-name="Standard">
      <style:paragraph-properties fo:line-height="100%"/>
      <style:text-properties officeooo:rsid="0497dc28" officeooo:paragraph-rsid="0497dc28"/>
    </style:style>
    <style:style style:name="P1436" style:family="paragraph" style:parent-style-name="Standard">
      <style:paragraph-properties fo:line-height="150%"/>
      <style:text-properties officeooo:rsid="049a8a7e" officeooo:paragraph-rsid="049a8a7e"/>
    </style:style>
    <style:style style:name="P1437" style:family="paragraph" style:parent-style-name="Standard">
      <style:paragraph-properties fo:line-height="100%"/>
      <style:text-properties officeooo:rsid="049c223c" officeooo:paragraph-rsid="049c223c"/>
    </style:style>
    <style:style style:name="P1438" style:family="paragraph" style:parent-style-name="Standard">
      <style:paragraph-properties fo:line-height="100%"/>
      <style:text-properties officeooo:rsid="04a08898" officeooo:paragraph-rsid="04a08898"/>
    </style:style>
    <style:style style:name="P1439" style:family="paragraph" style:parent-style-name="Standard">
      <style:paragraph-properties fo:line-height="100%"/>
      <style:text-properties officeooo:rsid="04ad05fc" officeooo:paragraph-rsid="04b3c5c0"/>
    </style:style>
    <style:style style:name="P1440" style:family="paragraph" style:parent-style-name="Standard">
      <style:paragraph-properties fo:line-height="100%"/>
      <style:text-properties officeooo:rsid="04ba1b39" officeooo:paragraph-rsid="04ba1b39"/>
    </style:style>
    <style:style style:name="P1441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42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43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44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45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46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47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48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49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50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51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52" style:family="paragraph" style:parent-style-name="Standard">
      <style:paragraph-properties fo:line-height="100%"/>
      <style:text-properties officeooo:rsid="04bc7059" officeooo:paragraph-rsid="04bc7059"/>
    </style:style>
    <style:style style:name="P1453" style:family="paragraph" style:parent-style-name="Standard">
      <style:paragraph-properties fo:line-height="100%"/>
      <style:text-properties officeooo:rsid="04a57ad8" officeooo:paragraph-rsid="04ba1b39"/>
    </style:style>
    <style:style style:name="P1454" style:family="paragraph" style:parent-style-name="Standard">
      <style:paragraph-properties fo:line-height="100%"/>
      <style:text-properties officeooo:rsid="051228a5" officeooo:paragraph-rsid="05270c2d"/>
    </style:style>
    <style:style style:name="P1455" style:family="paragraph" style:parent-style-name="Standard">
      <style:paragraph-properties fo:line-height="100%"/>
      <style:text-properties officeooo:rsid="05149db7" officeooo:paragraph-rsid="05149db7"/>
    </style:style>
    <style:style style:name="P1456" style:family="paragraph" style:parent-style-name="Standard">
      <style:paragraph-properties fo:line-height="100%"/>
      <style:text-properties officeooo:rsid="04f29906" officeooo:paragraph-rsid="051fdc2f"/>
    </style:style>
    <style:style style:name="P1457" style:family="paragraph" style:parent-style-name="Standard">
      <style:paragraph-properties fo:line-height="100%"/>
      <style:text-properties officeooo:rsid="052fd794" officeooo:paragraph-rsid="052fd794"/>
    </style:style>
    <style:style style:name="P1458" style:family="paragraph" style:parent-style-name="Standard">
      <style:paragraph-properties fo:line-height="100%"/>
      <style:text-properties officeooo:rsid="0569d9ca" officeooo:paragraph-rsid="0569d9ca"/>
    </style:style>
    <style:style style:name="P1459" style:family="paragraph" style:parent-style-name="Standard">
      <style:paragraph-properties fo:line-height="100%"/>
      <style:text-properties officeooo:rsid="058ba444" officeooo:paragraph-rsid="058ba444"/>
    </style:style>
    <style:style style:name="P1460" style:family="paragraph" style:parent-style-name="Standard">
      <style:paragraph-properties fo:line-height="100%"/>
      <style:text-properties officeooo:rsid="05e2db49" officeooo:paragraph-rsid="05ef59a4"/>
    </style:style>
    <style:style style:name="P1461" style:family="paragraph" style:parent-style-name="Standard">
      <style:paragraph-properties fo:line-height="100%"/>
      <style:text-properties officeooo:rsid="0620d52b" officeooo:paragraph-rsid="0620d52b"/>
    </style:style>
    <style:style style:name="P1462" style:family="paragraph" style:parent-style-name="Standard">
      <style:paragraph-properties fo:line-height="100%"/>
      <style:text-properties officeooo:rsid="06307d14" officeooo:paragraph-rsid="06307d14"/>
    </style:style>
    <style:style style:name="P1463" style:family="paragraph" style:parent-style-name="Standard">
      <style:paragraph-properties fo:line-height="100%"/>
      <style:text-properties officeooo:rsid="0630fb9a" officeooo:paragraph-rsid="069290ce"/>
    </style:style>
    <style:style style:name="P1464" style:family="paragraph" style:parent-style-name="Standard">
      <style:paragraph-properties fo:line-height="100%"/>
      <style:text-properties officeooo:rsid="0630fb9a" officeooo:paragraph-rsid="0630fb9a"/>
    </style:style>
    <style:style style:name="P1465" style:family="paragraph" style:parent-style-name="Standard">
      <style:paragraph-properties fo:line-height="150%"/>
      <style:text-properties officeooo:rsid="0630fb9a" officeooo:paragraph-rsid="0630fb9a"/>
    </style:style>
    <style:style style:name="P1466" style:family="paragraph" style:parent-style-name="Standard">
      <style:paragraph-properties fo:line-height="100%"/>
      <style:text-properties officeooo:rsid="06321a8e" officeooo:paragraph-rsid="06321a8e"/>
    </style:style>
    <style:style style:name="P1467" style:family="paragraph" style:parent-style-name="Standard">
      <style:paragraph-properties fo:line-height="100%"/>
      <style:text-properties officeooo:rsid="06340678" officeooo:paragraph-rsid="06340678"/>
    </style:style>
    <style:style style:name="P1468" style:family="paragraph" style:parent-style-name="Standard">
      <style:paragraph-properties fo:line-height="100%"/>
      <style:text-properties officeooo:rsid="062f0400" officeooo:paragraph-rsid="06307d14"/>
    </style:style>
    <style:style style:name="P1469" style:family="paragraph" style:parent-style-name="Standard">
      <style:paragraph-properties fo:line-height="100%"/>
      <style:text-properties officeooo:rsid="063bda54" officeooo:paragraph-rsid="063bda54"/>
    </style:style>
    <style:style style:name="P1470" style:family="paragraph" style:parent-style-name="Standard">
      <style:paragraph-properties fo:line-height="100%"/>
      <style:text-properties officeooo:rsid="063bda54" officeooo:paragraph-rsid="069290ce"/>
    </style:style>
    <style:style style:name="P1471" style:family="paragraph" style:parent-style-name="Standard">
      <style:paragraph-properties fo:line-height="100%"/>
      <style:text-properties officeooo:rsid="063d933e" officeooo:paragraph-rsid="063d933e"/>
    </style:style>
    <style:style style:name="P1472" style:family="paragraph" style:parent-style-name="Standard">
      <style:paragraph-properties fo:line-height="100%"/>
      <style:text-properties officeooo:rsid="063fe71c" officeooo:paragraph-rsid="06408df0"/>
    </style:style>
    <style:style style:name="P1473" style:family="paragraph" style:parent-style-name="Standard">
      <style:paragraph-properties fo:line-height="100%"/>
      <style:text-properties officeooo:rsid="06408df0" officeooo:paragraph-rsid="06408df0"/>
    </style:style>
    <style:style style:name="P1474" style:family="paragraph" style:parent-style-name="Standard">
      <style:paragraph-properties fo:line-height="150%"/>
      <style:text-properties officeooo:rsid="06408df0" officeooo:paragraph-rsid="06408df0"/>
    </style:style>
    <style:style style:name="P1475" style:family="paragraph" style:parent-style-name="Standard">
      <style:paragraph-properties fo:line-height="100%"/>
      <style:text-properties officeooo:rsid="06440517" officeooo:paragraph-rsid="06440517"/>
    </style:style>
    <style:style style:name="P1476" style:family="paragraph" style:parent-style-name="Standard">
      <style:paragraph-properties fo:line-height="100%"/>
      <style:text-properties officeooo:rsid="0646a7a3" officeooo:paragraph-rsid="0646a7a3"/>
    </style:style>
    <style:style style:name="P1477" style:family="paragraph" style:parent-style-name="Standard">
      <style:paragraph-properties fo:line-height="150%"/>
      <style:text-properties officeooo:rsid="0646a7a3" officeooo:paragraph-rsid="0646a7a3"/>
    </style:style>
    <style:style style:name="P1478" style:family="paragraph" style:parent-style-name="Standard">
      <style:paragraph-properties fo:line-height="100%"/>
      <style:text-properties officeooo:rsid="07353afe" officeooo:paragraph-rsid="07353afe"/>
    </style:style>
    <style:style style:name="P1479" style:family="paragraph" style:parent-style-name="Standard">
      <style:paragraph-properties fo:line-height="100%"/>
      <style:text-properties officeooo:rsid="075d0c99" officeooo:paragraph-rsid="075d0c99"/>
    </style:style>
    <style:style style:name="P1480" style:family="paragraph" style:parent-style-name="Standard">
      <style:text-properties officeooo:paragraph-rsid="0766ef94"/>
    </style:style>
    <style:style style:name="P1481" style:family="paragraph" style:parent-style-name="Standard">
      <style:text-properties officeooo:paragraph-rsid="07674e6b"/>
    </style:style>
    <style:style style:name="P1482" style:family="paragraph" style:parent-style-name="Standard">
      <style:text-properties officeooo:paragraph-rsid="076da30e"/>
    </style:style>
    <style:style style:name="P1483" style:family="paragraph" style:parent-style-name="Standard">
      <style:text-properties officeooo:paragraph-rsid="034f5b13"/>
    </style:style>
    <style:style style:name="P1484" style:family="paragraph" style:parent-style-name="Standard">
      <style:text-properties officeooo:paragraph-rsid="078f70dd"/>
    </style:style>
    <style:style style:name="P1485" style:family="paragraph" style:parent-style-name="Standard">
      <style:paragraph-properties fo:line-height="100%"/>
      <style:text-properties officeooo:rsid="03de8421" officeooo:paragraph-rsid="0797538f"/>
    </style:style>
    <style:style style:name="P1486" style:family="paragraph" style:parent-style-name="Standard">
      <style:text-properties officeooo:paragraph-rsid="0486c03e"/>
    </style:style>
    <style:style style:name="P1487" style:family="paragraph" style:parent-style-name="Standard">
      <style:paragraph-properties fo:line-height="150%"/>
      <style:text-properties officeooo:rsid="00d5826a" officeooo:paragraph-rsid="00d5826a"/>
    </style:style>
    <style:style style:name="P1488" style:family="paragraph" style:parent-style-name="Standard">
      <style:paragraph-properties fo:line-height="100%"/>
      <style:text-properties officeooo:rsid="038d7d5e" officeooo:paragraph-rsid="03963307"/>
    </style:style>
    <style:style style:name="P1489" style:family="paragraph" style:parent-style-name="Standard">
      <style:paragraph-properties fo:line-height="150%"/>
      <style:text-properties officeooo:rsid="06130d41" officeooo:paragraph-rsid="06130d41"/>
    </style:style>
    <style:style style:name="P1490" style:family="paragraph" style:parent-style-name="Standard">
      <style:paragraph-properties fo:line-height="100%"/>
      <style:text-properties officeooo:rsid="08b4e42e" officeooo:paragraph-rsid="08b535b3"/>
    </style:style>
    <style:style style:name="P1491" style:family="paragraph" style:parent-style-name="Standard">
      <style:text-properties officeooo:paragraph-rsid="04862b4c"/>
    </style:style>
    <style:style style:name="P1492" style:family="paragraph" style:parent-style-name="Standard">
      <style:text-properties officeooo:paragraph-rsid="08d44a2d"/>
    </style:style>
    <style:style style:name="P1493" style:family="paragraph" style:parent-style-name="Standard">
      <style:text-properties officeooo:paragraph-rsid="030ed074"/>
    </style:style>
    <style:style style:name="P1494" style:family="paragraph" style:parent-style-name="Standard">
      <style:text-properties officeooo:paragraph-rsid="00ed5b35"/>
    </style:style>
    <style:style style:name="P1495" style:family="paragraph" style:parent-style-name="Standard">
      <style:text-properties officeooo:paragraph-rsid="00d9c9e4"/>
    </style:style>
    <style:style style:name="P1496" style:family="paragraph" style:parent-style-name="Standard">
      <style:text-properties officeooo:paragraph-rsid="01222be5"/>
    </style:style>
    <style:style style:name="P1497" style:family="paragraph" style:parent-style-name="Standard">
      <style:paragraph-properties fo:line-height="100%"/>
      <style:text-properties officeooo:rsid="063e62c4" officeooo:paragraph-rsid="06408df0"/>
    </style:style>
    <style:style style:name="P1498" style:family="paragraph" style:parent-style-name="Standard">
      <style:paragraph-properties fo:line-height="100%"/>
      <style:text-properties officeooo:rsid="063e62c4" officeooo:paragraph-rsid="063e62c4"/>
    </style:style>
    <style:style style:name="P149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50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50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50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50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50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50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50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50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50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50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51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51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51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51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514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515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516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517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518" style:family="paragraph" style:parent-style-name="Table_20_Contents">
      <style:paragraph-properties fo:text-align="center" style:justify-single-word="false"/>
    </style:style>
    <style:style style:name="P1519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520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521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22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23" style:family="paragraph" style:parent-style-name="Table_20_Contents">
      <style:paragraph-properties fo:text-align="center" style:justify-single-word="false"/>
      <style:text-properties officeooo:paragraph-rsid="066f3d61"/>
    </style:style>
    <style:style style:name="P152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2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2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2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2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2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3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3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3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3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3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35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36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37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38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39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40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41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42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43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44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45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46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47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48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49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50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51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52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53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54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55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56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57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58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59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60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61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62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63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64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65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66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67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68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69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70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71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72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73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74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7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76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77" style:family="paragraph" style:parent-style-name="Table_20_Contents">
      <style:text-properties officeooo:rsid="0735889c" officeooo:paragraph-rsid="0735889c"/>
    </style:style>
    <style:style style:name="P1578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79" style:family="paragraph" style:parent-style-name="Table_20_Contents">
      <style:text-properties officeooo:paragraph-rsid="0735889c"/>
    </style:style>
    <style:style style:name="P1580" style:family="paragraph" style:parent-style-name="Table_20_Contents">
      <style:text-properties officeooo:rsid="0739531b" officeooo:paragraph-rsid="0739531b"/>
    </style:style>
    <style:style style:name="P1581" style:family="paragraph" style:parent-style-name="Table_20_Contents">
      <style:text-properties officeooo:paragraph-rsid="0739531b"/>
    </style:style>
    <style:style style:name="P1582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83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84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85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86" style:family="paragraph" style:parent-style-name="Standard">
      <style:paragraph-properties fo:line-height="100%" fo:break-before="page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1587" style:family="paragraph" style:parent-style-name="Standard">
      <style:paragraph-properties fo:line-height="150%" fo:break-before="page"/>
      <style:text-properties officeooo:paragraph-rsid="02d98b08"/>
    </style:style>
    <style:style style:name="P1588" style:family="paragraph" style:parent-style-name="Standard">
      <style:paragraph-properties fo:line-height="150%" fo:break-before="page"/>
      <style:text-properties officeooo:paragraph-rsid="03fd5e01"/>
    </style:style>
    <style:style style:name="P1589" style:family="paragraph" style:parent-style-name="Standard">
      <style:paragraph-properties fo:line-height="150%" fo:break-before="page"/>
      <style:text-properties officeooo:paragraph-rsid="066d2ed4"/>
    </style:style>
    <style:style style:name="P1590" style:family="paragraph" style:parent-style-name="Standard">
      <style:paragraph-properties fo:break-before="page"/>
      <style:text-properties officeooo:paragraph-rsid="02be3c45"/>
    </style:style>
    <style:style style:name="P1591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92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93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94" style:family="paragraph" style:parent-style-name="Standard">
      <style:paragraph-properties fo:line-height="100%" fo:break-before="page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595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96" style:family="paragraph" style:parent-style-name="Standard">
      <style:paragraph-properties fo:line-height="100%" fo:break-before="page"/>
      <style:text-properties fo:font-weight="bold" officeooo:rsid="03d91d01" officeooo:paragraph-rsid="03d91d01" style:font-weight-asian="bold" style:font-weight-complex="bold"/>
    </style:style>
    <style:style style:name="P1597" style:family="paragraph" style:parent-style-name="Standard">
      <style:paragraph-properties fo:line-height="100%" fo:break-before="page"/>
      <style:text-properties officeooo:paragraph-rsid="02ec4cc6"/>
    </style:style>
    <style:style style:name="P1598" style:family="paragraph" style:parent-style-name="Standard">
      <style:paragraph-properties fo:line-height="100%" fo:break-before="page"/>
      <style:text-properties officeooo:paragraph-rsid="01abda5f"/>
    </style:style>
    <style:style style:name="P1599" style:family="paragraph" style:parent-style-name="Standard">
      <style:paragraph-properties fo:break-before="page"/>
      <style:text-properties officeooo:paragraph-rsid="009622c6"/>
    </style:style>
    <style:style style:name="P160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601" style:family="paragraph" style:parent-style-name="Standard">
      <style:paragraph-properties fo:margin-left="0in" fo:margin-right="0in" fo:line-height="100%" fo:text-indent="0in" style:auto-text-indent="false"/>
      <style:text-properties officeooo:paragraph-rsid="08dfaa25"/>
    </style:style>
    <style:style style:name="P1602" style:family="paragraph" style:parent-style-name="Standard" style:list-style-name="L1">
      <style:text-properties officeooo:paragraph-rsid="0013268f"/>
    </style:style>
    <style:style style:name="P1603" style:family="paragraph" style:parent-style-name="Standard" style:list-style-name="L1">
      <style:text-properties officeooo:rsid="0013268f" officeooo:paragraph-rsid="0013268f"/>
    </style:style>
    <style:style style:name="P1604" style:family="paragraph" style:parent-style-name="Standard" style:list-style-name="L2">
      <style:text-properties style:use-window-font-color="true" officeooo:paragraph-rsid="00118c4a"/>
    </style:style>
    <style:style style:name="P1605" style:family="paragraph" style:parent-style-name="Standard" style:list-style-name="L2">
      <style:text-properties style:use-window-font-color="true" officeooo:rsid="0011b025" officeooo:paragraph-rsid="0011b025"/>
    </style:style>
    <style:style style:name="P1606" style:family="paragraph" style:parent-style-name="Standard" style:list-style-name="L4">
      <style:text-properties style:use-window-font-color="true" officeooo:rsid="00a8a4b1" officeooo:paragraph-rsid="02be3c45"/>
    </style:style>
    <style:style style:name="P1607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60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60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610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611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612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61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61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615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61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61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618" style:family="paragraph" style:parent-style-name="Standard" style:list-style-name="L91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19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620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621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622" style:family="paragraph" style:parent-style-name="Standard" style:list-style-name="L45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6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945e7c6" style:font-style-asian="normal" style:font-weight-asian="normal" style:font-style-complex="normal" style:font-weight-complex="normal"/>
    </style:style>
    <style:style style:name="P1627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8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2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1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32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3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3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3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6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38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39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40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41" style:family="paragraph" style:parent-style-name="Standard" style:list-style-name="L57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42" style:family="paragraph" style:parent-style-name="Standard" style:list-style-name="L115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4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4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45" style:family="paragraph" style:parent-style-name="Standard" style:list-style-name="L58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6" style:family="paragraph" style:parent-style-name="Standard" style:list-style-name="L58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7" style:family="paragraph" style:parent-style-name="Standard" style:list-style-name="L43">
      <style:text-properties style:use-window-font-color="true" fo:font-style="italic" style:text-underline-style="none" fo:font-weight="normal" officeooo:rsid="008a06de" officeooo:paragraph-rsid="0939cc6f" style:font-style-asian="italic" style:font-weight-asian="normal" style:font-style-complex="italic" style:font-weight-complex="normal"/>
    </style:style>
    <style:style style:name="P1648" style:family="paragraph" style:parent-style-name="Standard" style:list-style-name="L43">
      <style:text-properties style:use-window-font-color="true" officeooo:paragraph-rsid="0939cc6f"/>
    </style:style>
    <style:style style:name="P1649" style:family="paragraph" style:parent-style-name="Standard" style:list-style-name="L44">
      <style:text-properties style:use-window-font-color="true" officeooo:paragraph-rsid="07b3bfe3"/>
    </style:style>
    <style:style style:name="P1650" style:family="paragraph" style:parent-style-name="Standard" style:list-style-name="L3">
      <style:text-properties officeooo:rsid="0012a0dc" officeooo:paragraph-rsid="0012a0dc"/>
    </style:style>
    <style:style style:name="P165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5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5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54" style:family="paragraph" style:parent-style-name="Standard" style:list-style-name="L66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55" style:family="paragraph" style:parent-style-name="Standard" style:list-style-name="L67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56" style:family="paragraph" style:parent-style-name="Standard" style:list-style-name="L67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57" style:family="paragraph" style:parent-style-name="Standard" style:list-style-name="L68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58" style:family="paragraph" style:parent-style-name="Standard" style:list-style-name="L69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59" style:family="paragraph" style:parent-style-name="Standard" style:list-style-name="L70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60" style:family="paragraph" style:parent-style-name="Standard" style:list-style-name="L70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61" style:family="paragraph" style:parent-style-name="Standard" style:list-style-name="L71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62" style:family="paragraph" style:parent-style-name="Standard" style:list-style-name="L71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63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4" style:family="paragraph" style:parent-style-name="Standard" style:list-style-name="L72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5" style:family="paragraph" style:parent-style-name="Standard" style:list-style-name="L71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6" style:family="paragraph" style:parent-style-name="Standard" style:list-style-name="L71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67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68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69" style:family="paragraph" style:parent-style-name="Standard" style:list-style-name="L74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70" style:family="paragraph" style:parent-style-name="Standard" style:list-style-name="L74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71" style:family="paragraph" style:parent-style-name="Standard" style:list-style-name="L74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72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73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74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75" style:family="paragraph" style:parent-style-name="Standard" style:list-style-name="L74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76" style:family="paragraph" style:parent-style-name="Standard" style:list-style-name="L74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77" style:family="paragraph" style:parent-style-name="Standard" style:list-style-name="L74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78" style:family="paragraph" style:parent-style-name="Standard" style:list-style-name="L74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79" style:family="paragraph" style:parent-style-name="Standard" style:list-style-name="L74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80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81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82" style:family="paragraph" style:parent-style-name="Standard" style:list-style-name="L75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83" style:family="paragraph" style:parent-style-name="Standard" style:list-style-name="L75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84" style:family="paragraph" style:parent-style-name="Standard" style:list-style-name="L76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85" style:family="paragraph" style:parent-style-name="Standard" style:list-style-name="L76">
      <style:paragraph-properties fo:line-height="15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86" style:family="paragraph" style:parent-style-name="Standard" style:list-style-name="L77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87" style:family="paragraph" style:parent-style-name="Standard" style:list-style-name="L82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1688" style:family="paragraph" style:parent-style-name="Standard" style:list-style-name="L83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89" style:family="paragraph" style:parent-style-name="Standard" style:list-style-name="L84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90" style:family="paragraph" style:parent-style-name="Standard" style:list-style-name="L85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91" style:family="paragraph" style:parent-style-name="Standard" style:list-style-name="L87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92" style:family="paragraph" style:parent-style-name="Standard" style:list-style-name="L88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93" style:family="paragraph" style:parent-style-name="Standard" style:list-style-name="L89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94" style:family="paragraph" style:parent-style-name="Standard" style:list-style-name="L90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95" style:family="paragraph" style:parent-style-name="Standard" style:list-style-name="L91">
      <style:paragraph-properties fo:line-height="15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96" style:family="paragraph" style:parent-style-name="Standard" style:list-style-name="L92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97" style:family="paragraph" style:parent-style-name="Standard" style:list-style-name="L93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98" style:family="paragraph" style:parent-style-name="Standard" style:list-style-name="L93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99" style:family="paragraph" style:parent-style-name="Standard" style:list-style-name="L94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700" style:family="paragraph" style:parent-style-name="Standard" style:list-style-name="L95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701" style:family="paragraph" style:parent-style-name="Standard" style:list-style-name="L96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702" style:family="paragraph" style:parent-style-name="Standard" style:list-style-name="L98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703" style:family="paragraph" style:parent-style-name="Standard" style:list-style-name="L99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704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70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70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1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1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12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713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714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715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716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717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718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719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720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721" style:family="paragraph" style:parent-style-name="Standard" style:list-style-name="L59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722" style:family="paragraph" style:parent-style-name="Standard" style:list-style-name="L100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723" style:family="paragraph" style:parent-style-name="Standard" style:list-style-name="L101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24" style:family="paragraph" style:parent-style-name="Standard" style:list-style-name="L103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25" style:family="paragraph" style:parent-style-name="Standard" style:list-style-name="L102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726" style:family="paragraph" style:parent-style-name="Standard" style:list-style-name="L103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27" style:family="paragraph" style:parent-style-name="Standard" style:list-style-name="L104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28" style:family="paragraph" style:parent-style-name="Standard" style:list-style-name="L105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29" style:family="paragraph" style:parent-style-name="Standard" style:list-style-name="L106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30" style:family="paragraph" style:parent-style-name="Standard" style:list-style-name="L106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31" style:family="paragraph" style:parent-style-name="Standard" style:list-style-name="L107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32" style:family="paragraph" style:parent-style-name="Standard" style:list-style-name="L107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33" style:family="paragraph" style:parent-style-name="Standard" style:list-style-name="L113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34" style:family="paragraph" style:parent-style-name="Standard" style:list-style-name="L114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35" style:family="paragraph" style:parent-style-name="Standard" style:list-style-name="L114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36" style:family="paragraph" style:parent-style-name="Standard" style:list-style-name="L116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37" style:family="paragraph" style:parent-style-name="Standard" style:list-style-name="L117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38" style:family="paragraph" style:parent-style-name="Standard" style:list-style-name="L117">
      <style:paragraph-properties fo:line-height="100%"/>
      <style:text-properties fo:font-style="normal" officeooo:rsid="0718a82e" officeooo:paragraph-rsid="08cef6a4" style:font-style-asian="normal" style:font-style-complex="normal"/>
    </style:style>
    <style:style style:name="P1739" style:family="paragraph" style:parent-style-name="Standard" style:list-style-name="L117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40" style:family="paragraph" style:parent-style-name="Standard" style:list-style-name="L118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41" style:family="paragraph" style:parent-style-name="Standard" style:list-style-name="L7">
      <style:text-properties officeooo:rsid="0033fbdf" officeooo:paragraph-rsid="0033fbdf"/>
    </style:style>
    <style:style style:name="P1742" style:family="paragraph" style:parent-style-name="Standard" style:list-style-name="L11">
      <style:text-properties officeooo:rsid="0033fbdf" officeooo:paragraph-rsid="0106c767"/>
    </style:style>
    <style:style style:name="P1743" style:family="paragraph" style:parent-style-name="Standard" style:list-style-name="L8">
      <style:text-properties officeooo:paragraph-rsid="005b5cd3"/>
    </style:style>
    <style:style style:name="P1744" style:family="paragraph" style:parent-style-name="Standard" style:list-style-name="L9">
      <style:text-properties officeooo:paragraph-rsid="00367935"/>
    </style:style>
    <style:style style:name="P1745" style:family="paragraph" style:parent-style-name="Standard" style:list-style-name="L9">
      <style:text-properties officeooo:rsid="00367935" officeooo:paragraph-rsid="00367935"/>
    </style:style>
    <style:style style:name="P1746" style:family="paragraph" style:parent-style-name="Standard" style:list-style-name="L10">
      <style:text-properties officeooo:rsid="00386ddb" officeooo:paragraph-rsid="00386ddb"/>
    </style:style>
    <style:style style:name="P1747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48" style:family="paragraph" style:parent-style-name="Standard" style:list-style-name="L20">
      <style:text-properties officeooo:paragraph-rsid="00a4ce44"/>
    </style:style>
    <style:style style:name="P174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50" style:family="paragraph" style:parent-style-name="Standard" style:list-style-name="L60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51" style:family="paragraph" style:parent-style-name="Standard" style:list-style-name="L60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52" style:family="paragraph" style:parent-style-name="Standard" style:list-style-name="L60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53" style:family="paragraph" style:parent-style-name="Standard" style:list-style-name="L61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54" style:family="paragraph" style:parent-style-name="Standard" style:list-style-name="L62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55" style:family="paragraph" style:parent-style-name="Standard" style:list-style-name="L64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56" style:family="paragraph" style:parent-style-name="Standard" style:list-style-name="L64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57" style:family="paragraph" style:parent-style-name="Standard" style:list-style-name="L65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58" style:family="paragraph" style:parent-style-name="Standard" style:list-style-name="L65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59" style:family="paragraph" style:parent-style-name="Standard" style:list-style-name="L23">
      <style:text-properties officeooo:paragraph-rsid="00bbbf73"/>
    </style:style>
    <style:style style:name="P1760" style:family="paragraph" style:parent-style-name="Standard" style:list-style-name="L25">
      <style:text-properties officeooo:paragraph-rsid="00beb82f"/>
    </style:style>
    <style:style style:name="P1761" style:family="paragraph" style:parent-style-name="Standard" style:list-style-name="L26">
      <style:text-properties officeooo:paragraph-rsid="00d139a0"/>
    </style:style>
    <style:style style:name="P1762" style:family="paragraph" style:parent-style-name="Standard" style:list-style-name="L29">
      <style:text-properties officeooo:paragraph-rsid="00f2503e"/>
    </style:style>
    <style:style style:name="P1763" style:family="paragraph" style:parent-style-name="Standard" style:list-style-name="L30">
      <style:text-properties officeooo:rsid="00f3f4f5" officeooo:paragraph-rsid="00f5260b"/>
    </style:style>
    <style:style style:name="P1764" style:family="paragraph" style:parent-style-name="Standard" style:list-style-name="L30">
      <style:text-properties officeooo:rsid="00f3f4f5" officeooo:paragraph-rsid="00f3f4f5"/>
    </style:style>
    <style:style style:name="P1765" style:family="paragraph" style:parent-style-name="Standard" style:list-style-name="L33">
      <style:paragraph-properties fo:line-height="100%"/>
      <style:text-properties officeooo:paragraph-rsid="01b5c969"/>
    </style:style>
    <style:style style:name="P1766" style:family="paragraph" style:parent-style-name="Standard" style:list-style-name="L52">
      <style:paragraph-properties fo:line-height="100%"/>
      <style:text-properties officeooo:paragraph-rsid="02e657d4"/>
    </style:style>
    <style:style style:name="P1767" style:family="paragraph" style:parent-style-name="Standard" style:list-style-name="L59">
      <style:paragraph-properties fo:line-height="100%"/>
      <style:text-properties officeooo:paragraph-rsid="0346a444"/>
    </style:style>
    <style:style style:name="P1768" style:family="paragraph" style:parent-style-name="Standard" style:list-style-name="L62">
      <style:paragraph-properties fo:line-height="100%"/>
      <style:text-properties officeooo:paragraph-rsid="03ba815b"/>
    </style:style>
    <style:style style:name="P1769" style:family="paragraph" style:parent-style-name="Standard" style:list-style-name="L64">
      <style:paragraph-properties fo:line-height="100%"/>
      <style:text-properties officeooo:paragraph-rsid="03ec3a95"/>
    </style:style>
    <style:style style:name="P1770" style:family="paragraph" style:parent-style-name="Standard" style:list-style-name="L65">
      <style:paragraph-properties fo:line-height="100%"/>
      <style:text-properties officeooo:paragraph-rsid="03ed0846"/>
    </style:style>
    <style:style style:name="P1771" style:family="paragraph" style:parent-style-name="Standard" style:list-style-name="L69">
      <style:paragraph-properties fo:line-height="100%"/>
      <style:text-properties officeooo:paragraph-rsid="04a57ad8"/>
    </style:style>
    <style:style style:name="P1772" style:family="paragraph" style:parent-style-name="Standard" style:list-style-name="L73">
      <style:paragraph-properties fo:line-height="100%"/>
      <style:text-properties officeooo:paragraph-rsid="04deac5d"/>
    </style:style>
    <style:style style:name="P1773" style:family="paragraph" style:parent-style-name="Standard" style:list-style-name="L74">
      <style:paragraph-properties fo:line-height="100%"/>
      <style:text-properties officeooo:paragraph-rsid="05016cd3"/>
    </style:style>
    <style:style style:name="P1774" style:family="paragraph" style:parent-style-name="Standard" style:list-style-name="L77">
      <style:paragraph-properties fo:line-height="100%"/>
      <style:text-properties officeooo:paragraph-rsid="05319739"/>
    </style:style>
    <style:style style:name="P1775" style:family="paragraph" style:parent-style-name="Standard" style:list-style-name="L91">
      <style:paragraph-properties fo:line-height="100%"/>
      <style:text-properties officeooo:paragraph-rsid="05cd3bc5"/>
    </style:style>
    <style:style style:name="P1776" style:family="paragraph" style:parent-style-name="Standard" style:list-style-name="L94">
      <style:paragraph-properties fo:line-height="100%"/>
      <style:text-properties officeooo:paragraph-rsid="05e7f406"/>
    </style:style>
    <style:style style:name="P1777" style:family="paragraph" style:parent-style-name="Standard" style:list-style-name="L107">
      <style:paragraph-properties fo:line-height="100%"/>
      <style:text-properties officeooo:paragraph-rsid="06257b22"/>
    </style:style>
    <style:style style:name="P1778" style:family="paragraph" style:parent-style-name="Standard" style:list-style-name="L108">
      <style:paragraph-properties fo:line-height="100%"/>
      <style:text-properties officeooo:paragraph-rsid="0630fb9a"/>
    </style:style>
    <style:style style:name="P1779" style:family="paragraph" style:parent-style-name="Standard" style:list-style-name="L114">
      <style:paragraph-properties fo:line-height="100%"/>
      <style:text-properties officeooo:paragraph-rsid="065a8b52"/>
    </style:style>
    <style:style style:name="P1780" style:family="paragraph" style:parent-style-name="Standard">
      <style:paragraph-properties fo:line-height="100%"/>
      <style:text-properties officeooo:paragraph-rsid="0a32acf6"/>
    </style:style>
    <style:style style:name="P1781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82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83" style:family="paragraph" style:parent-style-name="Standard" style:list-style-name="L44">
      <style:text-properties officeooo:paragraph-rsid="07b3bfe3"/>
    </style:style>
    <style:style style:name="P1784" style:family="paragraph" style:parent-style-name="Standard" style:list-style-name="L45">
      <style:paragraph-properties fo:line-height="150%"/>
      <style:text-properties officeooo:paragraph-rsid="02df5c92"/>
    </style:style>
    <style:style style:name="P1785" style:family="paragraph" style:parent-style-name="Standard" style:list-style-name="L45">
      <style:paragraph-properties fo:line-height="150%"/>
      <style:text-properties officeooo:paragraph-rsid="02e142ec"/>
    </style:style>
    <style:style style:name="P1786" style:family="paragraph" style:parent-style-name="Standard" style:list-style-name="L54">
      <style:paragraph-properties fo:line-height="100%"/>
      <style:text-properties officeooo:rsid="02eb27fd" officeooo:paragraph-rsid="02eb27fd"/>
    </style:style>
    <style:style style:name="P1787" style:family="paragraph" style:parent-style-name="Standard" style:list-style-name="L59">
      <style:paragraph-properties fo:line-height="100%"/>
      <style:text-properties officeooo:rsid="0346a444" officeooo:paragraph-rsid="0346a444"/>
    </style:style>
    <style:style style:name="P1788" style:family="paragraph" style:parent-style-name="Standard" style:list-style-name="L61">
      <style:paragraph-properties fo:line-height="100%"/>
      <style:text-properties officeooo:rsid="03a15cc8" officeooo:paragraph-rsid="03a15cc8"/>
    </style:style>
    <style:style style:name="P1789" style:family="paragraph" style:parent-style-name="Standard" style:list-style-name="L61">
      <style:paragraph-properties fo:line-height="100%"/>
      <style:text-properties officeooo:rsid="03a24854" officeooo:paragraph-rsid="03a24854"/>
    </style:style>
    <style:style style:name="P1790" style:family="paragraph" style:parent-style-name="Standard" style:list-style-name="L61">
      <style:paragraph-properties fo:line-height="100%"/>
      <style:text-properties officeooo:rsid="03a31e81" officeooo:paragraph-rsid="03a31e81"/>
    </style:style>
    <style:style style:name="P1791" style:family="paragraph" style:parent-style-name="Standard" style:list-style-name="L69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92" style:family="paragraph" style:parent-style-name="Standard" style:list-style-name="L74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93" style:family="paragraph" style:parent-style-name="Standard" style:list-style-name="L75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94" style:family="paragraph" style:parent-style-name="Standard" style:list-style-name="L75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95" style:family="paragraph" style:parent-style-name="Standard" style:list-style-name="L76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96" style:family="paragraph" style:parent-style-name="Standard" style:list-style-name="L91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97" style:family="paragraph" style:parent-style-name="Standard" style:list-style-name="L91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98" style:family="paragraph" style:parent-style-name="Standard" style:list-style-name="L69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99" style:family="paragraph" style:parent-style-name="Standard" style:list-style-name="L74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800" style:family="paragraph" style:parent-style-name="Standard">
      <style:paragraph-properties fo:line-height="100%"/>
      <style:text-properties fo:font-style="italic" officeooo:rsid="06e17906" officeooo:paragraph-rsid="0a3dfc85" style:font-style-asian="italic" style:font-style-complex="italic"/>
    </style:style>
    <style:style style:name="P1801" style:family="paragraph" style:parent-style-name="Standard" style:list-style-name="L70">
      <style:paragraph-properties fo:line-height="100%"/>
      <style:text-properties officeooo:rsid="04a8203c" officeooo:paragraph-rsid="04a9faac"/>
    </style:style>
    <style:style style:name="P1802" style:family="paragraph" style:parent-style-name="Standard" style:list-style-name="L71">
      <style:paragraph-properties fo:line-height="100%"/>
      <style:text-properties officeooo:rsid="04afb8e0" officeooo:paragraph-rsid="04afb8e0"/>
    </style:style>
    <style:style style:name="P1803" style:family="paragraph" style:parent-style-name="Standard" style:list-style-name="L73">
      <style:paragraph-properties fo:line-height="100%"/>
      <style:text-properties officeooo:rsid="04ddd894" officeooo:paragraph-rsid="04ddd894"/>
    </style:style>
    <style:style style:name="P1804" style:family="paragraph" style:parent-style-name="Standard" style:list-style-name="L73">
      <style:paragraph-properties fo:line-height="100%"/>
      <style:text-properties officeooo:rsid="04ddd894" officeooo:paragraph-rsid="04deac5d"/>
    </style:style>
    <style:style style:name="P1805" style:family="paragraph" style:parent-style-name="Standard" style:list-style-name="L77">
      <style:paragraph-properties fo:line-height="100%"/>
      <style:text-properties officeooo:rsid="05319739" officeooo:paragraph-rsid="05319739"/>
    </style:style>
    <style:style style:name="P1806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807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808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809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810" style:family="paragraph" style:parent-style-name="Standard" style:list-style-name="L81">
      <style:paragraph-properties fo:line-height="100%"/>
      <style:text-properties style:text-line-through-style="none" style:text-line-through-type="none" fo:font-style="normal" fo:font-weight="normal" officeooo:rsid="0544d531" officeooo:paragraph-rsid="09d6ede8" style:font-style-asian="normal" style:font-weight-asian="normal" style:font-style-complex="normal" style:font-weight-complex="normal"/>
    </style:style>
    <style:style style:name="P1811" style:family="paragraph" style:parent-style-name="Standard" style:list-style-name="L86">
      <style:paragraph-properties fo:line-height="100%"/>
      <style:text-properties officeooo:rsid="057d2115" officeooo:paragraph-rsid="057d2115"/>
    </style:style>
    <style:style style:name="P1812" style:family="paragraph" style:parent-style-name="Standard" style:list-style-name="L87">
      <style:paragraph-properties fo:line-height="100%"/>
      <style:text-properties officeooo:rsid="058ba444" officeooo:paragraph-rsid="058ba444"/>
    </style:style>
    <style:style style:name="P1813" style:family="paragraph" style:parent-style-name="Standard" style:list-style-name="L89">
      <style:paragraph-properties fo:line-height="100%"/>
      <style:text-properties officeooo:rsid="058ba444" officeooo:paragraph-rsid="058bbc5e"/>
    </style:style>
    <style:style style:name="P1814" style:family="paragraph" style:parent-style-name="Standard" style:list-style-name="L91">
      <style:paragraph-properties fo:line-height="100%"/>
      <style:text-properties officeooo:rsid="05cd3bc5" officeooo:paragraph-rsid="05cd3bc5"/>
    </style:style>
    <style:style style:name="P1815" style:family="paragraph" style:parent-style-name="Standard" style:list-style-name="L93">
      <style:paragraph-properties fo:line-height="100%"/>
      <style:text-properties officeooo:rsid="05e4e7bb" officeooo:paragraph-rsid="05e4e7bb"/>
    </style:style>
    <style:style style:name="P1816" style:family="paragraph" style:parent-style-name="Standard" style:list-style-name="L94">
      <style:paragraph-properties fo:line-height="100%"/>
      <style:text-properties officeooo:rsid="05e7f406" officeooo:paragraph-rsid="05e7f406"/>
    </style:style>
    <style:style style:name="P1817" style:family="paragraph" style:parent-style-name="Standard" style:list-style-name="L94">
      <style:paragraph-properties fo:line-height="150%"/>
      <style:text-properties officeooo:rsid="05e7f406" officeooo:paragraph-rsid="05e7f406"/>
    </style:style>
    <style:style style:name="P1818" style:family="paragraph" style:parent-style-name="Standard" style:list-style-name="L97">
      <style:paragraph-properties fo:line-height="100%"/>
      <style:text-properties officeooo:rsid="06025589" officeooo:paragraph-rsid="06025589"/>
    </style:style>
    <style:style style:name="P1819" style:family="paragraph" style:parent-style-name="Standard" style:list-style-name="L100">
      <style:paragraph-properties fo:line-height="100%"/>
      <style:text-properties officeooo:rsid="06130d41" officeooo:paragraph-rsid="06130d41"/>
    </style:style>
    <style:style style:name="P1820" style:family="paragraph" style:parent-style-name="Standard" style:list-style-name="L101">
      <style:paragraph-properties fo:line-height="100%"/>
      <style:text-properties officeooo:rsid="06130d41" officeooo:paragraph-rsid="06130d41"/>
    </style:style>
    <style:style style:name="P1821" style:family="paragraph" style:parent-style-name="Standard" style:list-style-name="L101">
      <style:paragraph-properties fo:line-height="100%"/>
      <style:text-properties officeooo:rsid="06130d41" officeooo:paragraph-rsid="06176dd5"/>
    </style:style>
    <style:style style:name="P1822" style:family="paragraph" style:parent-style-name="Standard" style:list-style-name="L102">
      <style:paragraph-properties fo:line-height="100%"/>
      <style:text-properties officeooo:rsid="06148669" officeooo:paragraph-rsid="06148669"/>
    </style:style>
    <style:style style:name="P1823" style:family="paragraph" style:parent-style-name="Standard" style:list-style-name="L103">
      <style:paragraph-properties fo:line-height="150%"/>
      <style:text-properties officeooo:rsid="06176dd5" officeooo:paragraph-rsid="06176dd5"/>
    </style:style>
    <style:style style:name="P1824" style:family="paragraph" style:parent-style-name="Standard" style:list-style-name="L103">
      <style:paragraph-properties fo:line-height="100%"/>
      <style:text-properties officeooo:rsid="06191840" officeooo:paragraph-rsid="06191840"/>
    </style:style>
    <style:style style:name="P1825" style:family="paragraph" style:parent-style-name="Standard" style:list-style-name="L103">
      <style:paragraph-properties fo:line-height="150%"/>
      <style:text-properties officeooo:rsid="06191840" officeooo:paragraph-rsid="06191840"/>
    </style:style>
    <style:style style:name="P1826" style:family="paragraph" style:parent-style-name="Standard" style:list-style-name="L108">
      <style:paragraph-properties fo:line-height="100%"/>
      <style:text-properties officeooo:rsid="0630fb9a" officeooo:paragraph-rsid="0630fb9a"/>
    </style:style>
    <style:style style:name="P1827" style:family="paragraph" style:parent-style-name="Standard" style:list-style-name="L108">
      <style:paragraph-properties fo:line-height="100%"/>
      <style:text-properties officeooo:rsid="0630fb9a" officeooo:paragraph-rsid="06321a8e"/>
    </style:style>
    <style:style style:name="P1828" style:family="paragraph" style:parent-style-name="Standard" style:list-style-name="L108">
      <style:paragraph-properties fo:line-height="150%"/>
      <style:text-properties officeooo:rsid="0630fb9a" officeooo:paragraph-rsid="0630fb9a"/>
    </style:style>
    <style:style style:name="P1829" style:family="paragraph" style:parent-style-name="Standard" style:list-style-name="L109">
      <style:paragraph-properties fo:line-height="100%"/>
      <style:text-properties officeooo:rsid="063bda54" officeooo:paragraph-rsid="063bda54"/>
    </style:style>
    <style:style style:name="P1830" style:family="paragraph" style:parent-style-name="Standard" style:list-style-name="L110">
      <style:paragraph-properties fo:line-height="100%"/>
      <style:text-properties officeooo:rsid="063d933e" officeooo:paragraph-rsid="063d933e"/>
    </style:style>
    <style:style style:name="P1831" style:family="paragraph" style:parent-style-name="Standard" style:list-style-name="L111">
      <style:paragraph-properties fo:line-height="100%"/>
      <style:text-properties officeooo:rsid="06408df0" officeooo:paragraph-rsid="06408df0"/>
    </style:style>
    <style:style style:name="P1832" style:family="paragraph" style:parent-style-name="Standard" style:list-style-name="L111">
      <style:paragraph-properties fo:line-height="100%"/>
      <style:text-properties officeooo:rsid="06440517" officeooo:paragraph-rsid="06440517"/>
    </style:style>
    <style:style style:name="P1833" style:family="paragraph" style:parent-style-name="Standard" style:list-style-name="L112">
      <style:paragraph-properties fo:line-height="100%"/>
      <style:text-properties officeooo:rsid="0646a7a3" officeooo:paragraph-rsid="0646a7a3"/>
    </style:style>
    <style:style style:name="P183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1835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36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37" style:family="paragraph" style:parent-style-name="Table_20_Contents" style:list-style-name="L63">
      <style:paragraph-properties fo:line-height="100%" fo:text-align="start" style:justify-single-word="false"/>
      <style:text-properties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officeooo:rsid="0a4666fb" style:font-style-asian="italic" style:font-style-complex="italic"/>
    </style:style>
    <style:style style:name="T32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5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6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style:font-weight-asian="normal" style:font-weight-complex="normal"/>
    </style:style>
    <style:style style:name="T38" style:family="text">
      <style:text-properties fo:color="#0000ff" style:text-underline-style="none" fo:font-weight="normal" officeooo:rsid="03182d82" style:font-weight-asian="normal" style:font-weight-complex="normal"/>
    </style:style>
    <style:style style:name="T39" style:family="text">
      <style:text-properties fo:color="#0000ff" officeooo:rsid="03153caa"/>
    </style:style>
    <style:style style:name="T40" style:family="text">
      <style:text-properties fo:color="#0000ff" officeooo:rsid="03429aa5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officeooo:rsid="03886cfc"/>
    </style:style>
    <style:style style:name="T43" style:family="text">
      <style:text-properties fo:color="#0000ff" officeooo:rsid="07674e6b"/>
    </style:style>
    <style:style style:name="T44" style:family="text">
      <style:text-properties fo:color="#8b4513"/>
    </style:style>
    <style:style style:name="T45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officeooo:rsid="0013268f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fo:font-weight="normal" officeooo:rsid="02e4de36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style:text-underline-style="none" fo:font-weight="normal" officeooo:rsid="094f453f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style:text-underline-style="none" fo:font-weight="normal" officeooo:rsid="0304fd19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style:text-underline-style="none" fo:font-weight="normal" officeooo:rsid="094fc152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style:text-underline-style="none" fo:font-weight="normal" officeooo:rsid="07dc7b8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style:text-underline-style="none" fo:font-weight="normal" officeooo:rsid="02eac01d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style:text-underline-style="none" fo:font-weight="normal" officeooo:rsid="00af9194" fo:background-color="transparent" loext:char-shading-value="0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style:text-underline-style="none" style:font-style-asian="italic" style:font-style-complex="italic"/>
    </style:style>
    <style:style style:name="T114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15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16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7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8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56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8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9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60" style:family="text">
      <style:text-properties style:use-window-font-color="true" fo:font-style="italic" fo:font-weight="normal" officeooo:rsid="0200b58e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fo:font-weight="normal" officeooo:rsid="0905e25c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italic" fo:font-weight="normal" officeooo:rsid="0906bc80" style:font-style-asian="italic" style:font-weight-asian="normal" style:font-style-complex="italic" style:font-weight-complex="normal"/>
    </style:style>
    <style:style style:name="T163" style:family="text">
      <style:text-properties style:use-window-font-color="true" fo:font-style="italic" fo:font-weight="normal" officeooo:rsid="09071026" style:font-style-asian="italic" style:font-weight-asian="normal" style:font-style-complex="italic" style:font-weight-complex="normal"/>
    </style:style>
    <style:style style:name="T164" style:family="text">
      <style:text-properties style:use-window-font-color="true" fo:font-style="italic" fo:font-weight="normal" officeooo:rsid="0908c0be" style:font-style-asian="italic" style:font-weight-asian="normal" style:font-style-complex="italic" style:font-weight-complex="normal"/>
    </style:style>
    <style:style style:name="T165" style:family="text">
      <style:text-properties style:use-window-font-color="true" fo:font-style="italic" fo:font-weight="normal" officeooo:rsid="01e917c9" style:font-style-asian="italic" style:font-weight-asian="normal" style:font-style-complex="italic" style:font-weight-complex="normal"/>
    </style:style>
    <style:style style:name="T166" style:family="text">
      <style:text-properties style:use-window-font-color="true" fo:font-style="italic" fo:font-weight="normal" officeooo:rsid="0a2c7138" style:font-style-asian="italic" style:font-weight-asian="normal" style:font-style-complex="italic" style:font-weight-complex="normal"/>
    </style:style>
    <style:style style:name="T167" style:family="text">
      <style:text-properties style:use-window-font-color="true" fo:font-style="italic" style:font-style-asian="italic" style:font-style-complex="italic"/>
    </style:style>
    <style:style style:name="T168" style:family="text">
      <style:text-properties style:use-window-font-color="true" fo:font-style="italic" officeooo:rsid="016778b3" style:font-style-asian="italic" style:font-style-complex="italic"/>
    </style:style>
    <style:style style:name="T169" style:family="text">
      <style:text-properties style:use-window-font-color="true" fo:font-style="italic" officeooo:rsid="01e504ba" style:font-style-asian="italic" style:font-style-complex="italic"/>
    </style:style>
    <style:style style:name="T170" style:family="text">
      <style:text-properties style:use-window-font-color="true" fo:font-style="italic" officeooo:rsid="02ce8a1b" style:font-style-asian="italic" style:font-style-complex="italic"/>
    </style:style>
    <style:style style:name="T171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72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73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4" style:family="text">
      <style:text-properties style:use-window-font-color="true" fo:font-style="italic" style:text-underline-style="solid" style:text-underline-width="auto" style:text-underline-color="font-color" fo:font-weight="normal" officeooo:rsid="094fc152" style:font-style-asian="italic" style:font-weight-asian="normal" style:font-style-complex="italic" style:font-weight-complex="normal"/>
    </style:style>
    <style:style style:name="T175" style:family="text">
      <style:text-properties style:use-window-font-color="true" fo:font-style="italic" style:text-underline-style="solid" style:text-underline-width="auto" style:text-underline-color="font-color" fo:font-weight="normal" officeooo:rsid="09519902" style:font-style-asian="italic" style:font-weight-asian="normal" style:font-style-complex="italic" style:font-weight-complex="normal"/>
    </style:style>
    <style:style style:name="T17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fo:font-weight="normal" officeooo:rsid="01d87a11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fo:font-weight="normal" officeooo:rsid="0909bd5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fo:font-weight="normal" officeooo:rsid="01e917c9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fo:font-weight="normal" officeooo:rsid="0912d495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fo:font-weight="normal" officeooo:rsid="0920e846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fo:font-weight="normal" officeooo:rsid="0924cc0b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fo:font-weight="normal" officeooo:rsid="092bf6c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fo:font-weight="normal" officeooo:rsid="092e264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fo:font-weight="normal" officeooo:rsid="09347613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font-style-asian="normal" style:font-style-complex="normal"/>
    </style:style>
    <style:style style:name="T265" style:family="text">
      <style:text-properties style:use-window-font-color="true" fo:font-style="normal" officeooo:rsid="016860b9" style:font-style-asian="normal" style:font-style-complex="normal"/>
    </style:style>
    <style:style style:name="T266" style:family="text">
      <style:text-properties style:use-window-font-color="true" fo:font-style="normal" officeooo:rsid="0171553b" style:font-style-asian="normal" style:font-style-complex="normal"/>
    </style:style>
    <style:style style:name="T267" style:family="text">
      <style:text-properties style:use-window-font-color="true" fo:font-style="normal" officeooo:rsid="016c9d08" style:font-style-asian="normal" style:font-style-complex="normal"/>
    </style:style>
    <style:style style:name="T268" style:family="text">
      <style:text-properties style:use-window-font-color="true" fo:font-style="normal" officeooo:rsid="016778b3" style:font-style-asian="normal" style:font-style-complex="normal"/>
    </style:style>
    <style:style style:name="T269" style:family="text">
      <style:text-properties style:use-window-font-color="true" fo:font-style="normal" officeooo:rsid="01e2b86d" style:font-style-asian="normal" style:font-style-complex="normal"/>
    </style:style>
    <style:style style:name="T270" style:family="text">
      <style:text-properties style:use-window-font-color="true" fo:font-style="normal" officeooo:rsid="01e504ba" style:font-style-asian="normal" style:font-style-complex="normal"/>
    </style:style>
    <style:style style:name="T27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3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3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3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3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4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4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42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4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45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46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47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48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49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50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51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52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53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54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55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56" style:family="text">
      <style:text-properties style:use-window-font-color="true" fo:font-style="normal" style:text-underline-style="none" fo:font-weight="normal" officeooo:rsid="0937ccee" style:font-style-asian="normal" style:font-weight-asian="normal" style:font-style-complex="normal" style:font-weight-complex="normal"/>
    </style:style>
    <style:style style:name="T357" style:family="text">
      <style:text-properties style:use-window-font-color="true" fo:font-style="normal" style:text-underline-style="none" fo:font-weight="normal" officeooo:rsid="09498f93" style:font-style-asian="normal" style:font-weight-asian="normal" style:font-style-complex="normal" style:font-weight-complex="normal"/>
    </style:style>
    <style:style style:name="T358" style:family="text">
      <style:text-properties style:use-window-font-color="true" fo:font-style="normal" style:text-underline-style="none" fo:font-weight="normal" officeooo:rsid="094f453f" style:font-style-asian="normal" style:font-weight-asian="normal" style:font-style-complex="normal" style:font-weight-complex="normal"/>
    </style:style>
    <style:style style:name="T359" style:family="text">
      <style:text-properties style:use-window-font-color="true" fo:font-style="normal" style:text-underline-style="none" fo:font-weight="normal" officeooo:rsid="094fc152" style:font-style-asian="normal" style:font-weight-asian="normal" style:font-style-complex="normal" style:font-weight-complex="normal"/>
    </style:style>
    <style:style style:name="T360" style:family="text">
      <style:text-properties style:use-window-font-color="true" fo:font-style="normal" style:text-underline-style="none" fo:font-weight="normal" officeooo:rsid="09514b21" style:font-style-asian="normal" style:font-weight-asian="normal" style:font-style-complex="normal" style:font-weight-complex="normal"/>
    </style:style>
    <style:style style:name="T361" style:family="text">
      <style:text-properties style:use-window-font-color="true" fo:font-style="normal" style:text-underline-style="none" fo:font-weight="normal" officeooo:rsid="09519902" style:font-style-asian="normal" style:font-weight-asian="normal" style:font-style-complex="normal" style:font-weight-complex="normal"/>
    </style:style>
    <style:style style:name="T362" style:family="text">
      <style:text-properties style:use-window-font-color="true" fo:font-style="normal" style:text-underline-style="none" fo:font-weight="normal" officeooo:rsid="030ed074" style:font-style-asian="normal" style:font-weight-asian="normal" style:font-style-complex="normal" style:font-weight-complex="normal"/>
    </style:style>
    <style:style style:name="T363" style:family="text">
      <style:text-properties style:use-window-font-color="true" fo:font-style="normal" style:text-underline-style="none" fo:font-weight="normal" officeooo:rsid="0956253f" style:font-style-asian="normal" style:font-weight-asian="normal" style:font-style-complex="normal" style:font-weight-complex="normal"/>
    </style:style>
    <style:style style:name="T364" style:family="text">
      <style:text-properties style:use-window-font-color="true" fo:font-style="normal" style:text-underline-style="none" fo:font-weight="normal" officeooo:rsid="00af9194" fo:background-color="transparent" loext:char-shading-value="0" style:font-style-asian="normal" style:font-weight-asian="normal" style:font-style-complex="normal" style:font-weight-complex="normal"/>
    </style:style>
    <style:style style:name="T365" style:family="text">
      <style:text-properties style:use-window-font-color="true" fo:font-style="normal" style:text-underline-style="none" fo:font-weight="normal" officeooo:rsid="08f555bc" fo:background-color="transparent" loext:char-shading-value="0" style:font-style-asian="normal" style:font-weight-asian="normal" style:font-style-complex="normal" style:font-weight-complex="normal"/>
    </style:style>
    <style:style style:name="T366" style:family="text">
      <style:text-properties style:use-window-font-color="true" fo:font-style="normal" style:text-underline-style="none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69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70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7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7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73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74" style:family="text">
      <style:text-properties style:use-window-font-color="true" fo:font-style="normal" style:text-underline-style="solid" style:text-underline-width="auto" style:text-underline-color="font-color" fo:font-weight="normal" officeooo:rsid="030ed074" style:font-style-asian="normal" style:font-weight-asian="normal" style:font-style-complex="normal" style:font-weight-complex="normal"/>
    </style:style>
    <style:style style:name="T375" style:family="text">
      <style:text-properties style:use-window-font-color="true" fo:font-style="normal" style:text-underline-style="solid" style:text-underline-width="auto" style:text-underline-color="font-color" fo:font-weight="normal" officeooo:rsid="030f0c9b" style:font-style-asian="normal" style:font-weight-asian="normal" style:font-style-complex="normal" style:font-weight-complex="normal"/>
    </style:style>
    <style:style style:name="T376" style:family="text">
      <style:text-properties style:use-window-font-color="true" fo:font-weight="normal" style:font-weight-asian="normal" style:font-weight-complex="normal"/>
    </style:style>
    <style:style style:name="T377" style:family="text">
      <style:text-properties style:use-window-font-color="true" fo:font-weight="normal" officeooo:rsid="016aa5ac" style:font-weight-asian="normal" style:font-weight-complex="normal"/>
    </style:style>
    <style:style style:name="T378" style:family="text">
      <style:text-properties style:use-window-font-color="true" fo:font-weight="normal" officeooo:rsid="016a5b23" style:font-weight-asian="normal" style:font-weight-complex="normal"/>
    </style:style>
    <style:style style:name="T379" style:family="text">
      <style:text-properties style:use-window-font-color="true" fo:font-weight="normal" officeooo:rsid="0171553b" style:font-weight-asian="normal" style:font-weight-complex="normal"/>
    </style:style>
    <style:style style:name="T380" style:family="text">
      <style:text-properties style:use-window-font-color="true" fo:font-weight="normal" officeooo:rsid="01aaba73" style:font-weight-asian="normal" style:font-weight-complex="normal"/>
    </style:style>
    <style:style style:name="T381" style:family="text">
      <style:text-properties style:use-window-font-color="true" fo:font-weight="normal" officeooo:rsid="01b08253" style:font-weight-asian="normal" style:font-weight-complex="normal"/>
    </style:style>
    <style:style style:name="T382" style:family="text">
      <style:text-properties style:use-window-font-color="true" fo:font-weight="normal" officeooo:rsid="0226d9d6" style:font-weight-asian="normal" style:font-weight-complex="normal"/>
    </style:style>
    <style:style style:name="T383" style:family="text">
      <style:text-properties style:use-window-font-color="true" fo:font-weight="normal" officeooo:rsid="022c7d02" style:font-weight-asian="normal" style:font-weight-complex="normal"/>
    </style:style>
    <style:style style:name="T384" style:family="text">
      <style:text-properties style:use-window-font-color="true" fo:font-weight="normal" officeooo:rsid="023ce39d" style:font-weight-asian="normal" style:font-weight-complex="normal"/>
    </style:style>
    <style:style style:name="T385" style:family="text">
      <style:text-properties style:use-window-font-color="true" officeooo:rsid="016f0506"/>
    </style:style>
    <style:style style:name="T386" style:family="text">
      <style:text-properties style:use-window-font-color="true" fo:font-weight="bold" style:font-weight-asian="bold" style:font-weight-complex="bold"/>
    </style:style>
    <style:style style:name="T387" style:family="text">
      <style:text-properties style:use-window-font-color="true" fo:font-weight="bold" officeooo:rsid="0044d7a4" style:font-weight-asian="bold" style:font-weight-complex="bold"/>
    </style:style>
    <style:style style:name="T388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92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93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94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95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fo:font-style="normal" style:text-underline-style="none" fo:font-weight="normal" officeooo:rsid="070b4184" style:font-style-asian="normal" style:font-weight-asian="normal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403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04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405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406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407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408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409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410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411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412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413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414" style:family="text">
      <style:text-properties style:use-window-font-color="true" officeooo:rsid="02efc49c"/>
    </style:style>
    <style:style style:name="T415" style:family="text">
      <style:text-properties style:use-window-font-color="true" officeooo:rsid="02ce8a1b"/>
    </style:style>
    <style:style style:name="T416" style:family="text">
      <style:text-properties style:use-window-font-color="true" officeooo:rsid="02d1510f"/>
    </style:style>
    <style:style style:name="T417" style:family="text">
      <style:text-properties style:use-window-font-color="true" officeooo:rsid="02f51e47"/>
    </style:style>
    <style:style style:name="T418" style:family="text">
      <style:text-properties style:use-window-font-color="true" officeooo:rsid="0069ae25"/>
    </style:style>
    <style:style style:name="T419" style:family="text">
      <style:text-properties style:use-window-font-color="true" officeooo:rsid="02f8c777"/>
    </style:style>
    <style:style style:name="T420" style:family="text">
      <style:text-properties style:use-window-font-color="true" fo:background-color="transparent" loext:char-shading-value="0"/>
    </style:style>
    <style:style style:name="T421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422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423" style:family="text">
      <style:text-properties style:use-window-font-color="true" officeooo:rsid="05d5c10e"/>
    </style:style>
    <style:style style:name="T424" style:family="text">
      <style:text-properties style:use-window-font-color="true" officeooo:rsid="05d8cd62"/>
    </style:style>
    <style:style style:name="T425" style:family="text">
      <style:text-properties style:use-window-font-color="true" officeooo:rsid="04a2554c"/>
    </style:style>
    <style:style style:name="T426" style:family="text">
      <style:text-properties style:use-window-font-color="true" officeooo:rsid="05dd0a36"/>
    </style:style>
    <style:style style:name="T427" style:family="text">
      <style:text-properties style:use-window-font-color="true" officeooo:rsid="07b9799b"/>
    </style:style>
    <style:style style:name="T428" style:family="text">
      <style:text-properties style:use-window-font-color="true" officeooo:rsid="08d44a2d"/>
    </style:style>
    <style:style style:name="T429" style:family="text">
      <style:text-properties style:use-window-font-color="true" officeooo:rsid="00c0d7c6"/>
    </style:style>
    <style:style style:name="T430" style:family="text">
      <style:text-properties fo:font-weight="normal" style:font-weight-asian="normal" style:font-weight-complex="normal"/>
    </style:style>
    <style:style style:name="T431" style:family="text">
      <style:text-properties fo:font-weight="normal" officeooo:rsid="003c27f0" style:font-weight-asian="normal" style:font-weight-complex="normal"/>
    </style:style>
    <style:style style:name="T432" style:family="text">
      <style:text-properties fo:font-weight="normal" officeooo:rsid="003cb407" style:font-weight-asian="normal" style:font-weight-complex="normal"/>
    </style:style>
    <style:style style:name="T433" style:family="text">
      <style:text-properties fo:font-weight="normal" officeooo:rsid="00205d85" style:font-weight-asian="normal" style:font-weight-complex="normal"/>
    </style:style>
    <style:style style:name="T434" style:family="text">
      <style:text-properties fo:font-weight="normal" officeooo:rsid="00beb82f" style:font-weight-asian="normal" style:font-weight-complex="normal"/>
    </style:style>
    <style:style style:name="T435" style:family="text">
      <style:text-properties fo:font-weight="normal" officeooo:rsid="016860b9" style:font-weight-asian="normal" style:font-weight-complex="normal"/>
    </style:style>
    <style:style style:name="T436" style:family="text">
      <style:text-properties fo:font-weight="normal" officeooo:rsid="0377ec6e" style:font-weight-asian="normal" style:font-weight-complex="normal"/>
    </style:style>
    <style:style style:name="T437" style:family="text">
      <style:text-properties fo:font-weight="normal" officeooo:rsid="03778af6" style:font-weight-asian="normal" style:font-weight-complex="normal"/>
    </style:style>
    <style:style style:name="T438" style:family="text">
      <style:text-properties fo:font-weight="normal" officeooo:rsid="03886cfc" style:font-weight-asian="normal" style:font-weight-complex="normal"/>
    </style:style>
    <style:style style:name="T439" style:family="text">
      <style:text-properties fo:font-weight="normal" officeooo:rsid="038a2c81" style:font-weight-asian="normal" style:font-weight-complex="normal"/>
    </style:style>
    <style:style style:name="T440" style:family="text">
      <style:text-properties fo:font-weight="normal" officeooo:rsid="038bbdf6" style:font-weight-asian="normal" style:font-weight-complex="normal"/>
    </style:style>
    <style:style style:name="T441" style:family="text">
      <style:text-properties fo:font-weight="normal" officeooo:rsid="038d7d5e" style:font-weight-asian="normal" style:font-weight-complex="normal"/>
    </style:style>
    <style:style style:name="T442" style:family="text">
      <style:text-properties fo:font-weight="normal" officeooo:rsid="038e531a" style:font-weight-asian="normal" style:font-weight-complex="normal"/>
    </style:style>
    <style:style style:name="T443" style:family="text">
      <style:text-properties fo:font-weight="normal" officeooo:rsid="03963307" style:font-weight-asian="normal" style:font-weight-complex="normal"/>
    </style:style>
    <style:style style:name="T444" style:family="text">
      <style:text-properties fo:font-weight="normal" officeooo:rsid="039c640b" style:font-weight-asian="normal" style:font-weight-complex="normal"/>
    </style:style>
    <style:style style:name="T445" style:family="text">
      <style:text-properties fo:font-weight="normal" officeooo:rsid="039e438c" style:font-weight-asian="normal" style:font-weight-complex="normal"/>
    </style:style>
    <style:style style:name="T446" style:family="text">
      <style:text-properties fo:font-weight="normal" officeooo:rsid="03a073aa" style:font-weight-asian="normal" style:font-weight-complex="normal"/>
    </style:style>
    <style:style style:name="T447" style:family="text">
      <style:text-properties fo:font-weight="normal" officeooo:rsid="03a15cc8" style:font-weight-asian="normal" style:font-weight-complex="normal"/>
    </style:style>
    <style:style style:name="T448" style:family="text">
      <style:text-properties fo:font-weight="normal" officeooo:rsid="03a31e81" style:font-weight-asian="normal" style:font-weight-complex="normal"/>
    </style:style>
    <style:style style:name="T449" style:family="text">
      <style:text-properties fo:font-weight="normal" officeooo:rsid="03ac69a7" style:font-weight-asian="normal" style:font-weight-complex="normal"/>
    </style:style>
    <style:style style:name="T450" style:family="text">
      <style:text-properties fo:font-weight="normal" officeooo:rsid="03af7bf7" style:font-weight-asian="normal" style:font-weight-complex="normal"/>
    </style:style>
    <style:style style:name="T451" style:family="text">
      <style:text-properties fo:font-weight="normal" officeooo:rsid="03b1fbc9" style:font-weight-asian="normal" style:font-weight-complex="normal"/>
    </style:style>
    <style:style style:name="T452" style:family="text">
      <style:text-properties fo:font-weight="normal" officeooo:rsid="03becfb9" style:font-weight-asian="normal" style:font-weight-complex="normal"/>
    </style:style>
    <style:style style:name="T453" style:family="text">
      <style:text-properties fo:font-weight="normal" officeooo:rsid="03bf675e" style:font-weight-asian="normal" style:font-weight-complex="normal"/>
    </style:style>
    <style:style style:name="T454" style:family="text">
      <style:text-properties fo:font-weight="normal" officeooo:rsid="03bf92cd" style:font-weight-asian="normal" style:font-weight-complex="normal"/>
    </style:style>
    <style:style style:name="T455" style:family="text">
      <style:text-properties fo:font-weight="normal" officeooo:rsid="03c2a4d1" style:font-weight-asian="normal" style:font-weight-complex="normal"/>
    </style:style>
    <style:style style:name="T456" style:family="text">
      <style:text-properties fo:font-weight="normal" officeooo:rsid="03c34d65" style:font-weight-asian="normal" style:font-weight-complex="normal"/>
    </style:style>
    <style:style style:name="T457" style:family="text">
      <style:text-properties fo:font-weight="normal" officeooo:rsid="03c39617" style:font-weight-asian="normal" style:font-weight-complex="normal"/>
    </style:style>
    <style:style style:name="T458" style:family="text">
      <style:text-properties fo:font-weight="normal" officeooo:rsid="03c44ca6" style:font-weight-asian="normal" style:font-weight-complex="normal"/>
    </style:style>
    <style:style style:name="T459" style:family="text">
      <style:text-properties fo:font-weight="normal" officeooo:rsid="03c51260" style:font-weight-asian="normal" style:font-weight-complex="normal"/>
    </style:style>
    <style:style style:name="T460" style:family="text">
      <style:text-properties fo:font-weight="normal" officeooo:rsid="03c51463" style:font-weight-asian="normal" style:font-weight-complex="normal"/>
    </style:style>
    <style:style style:name="T461" style:family="text">
      <style:text-properties fo:font-weight="normal" officeooo:rsid="03c51c71" style:font-weight-asian="normal" style:font-weight-complex="normal"/>
    </style:style>
    <style:style style:name="T462" style:family="text">
      <style:text-properties fo:font-weight="normal" officeooo:rsid="03c6f534" style:font-weight-asian="normal" style:font-weight-complex="normal"/>
    </style:style>
    <style:style style:name="T463" style:family="text">
      <style:text-properties fo:font-weight="normal" officeooo:rsid="03cb2c07" style:font-weight-asian="normal" style:font-weight-complex="normal"/>
    </style:style>
    <style:style style:name="T464" style:family="text">
      <style:text-properties fo:font-weight="normal" officeooo:rsid="03d088e0" style:font-weight-asian="normal" style:font-weight-complex="normal"/>
    </style:style>
    <style:style style:name="T465" style:family="text">
      <style:text-properties fo:font-weight="normal" officeooo:rsid="03d7a2a4" style:font-weight-asian="normal" style:font-weight-complex="normal"/>
    </style:style>
    <style:style style:name="T466" style:family="text">
      <style:text-properties fo:font-weight="normal" officeooo:rsid="03d9bd6c" style:font-weight-asian="normal" style:font-weight-complex="normal"/>
    </style:style>
    <style:style style:name="T467" style:family="text">
      <style:text-properties fo:font-weight="normal" officeooo:rsid="03db91db" style:font-weight-asian="normal" style:font-weight-complex="normal"/>
    </style:style>
    <style:style style:name="T468" style:family="text">
      <style:text-properties fo:font-weight="normal" officeooo:rsid="03e4514e" style:font-weight-asian="normal" style:font-weight-complex="normal"/>
    </style:style>
    <style:style style:name="T469" style:family="text">
      <style:text-properties fo:font-weight="normal" officeooo:rsid="03e90de3" style:font-weight-asian="normal" style:font-weight-complex="normal"/>
    </style:style>
    <style:style style:name="T470" style:family="text">
      <style:text-properties fo:font-weight="normal" officeooo:rsid="03e93625" style:font-weight-asian="normal" style:font-weight-complex="normal"/>
    </style:style>
    <style:style style:name="T471" style:family="text">
      <style:text-properties fo:font-weight="normal" officeooo:rsid="03ea64bf" style:font-weight-asian="normal" style:font-weight-complex="normal"/>
    </style:style>
    <style:style style:name="T472" style:family="text">
      <style:text-properties fo:font-weight="normal" officeooo:rsid="03eb005c" style:font-weight-asian="normal" style:font-weight-complex="normal"/>
    </style:style>
    <style:style style:name="T473" style:family="text">
      <style:text-properties fo:font-weight="normal" officeooo:rsid="03ec3a95" style:font-weight-asian="normal" style:font-weight-complex="normal"/>
    </style:style>
    <style:style style:name="T474" style:family="text">
      <style:text-properties fo:font-weight="normal" officeooo:rsid="03ed0846" style:font-weight-asian="normal" style:font-weight-complex="normal"/>
    </style:style>
    <style:style style:name="T475" style:family="text">
      <style:text-properties fo:font-weight="normal" officeooo:rsid="03ede337" style:font-weight-asian="normal" style:font-weight-complex="normal"/>
    </style:style>
    <style:style style:name="T476" style:family="text">
      <style:text-properties fo:font-weight="normal" officeooo:rsid="03ee7eb1" style:font-weight-asian="normal" style:font-weight-complex="normal"/>
    </style:style>
    <style:style style:name="T477" style:family="text">
      <style:text-properties fo:font-weight="normal" officeooo:rsid="03de8421" style:font-weight-asian="normal" style:font-weight-complex="normal"/>
    </style:style>
    <style:style style:name="T478" style:family="text">
      <style:text-properties fo:font-weight="normal" officeooo:rsid="03f27278" style:font-weight-asian="normal" style:font-weight-complex="normal"/>
    </style:style>
    <style:style style:name="T479" style:family="text">
      <style:text-properties fo:font-weight="normal" officeooo:rsid="03f4b1ba" style:font-weight-asian="normal" style:font-weight-complex="normal"/>
    </style:style>
    <style:style style:name="T480" style:family="text">
      <style:text-properties fo:font-weight="normal" officeooo:rsid="03f501e7" style:font-weight-asian="normal" style:font-weight-complex="normal"/>
    </style:style>
    <style:style style:name="T481" style:family="text">
      <style:text-properties fo:font-weight="normal" officeooo:rsid="03f56006" style:font-weight-asian="normal" style:font-weight-complex="normal"/>
    </style:style>
    <style:style style:name="T482" style:family="text">
      <style:text-properties fo:font-weight="normal" officeooo:rsid="03f8c064" style:font-weight-asian="normal" style:font-weight-complex="normal"/>
    </style:style>
    <style:style style:name="T483" style:family="text">
      <style:text-properties fo:font-weight="normal" officeooo:rsid="03fc17c3" style:font-weight-asian="normal" style:font-weight-complex="normal"/>
    </style:style>
    <style:style style:name="T484" style:family="text">
      <style:text-properties fo:font-weight="normal" officeooo:rsid="03fc65b4" style:font-weight-asian="normal" style:font-weight-complex="normal"/>
    </style:style>
    <style:style style:name="T485" style:family="text">
      <style:text-properties fo:font-weight="normal" officeooo:rsid="03fd5e01" style:font-weight-asian="normal" style:font-weight-complex="normal"/>
    </style:style>
    <style:style style:name="T486" style:family="text">
      <style:text-properties fo:font-weight="normal" officeooo:rsid="040aae1c" style:font-weight-asian="normal" style:font-weight-complex="normal"/>
    </style:style>
    <style:style style:name="T487" style:family="text">
      <style:text-properties fo:font-weight="normal" officeooo:rsid="0427ec09" style:font-weight-asian="normal" style:font-weight-complex="normal"/>
    </style:style>
    <style:style style:name="T488" style:family="text">
      <style:text-properties fo:font-weight="normal" officeooo:rsid="0424a315" style:font-weight-asian="normal" style:font-weight-complex="normal"/>
    </style:style>
    <style:style style:name="T489" style:family="text">
      <style:text-properties fo:font-weight="normal" officeooo:rsid="03c13113" style:font-weight-asian="normal" style:font-weight-complex="normal"/>
    </style:style>
    <style:style style:name="T490" style:family="text">
      <style:text-properties fo:font-weight="normal" officeooo:rsid="045e6749" style:font-weight-asian="normal" style:font-weight-complex="normal"/>
    </style:style>
    <style:style style:name="T491" style:family="text">
      <style:text-properties fo:font-weight="normal" officeooo:rsid="04602400" style:font-weight-asian="normal" style:font-weight-complex="normal"/>
    </style:style>
    <style:style style:name="T492" style:family="text">
      <style:text-properties fo:font-weight="normal" officeooo:rsid="04161d3e" style:font-weight-asian="normal" style:font-weight-complex="normal"/>
    </style:style>
    <style:style style:name="T493" style:family="text">
      <style:text-properties fo:font-weight="normal" officeooo:rsid="041746e7" style:font-weight-asian="normal" style:font-weight-complex="normal"/>
    </style:style>
    <style:style style:name="T494" style:family="text">
      <style:text-properties fo:font-weight="normal" officeooo:rsid="041d4261" style:font-weight-asian="normal" style:font-weight-complex="normal"/>
    </style:style>
    <style:style style:name="T495" style:family="text">
      <style:text-properties fo:font-weight="normal" officeooo:rsid="0419037b" style:font-weight-asian="normal" style:font-weight-complex="normal"/>
    </style:style>
    <style:style style:name="T496" style:family="text">
      <style:text-properties fo:font-weight="normal" officeooo:rsid="04226783" style:font-weight-asian="normal" style:font-weight-complex="normal"/>
    </style:style>
    <style:style style:name="T497" style:family="text">
      <style:text-properties fo:font-weight="normal" officeooo:rsid="04253c68" style:font-weight-asian="normal" style:font-weight-complex="normal"/>
    </style:style>
    <style:style style:name="T498" style:family="text">
      <style:text-properties fo:font-weight="normal" officeooo:rsid="043c6125" style:font-weight-asian="normal" style:font-weight-complex="normal"/>
    </style:style>
    <style:style style:name="T499" style:family="text">
      <style:text-properties fo:font-weight="normal" officeooo:rsid="044401b2" style:font-weight-asian="normal" style:font-weight-complex="normal"/>
    </style:style>
    <style:style style:name="T500" style:family="text">
      <style:text-properties fo:font-weight="normal" officeooo:rsid="043a3360" style:font-weight-asian="normal" style:font-weight-complex="normal"/>
    </style:style>
    <style:style style:name="T501" style:family="text">
      <style:text-properties fo:font-weight="normal" officeooo:rsid="04438193" style:font-weight-asian="normal" style:font-weight-complex="normal"/>
    </style:style>
    <style:style style:name="T502" style:family="text">
      <style:text-properties fo:font-weight="normal" officeooo:rsid="043fc929" style:font-weight-asian="normal" style:font-weight-complex="normal"/>
    </style:style>
    <style:style style:name="T503" style:family="text">
      <style:text-properties fo:font-weight="normal" officeooo:rsid="04496025" style:font-weight-asian="normal" style:font-weight-complex="normal"/>
    </style:style>
    <style:style style:name="T504" style:family="text">
      <style:text-properties fo:font-weight="normal" officeooo:rsid="04592f7c" style:font-weight-asian="normal" style:font-weight-complex="normal"/>
    </style:style>
    <style:style style:name="T505" style:family="text">
      <style:text-properties fo:font-weight="normal" officeooo:rsid="048ffd4a" style:font-weight-asian="normal" style:font-weight-complex="normal"/>
    </style:style>
    <style:style style:name="T506" style:family="text">
      <style:text-properties fo:font-weight="normal" officeooo:rsid="048fe3f8" style:font-weight-asian="normal" style:font-weight-complex="normal"/>
    </style:style>
    <style:style style:name="T507" style:family="text">
      <style:text-properties fo:font-weight="normal" officeooo:rsid="0494bc64" style:font-weight-asian="normal" style:font-weight-complex="normal"/>
    </style:style>
    <style:style style:name="T508" style:family="text">
      <style:text-properties fo:font-weight="normal" officeooo:rsid="049a8a7e" style:font-weight-asian="normal" style:font-weight-complex="normal"/>
    </style:style>
    <style:style style:name="T509" style:family="text">
      <style:text-properties fo:font-weight="normal" officeooo:rsid="04a57ad8" style:font-weight-asian="normal" style:font-weight-complex="normal"/>
    </style:style>
    <style:style style:name="T510" style:family="text">
      <style:text-properties fo:font-weight="normal" officeooo:rsid="04b2ffc5" style:font-weight-asian="normal" style:font-weight-complex="normal"/>
    </style:style>
    <style:style style:name="T511" style:family="text">
      <style:text-properties fo:font-weight="normal" officeooo:rsid="04ba1b39" style:font-weight-asian="normal" style:font-weight-complex="normal"/>
    </style:style>
    <style:style style:name="T512" style:family="text">
      <style:text-properties fo:font-weight="normal" officeooo:rsid="04b3c5c0" style:font-weight-asian="normal" style:font-weight-complex="normal"/>
    </style:style>
    <style:style style:name="T513" style:family="text">
      <style:text-properties fo:font-weight="normal" officeooo:rsid="04cce5bf" style:font-weight-asian="normal" style:font-weight-complex="normal"/>
    </style:style>
    <style:style style:name="T514" style:family="text">
      <style:text-properties fo:font-weight="normal" officeooo:rsid="050199cb" style:font-weight-asian="normal" style:font-weight-complex="normal"/>
    </style:style>
    <style:style style:name="T515" style:family="text">
      <style:text-properties fo:font-weight="normal" officeooo:rsid="0502c86e" style:font-weight-asian="normal" style:font-weight-complex="normal"/>
    </style:style>
    <style:style style:name="T516" style:family="text">
      <style:text-properties fo:font-weight="normal" officeooo:rsid="04f0bfd5" style:font-weight-asian="normal" style:font-weight-complex="normal"/>
    </style:style>
    <style:style style:name="T517" style:family="text">
      <style:text-properties fo:font-weight="normal" officeooo:rsid="05319739" style:font-weight-asian="normal" style:font-weight-complex="normal"/>
    </style:style>
    <style:style style:name="T518" style:family="text">
      <style:text-properties fo:font-weight="normal" officeooo:rsid="05604a7a" style:font-weight-asian="normal" style:font-weight-complex="normal"/>
    </style:style>
    <style:style style:name="T519" style:family="text">
      <style:text-properties fo:font-weight="normal" officeooo:rsid="0569d9ca" style:font-weight-asian="normal" style:font-weight-complex="normal"/>
    </style:style>
    <style:style style:name="T520" style:family="text">
      <style:text-properties fo:font-weight="normal" officeooo:rsid="056aa2db" style:font-weight-asian="normal" style:font-weight-complex="normal"/>
    </style:style>
    <style:style style:name="T521" style:family="text">
      <style:text-properties fo:font-weight="normal" officeooo:rsid="0573ee33" style:font-weight-asian="normal" style:font-weight-complex="normal"/>
    </style:style>
    <style:style style:name="T522" style:family="text">
      <style:text-properties fo:font-weight="normal" officeooo:rsid="0577776f" style:font-weight-asian="normal" style:font-weight-complex="normal"/>
    </style:style>
    <style:style style:name="T523" style:family="text">
      <style:text-properties fo:font-weight="normal" officeooo:rsid="0580d52a" style:font-weight-asian="normal" style:font-weight-complex="normal"/>
    </style:style>
    <style:style style:name="T524" style:family="text">
      <style:text-properties fo:font-weight="normal" officeooo:rsid="058bbc5e" style:font-weight-asian="normal" style:font-weight-complex="normal"/>
    </style:style>
    <style:style style:name="T525" style:family="text">
      <style:text-properties fo:font-weight="normal" officeooo:rsid="060fe20f" style:font-weight-asian="normal" style:font-weight-complex="normal"/>
    </style:style>
    <style:style style:name="T526" style:family="text">
      <style:text-properties fo:font-weight="normal" officeooo:rsid="065f9c0e" style:font-weight-asian="normal" style:font-weight-complex="normal"/>
    </style:style>
    <style:style style:name="T527" style:family="text">
      <style:text-properties fo:font-weight="normal" officeooo:rsid="06afcb9f" style:font-weight-asian="normal" style:font-weight-complex="normal"/>
    </style:style>
    <style:style style:name="T528" style:family="text">
      <style:text-properties fo:font-weight="normal" officeooo:rsid="06b3d3c8" style:font-weight-asian="normal" style:font-weight-complex="normal"/>
    </style:style>
    <style:style style:name="T529" style:family="text">
      <style:text-properties fo:font-weight="normal" officeooo:rsid="06d2db18" style:font-weight-asian="normal" style:font-weight-complex="normal"/>
    </style:style>
    <style:style style:name="T530" style:family="text">
      <style:text-properties fo:font-weight="normal" officeooo:rsid="06d0bb9d" style:font-weight-asian="normal" style:font-weight-complex="normal"/>
    </style:style>
    <style:style style:name="T531" style:family="text">
      <style:text-properties fo:font-weight="normal" officeooo:rsid="06d32270" style:font-weight-asian="normal" style:font-weight-complex="normal"/>
    </style:style>
    <style:style style:name="T532" style:family="text">
      <style:text-properties fo:font-weight="normal" officeooo:rsid="06d4c47e" style:font-weight-asian="normal" style:font-weight-complex="normal"/>
    </style:style>
    <style:style style:name="T533" style:family="text">
      <style:text-properties fo:font-weight="normal" officeooo:rsid="06d6e503" style:font-weight-asian="normal" style:font-weight-complex="normal"/>
    </style:style>
    <style:style style:name="T534" style:family="text">
      <style:text-properties fo:font-weight="normal" officeooo:rsid="07337436" style:font-weight-asian="normal" style:font-weight-complex="normal"/>
    </style:style>
    <style:style style:name="T535" style:family="text">
      <style:text-properties fo:font-weight="normal" officeooo:rsid="0785f435" style:font-weight-asian="normal" style:font-weight-complex="normal"/>
    </style:style>
    <style:style style:name="T536" style:family="text">
      <style:text-properties fo:font-weight="normal" officeooo:rsid="03f0c84b" style:font-weight-asian="normal" style:font-weight-complex="normal"/>
    </style:style>
    <style:style style:name="T537" style:family="text">
      <style:text-properties fo:font-weight="normal" officeooo:rsid="078609eb" style:font-weight-asian="normal" style:font-weight-complex="normal"/>
    </style:style>
    <style:style style:name="T538" style:family="text">
      <style:text-properties fo:font-weight="normal" officeooo:rsid="07ef09df" style:font-weight-asian="normal" style:font-weight-complex="normal"/>
    </style:style>
    <style:style style:name="T539" style:family="text">
      <style:text-properties fo:font-weight="normal" officeooo:rsid="08613700" style:font-weight-asian="normal" style:font-weight-complex="normal"/>
    </style:style>
    <style:style style:name="T540" style:family="text">
      <style:text-properties fo:font-weight="normal" officeooo:rsid="086e8e45" style:font-weight-asian="normal" style:font-weight-complex="normal"/>
    </style:style>
    <style:style style:name="T541" style:family="text">
      <style:text-properties fo:font-weight="normal" officeooo:rsid="037607bd" style:font-weight-asian="normal" style:font-weight-complex="normal"/>
    </style:style>
    <style:style style:name="T542" style:family="text">
      <style:text-properties fo:font-weight="normal" officeooo:rsid="096ac926" style:font-weight-asian="normal" style:font-weight-complex="normal"/>
    </style:style>
    <style:style style:name="T543" style:family="text">
      <style:text-properties fo:font-weight="normal" officeooo:rsid="03804bbd" style:font-weight-asian="normal" style:font-weight-complex="normal"/>
    </style:style>
    <style:style style:name="T544" style:family="text">
      <style:text-properties fo:font-weight="normal" officeooo:rsid="03a4e520" style:font-weight-asian="normal" style:font-weight-complex="normal"/>
    </style:style>
    <style:style style:name="T545" style:family="text">
      <style:text-properties fo:font-weight="normal" officeooo:rsid="097213dd" style:font-weight-asian="normal" style:font-weight-complex="normal"/>
    </style:style>
    <style:style style:name="T546" style:family="text">
      <style:text-properties fo:font-weight="normal" officeooo:rsid="097ade0f" style:font-weight-asian="normal" style:font-weight-complex="normal"/>
    </style:style>
    <style:style style:name="T547" style:family="text">
      <style:text-properties fo:font-weight="normal" officeooo:rsid="078c8253" style:font-weight-asian="normal" style:font-weight-complex="normal"/>
    </style:style>
    <style:style style:name="T548" style:family="text">
      <style:text-properties fo:font-weight="normal" officeooo:rsid="045019c0" style:font-weight-asian="normal" style:font-weight-complex="normal"/>
    </style:style>
    <style:style style:name="T549" style:family="text">
      <style:text-properties fo:font-weight="normal" officeooo:rsid="03ba815b" style:font-weight-asian="normal" style:font-weight-complex="normal"/>
    </style:style>
    <style:style style:name="T550" style:family="text">
      <style:text-properties fo:font-weight="normal" officeooo:rsid="046fb62d" style:font-weight-asian="normal" style:font-weight-complex="normal"/>
    </style:style>
    <style:style style:name="T551" style:family="text">
      <style:text-properties fo:font-weight="normal" officeooo:rsid="098535f8" style:font-weight-asian="normal" style:font-weight-complex="normal"/>
    </style:style>
    <style:style style:name="T552" style:family="text">
      <style:text-properties fo:font-weight="normal" officeooo:rsid="0985df98" style:font-weight-asian="normal" style:font-weight-complex="normal"/>
    </style:style>
    <style:style style:name="T553" style:family="text">
      <style:text-properties fo:font-weight="normal" officeooo:rsid="098e819f" style:font-weight-asian="normal" style:font-weight-complex="normal"/>
    </style:style>
    <style:style style:name="T554" style:family="text">
      <style:text-properties fo:font-weight="normal" officeooo:rsid="09acc010" style:font-weight-asian="normal" style:font-weight-complex="normal"/>
    </style:style>
    <style:style style:name="T555" style:family="text">
      <style:text-properties fo:font-weight="normal" officeooo:rsid="09bffc7a" style:font-weight-asian="normal" style:font-weight-complex="normal"/>
    </style:style>
    <style:style style:name="T556" style:family="text">
      <style:text-properties fo:font-weight="normal" officeooo:rsid="09d87cc0" style:font-weight-asian="normal" style:font-weight-complex="normal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officeooo:rsid="00256ecc" style:font-style-asian="italic" style:font-style-complex="italic"/>
    </style:style>
    <style:style style:name="T559" style:family="text">
      <style:text-properties fo:font-style="italic" officeooo:rsid="006c1d47" style:font-style-asian="italic" style:font-style-complex="italic"/>
    </style:style>
    <style:style style:name="T560" style:family="text">
      <style:text-properties fo:font-style="italic" officeooo:rsid="00e09913" style:font-style-asian="italic" style:font-style-complex="italic"/>
    </style:style>
    <style:style style:name="T561" style:family="text">
      <style:text-properties fo:font-style="italic" officeooo:rsid="005b5cd3" style:font-style-asian="italic" style:font-style-complex="italic"/>
    </style:style>
    <style:style style:name="T562" style:family="text">
      <style:text-properties fo:font-style="italic" officeooo:rsid="0034ed8b" style:font-style-asian="italic" style:font-style-complex="italic"/>
    </style:style>
    <style:style style:name="T563" style:family="text">
      <style:text-properties fo:font-style="italic" officeooo:rsid="00367935" style:font-style-asian="italic" style:font-style-complex="italic"/>
    </style:style>
    <style:style style:name="T564" style:family="text">
      <style:text-properties fo:font-style="italic" officeooo:rsid="003b4e50" style:font-style-asian="italic" style:font-style-complex="italic"/>
    </style:style>
    <style:style style:name="T565" style:family="text">
      <style:text-properties fo:font-style="italic" officeooo:rsid="01758a0f" style:font-style-asian="italic" style:font-style-complex="italic"/>
    </style:style>
    <style:style style:name="T566" style:family="text">
      <style:text-properties fo:font-style="italic" officeooo:rsid="0080477a" style:font-style-asian="italic" style:font-style-complex="italic"/>
    </style:style>
    <style:style style:name="T567" style:family="text">
      <style:text-properties fo:font-style="italic" officeooo:rsid="01113d34" style:font-style-asian="italic" style:font-style-complex="italic"/>
    </style:style>
    <style:style style:name="T568" style:family="text">
      <style:text-properties fo:font-style="italic" officeooo:rsid="018c0d5b" style:font-style-asian="italic" style:font-style-complex="italic"/>
    </style:style>
    <style:style style:name="T569" style:family="text">
      <style:text-properties fo:font-style="italic" officeooo:rsid="01c64853" style:font-style-asian="italic" style:font-style-complex="italic"/>
    </style:style>
    <style:style style:name="T570" style:family="text">
      <style:text-properties fo:font-style="italic" officeooo:rsid="01d9cd4e" style:font-style-asian="italic" style:font-style-complex="italic"/>
    </style:style>
    <style:style style:name="T571" style:family="text">
      <style:text-properties fo:font-style="italic" officeooo:rsid="01dc67de" style:font-style-asian="italic" style:font-style-complex="italic"/>
    </style:style>
    <style:style style:name="T572" style:family="text">
      <style:text-properties fo:font-style="italic" officeooo:rsid="019e70b3" style:font-style-asian="italic" style:font-style-complex="italic"/>
    </style:style>
    <style:style style:name="T573" style:family="text">
      <style:text-properties fo:font-style="italic" officeooo:rsid="02685e01" style:font-style-asian="italic" style:font-style-complex="italic"/>
    </style:style>
    <style:style style:name="T574" style:family="text">
      <style:text-properties fo:font-style="italic" officeooo:rsid="026b5506" style:font-style-asian="italic" style:font-style-complex="italic"/>
    </style:style>
    <style:style style:name="T575" style:family="text">
      <style:text-properties fo:font-style="italic" officeooo:rsid="0288fb00" style:font-style-asian="italic" style:font-style-complex="italic"/>
    </style:style>
    <style:style style:name="T576" style:family="text">
      <style:text-properties fo:font-style="italic" officeooo:rsid="02ccc8f6" style:font-style-asian="italic" style:font-style-complex="italic"/>
    </style:style>
    <style:style style:name="T577" style:family="text">
      <style:text-properties fo:font-style="italic" officeooo:rsid="0069ae25" style:font-style-asian="italic" style:font-style-complex="italic"/>
    </style:style>
    <style:style style:name="T578" style:family="text">
      <style:text-properties fo:font-style="italic" officeooo:rsid="0022c018" style:font-style-asian="italic" style:font-style-complex="italic"/>
    </style:style>
    <style:style style:name="T579" style:family="text">
      <style:text-properties fo:font-style="italic" officeooo:rsid="02efc49c" style:font-style-asian="italic" style:font-style-complex="italic"/>
    </style:style>
    <style:style style:name="T580" style:family="text">
      <style:text-properties fo:font-style="italic" officeooo:rsid="02ec089f" style:font-style-asian="italic" style:font-style-complex="italic"/>
    </style:style>
    <style:style style:name="T581" style:family="text">
      <style:text-properties fo:font-style="italic" officeooo:rsid="032c4fdc" style:font-style-asian="italic" style:font-style-complex="italic"/>
    </style:style>
    <style:style style:name="T582" style:family="text">
      <style:text-properties fo:font-style="italic" officeooo:rsid="0335ea2c" style:font-style-asian="italic" style:font-style-complex="italic"/>
    </style:style>
    <style:style style:name="T583" style:family="text">
      <style:text-properties fo:font-style="italic" officeooo:rsid="0346a444" style:font-style-asian="italic" style:font-style-complex="italic"/>
    </style:style>
    <style:style style:name="T584" style:family="text">
      <style:text-properties fo:font-style="italic" officeooo:rsid="03a24854" style:font-style-asian="italic" style:font-style-complex="italic"/>
    </style:style>
    <style:style style:name="T585" style:family="text">
      <style:text-properties fo:font-style="italic" officeooo:rsid="03aaef44" style:font-style-asian="italic" style:font-style-complex="italic"/>
    </style:style>
    <style:style style:name="T586" style:family="text">
      <style:text-properties fo:font-style="italic" officeooo:rsid="04a57ad8" style:font-style-asian="italic" style:font-style-complex="italic"/>
    </style:style>
    <style:style style:name="T587" style:family="text">
      <style:text-properties fo:font-style="italic" officeooo:rsid="04ba1b39" style:font-style-asian="italic" style:font-style-complex="italic"/>
    </style:style>
    <style:style style:name="T588" style:family="text">
      <style:text-properties fo:font-style="italic" officeooo:rsid="04a08898" style:font-style-asian="italic" style:font-style-complex="italic"/>
    </style:style>
    <style:style style:name="T589" style:family="text">
      <style:text-properties fo:font-style="italic" officeooo:rsid="051c4636" style:font-style-asian="italic" style:font-style-complex="italic"/>
    </style:style>
    <style:style style:name="T590" style:family="text">
      <style:text-properties fo:font-style="italic" officeooo:rsid="064d9acd" style:font-style-asian="italic" style:font-style-complex="italic"/>
    </style:style>
    <style:style style:name="T591" style:family="text">
      <style:text-properties fo:font-style="italic" officeooo:rsid="063fe71c" style:font-style-asian="italic" style:font-style-complex="italic"/>
    </style:style>
    <style:style style:name="T592" style:family="text">
      <style:text-properties fo:font-style="italic" officeooo:rsid="065a8b52" style:font-style-asian="italic" style:font-style-complex="italic"/>
    </style:style>
    <style:style style:name="T593" style:family="text">
      <style:text-properties fo:font-style="italic" officeooo:rsid="065bcfd1" style:font-style-asian="italic" style:font-style-complex="italic"/>
    </style:style>
    <style:style style:name="T594" style:family="text">
      <style:text-properties fo:font-style="italic" officeooo:rsid="065cd408" style:font-style-asian="italic" style:font-style-complex="italic"/>
    </style:style>
    <style:style style:name="T595" style:family="text">
      <style:text-properties fo:font-style="italic" officeooo:rsid="06130d41" style:font-style-asian="italic" style:font-style-complex="italic"/>
    </style:style>
    <style:style style:name="T596" style:family="text">
      <style:text-properties fo:font-style="italic" officeooo:rsid="0615b752" style:font-style-asian="italic" style:font-style-complex="italic"/>
    </style:style>
    <style:style style:name="T597" style:family="text">
      <style:text-properties fo:font-style="italic" officeooo:rsid="06191840" style:font-style-asian="italic" style:font-style-complex="italic"/>
    </style:style>
    <style:style style:name="T598" style:family="text">
      <style:text-properties fo:font-style="italic" officeooo:rsid="067e3ef2" style:font-style-asian="italic" style:font-style-complex="italic"/>
    </style:style>
    <style:style style:name="T599" style:family="text">
      <style:text-properties fo:font-style="italic" officeooo:rsid="063d933e" style:font-style-asian="italic" style:font-style-complex="italic"/>
    </style:style>
    <style:style style:name="T600" style:family="text">
      <style:text-properties fo:font-style="italic" officeooo:rsid="063bda54" style:font-style-asian="italic" style:font-style-complex="italic"/>
    </style:style>
    <style:style style:name="T601" style:family="text">
      <style:text-properties fo:font-style="italic" officeooo:rsid="06909dfa" style:font-style-asian="italic" style:font-style-complex="italic"/>
    </style:style>
    <style:style style:name="T602" style:family="text">
      <style:text-properties fo:font-style="italic" officeooo:rsid="06c5c5b6" style:font-style-asian="italic" style:font-style-complex="italic"/>
    </style:style>
    <style:style style:name="T603" style:family="text">
      <style:text-properties fo:font-style="italic" officeooo:rsid="0703136b" style:font-style-asian="italic" style:font-style-complex="italic"/>
    </style:style>
    <style:style style:name="T604" style:family="text">
      <style:text-properties fo:font-style="italic" officeooo:rsid="071f6f35" style:font-style-asian="italic" style:font-style-complex="italic"/>
    </style:style>
    <style:style style:name="T605" style:family="text">
      <style:text-properties fo:font-style="italic" officeooo:rsid="071a29dd" style:font-style-asian="italic" style:font-style-complex="italic"/>
    </style:style>
    <style:style style:name="T606" style:family="text">
      <style:text-properties fo:font-style="italic" officeooo:rsid="071be8ce" style:font-style-asian="italic" style:font-style-complex="italic"/>
    </style:style>
    <style:style style:name="T607" style:family="text">
      <style:text-properties fo:font-style="italic" officeooo:rsid="07353afe" style:font-style-asian="italic" style:font-style-complex="italic"/>
    </style:style>
    <style:style style:name="T608" style:family="text">
      <style:text-properties fo:font-style="italic" officeooo:rsid="073096a7" style:font-style-asian="italic" style:font-style-complex="italic"/>
    </style:style>
    <style:style style:name="T609" style:family="text">
      <style:text-properties fo:font-style="italic" officeooo:rsid="072f312a" style:font-style-asian="italic" style:font-style-complex="italic"/>
    </style:style>
    <style:style style:name="T610" style:family="text">
      <style:text-properties fo:font-style="italic" officeooo:rsid="071e417c" style:font-style-asian="italic" style:font-style-complex="italic"/>
    </style:style>
    <style:style style:name="T611" style:family="text">
      <style:text-properties fo:font-style="italic" officeooo:rsid="075dc6a9" style:font-style-asian="italic" style:font-style-complex="italic"/>
    </style:style>
    <style:style style:name="T612" style:family="text">
      <style:text-properties fo:font-style="italic" officeooo:rsid="07674e6b" style:font-style-asian="italic" style:font-style-complex="italic"/>
    </style:style>
    <style:style style:name="T613" style:family="text">
      <style:text-properties fo:font-style="italic" officeooo:rsid="0768a668" style:font-style-asian="italic" style:font-style-complex="italic"/>
    </style:style>
    <style:style style:name="T614" style:family="text">
      <style:text-properties fo:font-style="italic" officeooo:rsid="076da30e" style:font-style-asian="italic" style:font-style-complex="italic"/>
    </style:style>
    <style:style style:name="T615" style:family="text">
      <style:text-properties fo:font-style="italic" officeooo:rsid="075d0c99" style:font-style-asian="italic" style:font-style-complex="italic"/>
    </style:style>
    <style:style style:name="T616" style:family="text">
      <style:text-properties fo:font-style="italic" officeooo:rsid="076f11ac" style:font-style-asian="italic" style:font-style-complex="italic"/>
    </style:style>
    <style:style style:name="T617" style:family="text">
      <style:text-properties fo:font-style="italic" officeooo:rsid="077d0026" style:font-style-asian="italic" style:font-style-complex="italic"/>
    </style:style>
    <style:style style:name="T618" style:family="text">
      <style:text-properties fo:font-style="italic" officeooo:rsid="07fde910" style:font-style-asian="italic" style:font-style-complex="italic"/>
    </style:style>
    <style:style style:name="T619" style:family="text">
      <style:text-properties fo:font-style="italic" officeooo:rsid="0801b8c8" style:font-style-asian="italic" style:font-style-complex="italic"/>
    </style:style>
    <style:style style:name="T620" style:family="text">
      <style:text-properties fo:font-style="italic" officeooo:rsid="087898dd" style:font-style-asian="italic" style:font-style-complex="italic"/>
    </style:style>
    <style:style style:name="T621" style:family="text">
      <style:text-properties fo:font-style="italic" officeooo:rsid="088dfef9" style:font-style-asian="italic" style:font-style-complex="italic"/>
    </style:style>
    <style:style style:name="T622" style:family="text">
      <style:text-properties fo:font-style="italic" officeooo:rsid="08dad3a6" style:font-style-asian="italic" style:font-style-complex="italic"/>
    </style:style>
    <style:style style:name="T623" style:family="text">
      <style:text-properties fo:font-style="italic" officeooo:rsid="00386ddb" style:font-style-asian="italic" style:font-style-complex="italic"/>
    </style:style>
    <style:style style:name="T624" style:family="text">
      <style:text-properties fo:font-style="italic" officeooo:rsid="0948b3c9" style:font-style-asian="italic" style:font-style-complex="italic"/>
    </style:style>
    <style:style style:name="T625" style:family="text">
      <style:text-properties fo:font-style="italic" officeooo:rsid="094f453f" style:font-style-asian="italic" style:font-style-complex="italic"/>
    </style:style>
    <style:style style:name="T626" style:family="text">
      <style:text-properties fo:font-style="italic" officeooo:rsid="0325ad60" style:font-style-asian="italic" style:font-style-complex="italic"/>
    </style:style>
    <style:style style:name="T627" style:family="text">
      <style:text-properties fo:font-style="italic" officeooo:rsid="09ba85c9" style:font-style-asian="italic" style:font-style-complex="italic"/>
    </style:style>
    <style:style style:name="T628" style:family="text">
      <style:text-properties fo:font-style="italic" officeooo:rsid="09e6b87a" style:font-style-asian="italic" style:font-style-complex="italic"/>
    </style:style>
    <style:style style:name="T629" style:family="text">
      <style:text-properties fo:font-style="italic" officeooo:rsid="0a0e4f0d" style:font-style-asian="italic" style:font-style-complex="italic"/>
    </style:style>
    <style:style style:name="T630" style:family="text">
      <style:text-properties fo:font-style="italic" officeooo:rsid="0620bdc2" style:font-style-asian="italic" style:font-style-complex="italic"/>
    </style:style>
    <style:style style:name="T631" style:family="text">
      <style:text-properties fo:font-style="italic" officeooo:rsid="0622a520" style:font-style-asian="italic" style:font-style-complex="italic"/>
    </style:style>
    <style:style style:name="T632" style:family="text">
      <style:text-properties fo:font-style="italic" officeooo:rsid="0a1dd729" style:font-style-asian="italic" style:font-style-complex="italic"/>
    </style:style>
    <style:style style:name="T633" style:family="text">
      <style:text-properties fo:font-style="italic" officeooo:rsid="0765c475" style:font-style-asian="italic" style:font-style-complex="italic"/>
    </style:style>
    <style:style style:name="T634" style:family="text">
      <style:text-properties fo:font-style="italic" officeooo:rsid="0a46642c" style:font-style-asian="italic" style:font-style-complex="italic"/>
    </style:style>
    <style:style style:name="T63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3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63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63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63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64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64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64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64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64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64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4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4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4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4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5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65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65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65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65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65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656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657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58" style:family="text">
      <style:text-properties fo:font-style="italic" style:text-underline-style="none" fo:font-weight="normal" officeooo:rsid="08c05a8f" style:font-style-asian="italic" style:font-weight-asian="normal" style:font-style-complex="italic" style:font-weight-complex="normal"/>
    </style:style>
    <style:style style:name="T659" style:family="text">
      <style:text-properties fo:font-style="italic" style:text-underline-style="none" fo:font-weight="normal" officeooo:rsid="08c0af0b" style:font-style-asian="italic" style:font-weight-asian="normal" style:font-style-complex="italic" style:font-weight-complex="normal"/>
    </style:style>
    <style:style style:name="T660" style:family="text">
      <style:text-properties fo:font-style="italic" style:text-underline-style="none" fo:font-weight="normal" officeooo:rsid="08ad15c9" style:font-style-asian="italic" style:font-weight-asian="normal" style:font-style-complex="italic" style:font-weight-complex="normal"/>
    </style:style>
    <style:style style:name="T661" style:family="text">
      <style:text-properties fo:font-style="italic" style:text-underline-style="none" fo:font-weight="normal" officeooo:rsid="00912fec" style:font-style-asian="italic" style:font-weight-asian="normal" style:font-style-complex="italic" style:font-weight-complex="normal"/>
    </style:style>
    <style:style style:name="T662" style:family="text">
      <style:text-properties fo:font-style="italic" style:text-underline-style="none" fo:font-weight="normal" officeooo:rsid="08dfaa25" style:font-style-asian="italic" style:font-weight-asian="normal" style:font-style-complex="italic" style:font-weight-complex="normal"/>
    </style:style>
    <style:style style:name="T66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6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65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66" style:family="text">
      <style:text-properties fo:font-style="italic" style:text-underline-style="none" style:font-style-asian="italic" style:font-style-complex="italic"/>
    </style:style>
    <style:style style:name="T667" style:family="text">
      <style:text-properties fo:font-style="italic" style:text-underline-style="none" officeooo:rsid="00baae4f" style:font-style-asian="italic" style:font-style-complex="italic"/>
    </style:style>
    <style:style style:name="T668" style:family="text">
      <style:text-properties fo:font-style="italic" style:text-underline-style="none" officeooo:rsid="00d708a6" style:font-style-asian="italic" style:font-style-complex="italic"/>
    </style:style>
    <style:style style:name="T669" style:family="text">
      <style:text-properties fo:font-style="italic" style:text-underline-style="none" officeooo:rsid="00beb82f" style:font-style-asian="italic" style:font-style-complex="italic"/>
    </style:style>
    <style:style style:name="T670" style:family="text">
      <style:text-properties fo:font-style="italic" style:text-underline-style="none" officeooo:rsid="00d9c9e4" style:font-style-asian="italic" style:font-style-complex="italic"/>
    </style:style>
    <style:style style:name="T671" style:family="text">
      <style:text-properties fo:font-style="italic" style:text-underline-style="none" officeooo:rsid="00f55bb2" style:font-style-asian="italic" style:font-style-complex="italic"/>
    </style:style>
    <style:style style:name="T672" style:family="text">
      <style:text-properties fo:font-style="italic" style:text-underline-style="none" officeooo:rsid="00f74e17" style:font-style-asian="italic" style:font-style-complex="italic"/>
    </style:style>
    <style:style style:name="T673" style:family="text">
      <style:text-properties fo:font-style="italic" style:text-underline-style="none" officeooo:rsid="00fde6f2" style:font-style-asian="italic" style:font-style-complex="italic"/>
    </style:style>
    <style:style style:name="T674" style:family="text">
      <style:text-properties fo:font-style="italic" style:text-underline-style="none" officeooo:rsid="0130fd48" style:font-style-asian="italic" style:font-style-complex="italic"/>
    </style:style>
    <style:style style:name="T675" style:family="text">
      <style:text-properties fo:font-style="italic" style:text-underline-style="none" officeooo:rsid="013401b3" style:font-style-asian="italic" style:font-style-complex="italic"/>
    </style:style>
    <style:style style:name="T676" style:family="text">
      <style:text-properties fo:font-style="italic" style:text-underline-style="none" officeooo:rsid="013f3c54" style:font-style-asian="italic" style:font-style-complex="italic"/>
    </style:style>
    <style:style style:name="T677" style:family="text">
      <style:text-properties fo:font-style="italic" style:text-underline-style="none" officeooo:rsid="00bfa17d" style:font-style-asian="italic" style:font-style-complex="italic"/>
    </style:style>
    <style:style style:name="T678" style:family="text">
      <style:text-properties fo:font-style="italic" style:text-underline-style="none" officeooo:rsid="02a94de9" style:font-style-asian="italic" style:font-style-complex="italic"/>
    </style:style>
    <style:style style:name="T679" style:family="text">
      <style:text-properties fo:font-style="italic" style:text-underline-style="none" officeooo:rsid="00bbbf73" style:font-style-asian="italic" style:font-style-complex="italic"/>
    </style:style>
    <style:style style:name="T680" style:family="text">
      <style:text-properties fo:font-style="italic" style:text-underline-style="none" officeooo:rsid="00a639f7" style:font-style-asian="italic" style:font-style-complex="italic"/>
    </style:style>
    <style:style style:name="T681" style:family="text">
      <style:text-properties fo:font-style="italic" style:text-underline-style="none" officeooo:rsid="00bd11a0" style:font-style-asian="italic" style:font-style-complex="italic"/>
    </style:style>
    <style:style style:name="T682" style:family="text">
      <style:text-properties fo:font-style="italic" style:text-underline-style="none" officeooo:rsid="00fbef0d" style:font-style-asian="italic" style:font-style-complex="italic"/>
    </style:style>
    <style:style style:name="T6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701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702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703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704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705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706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707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708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709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710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711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712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713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714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715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716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717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718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719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720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721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722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723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724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725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726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727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728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729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730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731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732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733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734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735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736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737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738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739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740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741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742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743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744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745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746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747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748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749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750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751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752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753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754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755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756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757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758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759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760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61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62" style:family="text">
      <style:text-properties fo:font-style="italic" fo:font-weight="normal" officeooo:rsid="034f5b13" style:font-style-asian="italic" style:font-weight-asian="normal" style:font-style-complex="italic" style:font-weight-complex="normal"/>
    </style:style>
    <style:style style:name="T763" style:family="text">
      <style:text-properties fo:font-style="italic" fo:font-weight="normal" officeooo:rsid="037607bd" style:font-style-asian="italic" style:font-weight-asian="normal" style:font-style-complex="italic" style:font-weight-complex="normal"/>
    </style:style>
    <style:style style:name="T764" style:family="text">
      <style:text-properties fo:font-style="italic" fo:font-weight="normal" officeooo:rsid="03804bbd" style:font-style-asian="italic" style:font-weight-asian="normal" style:font-style-complex="italic" style:font-weight-complex="normal"/>
    </style:style>
    <style:style style:name="T765" style:family="text">
      <style:text-properties fo:font-style="italic" fo:font-weight="normal" officeooo:rsid="096c2c0f" style:font-style-asian="italic" style:font-weight-asian="normal" style:font-style-complex="italic" style:font-weight-complex="normal"/>
    </style:style>
    <style:style style:name="T766" style:family="text">
      <style:text-properties fo:font-style="italic" fo:font-weight="normal" officeooo:rsid="040e5934" style:font-style-asian="italic" style:font-weight-asian="normal" style:font-style-complex="italic" style:font-weight-complex="normal"/>
    </style:style>
    <style:style style:name="T767" style:family="text">
      <style:text-properties fo:font-style="italic" fo:font-weight="normal" officeooo:rsid="04226783" style:font-style-asian="italic" style:font-weight-asian="normal" style:font-style-complex="italic" style:font-weight-complex="normal"/>
    </style:style>
    <style:style style:name="T768" style:family="text">
      <style:text-properties fo:font-style="italic" fo:font-weight="normal" officeooo:rsid="09a6344a" style:font-style-asian="italic" style:font-weight-asian="normal" style:font-style-complex="italic" style:font-weight-complex="normal"/>
    </style:style>
    <style:style style:name="T769" style:family="text">
      <style:text-properties fo:font-style="italic" fo:font-weight="normal" officeooo:rsid="09abb266" style:font-style-asian="italic" style:font-weight-asian="normal" style:font-style-complex="italic" style:font-weight-complex="normal"/>
    </style:style>
    <style:style style:name="T770" style:family="text">
      <style:text-properties fo:font-style="italic" fo:font-weight="normal" officeooo:rsid="09bee9a3" style:font-style-asian="italic" style:font-weight-asian="normal" style:font-style-complex="italic" style:font-weight-complex="normal"/>
    </style:style>
    <style:style style:name="T771" style:family="text">
      <style:text-properties fo:font-style="italic" fo:font-weight="normal" officeooo:rsid="09c3406c" style:font-style-asian="italic" style:font-weight-asian="normal" style:font-style-complex="italic" style:font-weight-complex="normal"/>
    </style:style>
    <style:style style:name="T772" style:family="text">
      <style:text-properties fo:font-style="italic" fo:font-weight="normal" officeooo:rsid="05604a7a" style:font-style-asian="italic" style:font-weight-asian="normal" style:font-style-complex="italic" style:font-weight-complex="normal"/>
    </style:style>
    <style:style style:name="T773" style:family="text">
      <style:text-properties fo:font-style="italic" fo:font-weight="normal" officeooo:rsid="052fd794" style:font-style-asian="italic" style:font-weight-asian="normal" style:font-style-complex="italic" style:font-weight-complex="normal"/>
    </style:style>
    <style:style style:name="T774" style:family="text">
      <style:text-properties fo:font-style="italic" fo:font-weight="normal" officeooo:rsid="0a13eac3" style:font-style-asian="italic" style:font-weight-asian="normal" style:font-style-complex="italic" style:font-weight-complex="normal"/>
    </style:style>
    <style:style style:name="T77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76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77" style:family="text">
      <style:text-properties fo:font-style="italic" style:text-underline-style="solid" style:text-underline-width="auto" style:text-underline-color="font-color" officeooo:rsid="00256ecc" style:font-style-asian="italic" style:font-style-complex="italic"/>
    </style:style>
    <style:style style:name="T778" style:family="text">
      <style:text-properties fo:font-style="italic" style:text-underline-style="solid" style:text-underline-width="auto" style:text-underline-color="font-color" officeooo:rsid="094f453f" style:font-style-asian="italic" style:font-style-complex="italic"/>
    </style:style>
    <style:style style:name="T77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80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81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82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83" style:family="text">
      <style:text-properties fo:font-style="italic" style:text-underline-style="solid" style:text-underline-width="auto" style:text-underline-color="font-color" fo:font-weight="normal" officeooo:rsid="00256ecc" style:font-style-asian="italic" style:font-weight-asian="normal" style:font-style-complex="italic" style:font-weight-complex="normal"/>
    </style:style>
    <style:style style:name="T7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5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86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87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88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89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90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91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92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93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94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95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96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97" style:family="text">
      <style:text-properties fo:font-style="italic" fo:font-weight="bold" officeooo:rsid="034f5b13" style:font-style-asian="italic" style:font-weight-asian="bold" style:font-style-complex="italic" style:font-weight-complex="bold"/>
    </style:style>
    <style:style style:name="T798" style:family="text">
      <style:text-properties fo:font-style="italic" fo:font-weight="bold" officeooo:rsid="09a6344a" style:font-style-asian="italic" style:font-weight-asian="bold" style:font-style-complex="italic" style:font-weight-complex="bold"/>
    </style:style>
    <style:style style:name="T799" style:family="text">
      <style:text-properties officeooo:rsid="00205d85"/>
    </style:style>
    <style:style style:name="T800" style:family="text">
      <style:text-properties officeooo:rsid="0027fcfd"/>
    </style:style>
    <style:style style:name="T801" style:family="text">
      <style:text-properties officeooo:rsid="0029525d"/>
    </style:style>
    <style:style style:name="T802" style:family="text">
      <style:text-properties officeooo:rsid="0034ed8b"/>
    </style:style>
    <style:style style:name="T803" style:family="text">
      <style:text-properties officeooo:rsid="00367935"/>
    </style:style>
    <style:style style:name="T804" style:family="text">
      <style:text-properties officeooo:rsid="00398ddf"/>
    </style:style>
    <style:style style:name="T8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0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80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0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0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1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1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81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81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81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81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81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81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81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81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82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82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82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82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82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82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82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82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82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829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830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831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832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833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834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835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836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837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838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839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840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84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842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843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844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845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846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847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848" style:family="text">
      <style:text-properties fo:font-style="normal" style:text-underline-style="none" fo:font-weight="normal" officeooo:rsid="08c05a8f" style:font-style-asian="normal" style:font-weight-asian="normal" style:font-style-complex="normal" style:font-weight-complex="normal"/>
    </style:style>
    <style:style style:name="T849" style:family="text">
      <style:text-properties fo:font-style="normal" style:text-underline-style="none" fo:font-weight="normal" officeooo:rsid="08dbec59" style:font-style-asian="normal" style:font-weight-asian="normal" style:font-style-complex="normal" style:font-weight-complex="normal"/>
    </style:style>
    <style:style style:name="T850" style:family="text">
      <style:text-properties fo:font-style="normal" style:text-underline-style="none" fo:font-weight="normal" officeooo:rsid="00912fec" style:font-style-asian="normal" style:font-weight-asian="normal" style:font-style-complex="normal" style:font-weight-complex="normal"/>
    </style:style>
    <style:style style:name="T851" style:family="text">
      <style:text-properties fo:font-style="normal" style:text-underline-style="none" fo:font-weight="normal" officeooo:rsid="08dfaa25" style:font-style-asian="normal" style:font-weight-asian="normal" style:font-style-complex="normal" style:font-weight-complex="normal"/>
    </style:style>
    <style:style style:name="T852" style:family="text">
      <style:text-properties fo:font-style="normal" style:text-underline-style="none" fo:font-weight="normal" officeooo:rsid="0093b191" style:font-style-asian="normal" style:font-weight-asian="normal" style:font-style-complex="normal" style:font-weight-complex="normal"/>
    </style:style>
    <style:style style:name="T853" style:family="text">
      <style:text-properties fo:font-style="normal" style:text-underline-style="none" fo:font-weight="normal" officeooo:rsid="08e0acbc" style:font-style-asian="normal" style:font-weight-asian="normal" style:font-style-complex="normal" style:font-weight-complex="normal"/>
    </style:style>
    <style:style style:name="T854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855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856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857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858" style:family="text">
      <style:text-properties fo:font-style="normal" style:text-underline-style="none" style:font-style-asian="normal" style:font-style-complex="normal"/>
    </style:style>
    <style:style style:name="T859" style:family="text">
      <style:text-properties fo:font-style="normal" style:text-underline-style="none" officeooo:rsid="00a8a4b1" style:font-style-asian="normal" style:font-style-complex="normal"/>
    </style:style>
    <style:style style:name="T860" style:family="text">
      <style:text-properties fo:font-style="normal" style:text-underline-style="none" officeooo:rsid="00ba4170" style:font-style-asian="normal" style:font-style-complex="normal"/>
    </style:style>
    <style:style style:name="T861" style:family="text">
      <style:text-properties fo:font-style="normal" style:text-underline-style="none" officeooo:rsid="00b1e303" style:font-style-asian="normal" style:font-style-complex="normal"/>
    </style:style>
    <style:style style:name="T862" style:family="text">
      <style:text-properties fo:font-style="normal" style:text-underline-style="none" officeooo:rsid="00baae4f" style:font-style-asian="normal" style:font-style-complex="normal"/>
    </style:style>
    <style:style style:name="T863" style:family="text">
      <style:text-properties fo:font-style="normal" style:text-underline-style="none" officeooo:rsid="00bbbf73" style:font-style-asian="normal" style:font-style-complex="normal"/>
    </style:style>
    <style:style style:name="T864" style:family="text">
      <style:text-properties fo:font-style="normal" style:text-underline-style="none" officeooo:rsid="00be4749" style:font-style-asian="normal" style:font-style-complex="normal"/>
    </style:style>
    <style:style style:name="T865" style:family="text">
      <style:text-properties fo:font-style="normal" style:text-underline-style="none" officeooo:rsid="00d139a0" style:font-style-asian="normal" style:font-style-complex="normal"/>
    </style:style>
    <style:style style:name="T866" style:family="text">
      <style:text-properties fo:font-style="normal" style:text-underline-style="none" officeooo:rsid="00d1487d" style:font-style-asian="normal" style:font-style-complex="normal"/>
    </style:style>
    <style:style style:name="T867" style:family="text">
      <style:text-properties fo:font-style="normal" style:text-underline-style="none" officeooo:rsid="00d2fc06" style:font-style-asian="normal" style:font-style-complex="normal"/>
    </style:style>
    <style:style style:name="T868" style:family="text">
      <style:text-properties fo:font-style="normal" style:text-underline-style="none" officeooo:rsid="00d40111" style:font-style-asian="normal" style:font-style-complex="normal"/>
    </style:style>
    <style:style style:name="T869" style:family="text">
      <style:text-properties fo:font-style="normal" style:text-underline-style="none" officeooo:rsid="00d4c5ce" style:font-style-asian="normal" style:font-style-complex="normal"/>
    </style:style>
    <style:style style:name="T870" style:family="text">
      <style:text-properties fo:font-style="normal" style:text-underline-style="none" officeooo:rsid="00d708a6" style:font-style-asian="normal" style:font-style-complex="normal"/>
    </style:style>
    <style:style style:name="T871" style:family="text">
      <style:text-properties fo:font-style="normal" style:text-underline-style="none" officeooo:rsid="00d77d7d" style:font-style-asian="normal" style:font-style-complex="normal"/>
    </style:style>
    <style:style style:name="T872" style:family="text">
      <style:text-properties fo:font-style="normal" style:text-underline-style="none" officeooo:rsid="00d83381" style:font-style-asian="normal" style:font-style-complex="normal"/>
    </style:style>
    <style:style style:name="T873" style:family="text">
      <style:text-properties fo:font-style="normal" style:text-underline-style="none" officeooo:rsid="00d75809" style:font-style-asian="normal" style:font-style-complex="normal"/>
    </style:style>
    <style:style style:name="T874" style:family="text">
      <style:text-properties fo:font-style="normal" style:text-underline-style="none" officeooo:rsid="00dd6c8d" style:font-style-asian="normal" style:font-style-complex="normal"/>
    </style:style>
    <style:style style:name="T875" style:family="text">
      <style:text-properties fo:font-style="normal" style:text-underline-style="none" officeooo:rsid="00dedcd7" style:font-style-asian="normal" style:font-style-complex="normal"/>
    </style:style>
    <style:style style:name="T876" style:family="text">
      <style:text-properties fo:font-style="normal" style:text-underline-style="none" officeooo:rsid="00beb82f" style:font-style-asian="normal" style:font-style-complex="normal"/>
    </style:style>
    <style:style style:name="T877" style:family="text">
      <style:text-properties fo:font-style="normal" style:text-underline-style="none" officeooo:rsid="00e4290b" style:font-style-asian="normal" style:font-style-complex="normal"/>
    </style:style>
    <style:style style:name="T878" style:family="text">
      <style:text-properties fo:font-style="normal" style:text-underline-style="none" officeooo:rsid="00eb50e0" style:font-style-asian="normal" style:font-style-complex="normal"/>
    </style:style>
    <style:style style:name="T879" style:family="text">
      <style:text-properties fo:font-style="normal" style:text-underline-style="none" officeooo:rsid="00d9c9e4" style:font-style-asian="normal" style:font-style-complex="normal"/>
    </style:style>
    <style:style style:name="T880" style:family="text">
      <style:text-properties fo:font-style="normal" style:text-underline-style="none" officeooo:rsid="00ec1e8c" style:font-style-asian="normal" style:font-style-complex="normal"/>
    </style:style>
    <style:style style:name="T881" style:family="text">
      <style:text-properties fo:font-style="normal" style:text-underline-style="none" officeooo:rsid="00f0f7f8" style:font-style-asian="normal" style:font-style-complex="normal"/>
    </style:style>
    <style:style style:name="T882" style:family="text">
      <style:text-properties fo:font-style="normal" style:text-underline-style="none" officeooo:rsid="00f2503e" style:font-style-asian="normal" style:font-style-complex="normal"/>
    </style:style>
    <style:style style:name="T883" style:family="text">
      <style:text-properties fo:font-style="normal" style:text-underline-style="none" officeooo:rsid="00f5260b" style:font-style-asian="normal" style:font-style-complex="normal"/>
    </style:style>
    <style:style style:name="T884" style:family="text">
      <style:text-properties fo:font-style="normal" style:text-underline-style="none" officeooo:rsid="00f55bb2" style:font-style-asian="normal" style:font-style-complex="normal"/>
    </style:style>
    <style:style style:name="T885" style:family="text">
      <style:text-properties fo:font-style="normal" style:text-underline-style="none" officeooo:rsid="00f74e17" style:font-style-asian="normal" style:font-style-complex="normal"/>
    </style:style>
    <style:style style:name="T886" style:family="text">
      <style:text-properties fo:font-style="normal" style:text-underline-style="none" officeooo:rsid="00fbef0d" style:font-style-asian="normal" style:font-style-complex="normal"/>
    </style:style>
    <style:style style:name="T887" style:family="text">
      <style:text-properties fo:font-style="normal" style:text-underline-style="none" officeooo:rsid="00fde6f2" style:font-style-asian="normal" style:font-style-complex="normal"/>
    </style:style>
    <style:style style:name="T888" style:family="text">
      <style:text-properties fo:font-style="normal" style:text-underline-style="none" officeooo:rsid="010185dc" style:font-style-asian="normal" style:font-style-complex="normal"/>
    </style:style>
    <style:style style:name="T889" style:family="text">
      <style:text-properties fo:font-style="normal" style:text-underline-style="none" officeooo:rsid="0103be48" style:font-style-asian="normal" style:font-style-complex="normal"/>
    </style:style>
    <style:style style:name="T890" style:family="text">
      <style:text-properties fo:font-style="normal" style:text-underline-style="none" officeooo:rsid="010c486e" style:font-style-asian="normal" style:font-style-complex="normal"/>
    </style:style>
    <style:style style:name="T891" style:family="text">
      <style:text-properties fo:font-style="normal" style:text-underline-style="none" officeooo:rsid="010db770" style:font-style-asian="normal" style:font-style-complex="normal"/>
    </style:style>
    <style:style style:name="T892" style:family="text">
      <style:text-properties fo:font-style="normal" style:text-underline-style="none" officeooo:rsid="011cabfd" style:font-style-asian="normal" style:font-style-complex="normal"/>
    </style:style>
    <style:style style:name="T893" style:family="text">
      <style:text-properties fo:font-style="normal" style:text-underline-style="none" officeooo:rsid="011d9595" style:font-style-asian="normal" style:font-style-complex="normal"/>
    </style:style>
    <style:style style:name="T894" style:family="text">
      <style:text-properties fo:font-style="normal" style:text-underline-style="none" officeooo:rsid="011fc384" style:font-style-asian="normal" style:font-style-complex="normal"/>
    </style:style>
    <style:style style:name="T895" style:family="text">
      <style:text-properties fo:font-style="normal" style:text-underline-style="none" officeooo:rsid="012dfde8" style:font-style-asian="normal" style:font-style-complex="normal"/>
    </style:style>
    <style:style style:name="T896" style:family="text">
      <style:text-properties fo:font-style="normal" style:text-underline-style="none" officeooo:rsid="0130fd48" style:font-style-asian="normal" style:font-style-complex="normal"/>
    </style:style>
    <style:style style:name="T897" style:family="text">
      <style:text-properties fo:font-style="normal" style:text-underline-style="none" officeooo:rsid="013282b3" style:font-style-asian="normal" style:font-style-complex="normal"/>
    </style:style>
    <style:style style:name="T898" style:family="text">
      <style:text-properties fo:font-style="normal" style:text-underline-style="none" officeooo:rsid="013401b3" style:font-style-asian="normal" style:font-style-complex="normal"/>
    </style:style>
    <style:style style:name="T899" style:family="text">
      <style:text-properties fo:font-style="normal" style:text-underline-style="none" officeooo:rsid="013a8584" style:font-style-asian="normal" style:font-style-complex="normal"/>
    </style:style>
    <style:style style:name="T900" style:family="text">
      <style:text-properties fo:font-style="normal" style:text-underline-style="none" officeooo:rsid="013f3c54" style:font-style-asian="normal" style:font-style-complex="normal"/>
    </style:style>
    <style:style style:name="T901" style:family="text">
      <style:text-properties fo:font-style="normal" style:text-underline-style="none" officeooo:rsid="013e347a" style:font-style-asian="normal" style:font-style-complex="normal"/>
    </style:style>
    <style:style style:name="T902" style:family="text">
      <style:text-properties fo:font-style="normal" style:text-underline-style="none" officeooo:rsid="01408f03" style:font-style-asian="normal" style:font-style-complex="normal"/>
    </style:style>
    <style:style style:name="T903" style:family="text">
      <style:text-properties fo:font-style="normal" style:text-underline-style="none" officeooo:rsid="013cc971" style:font-style-asian="normal" style:font-style-complex="normal"/>
    </style:style>
    <style:style style:name="T904" style:family="text">
      <style:text-properties fo:font-style="normal" style:text-underline-style="none" officeooo:rsid="0150aafa" style:font-style-asian="normal" style:font-style-complex="normal"/>
    </style:style>
    <style:style style:name="T905" style:family="text">
      <style:text-properties fo:font-style="normal" style:text-underline-style="none" officeooo:rsid="0152f194" style:font-style-asian="normal" style:font-style-complex="normal"/>
    </style:style>
    <style:style style:name="T906" style:family="text">
      <style:text-properties fo:font-style="normal" style:text-underline-style="none" officeooo:rsid="0157e2d4" style:font-style-asian="normal" style:font-style-complex="normal"/>
    </style:style>
    <style:style style:name="T907" style:family="text">
      <style:text-properties fo:font-style="normal" style:text-underline-style="none" officeooo:rsid="015c452a" style:font-style-asian="normal" style:font-style-complex="normal"/>
    </style:style>
    <style:style style:name="T908" style:family="text">
      <style:text-properties fo:font-style="normal" style:text-underline-style="none" officeooo:rsid="0176ee1b" style:font-style-asian="normal" style:font-style-complex="normal"/>
    </style:style>
    <style:style style:name="T909" style:family="text">
      <style:text-properties fo:font-style="normal" style:text-underline-style="none" officeooo:rsid="02b807dc" style:font-style-asian="normal" style:font-style-complex="normal"/>
    </style:style>
    <style:style style:name="T910" style:family="text">
      <style:text-properties fo:font-style="normal" style:text-underline-style="none" officeooo:rsid="00bd11a0" style:font-style-asian="normal" style:font-style-complex="normal"/>
    </style:style>
    <style:style style:name="T911" style:family="text">
      <style:text-properties fo:font-style="normal" style:text-underline-style="none" officeooo:rsid="02edc963" style:font-style-asian="normal" style:font-style-complex="normal"/>
    </style:style>
    <style:style style:name="T912" style:family="text">
      <style:text-properties fo:font-style="normal" style:text-underline-style="none" officeooo:rsid="07b3bfe3" style:font-style-asian="normal" style:font-style-complex="normal"/>
    </style:style>
    <style:style style:name="T913" style:family="text">
      <style:text-properties fo:font-style="normal" style:text-underline-style="none" officeooo:rsid="00ae61b4" style:font-style-asian="normal" style:font-style-complex="normal"/>
    </style:style>
    <style:style style:name="T914" style:family="text">
      <style:text-properties fo:font-style="normal" style:text-underline-style="none" officeooo:rsid="08e4dd6a" style:font-style-asian="normal" style:font-style-complex="normal"/>
    </style:style>
    <style:style style:name="T915" style:family="text">
      <style:text-properties fo:font-style="normal" style:text-underline-style="none" officeooo:rsid="08e7a893" style:font-style-asian="normal" style:font-style-complex="normal"/>
    </style:style>
    <style:style style:name="T916" style:family="text">
      <style:text-properties fo:font-style="normal" style:text-underline-style="none" officeooo:rsid="08e9819c" style:font-style-asian="normal" style:font-style-complex="normal"/>
    </style:style>
    <style:style style:name="T917" style:family="text">
      <style:text-properties fo:font-style="normal" style:text-underline-style="none" officeooo:rsid="08ec3514" style:font-style-asian="normal" style:font-style-complex="normal"/>
    </style:style>
    <style:style style:name="T918" style:family="text">
      <style:text-properties fo:font-style="normal" style:text-underline-style="none" officeooo:rsid="08ef3e5d" style:font-style-asian="normal" style:font-style-complex="normal"/>
    </style:style>
    <style:style style:name="T919" style:family="text">
      <style:text-properties fo:font-style="normal" style:text-underline-style="none" officeooo:rsid="08f0811a" style:font-style-asian="normal" style:font-style-complex="normal"/>
    </style:style>
    <style:style style:name="T920" style:family="text">
      <style:text-properties fo:font-style="normal" style:text-underline-style="none" officeooo:rsid="08f1a79f" style:font-style-asian="normal" style:font-style-complex="normal"/>
    </style:style>
    <style:style style:name="T921" style:family="text">
      <style:text-properties fo:font-style="normal" style:text-underline-style="none" officeooo:rsid="08f6e92f" style:font-style-asian="normal" style:font-style-complex="normal"/>
    </style:style>
    <style:style style:name="T922" style:family="text">
      <style:text-properties fo:font-style="normal" style:text-underline-style="none" officeooo:rsid="08f8c915" style:font-style-asian="normal" style:font-style-complex="normal"/>
    </style:style>
    <style:style style:name="T923" style:family="text">
      <style:text-properties fo:font-style="normal" style:text-underline-style="none" officeooo:rsid="0a1c7a91" style:font-style-asian="normal" style:font-style-complex="normal"/>
    </style:style>
    <style:style style:name="T924" style:family="text">
      <style:text-properties fo:font-style="normal" style:font-style-asian="normal" style:font-style-complex="normal"/>
    </style:style>
    <style:style style:name="T925" style:family="text">
      <style:text-properties fo:font-style="normal" officeooo:rsid="0033fbdf" style:font-style-asian="normal" style:font-style-complex="normal"/>
    </style:style>
    <style:style style:name="T926" style:family="text">
      <style:text-properties fo:font-style="normal" officeooo:rsid="0034ed8b" style:font-style-asian="normal" style:font-style-complex="normal"/>
    </style:style>
    <style:style style:name="T927" style:family="text">
      <style:text-properties fo:font-style="normal" officeooo:rsid="0052a33a" style:font-style-asian="normal" style:font-style-complex="normal"/>
    </style:style>
    <style:style style:name="T928" style:family="text">
      <style:text-properties fo:font-style="normal" officeooo:rsid="0092f82d" style:font-style-asian="normal" style:font-style-complex="normal"/>
    </style:style>
    <style:style style:name="T929" style:family="text">
      <style:text-properties fo:font-style="normal" officeooo:rsid="00c6421c" style:font-style-asian="normal" style:font-style-complex="normal"/>
    </style:style>
    <style:style style:name="T930" style:family="text">
      <style:text-properties fo:font-style="normal" officeooo:rsid="00cc5bce" style:font-style-asian="normal" style:font-style-complex="normal"/>
    </style:style>
    <style:style style:name="T931" style:family="text">
      <style:text-properties fo:font-style="normal" officeooo:rsid="0106c767" style:font-style-asian="normal" style:font-style-complex="normal"/>
    </style:style>
    <style:style style:name="T932" style:family="text">
      <style:text-properties fo:font-style="normal" officeooo:rsid="0164a6ee" style:font-style-asian="normal" style:font-style-complex="normal"/>
    </style:style>
    <style:style style:name="T933" style:family="text">
      <style:text-properties fo:font-style="normal" officeooo:rsid="0168d8d5" style:font-style-asian="normal" style:font-style-complex="normal"/>
    </style:style>
    <style:style style:name="T934" style:family="text">
      <style:text-properties fo:font-style="normal" officeooo:rsid="0179221f" style:font-style-asian="normal" style:font-style-complex="normal"/>
    </style:style>
    <style:style style:name="T935" style:family="text">
      <style:text-properties fo:font-style="normal" officeooo:rsid="017941db" style:font-style-asian="normal" style:font-style-complex="normal"/>
    </style:style>
    <style:style style:name="T936" style:family="text">
      <style:text-properties fo:font-style="normal" officeooo:rsid="017a7161" style:font-style-asian="normal" style:font-style-complex="normal"/>
    </style:style>
    <style:style style:name="T937" style:family="text">
      <style:text-properties fo:font-style="normal" officeooo:rsid="0288fb00" style:font-style-asian="normal" style:font-style-complex="normal"/>
    </style:style>
    <style:style style:name="T938" style:family="text">
      <style:text-properties fo:font-style="normal" officeooo:rsid="03355d74" style:font-style-asian="normal" style:font-style-complex="normal"/>
    </style:style>
    <style:style style:name="T939" style:family="text">
      <style:text-properties fo:font-style="normal" officeooo:rsid="0335ea2c" style:font-style-asian="normal" style:font-style-complex="normal"/>
    </style:style>
    <style:style style:name="T940" style:family="text">
      <style:text-properties fo:font-style="normal" officeooo:rsid="0346a444" style:font-style-asian="normal" style:font-style-complex="normal"/>
    </style:style>
    <style:style style:name="T941" style:family="text">
      <style:text-properties fo:font-style="normal" officeooo:rsid="0347bb43" style:font-style-asian="normal" style:font-style-complex="normal"/>
    </style:style>
    <style:style style:name="T942" style:family="text">
      <style:text-properties fo:font-style="normal" officeooo:rsid="03343ce6" style:font-style-asian="normal" style:font-style-complex="normal"/>
    </style:style>
    <style:style style:name="T943" style:family="text">
      <style:text-properties fo:font-style="normal" officeooo:rsid="034dbe4d" style:font-style-asian="normal" style:font-style-complex="normal"/>
    </style:style>
    <style:style style:name="T944" style:family="text">
      <style:text-properties fo:font-style="normal" officeooo:rsid="034f33b6" style:font-style-asian="normal" style:font-style-complex="normal"/>
    </style:style>
    <style:style style:name="T945" style:family="text">
      <style:text-properties fo:font-style="normal" officeooo:rsid="035051aa" style:font-style-asian="normal" style:font-style-complex="normal"/>
    </style:style>
    <style:style style:name="T946" style:family="text">
      <style:text-properties fo:font-style="normal" officeooo:rsid="035de550" style:font-style-asian="normal" style:font-style-complex="normal"/>
    </style:style>
    <style:style style:name="T947" style:family="text">
      <style:text-properties fo:font-style="normal" officeooo:rsid="0364e15d" style:font-style-asian="normal" style:font-style-complex="normal"/>
    </style:style>
    <style:style style:name="T948" style:family="text">
      <style:text-properties fo:font-style="normal" officeooo:rsid="033e56cf" style:font-style-asian="normal" style:font-style-complex="normal"/>
    </style:style>
    <style:style style:name="T949" style:family="text">
      <style:text-properties fo:font-style="normal" officeooo:rsid="0367f8e1" style:font-style-asian="normal" style:font-style-complex="normal"/>
    </style:style>
    <style:style style:name="T950" style:family="text">
      <style:text-properties fo:font-style="normal" officeooo:rsid="0369854f" style:font-style-asian="normal" style:font-style-complex="normal"/>
    </style:style>
    <style:style style:name="T951" style:family="text">
      <style:text-properties fo:font-style="normal" officeooo:rsid="040ce935" style:font-style-asian="normal" style:font-style-complex="normal"/>
    </style:style>
    <style:style style:name="T952" style:family="text">
      <style:text-properties fo:font-style="normal" officeooo:rsid="041e6a3e" style:font-style-asian="normal" style:font-style-complex="normal"/>
    </style:style>
    <style:style style:name="T953" style:family="text">
      <style:text-properties fo:font-style="normal" officeooo:rsid="04a8203c" style:font-style-asian="normal" style:font-style-complex="normal"/>
    </style:style>
    <style:style style:name="T954" style:family="text">
      <style:text-properties fo:font-style="normal" officeooo:rsid="04b80b14" style:font-style-asian="normal" style:font-style-complex="normal"/>
    </style:style>
    <style:style style:name="T955" style:family="text">
      <style:text-properties fo:font-style="normal" officeooo:rsid="060fe20f" style:font-style-asian="normal" style:font-style-complex="normal"/>
    </style:style>
    <style:style style:name="T956" style:family="text">
      <style:text-properties fo:font-style="normal" officeooo:rsid="06125c09" style:font-style-asian="normal" style:font-style-complex="normal"/>
    </style:style>
    <style:style style:name="T957" style:family="text">
      <style:text-properties fo:font-style="normal" officeooo:rsid="06130d41" style:font-style-asian="normal" style:font-style-complex="normal"/>
    </style:style>
    <style:style style:name="T958" style:family="text">
      <style:text-properties fo:font-style="normal" officeooo:rsid="0613692a" style:font-style-asian="normal" style:font-style-complex="normal"/>
    </style:style>
    <style:style style:name="T959" style:family="text">
      <style:text-properties fo:font-style="normal" officeooo:rsid="06148669" style:font-style-asian="normal" style:font-style-complex="normal"/>
    </style:style>
    <style:style style:name="T960" style:family="text">
      <style:text-properties fo:font-style="normal" officeooo:rsid="0615b752" style:font-style-asian="normal" style:font-style-complex="normal"/>
    </style:style>
    <style:style style:name="T961" style:family="text">
      <style:text-properties fo:font-style="normal" officeooo:rsid="06191840" style:font-style-asian="normal" style:font-style-complex="normal"/>
    </style:style>
    <style:style style:name="T962" style:family="text">
      <style:text-properties fo:font-style="normal" officeooo:rsid="06196acd" style:font-style-asian="normal" style:font-style-complex="normal"/>
    </style:style>
    <style:style style:name="T963" style:family="text">
      <style:text-properties fo:font-style="normal" officeooo:rsid="0622a520" style:font-style-asian="normal" style:font-style-complex="normal"/>
    </style:style>
    <style:style style:name="T964" style:family="text">
      <style:text-properties fo:font-style="normal" officeooo:rsid="062535ed" style:font-style-asian="normal" style:font-style-complex="normal"/>
    </style:style>
    <style:style style:name="T965" style:family="text">
      <style:text-properties fo:font-style="normal" officeooo:rsid="06257b22" style:font-style-asian="normal" style:font-style-complex="normal"/>
    </style:style>
    <style:style style:name="T966" style:family="text">
      <style:text-properties fo:font-style="normal" officeooo:rsid="0626dd8c" style:font-style-asian="normal" style:font-style-complex="normal"/>
    </style:style>
    <style:style style:name="T967" style:family="text">
      <style:text-properties fo:font-style="normal" officeooo:rsid="06289f09" style:font-style-asian="normal" style:font-style-complex="normal"/>
    </style:style>
    <style:style style:name="T968" style:family="text">
      <style:text-properties fo:font-style="normal" officeooo:rsid="062ba32e" style:font-style-asian="normal" style:font-style-complex="normal"/>
    </style:style>
    <style:style style:name="T969" style:family="text">
      <style:text-properties fo:font-style="normal" officeooo:rsid="065a8b52" style:font-style-asian="normal" style:font-style-complex="normal"/>
    </style:style>
    <style:style style:name="T970" style:family="text">
      <style:text-properties fo:font-style="normal" officeooo:rsid="065d401a" style:font-style-asian="normal" style:font-style-complex="normal"/>
    </style:style>
    <style:style style:name="T971" style:family="text">
      <style:text-properties fo:font-style="normal" officeooo:rsid="065d9833" style:font-style-asian="normal" style:font-style-complex="normal"/>
    </style:style>
    <style:style style:name="T972" style:family="text">
      <style:text-properties fo:font-style="normal" officeooo:rsid="065e446d" style:font-style-asian="normal" style:font-style-complex="normal"/>
    </style:style>
    <style:style style:name="T973" style:family="text">
      <style:text-properties fo:font-style="normal" officeooo:rsid="0663741c" style:font-style-asian="normal" style:font-style-complex="normal"/>
    </style:style>
    <style:style style:name="T974" style:family="text">
      <style:text-properties fo:font-style="normal" officeooo:rsid="0663a1c9" style:font-style-asian="normal" style:font-style-complex="normal"/>
    </style:style>
    <style:style style:name="T975" style:family="text">
      <style:text-properties fo:font-style="normal" officeooo:rsid="06665ce0" style:font-style-asian="normal" style:font-style-complex="normal"/>
    </style:style>
    <style:style style:name="T976" style:family="text">
      <style:text-properties fo:font-style="normal" officeooo:rsid="067c6895" style:font-style-asian="normal" style:font-style-complex="normal"/>
    </style:style>
    <style:style style:name="T977" style:family="text">
      <style:text-properties fo:font-style="normal" officeooo:rsid="0682b523" style:font-style-asian="normal" style:font-style-complex="normal"/>
    </style:style>
    <style:style style:name="T978" style:family="text">
      <style:text-properties fo:font-style="normal" officeooo:rsid="069bb3bd" style:font-style-asian="normal" style:font-style-complex="normal"/>
    </style:style>
    <style:style style:name="T979" style:family="text">
      <style:text-properties fo:font-style="normal" officeooo:rsid="069befec" style:font-style-asian="normal" style:font-style-complex="normal"/>
    </style:style>
    <style:style style:name="T980" style:family="text">
      <style:text-properties fo:font-style="normal" officeooo:rsid="069f9907" style:font-style-asian="normal" style:font-style-complex="normal"/>
    </style:style>
    <style:style style:name="T981" style:family="text">
      <style:text-properties fo:font-style="normal" officeooo:rsid="06aaffd2" style:font-style-asian="normal" style:font-style-complex="normal"/>
    </style:style>
    <style:style style:name="T982" style:family="text">
      <style:text-properties fo:font-style="normal" officeooo:rsid="06b79ef0" style:font-style-asian="normal" style:font-style-complex="normal"/>
    </style:style>
    <style:style style:name="T983" style:family="text">
      <style:text-properties fo:font-style="normal" officeooo:rsid="06bf5f63" style:font-style-asian="normal" style:font-style-complex="normal"/>
    </style:style>
    <style:style style:name="T984" style:family="text">
      <style:text-properties fo:font-style="normal" officeooo:rsid="06c0c7e9" style:font-style-asian="normal" style:font-style-complex="normal"/>
    </style:style>
    <style:style style:name="T985" style:family="text">
      <style:text-properties fo:font-style="normal" officeooo:rsid="06c5c80d" style:font-style-asian="normal" style:font-style-complex="normal"/>
    </style:style>
    <style:style style:name="T986" style:family="text">
      <style:text-properties fo:font-style="normal" officeooo:rsid="069d3467" style:font-style-asian="normal" style:font-style-complex="normal"/>
    </style:style>
    <style:style style:name="T987" style:family="text">
      <style:text-properties fo:font-style="normal" officeooo:rsid="06ce71fd" style:font-style-asian="normal" style:font-style-complex="normal"/>
    </style:style>
    <style:style style:name="T988" style:family="text">
      <style:text-properties fo:font-style="normal" officeooo:rsid="06c5c5b6" style:font-style-asian="normal" style:font-style-complex="normal"/>
    </style:style>
    <style:style style:name="T989" style:family="text">
      <style:text-properties fo:font-style="normal" officeooo:rsid="06d92b57" style:font-style-asian="normal" style:font-style-complex="normal"/>
    </style:style>
    <style:style style:name="T990" style:family="text">
      <style:text-properties fo:font-style="normal" officeooo:rsid="06d9b7d5" style:font-style-asian="normal" style:font-style-complex="normal"/>
    </style:style>
    <style:style style:name="T991" style:family="text">
      <style:text-properties fo:font-style="normal" officeooo:rsid="06dce0b5" style:font-style-asian="normal" style:font-style-complex="normal"/>
    </style:style>
    <style:style style:name="T992" style:family="text">
      <style:text-properties fo:font-style="normal" officeooo:rsid="06de9ff5" style:font-style-asian="normal" style:font-style-complex="normal"/>
    </style:style>
    <style:style style:name="T993" style:family="text">
      <style:text-properties fo:font-style="normal" officeooo:rsid="06e17906" style:font-style-asian="normal" style:font-style-complex="normal"/>
    </style:style>
    <style:style style:name="T994" style:family="text">
      <style:text-properties fo:font-style="normal" officeooo:rsid="06e34718" style:font-style-asian="normal" style:font-style-complex="normal"/>
    </style:style>
    <style:style style:name="T995" style:family="text">
      <style:text-properties fo:font-style="normal" officeooo:rsid="06e9b05d" style:font-style-asian="normal" style:font-style-complex="normal"/>
    </style:style>
    <style:style style:name="T996" style:family="text">
      <style:text-properties fo:font-style="normal" officeooo:rsid="06ee4110" style:font-style-asian="normal" style:font-style-complex="normal"/>
    </style:style>
    <style:style style:name="T997" style:family="text">
      <style:text-properties fo:font-style="normal" officeooo:rsid="06fabfda" style:font-style-asian="normal" style:font-style-complex="normal"/>
    </style:style>
    <style:style style:name="T998" style:family="text">
      <style:text-properties fo:font-style="normal" officeooo:rsid="06fca8cd" style:font-style-asian="normal" style:font-style-complex="normal"/>
    </style:style>
    <style:style style:name="T999" style:family="text">
      <style:text-properties fo:font-style="normal" officeooo:rsid="06fe5f86" style:font-style-asian="normal" style:font-style-complex="normal"/>
    </style:style>
    <style:style style:name="T1000" style:family="text">
      <style:text-properties fo:font-style="normal" officeooo:rsid="0703136b" style:font-style-asian="normal" style:font-style-complex="normal"/>
    </style:style>
    <style:style style:name="T1001" style:family="text">
      <style:text-properties fo:font-style="normal" officeooo:rsid="0702273b" style:font-style-asian="normal" style:font-style-complex="normal"/>
    </style:style>
    <style:style style:name="T1002" style:family="text">
      <style:text-properties fo:font-style="normal" officeooo:rsid="07057718" style:font-style-asian="normal" style:font-style-complex="normal"/>
    </style:style>
    <style:style style:name="T1003" style:family="text">
      <style:text-properties fo:font-style="normal" officeooo:rsid="0709e8e0" style:font-style-asian="normal" style:font-style-complex="normal"/>
    </style:style>
    <style:style style:name="T1004" style:family="text">
      <style:text-properties fo:font-style="normal" officeooo:rsid="070b4184" style:font-style-asian="normal" style:font-style-complex="normal"/>
    </style:style>
    <style:style style:name="T1005" style:family="text">
      <style:text-properties fo:font-style="normal" officeooo:rsid="070c8d4a" style:font-style-asian="normal" style:font-style-complex="normal"/>
    </style:style>
    <style:style style:name="T1006" style:family="text">
      <style:text-properties fo:font-style="normal" officeooo:rsid="070efc4d" style:font-style-asian="normal" style:font-style-complex="normal"/>
    </style:style>
    <style:style style:name="T1007" style:family="text">
      <style:text-properties fo:font-style="normal" officeooo:rsid="071053d5" style:font-style-asian="normal" style:font-style-complex="normal"/>
    </style:style>
    <style:style style:name="T1008" style:family="text">
      <style:text-properties fo:font-style="normal" officeooo:rsid="071240f6" style:font-style-asian="normal" style:font-style-complex="normal"/>
    </style:style>
    <style:style style:name="T1009" style:family="text">
      <style:text-properties fo:font-style="normal" officeooo:rsid="07175761" style:font-style-asian="normal" style:font-style-complex="normal"/>
    </style:style>
    <style:style style:name="T1010" style:family="text">
      <style:text-properties fo:font-style="normal" officeooo:rsid="071f6f35" style:font-style-asian="normal" style:font-style-complex="normal"/>
    </style:style>
    <style:style style:name="T1011" style:family="text">
      <style:text-properties fo:font-style="normal" officeooo:rsid="07298684" style:font-style-asian="normal" style:font-style-complex="normal"/>
    </style:style>
    <style:style style:name="T1012" style:family="text">
      <style:text-properties fo:font-style="normal" officeooo:rsid="072b8ac3" style:font-style-asian="normal" style:font-style-complex="normal"/>
    </style:style>
    <style:style style:name="T1013" style:family="text">
      <style:text-properties fo:font-style="normal" officeooo:rsid="073096a7" style:font-style-asian="normal" style:font-style-complex="normal"/>
    </style:style>
    <style:style style:name="T1014" style:family="text">
      <style:text-properties fo:font-style="normal" officeooo:rsid="072f312a" style:font-style-asian="normal" style:font-style-complex="normal"/>
    </style:style>
    <style:style style:name="T1015" style:family="text">
      <style:text-properties fo:font-style="normal" officeooo:rsid="07317a4c" style:font-style-asian="normal" style:font-style-complex="normal"/>
    </style:style>
    <style:style style:name="T1016" style:family="text">
      <style:text-properties fo:font-style="normal" officeooo:rsid="07337436" style:font-style-asian="normal" style:font-style-complex="normal"/>
    </style:style>
    <style:style style:name="T1017" style:family="text">
      <style:text-properties fo:font-style="normal" officeooo:rsid="07349225" style:font-style-asian="normal" style:font-style-complex="normal"/>
    </style:style>
    <style:style style:name="T1018" style:family="text">
      <style:text-properties fo:font-style="normal" officeooo:rsid="0734c99b" style:font-style-asian="normal" style:font-style-complex="normal"/>
    </style:style>
    <style:style style:name="T1019" style:family="text">
      <style:text-properties fo:font-style="normal" officeooo:rsid="073a77c9" style:font-style-asian="normal" style:font-style-complex="normal"/>
    </style:style>
    <style:style style:name="T1020" style:family="text">
      <style:text-properties fo:font-style="normal" officeooo:rsid="07496791" style:font-style-asian="normal" style:font-style-complex="normal"/>
    </style:style>
    <style:style style:name="T1021" style:family="text">
      <style:text-properties fo:font-style="normal" officeooo:rsid="071e417c" style:font-style-asian="normal" style:font-style-complex="normal"/>
    </style:style>
    <style:style style:name="T1022" style:family="text">
      <style:text-properties fo:font-style="normal" officeooo:rsid="074a9a44" style:font-style-asian="normal" style:font-style-complex="normal"/>
    </style:style>
    <style:style style:name="T1023" style:family="text">
      <style:text-properties fo:font-style="normal" officeooo:rsid="075cae1c" style:font-style-asian="normal" style:font-style-complex="normal"/>
    </style:style>
    <style:style style:name="T1024" style:family="text">
      <style:text-properties fo:font-style="normal" officeooo:rsid="075dbff1" style:font-style-asian="normal" style:font-style-complex="normal"/>
    </style:style>
    <style:style style:name="T1025" style:family="text">
      <style:text-properties fo:font-style="normal" officeooo:rsid="075dc6a9" style:font-style-asian="normal" style:font-style-complex="normal"/>
    </style:style>
    <style:style style:name="T1026" style:family="text">
      <style:text-properties fo:font-style="normal" officeooo:rsid="07605dc7" style:font-style-asian="normal" style:font-style-complex="normal"/>
    </style:style>
    <style:style style:name="T1027" style:family="text">
      <style:text-properties fo:font-style="normal" officeooo:rsid="0763e3d5" style:font-style-asian="normal" style:font-style-complex="normal"/>
    </style:style>
    <style:style style:name="T1028" style:family="text">
      <style:text-properties fo:font-style="normal" officeooo:rsid="0765c475" style:font-style-asian="normal" style:font-style-complex="normal"/>
    </style:style>
    <style:style style:name="T1029" style:family="text">
      <style:text-properties fo:font-style="normal" officeooo:rsid="0766ef94" style:font-style-asian="normal" style:font-style-complex="normal"/>
    </style:style>
    <style:style style:name="T1030" style:family="text">
      <style:text-properties fo:font-style="normal" officeooo:rsid="07674e6b" style:font-style-asian="normal" style:font-style-complex="normal"/>
    </style:style>
    <style:style style:name="T1031" style:family="text">
      <style:text-properties fo:font-style="normal" officeooo:rsid="076b9c38" style:font-style-asian="normal" style:font-style-complex="normal"/>
    </style:style>
    <style:style style:name="T1032" style:family="text">
      <style:text-properties fo:font-style="normal" officeooo:rsid="076fec72" style:font-style-asian="normal" style:font-style-complex="normal"/>
    </style:style>
    <style:style style:name="T1033" style:family="text">
      <style:text-properties fo:font-style="normal" officeooo:rsid="079e4f56" style:font-style-asian="normal" style:font-style-complex="normal"/>
    </style:style>
    <style:style style:name="T1034" style:family="text">
      <style:text-properties fo:font-style="normal" officeooo:rsid="04915c32" style:font-style-asian="normal" style:font-style-complex="normal"/>
    </style:style>
    <style:style style:name="T1035" style:family="text">
      <style:text-properties fo:font-style="normal" officeooo:rsid="00367935" style:font-style-asian="normal" style:font-style-complex="normal"/>
    </style:style>
    <style:style style:name="T1036" style:family="text">
      <style:text-properties fo:font-style="normal" officeooo:rsid="08d84bf9" style:font-style-asian="normal" style:font-style-complex="normal"/>
    </style:style>
    <style:style style:name="T1037" style:family="text">
      <style:text-properties fo:font-style="normal" officeooo:rsid="00501b3c" style:font-style-asian="normal" style:font-style-complex="normal"/>
    </style:style>
    <style:style style:name="T1038" style:family="text">
      <style:text-properties fo:font-style="normal" officeooo:rsid="00386ddb" style:font-style-asian="normal" style:font-style-complex="normal"/>
    </style:style>
    <style:style style:name="T1039" style:family="text">
      <style:text-properties fo:font-style="normal" officeooo:rsid="08dad3a6" style:font-style-asian="normal" style:font-style-complex="normal"/>
    </style:style>
    <style:style style:name="T1040" style:family="text">
      <style:text-properties fo:font-style="normal" officeooo:rsid="003b4e50" style:font-style-asian="normal" style:font-style-complex="normal"/>
    </style:style>
    <style:style style:name="T1041" style:family="text">
      <style:text-properties fo:font-style="normal" officeooo:rsid="08de837e" style:font-style-asian="normal" style:font-style-complex="normal"/>
    </style:style>
    <style:style style:name="T1042" style:family="text">
      <style:text-properties fo:font-style="normal" officeooo:rsid="0325ad60" style:font-style-asian="normal" style:font-style-complex="normal"/>
    </style:style>
    <style:style style:name="T1043" style:family="text">
      <style:text-properties fo:font-style="normal" officeooo:rsid="095ea5dd" style:font-style-asian="normal" style:font-style-complex="normal"/>
    </style:style>
    <style:style style:name="T1044" style:family="text">
      <style:text-properties fo:font-style="normal" officeooo:rsid="095fa94a" style:font-style-asian="normal" style:font-style-complex="normal"/>
    </style:style>
    <style:style style:name="T1045" style:family="text">
      <style:text-properties fo:font-style="normal" officeooo:rsid="09627e03" style:font-style-asian="normal" style:font-style-complex="normal"/>
    </style:style>
    <style:style style:name="T1046" style:family="text">
      <style:text-properties fo:font-style="normal" officeooo:rsid="0a0918b7" style:font-style-asian="normal" style:font-style-complex="normal"/>
    </style:style>
    <style:style style:name="T1047" style:family="text">
      <style:text-properties fo:font-style="normal" officeooo:rsid="0a2e749b" style:font-style-asian="normal" style:font-style-complex="normal"/>
    </style:style>
    <style:style style:name="T1048" style:family="text">
      <style:text-properties fo:font-style="normal" officeooo:rsid="0a3b02bb" style:font-style-asian="normal" style:font-style-complex="normal"/>
    </style:style>
    <style:style style:name="T1049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1050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1051" style:family="text">
      <style:text-properties fo:font-style="normal" style:text-underline-style="solid" style:text-underline-width="auto" style:text-underline-color="font-color" fo:font-weight="normal" officeooo:rsid="00a4ce44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121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122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123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124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125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126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127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128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129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130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131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132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133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134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135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136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137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138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139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140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141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142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143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144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145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146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147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148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149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150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151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152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153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154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155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156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157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158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159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160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161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162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163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164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165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166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167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168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169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170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171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172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173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174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175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176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177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178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179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180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181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182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183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184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185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186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187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188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189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190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191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192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193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194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195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196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197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198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199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200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201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202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203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204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205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206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207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208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209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210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211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212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213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214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215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216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217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218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219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220" style:family="text">
      <style:text-properties fo:font-style="normal" fo:font-weight="normal" officeooo:rsid="08c97a6e" style:font-style-asian="normal" style:font-weight-asian="normal" style:font-style-complex="normal" style:font-weight-complex="normal"/>
    </style:style>
    <style:style style:name="T1221" style:family="text">
      <style:text-properties fo:font-style="normal" fo:font-weight="normal" officeooo:rsid="08ca1ac8" style:font-style-asian="normal" style:font-weight-asian="normal" style:font-style-complex="normal" style:font-weight-complex="normal"/>
    </style:style>
    <style:style style:name="T1222" style:family="text">
      <style:text-properties fo:font-style="normal" fo:font-weight="normal" officeooo:rsid="04837ce8" style:font-style-asian="normal" style:font-weight-asian="normal" style:font-style-complex="normal" style:font-weight-complex="normal"/>
    </style:style>
    <style:style style:name="T1223" style:family="text">
      <style:text-properties fo:font-style="normal" fo:font-weight="normal" officeooo:rsid="08d10b0e" style:font-style-asian="normal" style:font-weight-asian="normal" style:font-style-complex="normal" style:font-weight-complex="normal"/>
    </style:style>
    <style:style style:name="T1224" style:family="text">
      <style:text-properties fo:font-style="normal" fo:font-weight="normal" officeooo:rsid="06c7eb07" style:font-style-asian="normal" style:font-weight-asian="normal" style:font-style-complex="normal" style:font-weight-complex="normal"/>
    </style:style>
    <style:style style:name="T1225" style:family="text">
      <style:text-properties fo:font-style="normal" fo:font-weight="normal" officeooo:rsid="030ed074" style:font-style-asian="normal" style:font-weight-asian="normal" style:font-style-complex="normal" style:font-weight-complex="normal"/>
    </style:style>
    <style:style style:name="T1226" style:family="text">
      <style:text-properties fo:font-style="normal" fo:font-weight="normal" officeooo:rsid="08d44a2d" style:font-style-asian="normal" style:font-weight-asian="normal" style:font-style-complex="normal" style:font-weight-complex="normal"/>
    </style:style>
    <style:style style:name="T1227" style:family="text">
      <style:text-properties fo:font-style="normal" fo:font-weight="normal" officeooo:rsid="037607bd" style:font-style-asian="normal" style:font-weight-asian="normal" style:font-style-complex="normal" style:font-weight-complex="normal"/>
    </style:style>
    <style:style style:name="T1228" style:family="text">
      <style:text-properties fo:font-style="normal" fo:font-weight="normal" officeooo:rsid="096c2c0f" style:font-style-asian="normal" style:font-weight-asian="normal" style:font-style-complex="normal" style:font-weight-complex="normal"/>
    </style:style>
    <style:style style:name="T1229" style:family="text">
      <style:text-properties fo:font-style="normal" fo:font-weight="normal" officeooo:rsid="09703836" style:font-style-asian="normal" style:font-weight-asian="normal" style:font-style-complex="normal" style:font-weight-complex="normal"/>
    </style:style>
    <style:style style:name="T1230" style:family="text">
      <style:text-properties fo:font-style="normal" fo:font-weight="normal" officeooo:rsid="038d7d5e" style:font-style-asian="normal" style:font-weight-asian="normal" style:font-style-complex="normal" style:font-weight-complex="normal"/>
    </style:style>
    <style:style style:name="T1231" style:family="text">
      <style:text-properties fo:font-style="normal" fo:font-weight="normal" officeooo:rsid="040e5934" style:font-style-asian="normal" style:font-weight-asian="normal" style:font-style-complex="normal" style:font-weight-complex="normal"/>
    </style:style>
    <style:style style:name="T1232" style:family="text">
      <style:text-properties fo:font-style="normal" fo:font-weight="normal" officeooo:rsid="040ea9fd" style:font-style-asian="normal" style:font-weight-asian="normal" style:font-style-complex="normal" style:font-weight-complex="normal"/>
    </style:style>
    <style:style style:name="T1233" style:family="text">
      <style:text-properties fo:font-style="normal" fo:font-weight="normal" officeooo:rsid="0991d241" style:font-style-asian="normal" style:font-weight-asian="normal" style:font-style-complex="normal" style:font-weight-complex="normal"/>
    </style:style>
    <style:style style:name="T1234" style:family="text">
      <style:text-properties fo:font-style="normal" fo:font-weight="normal" officeooo:rsid="099a4366" style:font-style-asian="normal" style:font-weight-asian="normal" style:font-style-complex="normal" style:font-weight-complex="normal"/>
    </style:style>
    <style:style style:name="T1235" style:family="text">
      <style:text-properties fo:font-style="normal" fo:font-weight="normal" officeooo:rsid="09a6b8c9" style:font-style-asian="normal" style:font-weight-asian="normal" style:font-style-complex="normal" style:font-weight-complex="normal"/>
    </style:style>
    <style:style style:name="T1236" style:family="text">
      <style:text-properties fo:font-style="normal" fo:font-weight="normal" officeooo:rsid="09ae3ca4" style:font-style-asian="normal" style:font-weight-asian="normal" style:font-style-complex="normal" style:font-weight-complex="normal"/>
    </style:style>
    <style:style style:name="T1237" style:family="text">
      <style:text-properties fo:font-style="normal" fo:font-weight="normal" officeooo:rsid="09b21a5b" style:font-style-asian="normal" style:font-weight-asian="normal" style:font-style-complex="normal" style:font-weight-complex="normal"/>
    </style:style>
    <style:style style:name="T1238" style:family="text">
      <style:text-properties fo:font-style="normal" fo:font-weight="normal" officeooo:rsid="05016cd3" style:font-style-asian="normal" style:font-weight-asian="normal" style:font-style-complex="normal" style:font-weight-complex="normal"/>
    </style:style>
    <style:style style:name="T1239" style:family="text">
      <style:text-properties fo:font-style="normal" fo:font-weight="normal" officeooo:rsid="09c1cfd5" style:font-style-asian="normal" style:font-weight-asian="normal" style:font-style-complex="normal" style:font-weight-complex="normal"/>
    </style:style>
    <style:style style:name="T1240" style:family="text">
      <style:text-properties fo:font-style="normal" fo:font-weight="normal" officeooo:rsid="09c9c37a" style:font-style-asian="normal" style:font-weight-asian="normal" style:font-style-complex="normal" style:font-weight-complex="normal"/>
    </style:style>
    <style:style style:name="T1241" style:family="text">
      <style:text-properties fo:font-style="normal" fo:font-weight="normal" officeooo:rsid="05604a7a" style:font-style-asian="normal" style:font-weight-asian="normal" style:font-style-complex="normal" style:font-weight-complex="normal"/>
    </style:style>
    <style:style style:name="T1242" style:family="text">
      <style:text-properties fo:font-style="normal" fo:font-weight="normal" officeooo:rsid="09d8fd4d" style:font-style-asian="normal" style:font-weight-asian="normal" style:font-style-complex="normal" style:font-weight-complex="normal"/>
    </style:style>
    <style:style style:name="T1243" style:family="text">
      <style:text-properties fo:font-style="normal" fo:font-weight="normal" officeooo:rsid="09e51aa2" style:font-style-asian="normal" style:font-weight-asian="normal" style:font-style-complex="normal" style:font-weight-complex="normal"/>
    </style:style>
    <style:style style:name="T1244" style:family="text">
      <style:text-properties fo:font-style="normal" fo:font-weight="normal" officeooo:rsid="09e8ac95" style:font-style-asian="normal" style:font-weight-asian="normal" style:font-style-complex="normal" style:font-weight-complex="normal"/>
    </style:style>
    <style:style style:name="T1245" style:family="text">
      <style:text-properties fo:font-style="normal" fo:font-weight="normal" officeooo:rsid="09f6232f" style:font-style-asian="normal" style:font-weight-asian="normal" style:font-style-complex="normal" style:font-weight-complex="normal"/>
    </style:style>
    <style:style style:name="T1246" style:family="text">
      <style:text-properties fo:font-style="normal" fo:font-weight="normal" officeooo:rsid="09f63c7a" style:font-style-asian="normal" style:font-weight-asian="normal" style:font-style-complex="normal" style:font-weight-complex="normal"/>
    </style:style>
    <style:style style:name="T1247" style:family="text">
      <style:text-properties fo:font-style="normal" fo:font-weight="normal" officeooo:rsid="09fb2a49" style:font-style-asian="normal" style:font-weight-asian="normal" style:font-style-complex="normal" style:font-weight-complex="normal"/>
    </style:style>
    <style:style style:name="T12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49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250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251" style:family="text">
      <style:text-properties officeooo:rsid="004d4d0b"/>
    </style:style>
    <style:style style:name="T1252" style:family="text">
      <style:text-properties officeooo:rsid="0013268f"/>
    </style:style>
    <style:style style:name="T1253" style:family="text">
      <style:text-properties officeooo:rsid="004f4350"/>
    </style:style>
    <style:style style:name="T1254" style:family="text">
      <style:text-properties officeooo:rsid="00147dd9"/>
    </style:style>
    <style:style style:name="T1255" style:family="text">
      <style:text-properties officeooo:rsid="005521a3"/>
    </style:style>
    <style:style style:name="T1256" style:family="text">
      <style:text-properties fo:font-weight="bold" style:font-weight-asian="bold" style:font-weight-complex="bold"/>
    </style:style>
    <style:style style:name="T1257" style:family="text">
      <style:text-properties fo:font-weight="bold" officeooo:rsid="005f7223" style:font-weight-asian="bold" style:font-weight-complex="bold"/>
    </style:style>
    <style:style style:name="T1258" style:family="text">
      <style:text-properties fo:font-weight="bold" officeooo:rsid="01871851" style:font-weight-asian="bold" style:font-weight-complex="bold"/>
    </style:style>
    <style:style style:name="T1259" style:family="text">
      <style:text-properties fo:font-weight="bold" officeooo:rsid="02070606" style:font-weight-asian="bold" style:font-weight-complex="bold"/>
    </style:style>
    <style:style style:name="T1260" style:family="text">
      <style:text-properties fo:font-weight="bold" officeooo:rsid="0206e857" style:font-weight-asian="bold" style:font-weight-complex="bold"/>
    </style:style>
    <style:style style:name="T1261" style:family="text">
      <style:text-properties fo:font-weight="bold" officeooo:rsid="03153caa" style:font-weight-asian="bold" style:font-weight-complex="bold"/>
    </style:style>
    <style:style style:name="T1262" style:family="text">
      <style:text-properties fo:font-weight="bold" officeooo:rsid="03429aa5" style:font-weight-asian="bold" style:font-weight-complex="bold"/>
    </style:style>
    <style:style style:name="T1263" style:family="text">
      <style:text-properties fo:font-weight="bold" officeooo:rsid="0356cf1b" style:font-weight-asian="bold" style:font-weight-complex="bold"/>
    </style:style>
    <style:style style:name="T1264" style:family="text">
      <style:text-properties fo:font-weight="bold" officeooo:rsid="03c34d65" style:font-weight-asian="bold" style:font-weight-complex="bold"/>
    </style:style>
    <style:style style:name="T1265" style:family="text">
      <style:text-properties fo:font-weight="bold" officeooo:rsid="03c39617" style:font-weight-asian="bold" style:font-weight-complex="bold"/>
    </style:style>
    <style:style style:name="T1266" style:family="text">
      <style:text-properties fo:font-weight="bold" officeooo:rsid="03c44ca6" style:font-weight-asian="bold" style:font-weight-complex="bold"/>
    </style:style>
    <style:style style:name="T1267" style:family="text">
      <style:text-properties fo:font-weight="bold" officeooo:rsid="03ea64bf" style:font-weight-asian="bold" style:font-weight-complex="bold"/>
    </style:style>
    <style:style style:name="T1268" style:family="text">
      <style:text-properties fo:font-weight="bold" officeooo:rsid="03f8c064" style:font-weight-asian="bold" style:font-weight-complex="bold"/>
    </style:style>
    <style:style style:name="T1269" style:family="text">
      <style:text-properties fo:font-weight="bold" officeooo:rsid="0411d16e" style:font-weight-asian="bold" style:font-weight-complex="bold"/>
    </style:style>
    <style:style style:name="T1270" style:family="text">
      <style:text-properties fo:font-weight="bold" officeooo:rsid="048fe3f8" style:font-weight-asian="bold" style:font-weight-complex="bold"/>
    </style:style>
    <style:style style:name="T1271" style:family="text">
      <style:text-properties fo:font-weight="bold" officeooo:rsid="048ffd4a" style:font-weight-asian="bold" style:font-weight-complex="bold"/>
    </style:style>
    <style:style style:name="T1272" style:family="text">
      <style:text-properties fo:font-weight="bold" officeooo:rsid="04a08898" style:font-weight-asian="bold" style:font-weight-complex="bold"/>
    </style:style>
    <style:style style:name="T1273" style:family="text">
      <style:text-properties fo:font-weight="bold" officeooo:rsid="063d933e" style:font-weight-asian="bold" style:font-weight-complex="bold"/>
    </style:style>
    <style:style style:name="T1274" style:family="text">
      <style:text-properties fo:font-weight="bold" officeooo:rsid="065f9c0e" style:font-weight-asian="bold" style:font-weight-complex="bold"/>
    </style:style>
    <style:style style:name="T1275" style:family="text">
      <style:text-properties fo:font-weight="bold" officeooo:rsid="06dc9bfd" style:font-weight-asian="bold" style:font-weight-complex="bold"/>
    </style:style>
    <style:style style:name="T1276" style:family="text">
      <style:text-properties fo:font-weight="bold" officeooo:rsid="06c0c7e9" style:font-weight-asian="bold" style:font-weight-complex="bold"/>
    </style:style>
    <style:style style:name="T1277" style:family="text">
      <style:text-properties fo:font-weight="bold" officeooo:rsid="06dff81f" style:font-weight-asian="bold" style:font-weight-complex="bold"/>
    </style:style>
    <style:style style:name="T1278" style:family="text">
      <style:text-properties fo:font-weight="bold" officeooo:rsid="071be8ce" style:font-weight-asian="bold" style:font-weight-complex="bold"/>
    </style:style>
    <style:style style:name="T1279" style:family="text">
      <style:text-properties fo:font-weight="bold" officeooo:rsid="072a3f72" style:font-weight-asian="bold" style:font-weight-complex="bold"/>
    </style:style>
    <style:style style:name="T1280" style:family="text">
      <style:text-properties fo:font-weight="bold" officeooo:rsid="07337436" style:font-weight-asian="bold" style:font-weight-complex="bold"/>
    </style:style>
    <style:style style:name="T1281" style:family="text">
      <style:text-properties fo:font-weight="bold" officeooo:rsid="00367935" style:font-weight-asian="bold" style:font-weight-complex="bold"/>
    </style:style>
    <style:style style:name="T1282" style:family="text">
      <style:text-properties fo:font-weight="bold" officeooo:rsid="031fc4b1" style:font-weight-asian="bold" style:font-weight-complex="bold"/>
    </style:style>
    <style:style style:name="T1283" style:family="text">
      <style:text-properties fo:font-weight="bold" officeooo:rsid="034c7df6" style:font-weight-asian="bold" style:font-weight-complex="bold"/>
    </style:style>
    <style:style style:name="T1284" style:family="text">
      <style:text-properties officeooo:rsid="005b5f51"/>
    </style:style>
    <style:style style:name="T1285" style:family="text">
      <style:text-properties officeooo:rsid="005d12fa"/>
    </style:style>
    <style:style style:name="T1286" style:family="text">
      <style:text-properties officeooo:rsid="005f7223"/>
    </style:style>
    <style:style style:name="T1287" style:family="text">
      <style:text-properties style:text-underline-style="none"/>
    </style:style>
    <style:style style:name="T1288" style:family="text">
      <style:text-properties style:text-underline-style="none" fo:font-weight="normal" style:font-weight-asian="normal" style:font-weight-complex="normal"/>
    </style:style>
    <style:style style:name="T1289" style:family="text">
      <style:text-properties style:text-underline-style="none" fo:font-weight="normal" officeooo:rsid="00721e09" style:font-weight-asian="normal" style:font-weight-complex="normal"/>
    </style:style>
    <style:style style:name="T1290" style:family="text">
      <style:text-properties style:text-underline-style="none" fo:font-weight="normal" officeooo:rsid="00722a19" style:font-weight-asian="normal" style:font-weight-complex="normal"/>
    </style:style>
    <style:style style:name="T1291" style:family="text">
      <style:text-properties style:text-underline-style="none" fo:font-weight="normal" officeooo:rsid="006a9ead" style:font-weight-asian="normal" style:font-weight-complex="normal"/>
    </style:style>
    <style:style style:name="T1292" style:family="text">
      <style:text-properties style:text-underline-style="none" fo:font-weight="normal" officeooo:rsid="00a639f7" style:font-weight-asian="normal" style:font-weight-complex="normal"/>
    </style:style>
    <style:style style:name="T1293" style:family="text">
      <style:text-properties style:text-underline-style="none" fo:font-weight="normal" officeooo:rsid="00a69bec" style:font-weight-asian="normal" style:font-weight-complex="normal"/>
    </style:style>
    <style:style style:name="T1294" style:family="text">
      <style:text-properties style:text-underline-style="none" fo:font-weight="normal" officeooo:rsid="009e29ef" style:font-weight-asian="normal" style:font-weight-complex="normal"/>
    </style:style>
    <style:style style:name="T1295" style:family="text">
      <style:text-properties style:text-underline-style="none" fo:font-weight="normal" officeooo:rsid="00a75993" style:font-weight-asian="normal" style:font-weight-complex="normal"/>
    </style:style>
    <style:style style:name="T1296" style:family="text">
      <style:text-properties style:text-underline-style="none" fo:font-weight="normal" officeooo:rsid="00e7b674" style:font-weight-asian="normal" style:font-weight-complex="normal"/>
    </style:style>
    <style:style style:name="T1297" style:family="text">
      <style:text-properties style:text-underline-style="none" fo:font-weight="normal" officeooo:rsid="0123bb39" style:font-weight-asian="normal" style:font-weight-complex="normal"/>
    </style:style>
    <style:style style:name="T1298" style:family="text">
      <style:text-properties style:text-underline-style="none" fo:font-weight="normal" officeooo:rsid="02e59398" style:font-weight-asian="normal" style:font-weight-complex="normal"/>
    </style:style>
    <style:style style:name="T1299" style:family="text">
      <style:text-properties style:text-underline-style="none" fo:font-weight="normal" officeooo:rsid="0043121f" style:font-weight-asian="normal" style:font-weight-complex="normal"/>
    </style:style>
    <style:style style:name="T1300" style:family="text">
      <style:text-properties style:text-underline-style="none" fo:font-weight="normal" officeooo:rsid="06b823a5" style:font-weight-asian="normal" style:font-weight-complex="normal"/>
    </style:style>
    <style:style style:name="T1301" style:family="text">
      <style:text-properties style:text-underline-style="none" fo:font-weight="normal" officeooo:rsid="06afcb9f" style:font-weight-asian="normal" style:font-weight-complex="normal"/>
    </style:style>
    <style:style style:name="T1302" style:family="text">
      <style:text-properties style:text-underline-style="none" fo:font-weight="normal" officeooo:rsid="08ad15c9" style:font-weight-asian="normal" style:font-weight-complex="normal"/>
    </style:style>
    <style:style style:name="T1303" style:family="text">
      <style:text-properties style:text-underline-style="none" fo:font-weight="normal" officeooo:rsid="00bbbf73" style:font-weight-asian="normal" style:font-weight-complex="normal"/>
    </style:style>
    <style:style style:name="T1304" style:family="text">
      <style:text-properties style:text-underline-style="none" fo:font-weight="normal" officeooo:rsid="08b30bdb" style:font-weight-asian="normal" style:font-weight-complex="normal"/>
    </style:style>
    <style:style style:name="T1305" style:family="text">
      <style:text-properties style:text-underline-style="none" fo:font-weight="normal" officeooo:rsid="03becfb9" style:font-weight-asian="normal" style:font-weight-complex="normal"/>
    </style:style>
    <style:style style:name="T1306" style:family="text">
      <style:text-properties style:text-underline-style="none" fo:font-weight="normal" officeooo:rsid="0a364aa3" style:font-weight-asian="normal" style:font-weight-complex="normal"/>
    </style:style>
    <style:style style:name="T1307" style:family="text">
      <style:text-properties style:text-underline-style="none" fo:font-weight="bold" style:font-weight-asian="bold" style:font-weight-complex="bold"/>
    </style:style>
    <style:style style:name="T1308" style:family="text">
      <style:text-properties style:text-underline-style="none" fo:font-weight="bold" officeooo:rsid="00a75993" style:font-weight-asian="bold" style:font-weight-complex="bold"/>
    </style:style>
    <style:style style:name="T1309" style:family="text">
      <style:text-properties style:text-underline-style="none" fo:font-weight="bold" officeooo:rsid="013013d9" style:font-weight-asian="bold" style:font-weight-complex="bold"/>
    </style:style>
    <style:style style:name="T1310" style:family="text">
      <style:text-properties style:text-underline-style="none" fo:font-weight="bold" officeooo:rsid="01408f03" style:font-weight-asian="bold" style:font-weight-complex="bold"/>
    </style:style>
    <style:style style:name="T1311" style:family="text">
      <style:text-properties style:text-underline-style="none" fo:font-weight="bold" officeooo:rsid="08ad15c9" style:font-weight-asian="bold" style:font-weight-complex="bold"/>
    </style:style>
    <style:style style:name="T1312" style:family="text">
      <style:text-properties style:text-underline-style="none" officeooo:rsid="00bbbf73"/>
    </style:style>
    <style:style style:name="T1313" style:family="text">
      <style:text-properties style:text-underline-style="none" officeooo:rsid="00d40111"/>
    </style:style>
    <style:style style:name="T1314" style:family="text">
      <style:text-properties style:text-underline-style="none" officeooo:rsid="00d708a6"/>
    </style:style>
    <style:style style:name="T1315" style:family="text">
      <style:text-properties style:text-underline-style="none" officeooo:rsid="00d5826a"/>
    </style:style>
    <style:style style:name="T1316" style:family="text">
      <style:text-properties style:text-underline-style="none" officeooo:rsid="00fde6f2"/>
    </style:style>
    <style:style style:name="T1317" style:family="text">
      <style:text-properties style:text-underline-style="none" officeooo:rsid="013013d9"/>
    </style:style>
    <style:style style:name="T1318" style:family="text">
      <style:text-properties style:text-underline-style="none" officeooo:rsid="0137af9f"/>
    </style:style>
    <style:style style:name="T1319" style:family="text">
      <style:text-properties style:text-underline-style="none" officeooo:rsid="013282b3"/>
    </style:style>
    <style:style style:name="T1320" style:family="text">
      <style:text-properties style:text-underline-style="none" officeooo:rsid="01408f03"/>
    </style:style>
    <style:style style:name="T1321" style:family="text">
      <style:text-properties style:text-underline-style="none" officeooo:rsid="01416cb6"/>
    </style:style>
    <style:style style:name="T1322" style:family="text">
      <style:text-properties style:text-underline-style="none" officeooo:rsid="01435f2a"/>
    </style:style>
    <style:style style:name="T1323" style:family="text">
      <style:text-properties style:text-underline-style="none" officeooo:rsid="015f15fe"/>
    </style:style>
    <style:style style:name="T1324" style:family="text">
      <style:text-properties style:text-underline-style="none" officeooo:rsid="00ec1e8c"/>
    </style:style>
    <style:style style:name="T1325" style:family="text">
      <style:text-properties officeooo:rsid="00722a19"/>
    </style:style>
    <style:style style:name="T1326" style:family="text">
      <style:text-properties officeooo:rsid="0082538a"/>
    </style:style>
    <style:style style:name="T1327" style:family="text">
      <style:text-properties officeooo:rsid="008a06de"/>
    </style:style>
    <style:style style:name="T1328" style:family="text">
      <style:text-properties officeooo:rsid="00937b11"/>
    </style:style>
    <style:style style:name="T1329" style:family="text">
      <style:text-properties officeooo:rsid="00b502cc"/>
    </style:style>
    <style:style style:name="T1330" style:family="text">
      <style:text-properties officeooo:rsid="00ba4170"/>
    </style:style>
    <style:style style:name="T1331" style:family="text">
      <style:text-properties officeooo:rsid="00bbbf73"/>
    </style:style>
    <style:style style:name="T1332" style:family="text">
      <style:text-properties officeooo:rsid="00bd3f9d"/>
    </style:style>
    <style:style style:name="T1333" style:family="text">
      <style:text-properties officeooo:rsid="00beb82f"/>
    </style:style>
    <style:style style:name="T1334" style:family="text">
      <style:text-properties officeooo:rsid="00c2a166"/>
    </style:style>
    <style:style style:name="T1335" style:family="text">
      <style:text-properties officeooo:rsid="00c7406f"/>
    </style:style>
    <style:style style:name="T1336" style:family="text">
      <style:text-properties officeooo:rsid="00c93592"/>
    </style:style>
    <style:style style:name="T1337" style:family="text">
      <style:text-properties officeooo:rsid="00d83381"/>
    </style:style>
    <style:style style:name="T1338" style:family="text">
      <style:text-properties officeooo:rsid="00e09913"/>
    </style:style>
    <style:style style:name="T1339" style:family="text">
      <style:text-properties officeooo:rsid="00ed9297"/>
    </style:style>
    <style:style style:name="T1340" style:family="text">
      <style:text-properties officeooo:rsid="00ef4875"/>
    </style:style>
    <style:style style:name="T1341" style:family="text">
      <style:text-properties officeooo:rsid="00f0f7f8"/>
    </style:style>
    <style:style style:name="T1342" style:family="text">
      <style:text-properties officeooo:rsid="00f5260b"/>
    </style:style>
    <style:style style:name="T1343" style:family="text">
      <style:text-properties officeooo:rsid="010185dc"/>
    </style:style>
    <style:style style:name="T1344" style:family="text">
      <style:text-properties officeooo:rsid="01095847"/>
    </style:style>
    <style:style style:name="T1345" style:family="text">
      <style:text-properties officeooo:rsid="010f422a"/>
    </style:style>
    <style:style style:name="T1346" style:family="text">
      <style:text-properties officeooo:rsid="01113d34"/>
    </style:style>
    <style:style style:name="T1347" style:family="text">
      <style:text-properties officeooo:rsid="011bd541"/>
    </style:style>
    <style:style style:name="T1348" style:family="text">
      <style:text-properties style:text-line-through-style="none" style:text-line-through-type="none"/>
    </style:style>
    <style:style style:name="T134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35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35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35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353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354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355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356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357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358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359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36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361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362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363" style:family="text">
      <style:text-properties style:text-line-through-style="none" style:text-line-through-type="none" fo:font-weight="normal" officeooo:rsid="03ba815b" style:font-weight-asian="normal" style:font-weight-complex="normal"/>
    </style:style>
    <style:style style:name="T1364" style:family="text">
      <style:text-properties style:text-line-through-style="none" style:text-line-through-type="none" fo:font-weight="normal" officeooo:rsid="098292f8" style:font-weight-asian="normal" style:font-weight-complex="normal"/>
    </style:style>
    <style:style style:name="T136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366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367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36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369" style:family="text">
      <style:text-properties style:text-line-through-style="none" style:text-line-through-type="none" officeooo:rsid="03d52c7f"/>
    </style:style>
    <style:style style:name="T1370" style:family="text">
      <style:text-properties style:text-line-through-style="none" style:text-line-through-type="none" officeooo:rsid="03ef2dc7"/>
    </style:style>
    <style:style style:name="T1371" style:family="text">
      <style:text-properties style:text-line-through-style="none" style:text-line-through-type="none" officeooo:rsid="03ec3a95"/>
    </style:style>
    <style:style style:name="T1372" style:family="text">
      <style:text-properties style:text-line-through-style="none" style:text-line-through-type="none" officeooo:rsid="03f0c84b"/>
    </style:style>
    <style:style style:name="T1373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374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375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376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377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378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379" style:family="text">
      <style:text-properties style:text-line-through-style="none" style:text-line-through-type="none" fo:font-style="normal" officeooo:rsid="0a32acf6" style:font-style-asian="normal" style:font-style-complex="normal"/>
    </style:style>
    <style:style style:name="T1380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381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382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383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384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385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386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387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388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389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390" style:family="text">
      <style:text-properties style:text-line-through-style="none" style:text-line-through-type="none" officeooo:rsid="05a9b5b8"/>
    </style:style>
    <style:style style:name="T1391" style:family="text">
      <style:text-properties style:text-line-through-style="none" style:text-line-through-type="none" officeooo:rsid="05bb08e9"/>
    </style:style>
    <style:style style:name="T1392" style:family="text">
      <style:text-properties officeooo:rsid="0152f194"/>
    </style:style>
    <style:style style:name="T1393" style:family="text">
      <style:text-properties officeooo:rsid="016860b9"/>
    </style:style>
    <style:style style:name="T1394" style:family="text">
      <style:text-properties officeooo:rsid="01758a0f"/>
    </style:style>
    <style:style style:name="T1395" style:family="text">
      <style:text-properties officeooo:rsid="01871851"/>
    </style:style>
    <style:style style:name="T1396" style:family="text">
      <style:text-properties officeooo:rsid="0188ed42"/>
    </style:style>
    <style:style style:name="T1397" style:family="text">
      <style:text-properties officeooo:rsid="018c0d5b"/>
    </style:style>
    <style:style style:name="T1398" style:family="text">
      <style:text-properties officeooo:rsid="019479eb"/>
    </style:style>
    <style:style style:name="T1399" style:family="text">
      <style:text-properties officeooo:rsid="0198a2ea"/>
    </style:style>
    <style:style style:name="T1400" style:family="text">
      <style:text-properties officeooo:rsid="01c64853"/>
    </style:style>
    <style:style style:name="T1401" style:family="text">
      <style:text-properties officeooo:rsid="01d80854"/>
    </style:style>
    <style:style style:name="T1402" style:family="text">
      <style:text-properties officeooo:rsid="01d90cf6"/>
    </style:style>
    <style:style style:name="T1403" style:family="text">
      <style:text-properties officeooo:rsid="01d9cd4e"/>
    </style:style>
    <style:style style:name="T1404" style:family="text">
      <style:text-properties officeooo:rsid="01dc67de"/>
    </style:style>
    <style:style style:name="T1405" style:family="text">
      <style:text-properties officeooo:rsid="01df8731"/>
    </style:style>
    <style:style style:name="T1406" style:family="text">
      <style:text-properties officeooo:rsid="01e917c9"/>
    </style:style>
    <style:style style:name="T1407" style:family="text">
      <style:text-properties officeooo:rsid="01e5182b"/>
    </style:style>
    <style:style style:name="T1408" style:family="text">
      <style:text-properties officeooo:rsid="01e966ec"/>
    </style:style>
    <style:style style:name="T1409" style:family="text">
      <style:text-properties officeooo:rsid="01eb88a9"/>
    </style:style>
    <style:style style:name="T1410" style:family="text">
      <style:text-properties officeooo:rsid="01f79ca2"/>
    </style:style>
    <style:style style:name="T1411" style:family="text">
      <style:text-properties officeooo:rsid="01f9794d"/>
    </style:style>
    <style:style style:name="T1412" style:family="text">
      <style:text-properties officeooo:rsid="01fb1d79"/>
    </style:style>
    <style:style style:name="T1413" style:family="text">
      <style:text-properties officeooo:rsid="01fde08a"/>
    </style:style>
    <style:style style:name="T1414" style:family="text">
      <style:text-properties officeooo:rsid="0200b58e"/>
    </style:style>
    <style:style style:name="T1415" style:family="text">
      <style:text-properties officeooo:rsid="01c48a9e"/>
    </style:style>
    <style:style style:name="T1416" style:family="text">
      <style:text-properties officeooo:rsid="020294d1"/>
    </style:style>
    <style:style style:name="T1417" style:family="text">
      <style:text-properties officeooo:rsid="019e70b3"/>
    </style:style>
    <style:style style:name="T1418" style:family="text">
      <style:text-properties officeooo:rsid="020131ae"/>
    </style:style>
    <style:style style:name="T1419" style:family="text">
      <style:text-properties officeooo:rsid="01b08253"/>
    </style:style>
    <style:style style:name="T1420" style:family="text">
      <style:text-properties officeooo:rsid="01ffec25"/>
    </style:style>
    <style:style style:name="T1421" style:family="text">
      <style:text-properties officeooo:rsid="0212a48a"/>
    </style:style>
    <style:style style:name="T1422" style:family="text">
      <style:text-properties officeooo:rsid="021d76dd"/>
    </style:style>
    <style:style style:name="T1423" style:family="text">
      <style:text-properties officeooo:rsid="022053cd"/>
    </style:style>
    <style:style style:name="T1424" style:family="text">
      <style:text-properties officeooo:rsid="01e2b86d"/>
    </style:style>
    <style:style style:name="T1425" style:family="text">
      <style:text-properties officeooo:rsid="022dff2a"/>
    </style:style>
    <style:style style:name="T1426" style:family="text">
      <style:text-properties officeooo:rsid="02540cb9"/>
    </style:style>
    <style:style style:name="T1427" style:family="text">
      <style:text-properties officeooo:rsid="025798af"/>
    </style:style>
    <style:style style:name="T1428" style:family="text">
      <style:text-properties officeooo:rsid="0259f4ad"/>
    </style:style>
    <style:style style:name="T1429" style:family="text">
      <style:text-properties officeooo:rsid="025b11c7"/>
    </style:style>
    <style:style style:name="T1430" style:family="text">
      <style:text-properties officeooo:rsid="02685e01"/>
    </style:style>
    <style:style style:name="T1431" style:family="text">
      <style:text-properties officeooo:rsid="024d9b01"/>
    </style:style>
    <style:style style:name="T1432" style:family="text">
      <style:text-properties officeooo:rsid="026b5506"/>
    </style:style>
    <style:style style:name="T1433" style:family="text">
      <style:text-properties officeooo:rsid="02727518"/>
    </style:style>
    <style:style style:name="T1434" style:family="text">
      <style:text-properties officeooo:rsid="02743cef"/>
    </style:style>
    <style:style style:name="T1435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436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437" style:family="text">
      <style:text-properties officeooo:rsid="02abf8f2"/>
    </style:style>
    <style:style style:name="T1438" style:family="text">
      <style:text-properties officeooo:rsid="02ac7db0"/>
    </style:style>
    <style:style style:name="T1439" style:family="text">
      <style:text-properties officeooo:rsid="02b14a1d"/>
    </style:style>
    <style:style style:name="T1440" style:family="text">
      <style:text-properties officeooo:rsid="02b245f2"/>
    </style:style>
    <style:style style:name="T1441" style:family="text">
      <style:text-properties officeooo:rsid="02b807dc"/>
    </style:style>
    <style:style style:name="T1442" style:family="text">
      <style:text-properties officeooo:rsid="0063f3c5"/>
    </style:style>
    <style:style style:name="T1443" style:family="text">
      <style:text-properties officeooo:rsid="00c0d7c6"/>
    </style:style>
    <style:style style:name="T1444" style:family="text">
      <style:text-properties officeooo:rsid="02bfe198"/>
    </style:style>
    <style:style style:name="T1445" style:family="text">
      <style:text-properties officeooo:rsid="02ccc8f6"/>
    </style:style>
    <style:style style:name="T1446" style:family="text">
      <style:text-properties officeooo:rsid="02e142ec"/>
    </style:style>
    <style:style style:name="T1447" style:family="text">
      <style:text-properties officeooo:rsid="02ec089f"/>
    </style:style>
    <style:style style:name="T1448" style:family="text">
      <style:text-properties officeooo:rsid="008d7148"/>
    </style:style>
    <style:style style:name="T1449" style:family="text">
      <style:text-properties officeooo:rsid="0069ae25"/>
    </style:style>
    <style:style style:name="T1450" style:family="text">
      <style:text-properties officeooo:rsid="03049b98"/>
    </style:style>
    <style:style style:name="T1451" style:family="text">
      <style:text-properties officeooo:rsid="0304fd19"/>
    </style:style>
    <style:style style:name="T1452" style:family="text">
      <style:text-properties style:text-underline-style="solid" style:text-underline-width="auto" style:text-underline-color="font-color"/>
    </style:style>
    <style:style style:name="T1453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454" style:family="text">
      <style:text-properties officeooo:rsid="0329fac1"/>
    </style:style>
    <style:style style:name="T1455" style:family="text">
      <style:text-properties officeooo:rsid="032c4fdc"/>
    </style:style>
    <style:style style:name="T1456" style:family="text">
      <style:text-properties officeooo:rsid="032e6032"/>
    </style:style>
    <style:style style:name="T1457" style:family="text">
      <style:text-properties officeooo:rsid="033f17a3"/>
    </style:style>
    <style:style style:name="T1458" style:family="text">
      <style:text-properties officeooo:rsid="03182d82"/>
    </style:style>
    <style:style style:name="T1459" style:family="text">
      <style:text-properties officeooo:rsid="03153caa"/>
    </style:style>
    <style:style style:name="T1460" style:family="text">
      <style:text-properties officeooo:rsid="03429aa5"/>
    </style:style>
    <style:style style:name="T1461" style:family="text">
      <style:text-properties officeooo:rsid="0346a444"/>
    </style:style>
    <style:style style:name="T1462" style:family="text">
      <style:text-properties officeooo:rsid="034adc9b"/>
    </style:style>
    <style:style style:name="T1463" style:family="text">
      <style:text-properties officeooo:rsid="034f33b6"/>
    </style:style>
    <style:style style:name="T1464" style:family="text">
      <style:text-properties officeooo:rsid="034f5b13"/>
    </style:style>
    <style:style style:name="T1465" style:family="text">
      <style:text-properties officeooo:rsid="034f680a"/>
    </style:style>
    <style:style style:name="T1466" style:family="text">
      <style:text-properties officeooo:rsid="0354d22d"/>
    </style:style>
    <style:style style:name="T1467" style:family="text">
      <style:text-properties officeooo:rsid="0356cf1b"/>
    </style:style>
    <style:style style:name="T1468" style:family="text">
      <style:text-properties officeooo:rsid="035fe67f"/>
    </style:style>
    <style:style style:name="T1469" style:family="text">
      <style:text-properties officeooo:rsid="035ffaa8"/>
    </style:style>
    <style:style style:name="T1470" style:family="text">
      <style:text-properties officeooo:rsid="036197c0"/>
    </style:style>
    <style:style style:name="T1471" style:family="text">
      <style:text-properties officeooo:rsid="037541ab"/>
    </style:style>
    <style:style style:name="T1472" style:family="text">
      <style:text-properties officeooo:rsid="037607bd"/>
    </style:style>
    <style:style style:name="T1473" style:family="text">
      <style:text-properties officeooo:rsid="03886cfc"/>
    </style:style>
    <style:style style:name="T1474" style:family="text">
      <style:text-properties officeooo:rsid="03a24854"/>
    </style:style>
    <style:style style:name="T1475" style:family="text">
      <style:text-properties officeooo:rsid="03a27e76"/>
    </style:style>
    <style:style style:name="T1476" style:family="text">
      <style:text-properties officeooo:rsid="03778af6"/>
    </style:style>
    <style:style style:name="T1477" style:family="text">
      <style:text-properties officeooo:rsid="03aaef44"/>
    </style:style>
    <style:style style:name="T1478" style:family="text">
      <style:text-properties officeooo:rsid="03bf675e"/>
    </style:style>
    <style:style style:name="T1479" style:family="text">
      <style:text-properties officeooo:rsid="03d26e6d"/>
    </style:style>
    <style:style style:name="T1480" style:family="text">
      <style:text-properties fo:color="#008000"/>
    </style:style>
    <style:style style:name="T1481" style:family="text">
      <style:text-properties fo:color="#008000" fo:font-style="italic" style:font-style-asian="italic" style:font-style-complex="italic"/>
    </style:style>
    <style:style style:name="T1482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483" style:family="text">
      <style:text-properties fo:color="#008000" officeooo:rsid="03153caa" fo:background-color="transparent" loext:char-shading-value="0"/>
    </style:style>
    <style:style style:name="T1484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485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486" style:family="text">
      <style:text-properties fo:color="#008000" officeooo:rsid="03429aa5"/>
    </style:style>
    <style:style style:name="T1487" style:family="text">
      <style:text-properties fo:color="#008000" officeooo:rsid="03886cfc"/>
    </style:style>
    <style:style style:name="T1488" style:family="text">
      <style:text-properties fo:color="#008000" officeooo:rsid="05d5c10e"/>
    </style:style>
    <style:style style:name="T1489" style:family="text">
      <style:text-properties fo:color="#008000" fo:font-weight="normal" officeooo:rsid="065f9c0e" style:font-weight-asian="normal" style:font-weight-complex="normal"/>
    </style:style>
    <style:style style:name="T1490" style:family="text">
      <style:text-properties officeooo:rsid="03e718ea"/>
    </style:style>
    <style:style style:name="T1491" style:family="text">
      <style:text-properties officeooo:rsid="03e90de3"/>
    </style:style>
    <style:style style:name="T1492" style:family="text">
      <style:text-properties officeooo:rsid="0015f1ff"/>
    </style:style>
    <style:style style:name="T1493" style:family="text">
      <style:text-properties officeooo:rsid="03e93625"/>
    </style:style>
    <style:style style:name="T1494" style:family="text">
      <style:text-properties officeooo:rsid="0019f535"/>
    </style:style>
    <style:style style:name="T1495" style:family="text">
      <style:text-properties officeooo:rsid="03ec3a95"/>
    </style:style>
    <style:style style:name="T1496" style:family="text">
      <style:text-properties officeooo:rsid="03ed0846"/>
    </style:style>
    <style:style style:name="T1497" style:family="text">
      <style:text-properties officeooo:rsid="03ee7eb1"/>
    </style:style>
    <style:style style:name="T1498" style:family="text">
      <style:text-properties officeooo:rsid="03f7049e"/>
    </style:style>
    <style:style style:name="T1499" style:family="text">
      <style:text-properties officeooo:rsid="04045fb5"/>
    </style:style>
    <style:style style:name="T1500" style:family="text">
      <style:text-properties officeooo:rsid="0411d16e"/>
    </style:style>
    <style:style style:name="T1501" style:family="text">
      <style:text-properties officeooo:rsid="0437fd59"/>
    </style:style>
    <style:style style:name="T1502" style:family="text">
      <style:text-properties officeooo:rsid="043c6125"/>
    </style:style>
    <style:style style:name="T1503" style:family="text">
      <style:text-properties officeooo:rsid="0455d30c"/>
    </style:style>
    <style:style style:name="T1504" style:family="text">
      <style:text-properties officeooo:rsid="046a1124"/>
    </style:style>
    <style:style style:name="T1505" style:family="text">
      <style:text-properties officeooo:rsid="046a9d46"/>
    </style:style>
    <style:style style:name="T1506" style:family="text">
      <style:text-properties officeooo:rsid="04719231"/>
    </style:style>
    <style:style style:name="T1507" style:family="text">
      <style:text-properties officeooo:rsid="040ce935"/>
    </style:style>
    <style:style style:name="T1508" style:family="text">
      <style:text-properties officeooo:rsid="04a08898"/>
    </style:style>
    <style:style style:name="T1509" style:family="text">
      <style:text-properties officeooo:rsid="04a3c98b"/>
    </style:style>
    <style:style style:name="T1510" style:family="text">
      <style:text-properties officeooo:rsid="04a57ad8"/>
    </style:style>
    <style:style style:name="T1511" style:family="text">
      <style:text-properties officeooo:rsid="04a6595a"/>
    </style:style>
    <style:style style:name="T1512" style:family="text">
      <style:text-properties officeooo:rsid="04a6679a"/>
    </style:style>
    <style:style style:name="T1513" style:family="text">
      <style:text-properties officeooo:rsid="04bb11b5"/>
    </style:style>
    <style:style style:name="T1514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515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516" style:family="text">
      <style:text-properties officeooo:rsid="04bc7059"/>
    </style:style>
    <style:style style:name="T1517" style:family="text">
      <style:text-properties officeooo:rsid="04c36d3f"/>
    </style:style>
    <style:style style:name="T1518" style:family="text">
      <style:text-properties officeooo:rsid="04c627f1"/>
    </style:style>
    <style:style style:name="T1519" style:family="text">
      <style:text-properties officeooo:rsid="04cce5bf"/>
    </style:style>
    <style:style style:name="T1520" style:family="text">
      <style:text-properties officeooo:rsid="04cfcb47"/>
    </style:style>
    <style:style style:name="T1521" style:family="text">
      <style:text-properties officeooo:rsid="04e24210"/>
    </style:style>
    <style:style style:name="T1522" style:family="text">
      <style:text-properties officeooo:rsid="04ec533d"/>
    </style:style>
    <style:style style:name="T1523" style:family="text">
      <style:text-properties officeooo:rsid="04ed871b"/>
    </style:style>
    <style:style style:name="T1524" style:family="text">
      <style:text-properties officeooo:rsid="0508fe4c"/>
    </style:style>
    <style:style style:name="T1525" style:family="text">
      <style:text-properties officeooo:rsid="05115d8e"/>
    </style:style>
    <style:style style:name="T1526" style:family="text">
      <style:text-properties officeooo:rsid="051c4636"/>
    </style:style>
    <style:style style:name="T1527" style:family="text">
      <style:text-properties officeooo:rsid="0524ab2e"/>
    </style:style>
    <style:style style:name="T1528" style:family="text">
      <style:text-properties officeooo:rsid="05250d74"/>
    </style:style>
    <style:style style:name="T1529" style:family="text">
      <style:text-properties officeooo:rsid="052672fc"/>
    </style:style>
    <style:style style:name="T1530" style:family="text">
      <style:text-properties officeooo:rsid="0540f4db"/>
    </style:style>
    <style:style style:name="T1531" style:family="text">
      <style:text-properties officeooo:rsid="057b1a47"/>
    </style:style>
    <style:style style:name="T1532" style:family="text">
      <style:text-properties officeooo:rsid="057cbee6"/>
    </style:style>
    <style:style style:name="T1533" style:family="text">
      <style:text-properties officeooo:rsid="057e9023"/>
    </style:style>
    <style:style style:name="T1534" style:family="text">
      <style:text-properties officeooo:rsid="0585d555"/>
    </style:style>
    <style:style style:name="T1535" style:family="text">
      <style:text-properties officeooo:rsid="058a5955"/>
    </style:style>
    <style:style style:name="T1536" style:family="text">
      <style:text-properties officeooo:rsid="058bbc5e"/>
    </style:style>
    <style:style style:name="T1537" style:family="text">
      <style:text-properties officeooo:rsid="059df9ef"/>
    </style:style>
    <style:style style:name="T1538" style:family="text">
      <style:text-properties officeooo:rsid="05bc64d7"/>
    </style:style>
    <style:style style:name="T1539" style:family="text">
      <style:text-properties officeooo:rsid="05c413ac"/>
    </style:style>
    <style:style style:name="T1540" style:family="text">
      <style:text-properties officeooo:rsid="05ce73f5"/>
    </style:style>
    <style:style style:name="T1541" style:family="text">
      <style:text-properties officeooo:rsid="05d0a118"/>
    </style:style>
    <style:style style:name="T1542" style:family="text">
      <style:text-properties officeooo:rsid="05f3e7ac"/>
    </style:style>
    <style:style style:name="T1543" style:family="text">
      <style:text-properties officeooo:rsid="06063862"/>
    </style:style>
    <style:style style:name="T1544" style:family="text">
      <style:text-properties officeooo:rsid="0620bdc2"/>
    </style:style>
    <style:style style:name="T1545" style:family="text">
      <style:text-properties officeooo:rsid="06257b22"/>
    </style:style>
    <style:style style:name="T1546" style:family="text">
      <style:text-properties officeooo:rsid="0626dd8c"/>
    </style:style>
    <style:style style:name="T1547" style:family="text">
      <style:text-properties officeooo:rsid="062f0400"/>
    </style:style>
    <style:style style:name="T1548" style:family="text">
      <style:text-properties officeooo:rsid="0630fb9a"/>
    </style:style>
    <style:style style:name="T1549" style:family="text">
      <style:text-properties officeooo:rsid="06321a8e"/>
    </style:style>
    <style:style style:name="T1550" style:family="text">
      <style:text-properties officeooo:rsid="063d933e"/>
    </style:style>
    <style:style style:name="T1551" style:family="text">
      <style:text-properties officeooo:rsid="063fe71c"/>
    </style:style>
    <style:style style:name="T1552" style:family="text">
      <style:text-properties officeooo:rsid="06408df0"/>
    </style:style>
    <style:style style:name="T1553" style:family="text">
      <style:text-properties officeooo:rsid="06423390"/>
    </style:style>
    <style:style style:name="T1554" style:family="text">
      <style:text-properties officeooo:rsid="06440517"/>
    </style:style>
    <style:style style:name="T1555" style:family="text">
      <style:text-properties officeooo:rsid="0650c02a"/>
    </style:style>
    <style:style style:name="T1556" style:family="text">
      <style:text-properties officeooo:rsid="0652812f"/>
    </style:style>
    <style:style style:name="T1557" style:family="text">
      <style:text-properties officeooo:rsid="0655290f"/>
    </style:style>
    <style:style style:name="T1558" style:family="text">
      <style:text-properties officeooo:rsid="065a8b52"/>
    </style:style>
    <style:style style:name="T1559" style:family="text">
      <style:text-properties officeooo:rsid="065bcfd1"/>
    </style:style>
    <style:style style:name="T1560" style:family="text">
      <style:text-properties officeooo:rsid="066f3d61"/>
    </style:style>
    <style:style style:name="T1561" style:family="text">
      <style:text-properties officeooo:rsid="067106c6"/>
    </style:style>
    <style:style style:name="T1562" style:family="text">
      <style:text-properties officeooo:rsid="067e3ef2"/>
    </style:style>
    <style:style style:name="T1563" style:family="text">
      <style:text-properties officeooo:rsid="0680c4d5"/>
    </style:style>
    <style:style style:name="T1564" style:family="text">
      <style:text-properties officeooo:rsid="068e23f8"/>
    </style:style>
    <style:style style:name="T1565" style:family="text">
      <style:text-properties officeooo:rsid="068f8cfb"/>
    </style:style>
    <style:style style:name="T1566" style:family="text">
      <style:text-properties officeooo:rsid="063bda54"/>
    </style:style>
    <style:style style:name="T1567" style:family="text">
      <style:text-properties officeooo:rsid="069290ce"/>
    </style:style>
    <style:style style:name="T1568" style:family="text">
      <style:text-properties officeooo:rsid="069322af"/>
    </style:style>
    <style:style style:name="T1569" style:family="text">
      <style:text-properties officeooo:rsid="069bb3bd"/>
    </style:style>
    <style:style style:name="T1570" style:family="text">
      <style:text-properties officeooo:rsid="069e7007"/>
    </style:style>
    <style:style style:name="T1571" style:family="text">
      <style:text-properties officeooo:rsid="06afcb9f"/>
    </style:style>
    <style:style style:name="T1572" style:family="text">
      <style:text-properties officeooo:rsid="06c5c80d"/>
    </style:style>
    <style:style style:name="T1573" style:family="text">
      <style:text-properties officeooo:rsid="06d0b321"/>
    </style:style>
    <style:style style:name="T1574" style:family="text">
      <style:text-properties officeooo:rsid="06d92b57"/>
    </style:style>
    <style:style style:name="T1575" style:family="text">
      <style:text-properties officeooo:rsid="06d9b7d5"/>
    </style:style>
    <style:style style:name="T1576" style:family="text">
      <style:text-properties officeooo:rsid="06db2480"/>
    </style:style>
    <style:style style:name="T1577" style:family="text">
      <style:text-properties officeooo:rsid="06dc9bfd"/>
    </style:style>
    <style:style style:name="T1578" style:family="text">
      <style:text-properties officeooo:rsid="06dff81f"/>
    </style:style>
    <style:style style:name="T1579" style:family="text">
      <style:text-properties officeooo:rsid="06e34718"/>
    </style:style>
    <style:style style:name="T1580" style:family="text">
      <style:text-properties officeooo:rsid="06f2eb19"/>
    </style:style>
    <style:style style:name="T1581" style:family="text">
      <style:text-properties officeooo:rsid="06f4d25e"/>
    </style:style>
    <style:style style:name="T1582" style:family="text">
      <style:text-properties officeooo:rsid="07045199"/>
    </style:style>
    <style:style style:name="T1583" style:family="text">
      <style:text-properties officeooo:rsid="070b4184"/>
    </style:style>
    <style:style style:name="T1584" style:family="text">
      <style:text-properties officeooo:rsid="070c8d4a"/>
    </style:style>
    <style:style style:name="T1585" style:family="text">
      <style:text-properties officeooo:rsid="07140cfc"/>
    </style:style>
    <style:style style:name="T1586" style:family="text">
      <style:text-properties officeooo:rsid="071a29dd"/>
    </style:style>
    <style:style style:name="T1587" style:family="text">
      <style:text-properties officeooo:rsid="071be8ce"/>
    </style:style>
    <style:style style:name="T1588" style:family="text">
      <style:text-properties officeooo:rsid="072b8ac3"/>
    </style:style>
    <style:style style:name="T1589" style:family="text">
      <style:text-properties officeooo:rsid="0735889c"/>
    </style:style>
    <style:style style:name="T1590" style:family="text">
      <style:text-properties officeooo:rsid="0739531b"/>
    </style:style>
    <style:style style:name="T1591" style:family="text">
      <style:text-properties officeooo:rsid="073a77c9"/>
    </style:style>
    <style:style style:name="T1592" style:family="text">
      <style:text-properties officeooo:rsid="074a9a44"/>
    </style:style>
    <style:style style:name="T1593" style:family="text">
      <style:text-properties officeooo:rsid="075cae1c"/>
    </style:style>
    <style:style style:name="T1594" style:family="text">
      <style:text-properties officeooo:rsid="0764350e"/>
    </style:style>
    <style:style style:name="T1595" style:family="text">
      <style:text-properties officeooo:rsid="07674e6b"/>
    </style:style>
    <style:style style:name="T1596" style:family="text">
      <style:text-properties officeooo:rsid="076b9c38"/>
    </style:style>
    <style:style style:name="T1597" style:family="text">
      <style:text-properties officeooo:rsid="076fec72"/>
    </style:style>
    <style:style style:name="T1598" style:family="text">
      <style:text-properties officeooo:rsid="07730323"/>
    </style:style>
    <style:style style:name="T1599" style:family="text">
      <style:text-properties officeooo:rsid="0783fad4"/>
    </style:style>
    <style:style style:name="T1600" style:family="text">
      <style:text-properties officeooo:rsid="0785f435"/>
    </style:style>
    <style:style style:name="T1601" style:family="text">
      <style:text-properties officeooo:rsid="0428c8e2"/>
    </style:style>
    <style:style style:name="T1602" style:family="text">
      <style:text-properties officeooo:rsid="042824b8"/>
    </style:style>
    <style:style style:name="T1603" style:family="text">
      <style:text-properties officeooo:rsid="07f0a938"/>
    </style:style>
    <style:style style:name="T1604" style:family="text">
      <style:text-properties officeooo:rsid="07f1a180"/>
    </style:style>
    <style:style style:name="T1605" style:family="text">
      <style:text-properties officeooo:rsid="0801b8c8"/>
    </style:style>
    <style:style style:name="T1606" style:family="text">
      <style:text-properties officeooo:rsid="083a8435"/>
    </style:style>
    <style:style style:name="T1607" style:family="text">
      <style:text-properties officeooo:rsid="083c5597"/>
    </style:style>
    <style:style style:name="T1608" style:family="text">
      <style:text-properties officeooo:rsid="084441fc"/>
    </style:style>
    <style:style style:name="T1609" style:family="text">
      <style:text-properties officeooo:rsid="08521ba2"/>
    </style:style>
    <style:style style:name="T1610" style:family="text">
      <style:text-properties officeooo:rsid="0855b657"/>
    </style:style>
    <style:style style:name="T1611" style:family="text">
      <style:text-properties officeooo:rsid="086d3de6"/>
    </style:style>
    <style:style style:name="T1612" style:family="text">
      <style:text-properties officeooo:rsid="08787cff"/>
    </style:style>
    <style:style style:name="T1613" style:family="text">
      <style:text-properties officeooo:rsid="087898dd"/>
    </style:style>
    <style:style style:name="T1614" style:family="text">
      <style:text-properties officeooo:rsid="088ff0fa"/>
    </style:style>
    <style:style style:name="T1615" style:family="text">
      <style:text-properties officeooo:rsid="0892a5b7"/>
    </style:style>
    <style:style style:name="T1616" style:family="text">
      <style:text-properties officeooo:rsid="0895b16c"/>
    </style:style>
    <style:style style:name="T1617" style:family="text">
      <style:text-properties officeooo:rsid="08990ed9"/>
    </style:style>
    <style:style style:name="T1618" style:family="text">
      <style:text-properties officeooo:rsid="08a73764"/>
    </style:style>
    <style:style style:name="T1619" style:family="text">
      <style:text-properties officeooo:rsid="08aaee75"/>
    </style:style>
    <style:style style:name="T1620" style:family="text">
      <style:text-properties officeooo:rsid="08c36a54"/>
    </style:style>
    <style:style style:name="T1621" style:family="text">
      <style:text-properties officeooo:rsid="08cb2076"/>
    </style:style>
    <style:style style:name="T1622" style:family="text">
      <style:text-properties officeooo:rsid="066eeab0"/>
    </style:style>
    <style:style style:name="T1623" style:family="text">
      <style:text-properties officeooo:rsid="08e36a3c"/>
    </style:style>
    <style:style style:name="T1624" style:family="text">
      <style:text-properties officeooo:rsid="08e38a7d"/>
    </style:style>
    <style:style style:name="T1625" style:family="text">
      <style:text-properties officeooo:rsid="0914541b"/>
    </style:style>
    <style:style style:name="T1626" style:family="text">
      <style:text-properties officeooo:rsid="09315789"/>
    </style:style>
    <style:style style:name="T1627" style:family="text">
      <style:text-properties officeooo:rsid="09372e2a"/>
    </style:style>
    <style:style style:name="T1628" style:family="text">
      <style:text-properties officeooo:rsid="09383115"/>
    </style:style>
    <style:style style:name="T1629" style:family="text">
      <style:text-properties officeooo:rsid="093ae9d4"/>
    </style:style>
    <style:style style:name="T1630" style:family="text">
      <style:text-properties officeooo:rsid="0948b3c9"/>
    </style:style>
    <style:style style:name="T1631" style:family="text">
      <style:text-properties officeooo:rsid="094f453f"/>
    </style:style>
    <style:style style:name="T1632" style:family="text">
      <style:text-properties officeooo:rsid="094fc152"/>
    </style:style>
    <style:style style:name="T1633" style:family="text">
      <style:text-properties officeooo:rsid="095cb6e7"/>
    </style:style>
    <style:style style:name="T1634" style:family="text">
      <style:text-properties officeooo:rsid="096a061d"/>
    </style:style>
    <style:style style:name="T1635" style:family="text">
      <style:text-properties officeooo:rsid="098cabf1"/>
    </style:style>
    <style:style style:name="T1636" style:family="text">
      <style:text-properties officeooo:rsid="09a0d5d3"/>
    </style:style>
    <style:style style:name="T1637" style:family="text">
      <style:text-properties officeooo:rsid="09b5a09b"/>
    </style:style>
    <style:style style:name="T1638" style:family="text">
      <style:text-properties officeooo:rsid="09b5c012"/>
    </style:style>
    <style:style style:name="T1639" style:family="text">
      <style:text-properties officeooo:rsid="09b93573"/>
    </style:style>
    <style:style style:name="T1640" style:family="text">
      <style:text-properties officeooo:rsid="09ba85c9"/>
    </style:style>
    <style:style style:name="T1641" style:family="text">
      <style:text-properties fo:language="uk" fo:country="UA" fo:font-style="normal" officeooo:rsid="04dd833a" style:font-style-asian="normal" style:font-weight-asian="normal" style:font-style-complex="normal" style:font-weight-complex="normal"/>
    </style:style>
    <style:style style:name="T1642" style:family="text">
      <style:text-properties officeooo:rsid="09c3750e"/>
    </style:style>
    <style:style style:name="T1643" style:family="text">
      <style:text-properties officeooo:rsid="09cb7cc3"/>
    </style:style>
    <style:style style:name="T1644" style:family="text">
      <style:text-properties officeooo:rsid="09cbf96c"/>
    </style:style>
    <style:style style:name="T1645" style:family="text">
      <style:text-properties officeooo:rsid="09cce570"/>
    </style:style>
    <style:style style:name="T1646" style:family="text">
      <style:text-properties officeooo:rsid="09cfde61"/>
    </style:style>
    <style:style style:name="T1647" style:family="text">
      <style:text-properties officeooo:rsid="09f6bcca"/>
    </style:style>
    <style:style style:name="T1648" style:family="text">
      <style:text-properties officeooo:rsid="05fd8b64"/>
    </style:style>
    <style:style style:name="T1649" style:family="text">
      <style:text-properties officeooo:rsid="05e7f406"/>
    </style:style>
    <style:style style:name="T1650" style:family="text">
      <style:text-properties officeooo:rsid="09f87d2f"/>
    </style:style>
    <style:style style:name="T1651" style:family="text">
      <style:text-properties officeooo:rsid="09fdc7c3"/>
    </style:style>
    <style:style style:name="T1652" style:family="text">
      <style:text-properties officeooo:rsid="0a0dbef6"/>
    </style:style>
    <style:style style:name="T1653" style:family="text">
      <style:text-properties officeooo:rsid="0a0dde6f"/>
    </style:style>
    <style:style style:name="T1654" style:family="text">
      <style:text-properties officeooo:rsid="0a20e3da"/>
    </style:style>
    <style:style style:name="T1655" style:family="text">
      <style:text-properties officeooo:rsid="0a34acea"/>
    </style:style>
    <style:style style:name="T1656" style:family="text">
      <style:text-properties officeooo:rsid="0a34e50b"/>
    </style:style>
    <style:style style:name="T1657" style:family="text">
      <style:text-properties officeooo:rsid="0a3b02bb"/>
    </style:style>
    <style:style style:name="T1658" style:family="text">
      <style:text-properties officeooo:rsid="0a3ff6ae"/>
    </style:style>
    <style:style style:name="T1659" style:family="text">
      <style:text-properties officeooo:rsid="0a40e3f9"/>
    </style:style>
    <style:style style:name="T1660" style:family="text">
      <style:text-properties officeooo:rsid="0a4635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1"><text:span text:style-name="T1255">А</text:span>нглийско<text:span text:style-name="T1255">е</text:span> предложени<text:span text:style-name="T1255">е</text:span></text:p>
      <text:p text:style-name="P1433"/>
      <text:p text:style-name="P748"><text:span text:style-name="T1252">Слова </text:span><text:span text:style-name="T1253">в предложении </text:span><text:span text:style-name="T1252">делятся на </text:span><text:span text:style-name="T1344">две</text:span><text:span text:style-name="T1252"> смысловые группы:</text:span></text:p>
      <text:list xml:id="list4017516173" text:style-name="L1">
        <text:list-item>
          <text:p text:style-name="P1602"><text:span text:style-name="T1252">главные члены предложения — подлежащее и сказуемое </text:span><text:span text:style-name="T1471">(</text:span><text:span text:style-name="T1493">основа</text:span><text:span text:style-name="T1471"> предложения)</text:span><text:span text:style-name="T1252">;</text:span></text:p>
        </text:list-item>
        <text:list-item>
          <text:p text:style-name="P1603">второстепенные члены предложения — определение, дополнение и обстоятельтсво.</text:p>
        </text:list-item>
      </text:list>
      <text:p text:style-name="P252"/>
      <text:p text:style-name="P1429">Подлежащее — эт<text:span text:style-name="T1394">о</text:span> автор действия (существительное <text:span text:style-name="T1603">в именительном падеже</text:span>).</text:p>
      <text:p text:style-name="P1133">Сказуемое — это действие совершенное автором (<text:span text:style-name="T1604">смысловой </text:span>глагол).</text:p>
      <text:p text:style-name="P251"/>
      <text:p text:style-name="P1430"><text:span text:style-name="T1492">Дополнение — это то, на </text:span><text:span text:style-name="T1491">кого </text:span><text:span text:style-name="T1493">или на что</text:span><text:span text:style-name="T1492"> направлено действие. </text:span><text:span text:style-name="T1493">В</text:span><text:span text:style-name="T1492">ыражено существительным, </text:span>перед которым может <text:span text:style-name="T1493">быть</text:span> предлог или глаголом <text:span text:style-name="T1493">с</text:span> частиц<text:span text:style-name="T1493">ей</text:span> <text:span text:style-name="T557">to</text:span><text:span text:style-name="T811">. </text:span>Обычно стоит <text:span text:style-name="T1479">во второй половине предложения, после </text:span><text:span text:style-name="T1493">сказуемого</text:span><text:span text:style-name="T1479">.</text:span></text:p>
      <text:p text:style-name="P251"/>
      <text:p text:style-name="P1431">Обстоятельство — это слово или группа слов, отвечающая на вопросы: как? когда? </text:p>
      <text:p text:style-name="P1430"><text:span text:style-name="T1494">каким образом? </text:span><text:span text:style-name="T1493">О</text:span><text:span text:style-name="T1494">бозначает: время, место, способ или причину действия.</text:span></text:p>
      <text:p text:style-name="P251"/>
      <text:p text:style-name="P744"><text:span text:style-name="T1254">В английском </text:span><text:span text:style-name="T1255">языке</text:span><text:span text:style-name="T1254"> не бывает предложений без подлежащего и сказуемого.</text:span></text:p>
      <text:p text:style-name="P1134">Исключение составляют разговорные фразы: <text:span text:style-name="T557">nice to meet you</text:span><text:span text:style-name="T575">, come here, have fun </text:span><text:span text:style-name="T937">и пр</text:span><text:span text:style-name="T924">.</text:span></text:p>
      <text:p text:style-name="P1"/>
      <text:p text:style-name="P253"><text:span text:style-name="T1334">Порядок слов в у</text:span>тведрдительны<text:span text:style-name="T1334">х</text:span> и отрицательны<text:span text:style-name="T1334">х</text:span> предложения<text:span text:style-name="T1334">х</text:span>:</text:p>
      <text:list xml:id="list4084148036" text:style-name="L2">
        <text:list-item>
          <text:p text:style-name="P1604"><text:span text:style-name="T14">подлежащее</text:span><text:span text:style-name="T1">;</text:span></text:p>
        </text:list-item>
        <text:list-item>
          <text:p text:style-name="P1604"><text:span text:style-name="T27">сказуемое</text:span><text:span text:style-name="T2">;</text:span></text:p>
        </text:list-item>
        <text:list-item>
          <text:p text:style-name="P1605"><text:span text:style-name="T1480">дополнение</text:span>;</text:p>
        </text:list-item>
        <text:list-item>
          <text:p text:style-name="P1605"><text:span text:style-name="T10">обстоятельство</text:span>.</text:p>
        </text:list-item>
      </text:list>
      <text:p text:style-name="P24"/>
      <text:p text:style-name="P25"><text:span text:style-name="T13">We</text:span> <text:span text:style-name="T26">do</text:span> <text:span text:style-name="T1480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5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480">their work</text:span> <text:span text:style-name="T10">in time</text:span> — <text:span text:style-name="T25">Они не закончили работу вовремя.</text:span></text:p>
      <text:p text:style-name="P26"><text:span text:style-name="T13">I</text:span> <text:span text:style-name="T3">will</text:span><text:span text:style-name="T26"> give</text:span> <text:span text:style-name="T1480">you money</text:span> — Я дам тебе деньги.</text:p>
      <text:p text:style-name="P24"/>
      <text:p text:style-name="P260"><text:span text:style-name="T1334">Порядок слов в в</text:span>опросительны<text:span text:style-name="T1334">х</text:span> предложения<text:span text:style-name="T1334">х</text:span>:</text:p>
      <text:list xml:id="list2303600464" text:style-name="L3">
        <text:list-item>
          <text:p text:style-name="P1650"><text:span text:style-name="T44">вопросительное слово</text:span>;</text:p>
        </text:list-item>
        <text:list-item>
          <text:p text:style-name="P1650"><text:span text:style-name="T3">вспомогательный глагол</text:span><text:span text:style-name="T26"> </text:span><text:span text:style-name="T48">(часть сказуемого)</text:span><text:span text:style-name="T47">;</text:span></text:p>
        </text:list-item>
        <text:list-item>
          <text:p text:style-name="P1650"><text:span text:style-name="T13">подлежащее</text:span>;</text:p>
        </text:list-item>
        <text:list-item>
          <text:p text:style-name="P1650"><text:span text:style-name="T26">смысловой глагол</text:span><text:span text:style-name="T3"> </text:span><text:span text:style-name="T48">(часть сказуемого)</text:span><text:span text:style-name="T47">;</text:span></text:p>
        </text:list-item>
        <text:list-item>
          <text:p text:style-name="P1650"><text:span text:style-name="T8">дополнение</text:span>;</text:p>
        </text:list-item>
        <text:list-item>
          <text:p text:style-name="P1650"><text:span text:style-name="T10">обстоятельство</text:span>.</text:p>
        </text:list-item>
      </text:list>
      <text:p text:style-name="P743"/>
      <text:p text:style-name="P27"><text:span text:style-name="T44">What</text:span> <text:span text:style-name="T3">are</text:span> <text:span text:style-name="T13">you</text:span> <text:span text:style-name="T26">doing</text:span> <text:span text:style-name="T10">here</text:span>? <text:span text:style-name="T799">—</text:span> Что ты здесь делаешь?</text:p>
      <text:p text:style-name="P745"><text:span text:style-name="T4">Do</text:span><text:span text:style-name="T557"> </text:span><text:span text:style-name="T15">you</text:span><text:span text:style-name="T557"> </text:span><text:span text:style-name="T29">want</text:span><text:span text:style-name="T9"> </text:span><text:span text:style-name="T1481">to live</text:span><text:span text:style-name="T9"> </text:span><text:span text:style-name="T11">in Spain</text:span><text:span text:style-name="T557">? — Ты хочешь жить в Испании?</text:span></text:p>
      <text:p text:style-name="P209"/>
      <text:p text:style-name="P1491"><text:span text:style-name="T1222">Английское предложение </text:span><text:span text:style-name="T1223">иногда</text:span><text:span text:style-name="T1222"> удобнее переводить с конца. </text:span><text:span text:style-name="T1224">Для удобства можно использовать дополнительные, уточнаяющие слова.</text:span></text:p>
      <text:p text:style-name="P524"/>
      <text:p text:style-name="P1486"><text:span text:style-name="T749">I have something in my eye → in my eye (в моем глазу), something (что-то), I have (</text:span><text:span text:style-name="T750">есть</text:span><text:span text:style-name="T749">).</text:span></text:p>
      <text:p text:style-name="P1230"><text:span text:style-name="T156">There </text:span><text:span text:style-name="T157">was a cup on the table → on the table (на столе), was (была), a cup (чашка).</text:span></text:p>
      <text:p text:style-name="P1590"><text:span text:style-name="T1514">Глагол и </text:span><text:span text:style-name="T1515">времена</text:span></text:p>
      <text:p text:style-name="P654"/>
      <text:p text:style-name="P1492"><text:span text:style-name="T1442">С</text:span><text:span text:style-name="T800">казуемое </text:span><text:span text:style-name="T1442">п</text:span><text:span text:style-name="T800">очти всегда делится на </text:span><text:span text:style-name="T1344">две</text:span><text:span text:style-name="T800"> части: </text:span><text:span text:style-name="T1326">на </text:span><text:span text:style-name="T800">вспомогательный</text:span><text:span text:style-name="T1443"> </text:span><text:span text:style-name="T800">и смысловой </text:span><text:span text:style-name="T429">глагол</text:span><text:span text:style-name="T428">ы</text:span><text:span text:style-name="T800">.</text:span></text:p>
      <text:p text:style-name="P1098"><text:span text:style-name="T800">Вспомогательный глагол не переводится. Он </text:span><text:span text:style-name="T801">сообщает</text:span><text:span text:style-name="T800"> о том, в каком времени нужно переводить смысловой. Смысловой глогол передает суть действия.</text:span></text:p>
      <text:p text:style-name="P1098"/>
      <text:p text:style-name="P1097">Смысловой глагол имеет несколько форм:</text:p>
      <text:list xml:id="list17743237" text:style-name="L4">
        <text:list-item>
          <text:p text:style-name="P1606">начальная форма (инфинитив) — форма глагола, как в словаре;</text:p>
        </text:list-item>
        <text:list-item>
          <text:p text:style-name="P1606">с окончанием <text:span text:style-name="T557">-s (-es)</text:span> — в утверждениях <text:span text:style-name="T924">Present Simple</text:span> после <text:span text:style-name="T557">he/she/it</text:span>;</text:p>
        </text:list-item>
        <text:list-item>
          <text:p text:style-name="P1606">с окончанием <text:span text:style-name="T557">-ing</text:span> (причастие) — в основном для образования <text:span text:style-name="T924">Present Continuous</text:span>;</text:p>
        </text:list-item>
        <text:list-item>
          <text:p text:style-name="P1606">2я форма <text:span text:style-name="T1338">(с окончанием </text:span><text:span text:style-name="T560">-ed</text:span><text:span text:style-name="T1338">)</text:span> — для образования <text:span text:style-name="T924">Past Simple</text:span>;</text:p>
        </text:list-item>
        <text:list-item>
          <text:p text:style-name="P1607">3я форма (прошедшее причастие) — для времен группы Perfect и пассивного залога.</text:p>
        </text:list-item>
      </text:list>
      <text:p text:style-name="P150"/>
      <text:p text:style-name="P1493"><text:span text:style-name="T1225">Самыми распорстраненными являются </text:span><text:span text:style-name="T1226">две</text:span><text:span text:style-name="T1225"> формы — инфинитив и глагол с окончанием -ing.</text:span></text:p>
      <text:p text:style-name="P488">Они входят в состав разных времен и используются в связке с модальными глаголами.</text:p>
      <text:p text:style-name="P490"/>
      <text:p text:style-name="P489">Инфинитив используется в след. ситуациях:</text:p>
      <text:list xml:id="list4277407387" text:style-name="L5">
        <text:list-item>
          <text:p text:style-name="P1651">после модальных глаголов;</text:p>
        </text:list-item>
        <text:list-item>
          <text:p text:style-name="P1651">после вспомогательных глаголов в Present /<text:span text:style-name="T1454"> </text:span>Past Simple;</text:p>
        </text:list-item>
        <text:list-item>
          <text:p text:style-name="P1651">в конструкциях going to, have to, used to, would like to.</text:p>
        </text:list-item>
      </text:list>
      <text:p text:style-name="P488"/>
      <text:p text:style-name="P489">Глагол с окончанием -ing используется:</text:p>
      <text:list xml:id="list1975739916" text:style-name="L6">
        <text:list-item>
          <text:p text:style-name="P1652">во временах группы Continuous;</text:p>
        </text:list-item>
        <text:list-item>
          <text:p text:style-name="P1653">в форме герундия.</text:p>
        </text:list-item>
      </text:list>
      <text:p text:style-name="P151"/>
      <text:p text:style-name="P1483"><text:span text:style-name="T1195">Г</text:span><text:span text:style-name="T1196">лагол с окончанием -ing грамматически является существительным.</text:span></text:p>
      <text:p text:style-name="P151"/>
      <text:p text:style-name="P5"><text:span text:style-name="T1340">Настоящее.</text:span> Present</text:p>
      <text:p text:style-name="P485"/>
      <text:p text:style-name="P485">Present Simple (я делаю это сейчас):</text:p>
      <text:p text:style-name="P153">I <text:span text:style-name="T1452">live</text:span> in Spain — Я <text:span text:style-name="T1452">живу</text:span> в испании (факт).</text:p>
      <text:p text:style-name="P486"/>
      <text:p text:style-name="P485">Present Continuous (я делаю это прямо сейчас):</text:p>
      <text:p text:style-name="P1494">I <text:span text:style-name="T1452">am reading</text:span> a book — Я <text:span text:style-name="T1452">читаю</text:span> книгу (<text:span text:style-name="T557">именно сейчас</text:span>).</text:p>
      <text:p text:style-name="P487"/>
      <text:p text:style-name="P485">Present Perfect (я сделал это ранее, но именно сейчас это важно):</text:p>
      <text:p text:style-name="P152">I <text:span text:style-name="T1452">have lost</text:span> the keys — Я <text:span text:style-name="T1452">потерял</text:span> ключи (результат).</text:p>
      <text:p text:style-name="P152"/>
      <text:p text:style-name="P485">Present Perfect <text:span text:style-name="T1339">Continuous (я делаю это уже какое-то время):</text:span></text:p>
      <text:p text:style-name="P746"><text:span text:style-name="T558">I </text:span><text:span text:style-name="T777">have been reading</text:span><text:span text:style-name="T558"> for 2 hours — </text:span><text:span text:style-name="T648">Я </text:span><text:span text:style-name="T783">читаю</text:span><text:span text:style-name="T648"> уже 2 часа</text:span></text:p>
      <text:p text:style-name="P229"/>
      <text:p text:style-name="P39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7"/>
      <text:p text:style-name="P6">Present Simple</text:p>
      <text:p text:style-name="P679"/>
      <text:p text:style-name="P254">Используется чтобы:</text:p>
      <text:list xml:id="list1750743711" text:style-name="L7">
        <text:list-item>
          <text:p text:style-name="P1741">сообщить факты настоящего, описать текущую реальность;</text:p>
        </text:list-item>
        <text:list-item>
          <text:p text:style-name="P1741">говорить о событиях, которые происходят с какой-то регулярностью.</text:p>
        </text:list-item>
      </text:list>
      <text:p text:style-name="P284"><text:soft-page-break/>В утверждениях глагол используется в 2х вариантах:</text:p>
      <text:list xml:id="list1532523985" text:style-name="L8">
        <text:list-item>
          <text:p text:style-name="P1743">без изменений, если подлежащее в первом лице или множеств<text:span text:style-name="T1326">ен.</text:span> числе <text:span text:style-name="T557">(</text:span><text:span text:style-name="T561">I</text:span><text:span text:style-name="T557">, </text:span><text:span text:style-name="T561">you</text:span><text:span text:style-name="T557">, </text:span><text:span text:style-name="T561">we,</text:span><text:span text:style-name="T557"> </text:span><text:span text:style-name="T561">they</text:span><text:span text:style-name="T557">)</text:span>;</text:p>
        </text:list-item>
        <text:list-item>
          <text:p text:style-name="P1743"><text:span text:style-name="T802">с окончанием </text:span><text:span text:style-name="T562">-s </text:span><text:span text:style-name="T563">(-es)</text:span><text:span text:style-name="T802">, если подлежащ</text:span><text:span text:style-name="T1284">ее</text:span><text:span text:style-name="T802"> в третьем лице, единств</text:span><text:span text:style-name="T1285">ен</text:span><text:span text:style-name="T1326">ном</text:span><text:span text:style-name="T802"> числе </text:span><text:span text:style-name="T562">(</text:span><text:span text:style-name="T561">he</text:span><text:span text:style-name="T562">, </text:span><text:span text:style-name="T561">she</text:span><text:span text:style-name="T562">, </text:span><text:span text:style-name="T561">it</text:span><text:span text:style-name="T562">).</text:span></text:p>
        </text:list-item>
      </text:list>
      <text:p text:style-name="P1384"/>
      <text:p text:style-name="P1145"><text:span text:style-name="T1349">I </text:span><text:span text:style-name="T34">live</text:span><text:span text:style-name="T1349"> in New York — Я живу в Нью Йорке.</text:span></text:p>
      <text:p text:style-name="P1147"><text:span text:style-name="T1349">Peter </text:span><text:span text:style-name="T34">work</text:span><text:span text:style-name="T35">s</text:span><text:span text:style-name="T1349"> in New York — Питер работает в Нью Йорке;</text:span></text:p>
      <text:p text:style-name="P255"/>
      <text:p text:style-name="P1329"><text:span text:style-name="T1035">Окончание </text:span><text:span text:style-name="T563">-es</text:span><text:span text:style-name="T1035"> ставится </text:span><text:span text:style-name="T1036">когда</text:span><text:span text:style-name="T1035"> глагол заканчивается: на гласную букву, </text:span></text:p>
      <text:p text:style-name="P785"><text:span text:style-name="T1035">на шипящий звук </text:span><text:span text:style-name="T563">(sh, ch)</text:span><text:span text:style-name="T1035"> </text:span><text:span text:style-name="T1037">или</text:span><text:span text:style-name="T1035"> на букву </text:span><text:span text:style-name="T563">s/x</text:span><text:span text:style-name="T1035">:</text:span></text:p>
      <text:list xml:id="list906818756" text:style-name="L9">
        <text:list-item>
          <text:p text:style-name="P1745"><text:span text:style-name="T804">go — </text:span>go<text:span text:style-name="T1256">es</text:span>;</text:p>
        </text:list-item>
        <text:list-item>
          <text:p text:style-name="P1745"><text:span text:style-name="T804">teach — </text:span>teach<text:span text:style-name="T1256">es</text:span>;</text:p>
        </text:list-item>
        <text:list-item>
          <text:p text:style-name="P1744"><text:span text:style-name="T804">mix — </text:span><text:span text:style-name="T803">mix</text:span><text:span text:style-name="T1281">es</text:span><text:span text:style-name="T803">.</text:span></text:p>
        </text:list-item>
      </text:list>
      <text:p text:style-name="P679"/>
      <text:p text:style-name="P786"><text:span text:style-name="T1038">Если глагол заканчивается на </text:span><text:span text:style-name="T623">-y</text:span><text:span text:style-name="T1038">, </text:span><text:span text:style-name="T1039">а </text:span><text:span text:style-name="T1038">перед согласная, то </text:span><text:span text:style-name="T623">-</text:span><text:span text:style-name="T622">y</text:span><text:span text:style-name="T1038"> </text:span><text:span text:style-name="T1039">заменяется на</text:span><text:span text:style-name="T1038"> -</text:span><text:span text:style-name="T623">i</text:span><text:span text:style-name="T1038"> </text:span><text:span text:style-name="T1040">(</text:span><text:span text:style-name="T1039">с</text:span><text:span text:style-name="T1040"> добавлени</text:span><text:span text:style-name="T1039">ем </text:span><text:span text:style-name="T564">-es</text:span><text:span text:style-name="T1040">)</text:span><text:span text:style-name="T1038">:</text:span></text:p>
      <text:list xml:id="list1765107480" text:style-name="L10">
        <text:list-item>
          <text:p text:style-name="P1746">fl<text:span text:style-name="T1256">y</text:span> — fl<text:span text:style-name="T1256">i</text:span>es; </text:p>
        </text:list-item>
        <text:list-item>
          <text:p text:style-name="P1746">cr<text:span text:style-name="T1256">y</text:span> — cr<text:span text:style-name="T1256">i</text:span>es.</text:p>
        </text:list-item>
      </text:list>
      <text:p text:style-name="P679"/>
      <text:p text:style-name="P751"><text:span text:style-name="T1041">В Present Simple, п</text:span><text:span text:style-name="T925">еред сказуемым часто </text:span><text:span text:style-name="T927">стоят</text:span><text:span text:style-name="T925"> маячки времени </text:span><text:span text:style-name="T931">(</text:span><text:span text:style-name="T925">наречия частности</text:span><text:span text:style-name="T931">)</text:span><text:span text:style-name="T926">:</text:span></text:p>
      <text:list xml:id="list753071681" text:style-name="L11">
        <text:list-item>
          <text:p text:style-name="P1742">always - <text:span text:style-name="T802">всегда</text:span>;</text:p>
        </text:list-item>
        <text:list-item>
          <text:p text:style-name="P1742">usually - <text:span text:style-name="T802">обычно</text:span>;</text:p>
        </text:list-item>
        <text:list-item>
          <text:p text:style-name="P1742">often - <text:span text:style-name="T802">часто</text:span>;</text:p>
        </text:list-item>
        <text:list-item>
          <text:p text:style-name="P1742">sometimes - <text:span text:style-name="T802">иногда</text:span>;</text:p>
        </text:list-item>
        <text:list-item>
          <text:p text:style-name="P1742">never — <text:span text:style-name="T802">никогда</text:span>.</text:p>
        </text:list-item>
      </text:list>
      <text:p text:style-name="P28"/>
      <text:p text:style-name="P680"><text:span text:style-name="T557">I </text:span><text:span text:style-name="T683">always</text:span><text:span text:style-name="T557"> wash my hands before eating — Я всегда мою руки перед едой.</text:span></text:p>
      <text:p text:style-name="P679"/>
      <text:p text:style-name="P2">Отрицания в Present Simple</text:p>
      <text:p text:style-name="P2"/>
      <text:p text:style-name="P749"><text:span text:style-name="T808">Использу</text:span><text:span text:style-name="T809">ю</text:span><text:span text:style-name="T808">тся чтобы сказать о том, что что-</text:span><text:span text:style-name="T849">то</text:span><text:span text:style-name="T808">:</text:span></text:p>
      <text:list xml:id="list3206398265" text:style-name="L12">
        <text:list-item>
          <text:p text:style-name="P1747">не является фактом настоящего <text:span text:style-name="T1285">или истиной</text:span>;</text:p>
        </text:list-item>
        <text:list-item>
          <text:p text:style-name="P1747">не происходит с какой-то регулярностью.</text:p>
        </text:list-item>
      </text:list>
      <text:p text:style-name="P742"/>
      <text:p text:style-name="P741">За отрицание отвечает частица <text:span text:style-name="T557">not</text:span>, которая идет в паре со вспомогательным глаголом <text:span text:style-name="T557">do</text:span>.</text:p>
      <text:p text:style-name="P741">Если подлежащее <text:span text:style-name="T557">he/she/it</text:span>, то испольузется <text:span text:style-name="T557">does</text:span>. <text:span text:style-name="T1251">Смысловой глагол без изменений.</text:span></text:p>
      <text:p text:style-name="P740"/>
      <text:p text:style-name="P218">People <text:span text:style-name="T3">do </text:span><text:span text:style-name="T387">not</text:span> <text:span text:style-name="T26">live</text:span> in space — Люди не живут в космосе.</text:p>
      <text:p text:style-name="P218">Water <text:span text:style-name="T3">does </text:span><text:span text:style-name="T387">not</text:span> <text:span text:style-name="T26">boil</text:span> at 50 degrees Celsius — Вода не кипит при 50 грудусах.</text:p>
      <text:p text:style-name="P218"/>
      <text:p text:style-name="P1300"><text:span text:style-name="T806">Практически всегда </text:span><text:span text:style-name="T650">do/</text:span><text:span text:style-name="T651">does</text:span><text:span text:style-name="T650"> not</text:span><text:span text:style-name="T806"> использу</text:span><text:span text:style-name="T807">е</text:span><text:span text:style-name="T806">тся в сокращении: </text:span></text:p>
      <text:p text:style-name="P406"/>
      <text:p text:style-name="P220">We don`t drink whisky — Мы не пьем виски. </text:p>
      <text:p text:style-name="P232">He doesn`t drink tea — Он не пьет чай.</text:p>
      <text:p text:style-name="P424"/>
      <text:p text:style-name="P424">Вопросы в Present Simple</text:p>
      <text:p text:style-name="P219"/>
      <text:p text:style-name="P372">Используюся чтобы:</text:p>
      <text:list xml:id="list392597733" text:style-name="L13">
        <text:list-item>
          <text:p text:style-name="P1704">узнать о фактах настоящего;</text:p>
        </text:list-item>
        <text:list-item>
          <text:p text:style-name="P1704">о событиях, которые происходят с какой-то регулярностью.</text:p>
        </text:list-item>
      </text:list>
      <text:p text:style-name="P371"><text:soft-page-break/>Вопрос задается с помощью вспомогательного глагола <text:span text:style-name="T557">do/</text:span><text:span text:style-name="T565">does</text:span>, который ставится перед подлежащим. Смысловой глагол без изменений (в начальной форме).</text:p>
      <text:p text:style-name="P1402"/>
      <text:p text:style-name="P747"><text:span text:style-name="T5">Do</text:span><text:span text:style-name="T805"> you </text:span><text:span text:style-name="T33">like</text:span><text:span text:style-name="T805"> action movies? </text:span><text:span text:style-name="T636">— </text:span><text:span text:style-name="T805">Тебе нравятся экшен фильмы? </text:span></text:p>
      <text:p text:style-name="P82"><text:span text:style-name="T1288">What books </text:span><text:span text:style-name="T6">do</text:span><text:span text:style-name="T1288"> you </text:span><text:span text:style-name="T37">read</text:span><text:span text:style-name="T1288">? </text:span><text:span text:style-name="T1299">—</text:span><text:span text:style-name="T1288"> Какие книги тебе нравятся?</text:span></text:p>
      <text:p text:style-name="P227"/>
      <text:p text:style-name="P418">Present Continuous</text:p>
      <text:p text:style-name="P373"/>
      <text:p text:style-name="P373">Указывает на событие, происходящее именно сейчас и которое <text:span text:style-name="T1452">еще не закончилось</text:span>.</text:p>
      <text:p text:style-name="P377">Состоит из связки вспомогательного глагола <text:span text:style-name="T557">be</text:span> и смыслового с окончанием <text:span text:style-name="T557">-ing</text:span>:</text:p>
      <text:p text:style-name="P374"/>
      <text:p text:style-name="P221">She <text:span text:style-name="T1256">is</text:span> driv<text:span text:style-name="T1256">ing</text:span> to work. <text:span text:style-name="T1325">—</text:span> Она (сейчас) едет на работу.</text:p>
      <text:p text:style-name="P223">You <text:span text:style-name="T1256">are</text:span> do<text:span text:style-name="T1256">ing</text:span> great! <text:span text:style-name="T1325">—</text:span> У тебя отлично получается!</text:p>
      <text:p text:style-name="P373"/>
      <text:p text:style-name="P792"><text:span text:style-name="T812">Если глагол заканчивается на </text:span><text:span text:style-name="T642">-e</text:span><text:span text:style-name="T812">, то при добавлении </text:span><text:span text:style-name="T642">-ing</text:span><text:span text:style-name="T812"> она выпадает: </text:span><text:span text:style-name="T642">make → making.</text:span></text:p>
      <text:p text:style-name="P376">Если глагол заканчивается на <text:span text:style-name="T557">-ie</text:span>, то при добавлении <text:span text:style-name="T557">-ing</text:span> оно меняется на <text:span text:style-name="T557">-y</text:span>: <text:span text:style-name="T557">lie → lying. </text:span></text:p>
      <text:p text:style-name="P222"/>
      <text:p text:style-name="P376">Если глагол из <text:span text:style-name="T1646">1</text:span> слога, с одной гласной буквой, после которой солгасная, то при </text:p>
      <text:p text:style-name="P792"><text:span text:style-name="T812">добавлении </text:span><text:span text:style-name="T642">-ing</text:span><text:span text:style-name="T812"> согласная удваивается: </text:span><text:span text:style-name="T642">hit → hitting, sit → sitting.</text:span></text:p>
      <text:p text:style-name="P375"/>
      <text:p text:style-name="P793"><text:span text:style-name="T812">В </text:span><text:span text:style-name="T805">окончании </text:span><text:span text:style-name="T635">-ing</text:span><text:span text:style-name="T805"> буква </text:span><text:span text:style-name="T635">g</text:span><text:span text:style-name="T805"> не произносится. Сочетание </text:span><text:span text:style-name="T635">ng</text:span><text:span text:style-name="T805"> образет необычный звук, которого нет в русском языке — носовой </text:span><text:span text:style-name="T635">n</text:span><text:span text:style-name="T805"> (при произнесении пускается воздух через нос).</text:span></text:p>
      <text:p text:style-name="P377"/>
      <text:p text:style-name="P378"><text:span text:style-name="T1329">Слова-м</text:span>аячки Present Continuous:</text:p>
      <text:list xml:id="list4182763340" text:style-name="L14">
        <text:list-item>
          <text:p text:style-name="P1705">look — смотри;</text:p>
        </text:list-item>
        <text:list-item>
          <text:p text:style-name="P1705">now — сейчас (обычно в конце);</text:p>
        </text:list-item>
        <text:list-item>
          <text:p text:style-name="P1705">at the moment — в этот момент (обычно в конце).</text:p>
        </text:list-item>
      </text:list>
      <text:p text:style-name="P375"/>
      <text:p text:style-name="P223">I am working right <text:span text:style-name="T1256">now</text:span>. — Прямо сейчас я работаю.</text:p>
      <text:p text:style-name="P223"><text:span text:style-name="T1256">Look</text:span> out of the window! It`s raining. — Посмотри в окно. Идет дождь.</text:p>
      <text:p text:style-name="P379"/>
      <text:p text:style-name="P417">Отрицания в Present Continuous</text:p>
      <text:p text:style-name="P417"/>
      <text:p text:style-name="P380">Используется чтобы сказать, что что-то не происходит именно сейчас.</text:p>
      <text:p text:style-name="P380">Для этого к глаголу <text:span text:style-name="T557">be</text:span> добавляется частица <text:span text:style-name="T557">not</text:span>.</text:p>
      <text:p text:style-name="P380"/>
      <text:p text:style-name="P224">I`m not listening to you. <text:span text:style-name="T1327">—</text:span> Я не слушаю тебя.</text:p>
      <text:p text:style-name="P224">He isn`t cleaning the carpet. <text:span text:style-name="T1327">—</text:span> Он не чистит ковер.</text:p>
      <text:p text:style-name="P224"/>
      <text:p text:style-name="P421">Вопросы в Present Continuous</text:p>
      <text:p text:style-name="P225"/>
      <text:p text:style-name="P1601"><text:span text:style-name="T850">Здесь использ</text:span><text:span text:style-name="T852">уются</text:span><text:span text:style-name="T850"> теже правила, что при составлении вопросов в Present Simple, </text:span></text:p>
      <text:p text:style-name="P1601"><text:span text:style-name="T853">но </text:span><text:span text:style-name="T851">только по отношению к глаголу</text:span><text:span text:style-name="T850"> </text:span><text:span text:style-name="T661">be</text:span><text:span text:style-name="T850">, </text:span><text:span text:style-name="T851">а не</text:span><text:span text:style-name="T662"> do</text:span><text:span text:style-name="T850">:</text:span></text:p>
      <text:p text:style-name="P1600"/>
      <text:p text:style-name="P225">Am I listening? <text:span text:style-name="T1327">—</text:span> Я слушаю?</text:p>
      <text:p text:style-name="P225">Are you playing? Yes, I am. <text:span text:style-name="T1327">—</text:span> Ты играешь? Да.</text:p>
      <text:p text:style-name="P225"/>
      <text:p text:style-name="P225">Where is he going? <text:span text:style-name="T1327">—</text:span> Куда он идет?</text:p>
      <text:p text:style-name="P226">What book is she reading? <text:span text:style-name="T1327">— </text:span>Какую книгу она читает? <text:span text:style-name="T1328">(сейчас)</text:span></text:p>
      <text:p text:style-name="P226"/>
      <text:p text:style-name="P432"/>
      <text:p text:style-name="P1599"><text:span text:style-name="T854">Глаголы, которые не использ</text:span><text:span text:style-name="T857">уются</text:span><text:span text:style-name="T854"> в </text:span><text:span text:style-name="T855">Continuous</text:span></text:p>
      <text:p text:style-name="P419"/>
      <text:p text:style-name="P381">Это глаголы, обозначающие состояние, которое не меняется под дейст<text:span text:style-name="T1623">в</text:span>ием момента.</text:p>
      <text:p text:style-name="P1412"><text:span text:style-name="T817">Как правило это </text:span><text:span text:style-name="T818">описание</text:span><text:span text:style-name="T817"> чувств или мыслей. </text:span></text:p>
      <text:p text:style-name="P382"/>
      <text:p text:style-name="P1414"><text:span text:style-name="T81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833">(могут </text:span><text:span text:style-name="T834">встречаться </text:span><text:span text:style-name="T833">с </text:span><text:span text:style-name="T655">-ing </text:span><text:span text:style-name="T833">в форме герундия)</text:span><text:span text:style-name="T818">:</text:span></text:p>
      <text:p text:style-name="P383"/>
      <text:p text:style-name="P384">Глаголы восприятия:</text:p>
      <text:list xml:id="list1728885182" text:style-name="L15">
        <text:list-item>
          <text:p text:style-name="P1706">see — видеть;</text:p>
        </text:list-item>
        <text:list-item>
          <text:p text:style-name="P1706">hear — слышать;</text:p>
        </text:list-item>
        <text:list-item>
          <text:p text:style-name="P1706">feel — чувствовать <text:span text:style-name="T1624">себя</text:span>;</text:p>
        </text:list-item>
        <text:list-item>
          <text:p text:style-name="P1706">taste — чувствовать вкус (пробовать);</text:p>
        </text:list-item>
        <text:list-item>
          <text:p text:style-name="P1706">smell — чувствовать запах (нюхать).</text:p>
        </text:list-item>
      </text:list>
      <text:p text:style-name="P383"/>
      <text:p text:style-name="P384">Глаголы для выражения мнения:</text:p>
      <text:list xml:id="list1721508460" text:style-name="L16">
        <text:list-item>
          <text:p text:style-name="P1707">belive — верить;</text:p>
        </text:list-item>
        <text:list-item>
          <text:p text:style-name="P1707">doubt — сомневаться;</text:p>
        </text:list-item>
        <text:list-item>
          <text:p text:style-name="P1707">think — думать.</text:p>
        </text:list-item>
      </text:list>
      <text:p text:style-name="P385"/>
      <text:p text:style-name="P384">Глаголы, показывающие состояние мыслей:</text:p>
      <text:list xml:id="list2195120126" text:style-name="L17">
        <text:list-item>
          <text:p text:style-name="P1708">forget — забывать;</text:p>
        </text:list-item>
        <text:list-item>
          <text:p text:style-name="P1708">imagine — представлять;</text:p>
        </text:list-item>
        <text:list-item>
          <text:p text:style-name="P1708">know — знать;</text:p>
        </text:list-item>
        <text:list-item>
          <text:p text:style-name="P1708">understand — понимать.</text:p>
        </text:list-item>
      </text:list>
      <text:p text:style-name="P383"/>
      <text:p text:style-name="P386">Глаголы, указывающие на эмоции и желания:</text:p>
      <text:list xml:id="list1629139818" text:style-name="L18">
        <text:list-item>
          <text:p text:style-name="P1709">love — любить;</text:p>
        </text:list-item>
        <text:list-item>
          <text:p text:style-name="P1709">like — нравиться;</text:p>
        </text:list-item>
        <text:list-item>
          <text:p text:style-name="P1709">hate — ненавидеть;</text:p>
        </text:list-item>
        <text:list-item>
          <text:p text:style-name="P1709">hope — надеяться;</text:p>
        </text:list-item>
        <text:list-item>
          <text:p text:style-name="P1709">want — хотеть;</text:p>
        </text:list-item>
        <text:list-item>
          <text:p text:style-name="P1709">wish — желать.</text:p>
        </text:list-item>
      </text:list>
      <text:p text:style-name="P387"/>
      <text:p text:style-name="P386">Другие глаголы:</text:p>
      <text:list xml:id="list3052108622" text:style-name="L19">
        <text:list-item>
          <text:p text:style-name="P1710">look — выглядеть;</text:p>
        </text:list-item>
        <text:list-item>
          <text:p text:style-name="P1710">have — иметь.</text:p>
        </text:list-item>
      </text:list>
      <text:p text:style-name="P387"/>
      <text:p text:style-name="P230">I think Amy is a strange girl. - Я думаю, Эмми странная девушка.</text:p>
      <text:p text:style-name="P230">Do you know this man? - Вы знаете этого мужчину?</text:p>
      <text:p text:style-name="P230">You look great! - Ты выглядишь отлично!</text:p>
      <text:p text:style-name="P422"/>
      <text:p text:style-name="P422">Present Perfect</text:p>
      <text:p text:style-name="P388"/>
      <text:p text:style-name="P794"><text:span text:style-name="T825">У</text:span><text:span text:style-name="T821">казывает на дейсвтие совершенное когда-то в прошлом, но подчеркивает, что результат важен сейчас </text:span><text:span text:style-name="T822">(т. е. к какому </text:span><text:span text:style-name="T1051">результату</text:span><text:span text:style-name="T822"> в итоге это привело)</text:span><text:span text:style-name="T821">.</text:span></text:p>
      <text:p text:style-name="P389"/>
      <text:p text:style-name="P1407"><text:span text:style-name="T821">С</text:span><text:span text:style-name="T824">остоит и</text:span><text:span text:style-name="T826">з </text:span><text:span text:style-name="T827">2х частей:</text:span><text:span text:style-name="T824"> вспомогат</text:span><text:span text:style-name="T827">ельного</text:span><text:span text:style-name="T824"> глагола </text:span><text:span text:style-name="T652">have</text:span><text:span text:style-name="T824"> и смыслового глагола </text:span></text:p>
      <text:p text:style-name="P1407"><text:span text:style-name="T824">в 3й форме (</text:span><text:span text:style-name="T832">передает значение</text:span><text:span text:style-name="T828"> «сделанный»</text:span><text:span text:style-name="T824">).</text:span></text:p>
      <text:p text:style-name="P794"><text:soft-page-break/><text:span text:style-name="T821">На русский язык Present Perfect переводится в прошлом </text:span><text:span text:style-name="T823">(иногда настоящ</text:span><text:span text:style-name="T825">и</text:span><text:span text:style-name="T823">м, </text:span><text:span text:style-name="T825">для удобства</text:span><text:span text:style-name="T823">)</text:span><text:span text:style-name="T821">, </text:span></text:p>
      <text:p text:style-name="P390">а в английском принадлежит к катергории настоящих времен.</text:p>
      <text:p text:style-name="P390"/>
      <text:p text:style-name="P29"><text:span text:style-name="T1293">I </text:span><text:span text:style-name="T1307">have</text:span><text:span text:style-name="T1288"> already </text:span><text:span text:style-name="T1307">seen</text:span><text:span text:style-name="T1288"> this movie. </text:span><text:span text:style-name="T1294">—</text:span><text:span text:style-name="T1288"> Я уже видел этот фильм (просмотрел, т. е. опыт).</text:span></text:p>
      <text:p text:style-name="P29"><text:span text:style-name="T1288">You </text:span><text:span text:style-name="T1307">have</text:span><text:span text:style-name="T1288"> </text:span><text:span text:style-name="T1307">broken</text:span><text:span text:style-name="T1288"> the vase. </text:span><text:span text:style-name="T1294">— </text:span><text:span text:style-name="T1288">Ты разбил вазу. (есть очевидный результат, кот. случился ранее) </text:span></text:p>
      <text:p text:style-name="P30"><text:span text:style-name="T1295">It`s the fitst time I </text:span><text:span text:style-name="T1308">have</text:span><text:span text:style-name="T1295"> </text:span><text:span text:style-name="T1308">driven</text:span><text:span text:style-name="T1295"> a car — Это впервые, когда я веду машину. (в настоящем)</text:span></text:p>
      <text:p text:style-name="P397"/>
      <text:p text:style-name="P398">Как проявляется результат:</text:p>
      <text:list xml:id="list1693932123" text:style-name="L20">
        <text:list-item>
          <text:p text:style-name="P1749"><text:span text:style-name="T859">это </text:span><text:span text:style-name="T858">очевидные изменения;</text:span></text:p>
        </text:list-item>
        <text:list-item>
          <text:p text:style-name="P1748"><text:span text:style-name="T822">полученный </text:span><text:span text:style-name="T826">ранее</text:span><text:span text:style-name="T822"> опыт или впечатления;</text:span></text:p>
        </text:list-item>
        <text:list-item>
          <text:p text:style-name="P1711">недавно произошедшие события или новая информация.</text:p>
        </text:list-item>
      </text:list>
      <text:p text:style-name="P391"/>
      <text:p text:style-name="P391">Также Present Perfect используют, если что-то произошло впервые:</text:p>
      <text:p text:style-name="P391"/>
      <text:p text:style-name="P228">It`s the first time something has happend. - Этой первый раз, когда что-то произошло.</text:p>
      <text:p text:style-name="P228">(вместо first можно указать любое порядковое число: second, third)</text:p>
      <text:p text:style-name="P391"/>
      <text:p text:style-name="P391">Present Perferct — яркий пример того, что нельзя переводить английские </text:p>
      <text:p text:style-name="P271"><text:span text:style-name="T1292">предложения слово в слово: </text:span><text:span text:style-name="T666">I have done. </text:span><text:span text:style-name="T653">—</text:span><text:span text:style-name="T666"> Я сделал (</text:span><text:span text:style-name="T680">досл. </text:span><text:span text:style-name="T666">Я имею сделанным).</text:span></text:p>
      <text:p text:style-name="P483"/>
      <text:p text:style-name="P787"><text:span text:style-name="T913">Есть </text:span><text:span text:style-name="T914">два</text:span><text:span text:style-name="T913"> варианта образования 3й формы глагола:</text:span></text:p>
      <text:list xml:id="list874743225" text:style-name="L21">
        <text:list-item>
          <text:p text:style-name="P1712">если глагол правильный, то добавляем к его начальной форме окончание <text:span text:style-name="T557">-ed</text:span>;</text:p>
        </text:list-item>
        <text:list-item>
          <text:p text:style-name="P1712">если неправильный, то находим в таблице неправильных глаголов.</text:p>
        </text:list-item>
      </text:list>
      <text:p text:style-name="P433"/>
      <text:p text:style-name="P1129"><text:span text:style-name="T860">Н</text:span><text:span text:style-name="T861">еправильны</text:span><text:span text:style-name="T860">й</text:span><text:span text:style-name="T861"> глагол </text:span><text:span text:style-name="T860">это </text:span><text:span text:style-name="T861">тот, который во 2й или 3й форме </text:span><text:span text:style-name="T875">записывается</text:span><text:span text:style-name="T861"> </text:span><text:span text:style-name="T875">по особенному</text:span><text:span text:style-name="T861">. </text:span></text:p>
      <text:p text:style-name="P434">Самые популярные неправильные глаголы нужно заучить (см. таблицу ниже).</text:p>
      <text:p text:style-name="P433"/>
      <text:p text:style-name="P436">Слова-маячки Present Perfect:</text:p>
      <text:list xml:id="list1030233498" text:style-name="L22">
        <text:list-item>
          <text:p text:style-name="P1713">just — только что;</text:p>
        </text:list-item>
        <text:list-item>
          <text:p text:style-name="P1713">already — уже;</text:p>
        </text:list-item>
        <text:list-item>
          <text:p text:style-name="P1713">yet — еще не;</text:p>
        </text:list-item>
      </text:list>
      <text:p text:style-name="P438"/>
      <text:p text:style-name="P1130"><text:span text:style-name="T667">Just</text:span><text:span text:style-name="T862"> и </text:span><text:span text:style-name="T667">already</text:span><text:span text:style-name="T862"> используются в утверждениях. </text:span><text:span text:style-name="T667">Yet</text:span><text:span text:style-name="T862"> — в вопросах и отрицаниях</text:span><text:span text:style-name="T863">. </text:span></text:p>
      <text:p text:style-name="P1382"><text:span text:style-name="T863">(</text:span><text:span text:style-name="T681">already</text:span><text:span text:style-name="T910"> также </text:span><text:span text:style-name="T909">иногда можно встретить</text:span><text:span text:style-name="T910"> в вопросах).</text:span></text:p>
      <text:p text:style-name="P440"/>
      <text:p text:style-name="P439">Место <text:span text:style-name="T557">just</text:span>, <text:span text:style-name="T557">already</text:span> в предложении — между <text:span text:style-name="T557">have</text:span> и 3й формой глагола. </text:p>
      <text:p text:style-name="P439">Слово <text:span text:style-name="T557">yet</text:span> стоит <text:span text:style-name="T1441">всегда </text:span>в конце предложения.</text:p>
      <text:p text:style-name="P437"/>
      <text:p text:style-name="P233">I have <text:span text:style-name="T1256">just</text:span> eaten a sandwich. <text:span text:style-name="T1330">—</text:span> Я только что съел бутерброд.</text:p>
      <text:p text:style-name="P233">We have n<text:span text:style-name="T1333">o</text:span>t finished <text:span text:style-name="T1256">yet</text:span>. <text:span text:style-name="T1330">—</text:span> Мы еще не закончили.</text:p>
      <text:p text:style-name="P435"/>
      <text:p text:style-name="P788"><text:span text:style-name="T863">Другие </text:span><text:span text:style-name="T916">маячки</text:span><text:span text:style-name="T863"> </text:span><text:span text:style-name="T915">Present Perfect</text:span><text:span text:style-name="T863">:</text:span></text:p>
      <text:list xml:id="list679624758" text:style-name="L23">
        <text:list-item>
          <text:p text:style-name="P1759"><text:span text:style-name="T863">ever — когда-</text:span><text:span text:style-name="T923">либо, всегда</text:span><text:span text:style-name="T863">;</text:span></text:p>
        </text:list-item>
        <text:list-item>
          <text:p text:style-name="P1714">never — никогда;</text:p>
        </text:list-item>
        <text:list-item>
          <text:p text:style-name="P1714">recently — в последнее время;</text:p>
        </text:list-item>
        <text:list-item>
          <text:p text:style-name="P1714">these days — в последние дни;</text:p>
        </text:list-item>
        <text:list-item>
          <text:p text:style-name="P1759"><text:span text:style-name="T863">словосочетани</text:span><text:span text:style-name="T917">я</text:span><text:span text:style-name="T863"> с this (this mornig, this week).</text:span></text:p>
        </text:list-item>
      </text:list>
      <text:p text:style-name="P440"/>
      <text:p text:style-name="P440">Место <text:span text:style-name="T557">ever</text:span>, <text:span text:style-name="T557">never</text:span> — перед 3й формой глагола, <text:span text:style-name="T1332">а</text:span> <text:span text:style-name="T557">recently</text:span>, <text:span text:style-name="T557">these days</text:span> и </text:p>
      <text:p text:style-name="P440">словосочетания с <text:span text:style-name="T557">this</text:span> — в конце предложения.</text:p>
      <text:p text:style-name="P234"><text:soft-page-break/>I <text:span text:style-name="T1333">ha</text:span>ve <text:span text:style-name="T1256">never</text:span> been to New York. <text:span text:style-name="T1331">— </text:span>Я никогда не был в Нью Йорке.</text:p>
      <text:p text:style-name="P234">I <text:span text:style-name="T1333">ha</text:span>ve worked a lot <text:span text:style-name="T1256">these days</text:span>. <text:span text:style-name="T1331">—</text:span> Я много работал в эти дни.</text:p>
      <text:p text:style-name="P441"/>
      <text:p text:style-name="P430">Отрицания в Present Perfect</text:p>
      <text:p text:style-name="P442"/>
      <text:p text:style-name="P443">Используются, когда хотят сказать:</text:p>
      <text:list xml:id="list2573037691" text:style-name="L24">
        <text:list-item>
          <text:p text:style-name="P1715">об отсутствии ожидаемого результата;</text:p>
        </text:list-item>
        <text:list-item>
          <text:p text:style-name="P1715">о том, чего автор никогда не делал или не испытывал.</text:p>
        </text:list-item>
      </text:list>
      <text:p text:style-name="P442"/>
      <text:p text:style-name="P442">Для этого ставится частица <text:span text:style-name="T557">not</text:span> после вспомогательного глагола <text:span text:style-name="T557">have</text:span>.</text:p>
      <text:p text:style-name="P442"/>
      <text:p text:style-name="P442">Также отрицательным считается предложение со словом <text:span text:style-name="T557">never</text:span>, которое передает отрицательный контекст.</text:p>
      <text:p text:style-name="P442"/>
      <text:p text:style-name="P1131"><text:span text:style-name="T864">В </text:span><text:span text:style-name="T858">отрицаниях почти всегда используется сокращенная форма глагола </text:span><text:span text:style-name="T666">haven`t</text:span><text:span text:style-name="T858">.</text:span></text:p>
      <text:p text:style-name="P1132"><text:span text:style-name="T876">Сокращени</text:span><text:span text:style-name="T908">е</text:span><text:span text:style-name="T876"> </text:span><text:span text:style-name="T669">`ve not</text:span><text:span text:style-name="T876"> не используется.</text:span></text:p>
      <text:p text:style-name="P444"/>
      <text:p text:style-name="P235">I have<text:span text:style-name="T430">n</text:span><text:span text:style-name="T434">`</text:span><text:span text:style-name="T430">t</text:span> expected that. <text:span text:style-name="T1331">—</text:span> Я этого не ожидал.</text:p>
      <text:p text:style-name="P235">I<text:span text:style-name="T1333">`</text:span>ve <text:span text:style-name="T430">never</text:span> seen this movie before. <text:span text:style-name="T1331">— </text:span>Я до этого не видел этот фильм. </text:p>
      <text:p text:style-name="P429"/>
      <text:p text:style-name="P429">Вопросы в Present Perfect</text:p>
      <text:p text:style-name="P236"/>
      <text:p text:style-name="P445">Используются, если хоят узнать:</text:p>
      <text:list xml:id="list2743654655" text:style-name="L25">
        <text:list-item>
          <text:p text:style-name="P1716">сделано ли дело к этом моменту, каким образом оно сделано;</text:p>
        </text:list-item>
        <text:list-item>
          <text:p text:style-name="P1760"><text:span text:style-name="T876">имеет ли человек определенный опыт </text:span><text:span text:style-name="T874">или совершил ли он </text:span><text:span text:style-name="T877">нужное</text:span><text:span text:style-name="T874"> действие</text:span><text:span text:style-name="T876">;</text:span></text:p>
        </text:list-item>
      </text:list>
      <text:p text:style-name="P444"/>
      <text:p text:style-name="P1132">Для этого используется уже знакомая схема. Глагол <text:span text:style-name="T557">have</text:span> ставится перед по<text:span text:style-name="T1337">д</text:span>л<text:span text:style-name="T1337">е</text:span>ж<text:span text:style-name="T1337">а</text:span>щим.</text:p>
      <text:p text:style-name="P1132"/>
      <text:p text:style-name="P237">Why have you done it? <text:span text:style-name="T1331">—</text:span> Зачем ты это сделал?</text:p>
      <text:p text:style-name="P1381"><text:span text:style-name="T677">Ha</text:span><text:span text:style-name="T678">s</text:span><text:span text:style-name="T677"> </text:span><text:span text:style-name="T678">he</text:span><text:span text:style-name="T677"> ever been to Rome? </text:span><text:span text:style-name="T679">—</text:span><text:span text:style-name="T677"> </text:span><text:span text:style-name="T678">Он</text:span><text:span text:style-name="T677"> бывал в Риме?</text:span></text:p>
      <text:p text:style-name="P237"/>
      <text:p text:style-name="P420">Present Perfect Continuous</text:p>
      <text:p text:style-name="P446"/>
      <text:p text:style-name="P448">Для того, чтобы использовать, нужно чтобы совпало сразу несколько условий:</text:p>
      <text:list xml:id="list49256012" text:style-name="L26">
        <text:list-item>
          <text:p text:style-name="P1761"><text:span text:style-name="T865">действие не закончено либо закончено не</text:span><text:span text:style-name="T869">давно</text:span><text:span text:style-name="T865">;</text:span></text:p>
        </text:list-item>
        <text:list-item>
          <text:p text:style-name="P1761"><text:span text:style-name="T865">известн</text:span><text:span text:style-name="T869">а его продолжительность </text:span><text:span text:style-name="T883">(обычно из контекста предложения)</text:span><text:span text:style-name="T869">.</text:span></text:p>
        </text:list-item>
      </text:list>
      <text:p text:style-name="P447"/>
      <text:p text:style-name="P452">Схема состоит из 3х частей: вспомогательного глагола <text:span text:style-name="T557">have</text:span>, слова <text:span text:style-name="T557">been</text:span> <text:span text:style-name="T1445">(особая форма </text:span></text:p>
      <text:p text:style-name="P452"><text:span text:style-name="T1445">глагола </text:span><text:span text:style-name="T576">be</text:span><text:span text:style-name="T1445">) </text:span>и смыслового глагола с окончанием <text:span text:style-name="T557">-ing</text:span>. </text:p>
      <text:p text:style-name="P450"/>
      <text:p text:style-name="P1142"><text:span text:style-name="T858">На русский </text:span><text:span text:style-name="T867">язык </text:span><text:span text:style-name="T829">Present Perfect Continuous</text:span><text:span text:style-name="T856"> </text:span><text:span text:style-name="T858">переводится настоящим временем</text:span></text:p>
      <text:p text:style-name="P1135"><text:span text:style-name="T866">(редко в прошлом). </text:span><text:span text:style-name="T867">При этом все </text:span><text:span text:style-name="T918">три</text:span><text:span text:style-name="T867"> части </text:span><text:span text:style-name="T868">переводятся</text:span><text:span text:style-name="T867"> одним словом.</text:span></text:p>
      <text:p text:style-name="P449"/>
      <text:p text:style-name="P31"><text:span text:style-name="T1287">I </text:span><text:span text:style-name="T1307">have been learning</text:span><text:span text:style-name="T1287"> English for 2 years. </text:span><text:span text:style-name="T1312">—</text:span><text:span text:style-name="T1287"> Я </text:span><text:span text:style-name="T1307">учу</text:span><text:span text:style-name="T1287"> английский уже 2 года (и еще не закончил).</text:span></text:p>
      <text:p text:style-name="P31"><text:span text:style-name="T1287">We </text:span><text:span text:style-name="T1307">have been cleaning</text:span><text:span text:style-name="T1287"> the flat the whole morning. </text:span><text:span text:style-name="T1312">— </text:span><text:span text:style-name="T1287">Мы </text:span><text:span text:style-name="T1307">убирали</text:span><text:span text:style-name="T1287"> </text:span><text:span text:style-name="T1313">квартиру все утро.</text:span></text:p>
      <text:p text:style-name="P451"/>
      <text:p text:style-name="P453">Формы глагола <text:span text:style-name="T557">have</text:span> <text:span text:style-name="T557">verb-ing</text:span> (подобно <text:span text:style-name="T557">am/is/are verb-ing</text:span>, как в Continuous) не существует.</text:p>
      <text:p text:style-name="P453">Если у смыслового глагола окончание<text:span text:style-name="T557"> -ing</text:span>, то <text:span text:style-name="T557">have</text:span> применяется только с <text:span text:style-name="T557">been</text:span>.</text:p>
      <text:p text:style-name="P453"/>
      <text:p text:style-name="P1487"><text:span text:style-name="T869">С</text:span><text:span text:style-name="T858">лова-маячки Present Perfect Continuous:</text:span></text:p>
      <text:list xml:id="list1244466365" text:style-name="L27">
        <text:list-item>
          <text:p text:style-name="P1717"><text:soft-page-break/>for — в течении;</text:p>
        </text:list-item>
        <text:list-item>
          <text:p text:style-name="P1717">since — с какого-то времени;</text:p>
        </text:list-item>
        <text:list-item>
          <text:p text:style-name="P1717">how long — как долго.</text:p>
        </text:list-item>
      </text:list>
      <text:p text:style-name="P455"/>
      <text:p text:style-name="P454">Дополнительно могут использоваться указатели периода:</text:p>
      <text:list xml:id="list2943740148" text:style-name="L28">
        <text:list-item>
          <text:p text:style-name="P1718">all — весь (день/год);</text:p>
        </text:list-item>
        <text:list-item>
          <text:p text:style-name="P1718">the whole — целый (день/вечер); </text:p>
        </text:list-item>
      </text:list>
      <text:p text:style-name="P449"/>
      <text:p text:style-name="P33"><text:span text:style-name="T1287">He</text:span><text:span text:style-name="T1314">`</text:span><text:span text:style-name="T1288">s been playing</text:span><text:span text:style-name="T1287"> for an hour. — Он </text:span><text:span text:style-name="T1288">играет</text:span><text:span text:style-name="T1287"> уже час </text:span><text:span text:style-name="T1314">(в течении часа).</text:span></text:p>
      <text:p text:style-name="P34"><text:span text:style-name="T1314">W</text:span><text:span text:style-name="T1287">e`</text:span><text:span text:style-name="T1288">ve been staying</text:span><text:span text:style-name="T1287"> in this hotel since Tuesday. </text:span><text:span text:style-name="T1315">— </text:span><text:span text:style-name="T1287">Мы </text:span><text:span text:style-name="T1288">находимся</text:span><text:span text:style-name="T1287"> в этом отеле со вторника.</text:span></text:p>
      <text:p text:style-name="P456"/>
      <text:p text:style-name="P1138"><text:span text:style-name="T870">В утверждениях глагол </text:span><text:span text:style-name="T668">have</text:span><text:span text:style-name="T870"> </text:span><text:span text:style-name="T871">часто</text:span><text:span text:style-name="T870"> сокращают до </text:span><text:span text:style-name="T668">`ve</text:span><text:span text:style-name="T870">, а </text:span><text:span text:style-name="T668">has</text:span><text:span text:style-name="T870"> — до </text:span><text:span text:style-name="T668">`s</text:span><text:span text:style-name="T870"> (лего перепутать с </text:span><text:span text:style-name="T668">is</text:span><text:span text:style-name="T870">, посему здесь вспомогательный глагол можно понять только по контексту).</text:span></text:p>
      <text:p text:style-name="P457"/>
      <text:p text:style-name="P1137"><text:span text:style-name="T870">Е</text:span><text:span text:style-name="T858">сли используется глагол </text:span><text:span text:style-name="T666">be</text:span><text:span text:style-name="T858"> или глаголы состояния, которые не стоят в Continuous</text:span><text:span text:style-name="T880">,</text:span><text:span text:style-name="T858"> </text:span></text:p>
      <text:p text:style-name="P1495"><text:span text:style-name="T879">то </text:span><text:span text:style-name="T919">Present Perfect Continuous</text:span><text:span text:style-name="T879"> будет в </text:span><text:span text:style-name="T919">форме</text:span><text:span text:style-name="T879"> Present Perfect. </text:span></text:p>
      <text:p text:style-name="P458"/>
      <text:p text:style-name="P36"><text:span text:style-name="T1288">I </text:span><text:span text:style-name="T1307">have known </text:span><text:span text:style-name="T1288">(</text:span><text:span text:style-name="T1296">а </text:span><text:span text:style-name="T1288">не have been knowing)</text:span><text:span text:style-name="T1287"> Alice for 3 years. </text:span><text:span text:style-name="T870">—</text:span><text:span text:style-name="T1287"> Я </text:span><text:span text:style-name="T1307">знаю</text:span><text:span text:style-name="T1287"> Алису уже 3 года </text:span></text:p>
      <text:p text:style-name="P38"><text:span text:style-name="T1287">I </text:span><text:span text:style-name="T1307">haven`t seen</text:span><text:span text:style-name="T1287"> Mary for years. </text:span><text:span text:style-name="T1314">— </text:span><text:span text:style-name="T1287">Я н</text:span><text:span text:style-name="T1307">е видел</text:span><text:span text:style-name="T1287"> Мэри много лет. </text:span></text:p>
      <text:p text:style-name="P458"/>
      <text:p text:style-name="P1139"><text:span text:style-name="T879">Present Perfect Continuous можно </text:span><text:span text:style-name="T920">упростить</text:span><text:span text:style-name="T879"> до Present Perfect с пом</text:span><text:span text:style-name="T878">.</text:span><text:span text:style-name="T879"> глаголов </text:span><text:span text:style-name="T670">live</text:span><text:span text:style-name="T879"> </text:span><text:span text:style-name="T878">и</text:span><text:span text:style-name="T879"> </text:span><text:span text:style-name="T670">work</text:span><text:span text:style-name="T879">:</text:span></text:p>
      <text:p text:style-name="P37"><text:span text:style-name="T1287">I`ve </text:span><text:span text:style-name="T1307">been working</text:span><text:span text:style-name="T1287"> here for 2 years → I`ve </text:span><text:span text:style-name="T1307">worked</text:span><text:span text:style-name="T1287"> here for 2 years. </text:span><text:span text:style-name="T1324">(смысл одинаковый)</text:span></text:p>
      <text:p text:style-name="P457"/>
      <text:p text:style-name="P3"><text:span text:style-name="T870">О</text:span><text:span text:style-name="T858">трицания в Present Perfect Continuous</text:span></text:p>
      <text:p text:style-name="P459"/>
      <text:p text:style-name="P1136"><text:span text:style-name="T871">Использу</text:span><text:span text:style-name="T872">ю</text:span><text:span text:style-name="T871">тся, чтобы сказать, что что-то не происходит в течении указанного времени.</text:span></text:p>
      <text:p text:style-name="P460">Для этого добавляется частица <text:span text:style-name="T557">not</text:span> после вспомогательного глагола <text:span text:style-name="T557">have</text:span>.</text:p>
      <text:p text:style-name="P460"/>
      <text:p text:style-name="P35"><text:span text:style-name="T1287">I </text:span><text:span text:style-name="T1288">have not been waiting</text:span><text:span text:style-name="T1287"> long. </text:span><text:span text:style-name="T1315">—</text:span><text:span text:style-name="T1287"> Я </text:span><text:span text:style-name="T1288">не жду</text:span><text:span text:style-name="T1287"> долго.</text:span></text:p>
      <text:p text:style-name="P449"/>
      <text:p text:style-name="P4"><text:span text:style-name="T858">Вопросы </text:span><text:span text:style-name="T873">в Present Perfect Continuous</text:span><text:span text:style-name="T858"> </text:span></text:p>
      <text:p text:style-name="P449"/>
      <text:p text:style-name="P461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1"/>
      <text:p text:style-name="P149"><text:span text:style-name="T1287">Have you been waiting long? </text:span><text:span text:style-name="T1315">— </text:span><text:span text:style-name="T1287">Вы давно ждете? </text:span></text:p>
      <text:p text:style-name="P149"><text:span text:style-name="T1287">How long have you been waiting? </text:span><text:span text:style-name="T1315">—</text:span><text:span text:style-name="T1287"> Как долго вы ждете?</text:span></text:p>
      <text:p text:style-name="P425"/>
      <text:p text:style-name="P425"><text:span text:style-name="T1340">Прошедшее. </text:span>Past</text:p>
      <text:p text:style-name="P462"/>
      <text:p text:style-name="P474">Past Perfect и Past Perfect Continuous относительно редки и <text:span text:style-name="T1347">в</text:span> рамках начального курса </text:p>
      <text:p text:style-name="P474">не проходятся. <text:span text:style-name="T1341">В художественной литературе почти всегда используется Past Simple.</text:span></text:p>
      <text:p text:style-name="P462"/>
      <text:p text:style-name="P423">Past Simple</text:p>
      <text:p text:style-name="P463"/>
      <text:p text:style-name="P465">Используется, чтобы:</text:p>
      <text:list xml:id="list1686711624" text:style-name="L29">
        <text:list-item>
          <text:p text:style-name="P1762"><text:span text:style-name="T881">сообщить факты </text:span><text:span text:style-name="T882">прошлого,</text:span><text:span text:style-name="T881"> рассказать историю, </text:span><text:span text:style-name="T889">биографию</text:span><text:span text:style-name="T881">; </text:span></text:p>
        </text:list-item>
        <text:list-item>
          <text:p text:style-name="P1719">описать действие из прошлого, результат которого не важен в настоящем.</text:p>
        </text:list-item>
      </text:list>
      <text:p text:style-name="P464"/>
      <text:p text:style-name="P1143"><text:span text:style-name="T883">Для этого использются глаголы во 2й форме. </text:span><text:span text:style-name="T884">Вторая форма правильного глагола образуется добавлением окончания </text:span><text:span text:style-name="T671">-ed</text:span><text:span text:style-name="T884">. </text:span><text:span text:style-name="T892">Ф</text:span><text:span text:style-name="T884">орма </text:span><text:span text:style-name="T892">неправильного глагола </text:span><text:span text:style-name="T884">находится в таблице.</text:span></text:p>
      <text:p text:style-name="P39"><text:soft-page-break/><text:span text:style-name="T1287">Mozart </text:span><text:span text:style-name="T1307">lived</text:span><text:span text:style-name="T1287"> from 1756 to 1791 — Моцарт </text:span><text:span text:style-name="T1307">жил</text:span><text:span text:style-name="T1287"> с 1756 по 1791 год (факт прошлого). </text:span></text:p>
      <text:p text:style-name="P39"><text:span text:style-name="T1287">I </text:span><text:span text:style-name="T1307">visited</text:span><text:span text:style-name="T1287"> my parents yesterday — Вчера я </text:span><text:span text:style-name="T1307">навещал</text:span><text:span text:style-name="T1287"> родителей (действие из прошлого).</text:span></text:p>
      <text:p text:style-name="P796"/>
      <text:p text:style-name="P797">Если глагол заканчивается на глухой звук, то <text:span text:style-name="T557">-ed</text:span> читается как <text:span text:style-name="T557">t</text:span>, а если на звконкий </text:p>
      <text:p text:style-name="P797">согласный или на гласный звук — то как <text:span text:style-name="T557">d</text:span>: <text:span text:style-name="T557">worked [воркт], played [плэйд]</text:span>.</text:p>
      <text:p text:style-name="P1141"/>
      <text:p text:style-name="P795">Если глагол заканчивается на <text:span text:style-name="T557">d </text:span>или <text:span text:style-name="T557">t</text:span>, то <text:span text:style-name="T557">-ed</text:span> читается как <text:span text:style-name="T557">id</text:span>: <text:span text:style-name="T557">recorded [рикодид]</text:span>. </text:p>
      <text:p text:style-name="P1496"><text:span text:style-name="T364">Если глагол заканчивается на </text:span><text:span text:style-name="T112">-e</text:span><text:span text:style-name="T364">, то её не надо писать </text:span><text:span text:style-name="T365">два</text:span><text:span text:style-name="T364"> раза: </text:span><text:span text:style-name="T112">chase</text:span><text:span text:style-name="T364"> → </text:span><text:span text:style-name="T112">chased</text:span><text:span text:style-name="T364">.</text:span></text:p>
      <text:p text:style-name="P1141"/>
      <text:p text:style-name="P1140">Слова-маячки Past Simple:</text:p>
      <text:list xml:id="list1384304493" text:style-name="L30">
        <text:list-item>
          <text:p text:style-name="P1763">ago — <text:span text:style-name="T1342">тому назад</text:span>;</text:p>
        </text:list-item>
        <text:list-item>
          <text:p text:style-name="P1764">last — <text:span text:style-name="T1342">прошлый</text:span>;</text:p>
        </text:list-item>
        <text:list-item>
          <text:p text:style-name="P1720">yesterday — вчера;</text:p>
        </text:list-item>
      </text:list>
      <text:p text:style-name="P484"/>
      <text:p text:style-name="P1144"><text:span text:style-name="T890">Past Simple часто путают с Present Perfect, потому что на русский они переводятся </text:span><text:span text:style-name="T891">почти</text:span><text:span text:style-name="T890"> одинаково. Главное отличие в том, что Present Perfect всегда будет сообщать доп</text:span><text:span text:style-name="T891">олнительную</text:span><text:span text:style-name="T890"> информацию, указывающ</text:span><text:span text:style-name="T891">ую </text:span><text:span text:style-name="T890">на настоящее время </text:span><text:span text:style-name="T891">(</text:span><text:span text:style-name="T892">чтобы сообщить</text:span><text:span text:style-name="T891"> результат).</text:span></text:p>
      <text:p text:style-name="P471"/>
      <text:p text:style-name="P472">Past Simple используется когда известен момент в прошлом. Если мы знаешь, </text:p>
      <text:p text:style-name="P472">когда произошло событие, то Present Perfect использовать нельзя.</text:p>
      <text:p text:style-name="P472"/>
      <text:p text:style-name="P243">Tom has lost his key — Том потерал ключ </text:p>
      <text:p text:style-name="P243">(у него сейчас нет ключа, потому что он его потерян).</text:p>
      <text:p text:style-name="P242"/>
      <text:p text:style-name="P242">Tom lost his key last weak — Том потерял ключ на прошлой неделе </text:p>
      <text:p text:style-name="P242">(не важно, есть у него ключ или нет).</text:p>
      <text:p text:style-name="P467"/>
      <text:p text:style-name="P469">В английском, если вопрос задается в настоящем, то и ответ должен быть в настоящем. </text:p>
      <text:p text:style-name="P469">Если вопрос в прошлом, то ответ также должен быть в прошлом.</text:p>
      <text:p text:style-name="P469"/>
      <text:p text:style-name="P469">Но если вопрос был в Present Perfect, а в ответе дается информация, когда именно это случилось, тогда необходимо отвечать в Past Simple.</text:p>
      <text:p text:style-name="P469"/>
      <text:p text:style-name="P240">Have you already started to learn English? Yes, I started to learn it 3 month ago — </text:p>
      <text:p text:style-name="P240">Ты уже начал учить английский? Да, 3 месяца назад (информация о времени).</text:p>
      <text:p text:style-name="P239"/>
      <text:p text:style-name="P470">Если вопрос содержит слово <text:span text:style-name="T557">when</text:span>, то он автоматически привязывает нас к моменту </text:p>
      <text:p text:style-name="P470">в прошлом. <text:span text:style-name="T1346">Поэтому Present Perfect в вопросах с </text:span><text:span text:style-name="T567">when</text:span><text:span text:style-name="T1346"> не используется.</text:span></text:p>
      <text:p text:style-name="P470"/>
      <text:p text:style-name="P241">Have you met him before? <text:span text:style-name="T1345">—</text:span> Вы раньше с ним встречались?</text:p>
      <text:p text:style-name="P241">When did you meet him? <text:span text:style-name="T1345">—</text:span> Когда вы встречались с ним?</text:p>
      <text:p text:style-name="P467"/>
      <text:p text:style-name="P426">Отрицания и вопросы в Past Simple</text:p>
      <text:p text:style-name="P466"/>
      <text:p text:style-name="P1146"><text:span text:style-name="T884">Отрицание представляет связку </text:span><text:span text:style-name="T671">did</text:span><text:span text:style-name="T884"> с частицей </text:span><text:span text:style-name="T671">not</text:span><text:span text:style-name="T884">, </text:span><text:span text:style-name="T894">которая ставится перед смысловым глаголом в начальной форме. </text:span><text:span text:style-name="T885">Обычно </text:span><text:span text:style-name="T894">эта связка</text:span><text:span text:style-name="T885"> сокращается до </text:span><text:span text:style-name="T672">didn`t</text:span><text:span text:style-name="T885">.</text:span></text:p>
      <text:p text:style-name="P478"/>
      <text:p text:style-name="P1146"><text:span text:style-name="T893">В вопросах </text:span><text:span text:style-name="T884">вспомогательный глагол </text:span><text:span text:style-name="T671">did</text:span><text:span text:style-name="T884"> используется </text:span><text:span text:style-name="T894">по тем же грамматическим </text:span></text:p>
      <text:p text:style-name="P1484"><text:span text:style-name="T894">правилам</text:span><text:span text:style-name="T884">, </text:span><text:span text:style-name="T885">как</text:span><text:span text:style-name="T884"> </text:span><text:span text:style-name="T671">do</text:span><text:span text:style-name="T884"> для Present Simple. </text:span></text:p>
      <text:p text:style-name="P468"/>
      <text:p text:style-name="P1484"><text:span text:style-name="T665">Did</text:span><text:span text:style-name="T672"> you </text:span><text:span text:style-name="T665">go</text:span><text:span text:style-name="T672"> to Los Angeles last week? - Ты </text:span><text:span text:style-name="T665">ездил</text:span><text:span text:style-name="T672"> в Лос Анжелес на прошлой неделе?</text:span></text:p>
      <text:p text:style-name="P238">I <text:span text:style-name="T1256">didn`t go</text:span> to Los Angeles, I <text:span text:style-name="T1256">went</text:span> to Bostom — Я <text:span text:style-name="T1256">не ездил</text:span> в Лос Анжелес, я <text:span text:style-name="T1256">ездил</text:span> в Бостон.</text:p>
      <text:p text:style-name="P431"><text:soft-page-break/>Past Continuous</text:p>
      <text:p text:style-name="P473"/>
      <text:p text:style-name="P1149"><text:span text:style-name="T896">О</text:span><text:span text:style-name="T895">значает процесс или незаконченное действие, которое привязано к точному моменту </text:span></text:p>
      <text:p text:style-name="P476">в прошлом (т. е. действие происходило и не было закончено).</text:p>
      <text:p text:style-name="P475"/>
      <text:p text:style-name="P1148"><text:span text:style-name="T895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99">обсуждаемая ситуация</text:span><text:span text:style-name="T895">).</text:span></text:p>
      <text:p text:style-name="P475"/>
      <text:p text:style-name="P1150"><text:span text:style-name="T896">Состоит из 2х частей: вспомогательного глагола </text:span><text:span text:style-name="T674">be</text:span><text:span text:style-name="T896"> (</text:span><text:span text:style-name="T921">в </text:span><text:span text:style-name="T897">форм</text:span><text:span text:style-name="T921">е</text:span><text:span text:style-name="T897"> </text:span><text:span text:style-name="T921">was/were</text:span><text:span text:style-name="T896">) и смыслового глагола с окончанием </text:span><text:span text:style-name="T674">-ing</text:span><text:span text:style-name="T896">. </text:span><text:span text:style-name="T895">На русский переводится глаголом в прошедшем времени.</text:span></text:p>
      <text:p text:style-name="P477"/>
      <text:p text:style-name="P244">Last Sunday at 5 I <text:span text:style-name="T1256">was having</text:span> dinner with my friends — В прошлое воскресенье в 5 </text:p>
      <text:p text:style-name="P244">я <text:span text:style-name="T1256">ужинал</text:span> со своими друзьями (привязка к точному моменту в прошлом).</text:p>
      <text:p text:style-name="P245"/>
      <text:p text:style-name="P40"><text:span text:style-name="T1317">My parents </text:span><text:span text:style-name="T1309">were watching</text:span><text:span text:style-name="T1317"> TV when I came home yesterday — Мои родители </text:span><text:span text:style-name="T1309">смотрели</text:span><text:span text:style-name="T1317"> телевизор, когда я пришел вчера домой (незаконченное действие </text:span><text:span text:style-name="T1318">в тот момент</text:span><text:span text:style-name="T1317">).</text:span></text:p>
      <text:p text:style-name="P245"/>
      <text:p text:style-name="P1150"><text:span text:style-name="T897">В отрицаниях и вопросах </text:span><text:span text:style-name="T898">глагол </text:span><text:span text:style-name="T675">be</text:span><text:span text:style-name="T897"> ведет себя точно так же, как и </text:span><text:span text:style-name="T922">в</text:span><text:span text:style-name="T897"> </text:span><text:span text:style-name="T922">Present</text:span><text:span text:style-name="T897"> </text:span><text:span text:style-name="T922">Continuous</text:span><text:span text:style-name="T897">:</text:span></text:p>
      <text:p text:style-name="P41"><text:span text:style-name="T1319">W</text:span><text:span text:style-name="T1287">e weren`t reading — Мы не читали (именно тогда). Was I running? — Я бежал?</text:span></text:p>
      <text:p text:style-name="P247"/>
      <text:p text:style-name="P481">В одном предложении часто используются Past Continuous и Past Simple одновременно.</text:p>
      <text:p text:style-name="P1153"><text:span text:style-name="T900">Действие, длящееся какое-то время (</text:span><text:span text:style-name="T901">Past Continuous</text:span><text:span text:style-name="T900">) может прерываться более коротким действием (</text:span><text:span text:style-name="T901">Past Simple</text:span><text:span text:style-name="T906">)</text:span><text:span text:style-name="T900"> </text:span><text:span text:style-name="T904">либо другим Past Continuous </text:span><text:span text:style-name="T907">(смотреть по контексту)</text:span><text:span text:style-name="T904">.</text:span></text:p>
      <text:p text:style-name="P479"/>
      <text:p text:style-name="P1151"><text:span text:style-name="T900">В этом случае предложение может содержать слово </text:span><text:span text:style-name="T676">while</text:span><text:span text:style-name="T900"> </text:span><text:span text:style-name="T902">(в то время, как)</text:span><text:span text:style-name="T900"> в той части, которая относится к <text:s/></text:span><text:span text:style-name="T901">Past Continuous, </text:span><text:span text:style-name="T900">либо </text:span><text:span text:style-name="T676">when</text:span><text:span text:style-name="T900">, там, где используется Past Simple.</text:span></text:p>
      <text:p text:style-name="P479"/>
      <text:p text:style-name="P42"><text:span text:style-name="T1310">While</text:span><text:span text:style-name="T1320"> I was working in the garden, I </text:span><text:span text:style-name="T1321">kicked</text:span><text:span text:style-name="T1320"> my leg — Пока я работал в саду, я </text:span><text:span text:style-name="T1322">пнул</text:span><text:span text:style-name="T1320"> ногу.</text:span></text:p>
      <text:p text:style-name="P43"><text:span text:style-name="T1287">I was working in the garden </text:span><text:span text:style-name="T1307">when</text:span><text:span text:style-name="T1287"> I kicked my leg — </text:span><text:span text:style-name="T1321">Я работал в саду, когда </text:span><text:span text:style-name="T1322">пнул</text:span><text:span text:style-name="T1321"> ногу</text:span><text:span text:style-name="T1287">.</text:span></text:p>
      <text:p text:style-name="P248"/>
      <text:p text:style-name="P44"><text:span text:style-name="T1307">While</text:span><text:span text:style-name="T1287"> Tom was reading, Amely was watching a documentary on TV — Пока </text:span><text:span text:style-name="T1323">Т</text:span><text:span text:style-name="T1287">ом читал, </text:span></text:p>
      <text:p text:style-name="P249">Эмили смотрела документальный фильм по телевизору.</text:p>
      <text:p text:style-name="P482"/>
      <text:p text:style-name="P1152"><text:span text:style-name="T905">Если действия происходят не одновременно, а следуют одно за другим</text:span><text:span text:style-name="T903">, то в этом </text:span></text:p>
      <text:p text:style-name="P480">случае нужно использовать <text:span text:style-name="T1392">только</text:span> Past Simple.</text:p>
      <text:p text:style-name="P480"/>
      <text:p text:style-name="P246">I saw Jane in the street yesterday. I stopped and said hello — Я увидел Джейн вчера на улице. </text:p>
      <text:p text:style-name="P246">Я остановился и поздоровался (сказал «привет»).</text:p>
      <text:p text:style-name="P428"/>
      <text:p text:style-name="P428">Будущие. Future</text:p>
      <text:p text:style-name="P257"/>
      <text:p text:style-name="P262">В английском языке о будущем можно говорить не только с помощью формы Future, но и </text:p>
      <text:p text:style-name="P1158"><text:span text:style-name="T932">с помощью </text:span><text:span text:style-name="T936">формы</text:span><text:span text:style-name="T932"> </text:span><text:span text:style-name="T934">Present</text:span><text:span text:style-name="T93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1"/>
      <text:p text:style-name="P1157"><text:span text:style-name="T933">Другие варианты Future (кроме </text:span><text:span text:style-name="T935">Future </text:span><text:span text:style-name="T933">Simple) используются редко, </text:span><text:span text:style-name="T935">т. к.</text:span><text:span text:style-name="T933"> они громоздкие и довольно неудобные. В современном английском можно обойтись без них.</text:span></text:p>
      <text:p text:style-name="P261"/>
      <text:p text:style-name="P1314"><text:span text:style-name="T265">На будущ</text:span><text:span text:style-name="T266">и</text:span><text:span text:style-name="T265">е могут также указы</text:span><text:span text:style-name="T266">вать</text:span><text:span text:style-name="T265"> модальные глаголы </text:span><text:span text:style-name="T267">и оборот </text:span><text:span text:style-name="T168">be going to</text:span><text:span text:style-name="T268">, </text:span><text:span text:style-name="T267">который </text:span></text:p>
      <text:p text:style-name="P1302"><text:span text:style-name="T267">в основном</text:span><text:span text:style-name="T268"> встречается </text:span><text:span text:style-name="T267">в разговорной речи и нередко используется вместо Future Simple.</text:span></text:p>
      <text:p text:style-name="P909"/>
      <text:p text:style-name="P675"/>
      <text:p text:style-name="P1585">Present Continuous в значении будущего</text:p>
      <text:p text:style-name="P263"/>
      <text:p text:style-name="P263">Используется, чтобы сказать о личных планах. В предложении обычно указывается дата </text:p>
      <text:p text:style-name="P263">или время, связанные с будущим. Переводить можно как будущим так и настоящим.</text:p>
      <text:p text:style-name="P263"/>
      <text:p text:style-name="P996">What are you doing on Satureday? <text:span text:style-name="T435">—</text:span> Что ты делаешь в субботу? (какие у тебя планы?)</text:p>
      <text:p text:style-name="P1006">I am flying to London tomorrow — <text:span text:style-name="T1393">Завтра я лечу в Лондон (личный план)</text:span></text:p>
      <text:p text:style-name="P1006"/>
      <text:p text:style-name="P899">Present Simple в значении будущего</text:p>
      <text:p text:style-name="P1007"/>
      <text:p text:style-name="P264"><text:span text:style-name="T377">Используется, чтобы сказать о том, что </text:span><text:span text:style-name="T379">что-то </text:span><text:span text:style-name="T377">должно произойти по рассписанию, либо </text:span></text:p>
      <text:p text:style-name="P264"><text:span text:style-name="T377">о собственном графике. </text:span><text:span text:style-name="T378">Переводить можно как будущим так и настоящим.</text:span></text:p>
      <text:p text:style-name="P912"/>
      <text:p text:style-name="P912">Ключевое отличие от Present Continuous в том, что расписание не зависит от говорящего, </text:p>
      <text:p text:style-name="P1154"><text:span text:style-name="T177">т. е. речь может идти </text:span><text:span text:style-name="T178">о </text:span><text:span text:style-name="T177">рассписании транспорта, сеансов в кино и т. </text:span><text:span text:style-name="T178">п</text:span><text:span text:style-name="T177">.</text:span></text:p>
      <text:p text:style-name="P912"/>
      <text:p text:style-name="P1008">My airplane flies at 6 o`clock tomorrow — Мой самолет летит завтра в 6 (рассписание)</text:p>
      <text:p text:style-name="P1365"><text:span text:style-name="T119">What time do you finish work tommorow? </text:span><text:span text:style-name="T120">— </text:span><text:span text:style-name="T119">В какое время ты заканчиваешь работу завтра?</text:span></text:p>
      <text:p text:style-name="P1010"/>
      <text:p text:style-name="P900">Оборот <text:span text:style-name="T557">be going to</text:span></text:p>
      <text:p text:style-name="P913"/>
      <text:p text:style-name="P1155"><text:span text:style-name="T179">Подразумевает, что человек говорит не о спонтанном решении что-либо сделать, </text:span><text:span text:style-name="T182">а о заранее </text:span><text:span text:style-name="T183">продуманных</text:span><text:span text:style-name="T182"> действиях. </text:span><text:span text:style-name="T179">На русский переводится как «собираюсь сделать».</text:span></text:p>
      <text:p text:style-name="P913"/>
      <text:p text:style-name="P266"><text:span text:style-name="T376">Чтобы использовать, нужно поставить глагол </text:span><text:span text:style-name="T119">be</text:span><text:span text:style-name="T376"> в форму </text:span><text:span text:style-name="T119">am/is/are</text:span><text:span text:style-name="T376">, а смысловой глагол оставить в начальной форме, после </text:span><text:span text:style-name="T119">going to</text:span><text:span text:style-name="T376">.</text:span></text:p>
      <text:p text:style-name="P913"/>
      <text:p text:style-name="P1009">I`m going to meet my friends tomorrow — Я собираюсь встретиться с друзьями завтра.</text:p>
      <text:p text:style-name="P1357"><text:span text:style-name="T47">I`m going to go</text:span><text:span text:style-name="T385"> out after I finish my work — Я собираюсь погулять после, как закончу работу.</text:span></text:p>
      <text:p text:style-name="P913"/>
      <text:p text:style-name="P1156"><text:span text:style-name="T179">В разговорной </text:span><text:span text:style-name="T183">стиле</text:span><text:span text:style-name="T180"> </text:span><text:span text:style-name="T181">этот </text:span><text:span text:style-name="T180">оборот </text:span><text:span text:style-name="T179">очень часто </text:span><text:span text:style-name="T183">записывается</text:span><text:span text:style-name="T179"> как </text:span><text:span text:style-name="T121">gonna</text:span><text:span text:style-name="T179"> </text:span><text:span text:style-name="T121">[гона].</text:span></text:p>
      <text:p text:style-name="P1011"/>
      <text:p text:style-name="P267"><text:span text:style-name="T376">Также его используют, когда очевидно, что вот-вот случится какое-то действие. В этом случае </text:span><text:span text:style-name="T119">be goin to </text:span><text:span text:style-name="T376">передает оттенок неизбежности происходящего и применяется по отношению </text:span></text:p>
      <text:p text:style-name="P914">к постороннему человеку или объетку.</text:p>
      <text:p text:style-name="P914"/>
      <text:p text:style-name="P1012">Look! He`s going to fall — Смотри! Он сейчас упадет.</text:p>
      <text:p text:style-name="P1012">The sky is dark. It`s going to rain — Небо темное. Сейчас пойдет дождь.</text:p>
      <text:p text:style-name="P902"/>
      <text:p text:style-name="P901">Future Simple</text:p>
      <text:p text:style-name="P915"/>
      <text:p text:style-name="P1159"><text:span text:style-name="T184">Сообщает о будущих, еще не случившихся событиях. </text:span><text:span text:style-name="T185">Эта форма говорит о том, что человек сделает что-то в будущем, но решение он принял в момент речи, </text:span><text:span text:style-name="T186">т. е. описывает не спланированные, а спонтанные дейсвтия. </text:span></text:p>
      <text:p text:style-name="P918"/>
      <text:p text:style-name="P1159"><text:span text:style-name="T187">В</text:span><text:span text:style-name="T186"> предложени</text:span><text:span text:style-name="T187">ях</text:span><text:span text:style-name="T186"> </text:span><text:span text:style-name="T187">будут </text:span><text:span text:style-name="T186">часто </text:span><text:span text:style-name="T187">попадаться слова</text:span><text:span text:style-name="T186">, </text:span><text:span text:style-name="T187">выражающие</text:span><text:span text:style-name="T186"> мнение: <text:s/></text:span><text:span text:style-name="T122">I think </text:span><text:span text:style-name="T123">(я думаю)</text:span><text:span text:style-name="T122">, </text:span></text:p>
      <text:p text:style-name="P1159"><text:span text:style-name="T122">I`m sure </text:span><text:span text:style-name="T123">(я уверен), I hope (я надеюсь), </text:span><text:span text:style-name="T122">probably (возможно).</text:span><text:span text:style-name="T123"> </text:span></text:p>
      <text:p text:style-name="P922"/>
      <text:p text:style-name="P917">Схема состоит из 2х частей: вспомогательного глагола <text:span text:style-name="T557">will </text:span><text:span text:style-name="T1397">(заменяет </text:span><text:span text:style-name="T568">do</text:span><text:span text:style-name="T1397">)</text:span> </text:p>
      <text:p text:style-name="P917">и смыслового глагола в начальной форме. </text:p>
      <text:p text:style-name="P1014"/>
      <text:p text:style-name="P917"><text:soft-page-break/><text:span text:style-name="T557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57">not</text:span>.</text:p>
      <text:p text:style-name="P916"/>
      <text:p text:style-name="P916">В речи и на письме <text:span text:style-name="T557">will</text:span> обычно сокращается до <text:span text:style-name="T557">`ll</text:span>, а отрицание <text:span text:style-name="T557">will</text:span> <text:span text:style-name="T557">not</text:span> д<text:span text:style-name="T1396">о</text:span> <text:span text:style-name="T557">won`t</text:span>.</text:p>
      <text:p text:style-name="P916"/>
      <text:p text:style-name="P1013">We <text:span text:style-name="T1256">will</text:span> proobably <text:span text:style-name="T1256">meet</text:span> soon — Мы, возможно, скоро <text:span text:style-name="T1256">встретимся</text:span>.</text:p>
      <text:p text:style-name="P1013">I hope everything <text:span text:style-name="T1256">will be</text:span> fine — Надеюсь, все <text:span text:style-name="T1256">будет </text:span>хорошо.</text:p>
      <text:p text:style-name="P1013"><text:span text:style-name="T1256">Will</text:span> you <text:span text:style-name="T1256">be</text:span> at home toworrow? No, I won`t — <text:span text:style-name="T1395">Ты </text:span><text:span text:style-name="T1258">будешь</text:span><text:span text:style-name="T1395"> завтра дома? Нет</text:span>.</text:p>
      <text:p text:style-name="P916"/>
      <text:p text:style-name="P921">Чтобы правильно подобрать нужную форму, нужно отталкиваться от контекста:</text:p>
      <text:list xml:id="list1936507635" text:style-name="L31">
        <text:list-item>
          <text:p text:style-name="P1608">I will do — я сделаю (считаю/верю, что сделаю это);</text:p>
        </text:list-item>
        <text:list-item>
          <text:p text:style-name="P1609">I am doing — я сделаю (потому что уже спланировал это);</text:p>
        </text:list-item>
        <text:list-item>
          <text:p text:style-name="P1609">I am going to do — я собираюсь сделать (ключевое слово «собираюсь»).</text:p>
        </text:list-item>
      </text:list>
      <text:p text:style-name="P919"/>
      <text:p text:style-name="P920">Нередко, вместо <text:span text:style-name="T557">will</text:span> используется модальный глагол <text:span text:style-name="T557">might</text:span>:</text:p>
      <text:p text:style-name="P1016">I might do it — Наверное, я сделаю это.</text:p>
      <text:p text:style-name="P1015"/>
      <text:p text:style-name="P1120">Модальные глаголы</text:p>
      <text:p text:style-name="P1017"/>
      <text:p text:style-name="P925">Это особенные глаголы, которые одновременно:</text:p>
      <text:list xml:id="list86258432" text:style-name="L32">
        <text:list-item>
          <text:p text:style-name="P1610">передают смысл (используются как смысловые глаголы);</text:p>
        </text:list-item>
        <text:list-item>
          <text:p text:style-name="P1610">передают время (привязывают дейсвтие к какому-то времени);</text:p>
        </text:list-item>
        <text:list-item>
          <text:p text:style-name="P1610">используются по тем же правилами, что и вспомогательные глаголы.</text:p>
        </text:list-item>
      </text:list>
      <text:p text:style-name="P923"/>
      <text:p text:style-name="P923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23">а в отрицаниях используются вместе с частицей <text:span text:style-name="T557">not</text:span>.</text:p>
      <text:p text:style-name="P923"/>
      <text:p text:style-name="P1165"><text:span text:style-name="T190">Модальные глаголы не имеют окончаний и дополнительных форм. </text:span><text:span text:style-name="T212">Т. е. </text:span><text:span text:style-name="T190">не меняются в зависимости от подлежащего </text:span><text:span text:style-name="T212">(нет окончания -s, если подлежащее he/she/it и </text:span><text:span text:style-name="T213">пр</text:span><text:span text:style-name="T212">)</text:span><text:span text:style-name="T190">. </text:span></text:p>
      <text:p text:style-name="P924"/>
      <text:p text:style-name="P931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31"/>
      <text:p text:style-name="P932"><text:span text:style-name="T1417">После модального глагола почти всегда </text:span><text:span text:style-name="T1419">идет</text:span><text:span text:style-name="T1417"> смысловой глагол в начальной форме, </text:span><text:span text:style-name="T1420">но </text:span><text:span text:style-name="T1417">без частицы </text:span><text:span text:style-name="T572">to. </text:span><text:span text:style-name="T1418">Также смысловой глагол в начальной форме идет после модальных кострукций.</text:span></text:p>
      <text:p text:style-name="P931"/>
      <text:p text:style-name="P1366"><text:span text:style-name="T212">М</text:span><text:span text:style-name="T176">одальные глаголы: </text:span><text:span text:style-name="T119">can, could, must, might, may, should, would, will, shall</text:span><text:span text:style-name="T176">.</text:span></text:p>
      <text:p text:style-name="P1190"><text:span text:style-name="T202">М</text:span><text:span text:style-name="T247">одальные конструкции: </text:span><text:span text:style-name="T153">be able to, have to, used to</text:span><text:span text:style-name="T247">.</text:span></text:p>
      <text:p text:style-name="P933"/>
      <text:p text:style-name="P1190"><text:span text:style-name="T371">Глаголы </text:span><text:span text:style-name="T171">w</text:span><text:span text:style-name="T172">ill</text:span><text:span text:style-name="T372"> и </text:span><text:span text:style-name="T171">s</text:span><text:span text:style-name="T172">hall</text:span></text:p>
      <text:p text:style-name="P934"/>
      <text:p text:style-name="P1367"><text:span text:style-name="T176">В Future Simple </text:span><text:span text:style-name="T119">will</text:span><text:span text:style-name="T176"> используется как вспомогательный глагол. Но иногда он также</text:span></text:p>
      <text:p text:style-name="P1367"><text:span text:style-name="T176">используется как модальный глагол. Это касается ситуац</text:span><text:span text:style-name="T188">и</text:span><text:span text:style-name="T176">й, когда нужно предложить свою помощь, либо обратиться за помощью самому.</text:span></text:p>
      <text:p text:style-name="P935"/>
      <text:p text:style-name="P1018">You luggage is heavy. I`ll help you — У вас тяжелый багаж. Я помогу вам.</text:p>
      <text:p text:style-name="P1018">Will you help me? — Ты мне поможешь?</text:p>
      <text:p text:style-name="P927"/>
      <text:p text:style-name="P927"/>
      <text:p text:style-name="P1598"><text:span text:style-name="T188">Ситуации с </text:span><text:span text:style-name="T124">will</text:span><text:span text:style-name="T188"> переводятся будущим, а с </text:span><text:span text:style-name="T124">won`t </text:span><text:span text:style-name="T188">— настоящим. </text:span><text:span text:style-name="T124">Won`t</text:span><text:span text:style-name="T188"> означает </text:span></text:p>
      <text:p text:style-name="P927">«отказывается» (не смотря на мои ожидание, действие не происходит).</text:p>
      <text:p text:style-name="P926"/>
      <text:p text:style-name="P1019">What`s wrong? My Car won`t start — Что случилось? Моя машина не заводится. </text:p>
      <text:p text:style-name="P1019">(отказывается заводиться)</text:p>
      <text:p text:style-name="P926"/>
      <text:p text:style-name="P1160"><text:span text:style-name="T189">Модальный глагол </text:span><text:span text:style-name="T125">shall</text:span><text:span text:style-name="T18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25">will</text:span><text:span text:style-name="T189">.</text:span></text:p>
      <text:p text:style-name="P928"/>
      <text:p text:style-name="P1160"><text:span text:style-name="T18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25">I</text:span><text:span text:style-name="T189"> или </text:span><text:span text:style-name="T125">we</text:span><text:span text:style-name="T189">.</text:span></text:p>
      <text:p text:style-name="P928"/>
      <text:p text:style-name="P1020">Shall I close the door? - Я закрою дверь? (вы не против, если я закрою дверь?)</text:p>
      <text:p text:style-name="P45"><text:span text:style-name="T380">S</text:span><text:span text:style-name="T376">hall we dance? - Потанцуем? (вы не против потанцевать?)</text:span></text:p>
      <text:p text:style-name="P926"/>
      <text:p text:style-name="P903"><text:span text:style-name="T1403">Глаголы </text:span><text:span text:style-name="T570">c</text:span><text:span text:style-name="T557">an</text:span> и <text:span text:style-name="T570">c</text:span><text:span text:style-name="T557">ould</text:span></text:p>
      <text:p text:style-name="P928"/>
      <text:p text:style-name="P1330"><text:span text:style-name="T137">Can</text:span><text:span text:style-name="T191"> переводится как «умею», «могу», «смогу». </text:span><text:span text:style-name="T210">С</text:span><text:span text:style-name="T191"> частицей </text:span><text:span text:style-name="T137">not</text:span><text:span text:style-name="T191"> пишется либо </text:span></text:p>
      <text:p text:style-name="P789"><text:span text:style-name="T191">слитно — </text:span><text:span text:style-name="T137">cannot</text:span><text:span text:style-name="T191">, либо сокращенно — </text:span><text:span text:style-name="T137">can`t</text:span><text:span text:style-name="T191">. </text:span><text:span text:style-name="T210">М</text:span><text:span text:style-name="T192">ожет передавать следующие значения:</text:span></text:p>
      <text:list xml:id="list3088155600" text:style-name="L33">
        <text:list-item>
          <text:p text:style-name="P1765"><text:span text:style-name="T191">у</text:span><text:span text:style-name="T192">мственные или физические возможности, умение что-то сделать;</text:span></text:p>
        </text:list-item>
        <text:list-item>
          <text:p text:style-name="P1611">разрешение или запрет что-то cделать;</text:p>
        </text:list-item>
        <text:list-item>
          <text:p text:style-name="P1611">просьба или предложение о помощи;</text:p>
        </text:list-item>
        <text:list-item>
          <text:p text:style-name="P1611">неуверенность в совершении действия (в вопросах).</text:p>
        </text:list-item>
      </text:list>
      <text:p text:style-name="P930"/>
      <text:p text:style-name="P46"><text:span text:style-name="T381">H</text:span><text:span text:style-name="T376">e can understand my English — Он может понимать мой английский.</text:span></text:p>
      <text:p text:style-name="P1021">You can`t smoke here — Ты не можешь сдесь курить.</text:p>
      <text:p text:style-name="P1021">Can I help you? - Я могу вам помочь?</text:p>
      <text:p text:style-name="P936"/>
      <text:p text:style-name="P1368"><text:span text:style-name="T191">В </text:span><text:span text:style-name="T176">разговорной речи </text:span><text:span text:style-name="T119">can</text:span><text:span text:style-name="T176"> широко используется именно, когда нужно спросить разрешение </text:span></text:p>
      <text:p text:style-name="P1369"><text:span text:style-name="T176">что-то сделать. </text:span><text:span text:style-name="T216">Е</text:span><text:span text:style-name="T214">сли нужно спросить разрешение вежливо, то используется may.</text:span></text:p>
      <text:p text:style-name="P968"/>
      <text:p text:style-name="P1166"><text:span text:style-name="T139">Can</text:span><text:span text:style-name="T140"> I use your phone? / May I use your phone? - Я мог</text:span><text:span text:style-name="T139">у</text:span><text:span text:style-name="T140"> воспольз</text:span><text:span text:style-name="T139">оваться</text:span><text:span text:style-name="T140"> </text:span></text:p>
      <text:p text:style-name="P1166"><text:span text:style-name="T139">твоим/</text:span><text:span text:style-name="T140">вашим телефоном?</text:span></text:p>
      <text:p text:style-name="P929"/>
      <text:p text:style-name="P1370"><text:span text:style-name="T119">Could [куд] </text:span><text:span text:style-name="T176">переводится как «мог», «мог бы» и является прошедшей формой от </text:span><text:span text:style-name="T119">can</text:span><text:span text:style-name="T176">. </text:span></text:p>
      <text:p text:style-name="P937">Его следует использовать, когда мы говорим о том, что что-то умели или могли в прошлом.</text:p>
      <text:p text:style-name="P967">Также <text:span text:style-name="T557">could</text:span> <text:span text:style-name="T1421">применяется</text:span> в качестве официальной формы обращения.</text:p>
      <text:p text:style-name="P937"/>
      <text:p text:style-name="P1022">I could read at the age of 4 — Я мог читать в 4 года.</text:p>
      <text:p text:style-name="P1022">This story could be true — Эта история могла бы быть правдой.</text:p>
      <text:p text:style-name="P907"/>
      <text:p text:style-name="P907"><text:span text:style-name="T1401">К</text:span>онструкция <text:span text:style-name="T557">be able to</text:span></text:p>
      <text:p text:style-name="P938"/>
      <text:p text:style-name="P939">Дублирует по значению модальные глаголы <text:span text:style-name="T557">can/could</text:span>. Говорит о возможности </text:p>
      <text:p text:style-name="P939">соверишить действие. <text:span text:style-name="T1415">В настоящем времени </text:span><text:span text:style-name="T1400">заменяется модальным глаголом </text:span><text:span text:style-name="T569">can</text:span><text:span text:style-name="T1415">.</text:span></text:p>
      <text:p text:style-name="P939"/>
      <text:p text:style-name="P940">В этой конструкции глагол <text:span text:style-name="T557">be</text:span> передает время:</text:p>
      <text:list xml:id="list78091009" text:style-name="L34">
        <text:list-item>
          <text:p text:style-name="P1612">am/is/are able to — могу/может/могут (есть возможность);</text:p>
        </text:list-item>
        <text:list-item>
          <text:p text:style-name="P1612">was/were able to — смог/смогли;</text:p>
        </text:list-item>
        <text:list-item>
          <text:p text:style-name="P1612">will be able to — смогу/сможет/смогут.</text:p>
        </text:list-item>
      </text:list>
      <text:p text:style-name="P941"/>
      <text:p text:style-name="P1161"><text:soft-page-break/><text:span text:style-name="T126">B</text:span><text:span text:style-name="T127">e able to</text:span><text:span text:style-name="T193"> передает оттенок </text:span><text:span text:style-name="T194">того, что </text:span><text:span text:style-name="T197">человек</text:span><text:span text:style-name="T194"> обычно не может сделать, но именно тогда </text:span></text:p>
      <text:p text:style-name="P1161"><text:span text:style-name="T194">смог (в прошедшем) или сможет (в будущем).</text:span><text:span text:style-name="T193"> </text:span><text:span text:style-name="T194">Т</text:span><text:span text:style-name="T193">. е. не «мог</text:span><text:span text:style-name="T194">у</text:span><text:span text:style-name="T193">», а «</text:span><text:span text:style-name="T194">смогу</text:span><text:span text:style-name="T193">».</text:span></text:p>
      <text:p text:style-name="P1023"/>
      <text:p text:style-name="P1024">Stacey talked rather quickly, but I was able to understand her — </text:p>
      <text:p text:style-name="P1024">Стэйси говорила довольно быстро, но я смог понять её.</text:p>
      <text:p text:style-name="P1023"/>
      <text:p text:style-name="P1024">If I learn French, I will be able to understand it — </text:p>
      <text:p text:style-name="P1024">Если я буду учить французский, я смогу понимать его.</text:p>
      <text:p text:style-name="P1023"/>
      <text:p text:style-name="P904"><text:span text:style-name="T1403">Глаголы </text:span><text:span text:style-name="T570">m</text:span><text:span text:style-name="T557">ight</text:span> и <text:span text:style-name="T570">m</text:span><text:span text:style-name="T557">ay</text:span></text:p>
      <text:p text:style-name="P1023"/>
      <text:p text:style-name="P1306"><text:span text:style-name="T160">M</text:span><text:span text:style-name="T130">ight [майт]</text:span><text:span text:style-name="T195"> переводится как «может» или «мог бы», </text:span><text:span text:style-name="T202">а</text:span><text:span text:style-name="T1405"> т</text:span>акже <text:span text:style-name="T195">наречием </text:span></text:p>
      <text:p text:style-name="P1306"><text:span text:style-name="T200">«возможно», «вероятно», </text:span><text:span text:style-name="T201">«должно быть», </text:span><text:span text:style-name="T200">«наверное»</text:span><text:span text:style-name="T195">. </text:span></text:p>
      <text:p text:style-name="P964"/>
      <text:p text:style-name="P942">Он указывает на вероятность того, что ситуация может происходить сейчас или произойти </text:p>
      <text:p text:style-name="P942">в ближайшем будущем. Является синонимом фразе <text:span text:style-name="T557">it is possible that</text:span> (возможно, что).</text:p>
      <text:p text:style-name="P1040"/>
      <text:p text:style-name="P1371"><text:span text:style-name="T119">Look at the sky. It might rain — Посмотри на небо. Возможно </text:span><text:span text:style-name="T129">пойдет дождь.</text:span></text:p>
      <text:p text:style-name="P1372"><text:span text:style-name="T129">M</text:span><text:span text:style-name="T119">ight Tom call in the evening? - Том может позвонить вечером? (может</text:span><text:span text:style-name="T131"> ли он позвонить</text:span><text:span text:style-name="T119">?)</text:span></text:p>
      <text:p text:style-name="P1023"/>
      <text:p text:style-name="P1197"><text:span text:style-name="T211">Отрицание</text:span><text:span text:style-name="T196"> </text:span><text:span text:style-name="T128">might</text:span><text:span text:style-name="T196"> </text:span><text:span text:style-name="T128">not</text:span><text:span text:style-name="T196"> </text:span><text:span text:style-name="T211">сокращается до</text:span><text:span text:style-name="T196"> </text:span><text:span text:style-name="T128">mightn`t [майтэнт]</text:span><text:span text:style-name="T196">.</text:span></text:p>
      <text:p text:style-name="P965"/>
      <text:p text:style-name="P1197"><text:span text:style-name="T195">Модальный глагол </text:span><text:span text:style-name="T130">may</text:span><text:span text:style-name="T195"> в современном английском используется </text:span><text:span text:style-name="T196">редко</text:span><text:span text:style-name="T195">. Но его часто применяют, когда нужно предложить помощь незнакомому человеку. </text:span><text:span text:style-name="T215">Он п</text:span><text:span text:style-name="T195">ереводится как «иметь возможность» и по сути </text:span><text:span text:style-name="T196">взаимозаменяем с</text:span><text:span text:style-name="T195"> </text:span><text:span text:style-name="T130">might</text:span><text:span text:style-name="T195">.</text:span></text:p>
      <text:p text:style-name="P1025"/>
      <text:p text:style-name="P1025">May I help you, sir? Я могу вам помочь, сэр? (имею ли я возможность вам помочь?)</text:p>
      <text:p text:style-name="P966"/>
      <text:p text:style-name="P905"><text:span text:style-name="T1404">Глагол </text:span><text:span text:style-name="T571">m</text:span><text:span text:style-name="T557">ust</text:span></text:p>
      <text:p text:style-name="P943"/>
      <text:p text:style-name="P1167"><text:span text:style-name="T217">О</text:span><text:span text:style-name="T201">дин из самых распространенных в речи модальных глаголов. </text:span><text:span text:style-name="T218">И</text:span><text:span text:style-name="T201">спользуется в настоящем времени. Переводится как «должен», «обязан» или «должно быть», «</text:span><text:span text:style-name="T198">наверное»</text:span><text:span text:style-name="T201">.</text:span></text:p>
      <text:p text:style-name="P944"/>
      <text:p text:style-name="P752"><text:span text:style-name="T198">П</text:span><text:span text:style-name="T192">ереда</text:span><text:span text:style-name="T198">ет</text:span><text:span text:style-name="T192"> следующие значения</text:span><text:span text:style-name="T199">:</text:span></text:p>
      <text:list xml:id="list443068117" text:style-name="L35">
        <text:list-item>
          <text:p text:style-name="P1613">необходимость, обязанность, долг;</text:p>
        </text:list-item>
        <text:list-item>
          <text:p text:style-name="P1614">настойчивый совет, приказ, запрет (в отрицаниях);</text:p>
        </text:list-item>
      </text:list>
      <text:p text:style-name="P1041"/>
      <text:p text:style-name="P1041">I must go — Я должен идти. </text:p>
      <text:p text:style-name="P1027">He must not be at home now — <text:s/><text:span text:style-name="T1414">О</text:span>н не должен сейчас быть дома.</text:p>
      <text:p text:style-name="P1190"><text:span text:style-name="T154">Must we hurry? — Нам нужно торопиться? </text:span><text:span text:style-name="T155">(должны ли мы торопиться?)</text:span></text:p>
      <text:p text:style-name="P1027"/>
      <text:p text:style-name="P1301"><text:span text:style-name="T199">Отрицание </text:span><text:span text:style-name="T138">must not</text:span><text:span text:style-name="T199"> </text:span><text:span text:style-name="T211">означает</text:span><text:span text:style-name="T199"> «нельзя», «запрещено». Сокращается до </text:span><text:span text:style-name="T138">musn`t [мазнт]</text:span><text:span text:style-name="T199">.</text:span></text:p>
      <text:p text:style-name="P1332"><text:span text:style-name="T155">You musn`t park here — Здесь нельзя парковаться. </text:span><text:span text:style-name="T161">(</text:span><text:span text:style-name="T164">з</text:span><text:span text:style-name="T163">десь </text:span><text:span text:style-name="T162">«</text:span><text:span text:style-name="T161">you» </text:span><text:span text:style-name="T166">это</text:span><text:span text:style-name="T161"> формальное подлежащее)</text:span></text:p>
      <text:p text:style-name="P944"/>
      <text:p text:style-name="P1331"><text:span text:style-name="T255">Когда </text:span><text:span text:style-name="T155">must</text:span><text:span text:style-name="T255"> передает значение «должно быть», «наверное», то он выражает предположени</text:span><text:span text:style-name="T256">е</text:span><text:span text:style-name="T255">, котор</text:span><text:span text:style-name="T256">о</text:span><text:span text:style-name="T255">е близк</text:span><text:span text:style-name="T256">о</text:span><text:span text:style-name="T255"> к уверенности, но уверенность не на 100%.</text:span></text:p>
      <text:p text:style-name="P1026"/>
      <text:p text:style-name="P1026">She has worked so hard these days. She must<text:span text:style-name="T1256"> </text:span>be very tired — </text:p>
      <text:p text:style-name="P1026">Она так много работала в эти дни. Она, наверное, очень <text:span text:style-name="T1402">уставшая.</text:span></text:p>
      <text:p text:style-name="P910"/>
      <text:p text:style-name="P910"/>
      <text:p text:style-name="P1594">Конструкция <text:span text:style-name="T557">have to</text:span></text:p>
      <text:p text:style-name="P945"/>
      <text:p text:style-name="P947">Дублирует по значению модальный глагол <text:span text:style-name="T557">must</text:span>. Говорит об обязанностях, </text:p>
      <text:p text:style-name="P947">которые человек вынежден выполнять <text:span text:style-name="T1416">не по свое воле</text:span>. </text:p>
      <text:p text:style-name="P946"/>
      <text:p text:style-name="P946">В настоящем времени <text:span text:style-name="T557">have to</text:span> и <text:span text:style-name="T557">must</text:span> взаимозаменяемы и часто разницы между ними нет.</text:p>
      <text:p text:style-name="P946">Однако <text:span text:style-name="T557">must</text:span> означает необходимость, которая исходит от самого человека, </text:p>
      <text:p text:style-name="P946">а <text:span text:style-name="T557">have to</text:span> говорит о необходимости, исходящей извне.</text:p>
      <text:p text:style-name="P946"/>
      <text:p text:style-name="P1028">I must do it — Я должен это сделать (это мой долг).</text:p>
      <text:p text:style-name="P1028">I have to do it — Я должен это сделать (того требуют обстоятельства).</text:p>
      <text:p text:style-name="P946"/>
      <text:p text:style-name="P1162"><text:span text:style-name="T132">Have to</text:span><text:span text:style-name="T203">, в отличие от </text:span><text:span text:style-name="T132">must</text:span><text:span text:style-name="T203">, может употребляться во всех временах. Форма в будущем </text:span></text:p>
      <text:p text:style-name="P948">времени используется редко и ее предпочитают заменять на форму настоящего.</text:p>
      <text:p text:style-name="P948"/>
      <text:p text:style-name="P948">Отрицательная и вопросительная форма образуется с помощью вспомогательных </text:p>
      <text:p text:style-name="P1162"><text:span text:style-name="T203">глаголов </text:span><text:span text:style-name="T132">do/did/will</text:span><text:span text:style-name="T203"> (</text:span><text:span text:style-name="T219">здесь </text:span><text:span text:style-name="T132">have</text:span><text:span text:style-name="T203"> ведет себя как смысловой глагол).</text:span></text:p>
      <text:p text:style-name="P1030"/>
      <text:p text:style-name="P1029"><text:span text:style-name="T1424">I </text:span><text:span text:style-name="T376">had to go — Я должен был идти.</text:span></text:p>
      <text:p text:style-name="P1028">He doesn`t have to go — Он не должен идти.</text:p>
      <text:p text:style-name="P1042">Will they have to go? — Они должны будут идти?</text:p>
      <text:p text:style-name="P949"/>
      <text:p text:style-name="P1373"><text:span text:style-name="T203">В </text:span><text:span text:style-name="T176">отрицательных предложениях </text:span><text:span text:style-name="T119">have to</text:span><text:span text:style-name="T176"> и </text:span><text:span text:style-name="T119">must</text:span><text:span text:style-name="T176"> передают разный смысл. </text:span></text:p>
      <text:p text:style-name="P1373"><text:span text:style-name="T119">Must not</text:span><text:span text:style-name="T176"> выражает запрет, а </text:span><text:span text:style-name="T119">heve to</text:span><text:span text:style-name="T176"> — отсутсвие обязанности.</text:span></text:p>
      <text:p text:style-name="P991"/>
      <text:p text:style-name="P1028">You mustn`t tell anyone — Ты не должен рассказывать никому.</text:p>
      <text:p text:style-name="P1028">You don`t have to tell me everything — Можешь не рассказывать мне всего.</text:p>
      <text:p text:style-name="P948"/>
      <text:p text:style-name="P1168"><text:span text:style-name="T133">Have</text:span><text:span text:style-name="T204"> в значении «должен» всегда используется с частицей </text:span><text:span text:style-name="T133">to</text:span><text:span text:style-name="T204">. Если не поставить </text:span><text:span text:style-name="T133">to</text:span><text:span text:style-name="T204"> </text:span></text:p>
      <text:p text:style-name="P1168"><text:span text:style-name="T204">после </text:span><text:span text:style-name="T133">have</text:span><text:span text:style-name="T204">, то этот глагол будет ознать «иметь». </text:span></text:p>
      <text:p text:style-name="P948"/>
      <text:p text:style-name="P7"><text:span text:style-name="T269">Г</text:span><text:span text:style-name="T270">лагол </text:span><text:span text:style-name="T169">should</text:span></text:p>
      <text:p text:style-name="P950"/>
      <text:p text:style-name="P1169"><text:span text:style-name="T141">Should [шуд] </text:span><text:span text:style-name="T220">подходит</text:span><text:span text:style-name="T204">, чтобы дать</text:span><text:span text:style-name="T220"> вежливый</text:span><text:span text:style-name="T204"> совет. Переводится как «</text:span><text:span text:style-name="T221">следует сделать</text:span><text:span text:style-name="T204">» </text:span></text:p>
      <text:p text:style-name="P1169"><text:span text:style-name="T221">или «нужно (так поступить)». </text:span><text:span text:style-name="T223">С</text:span><text:span text:style-name="T221">вязан с на</text:span><text:span text:style-name="T223">с</text:span><text:span text:style-name="T221">тоящим и будущим временем. Грамматически использ</text:span><text:span text:style-name="T220">уется</text:span><text:span text:style-name="T221"> по тем же правилами, что и другие модальные глаголы.</text:span></text:p>
      <text:p text:style-name="P953"/>
      <text:p text:style-name="P71">You should be more attentive — Вам следует быть более внимательным.</text:p>
      <text:p text:style-name="P951"/>
      <text:p text:style-name="P1170"><text:span text:style-name="T222">Для</text:span><text:span text:style-name="T221"> совет</text:span><text:span text:style-name="T222">а</text:span><text:span text:style-name="T221">, помимо </text:span><text:span text:style-name="T141">should,</text:span><text:span text:style-name="T221"> можно также использовать обороты, помогающие </text:span></text:p>
      <text:p text:style-name="P1170"><text:span text:style-name="T221">выразить мненеие, например </text:span><text:span text:style-name="T141">I think, I don`t think</text:span><text:span text:style-name="T221">.</text:span></text:p>
      <text:p text:style-name="P952"/>
      <text:p text:style-name="P1031">I think you should leave — Думаю, вам пора уйти.</text:p>
      <text:p text:style-name="P1032"/>
      <text:p text:style-name="P1163"><text:span text:style-name="T134">Should</text:span><text:span text:style-name="T205"> также выражает: недоумение, удивление, возмущение. В этом случае </text:span><text:span text:style-name="T222">он</text:span><text:span text:style-name="T205"> передает эмоциональную окраску высказыванию. Отрицательная форма говорит о плохой зате</text:span><text:span text:style-name="T206">е</text:span><text:span text:style-name="T205">.</text:span></text:p>
      <text:p text:style-name="P951"/>
      <text:p text:style-name="P1031">Why should I go there? - Скакой стати мне туда идти?</text:p>
      <text:p text:style-name="P1031">You shouldn`t go there — Не нужно туда идти <text:span text:style-name="T1422">(это плохая идея)</text:span>.</text:p>
      <text:p text:style-name="P911"/>
      <text:p text:style-name="P911"/>
      <text:p text:style-name="P1595"><text:span text:style-name="T264">Глагол </text:span><text:span text:style-name="T167">would</text:span></text:p>
      <text:p text:style-name="P995"/>
      <text:p text:style-name="P95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407">Грамматически использ</text:span><text:span text:style-name="T1408">уется</text:span><text:span text:style-name="T1407"> по тем же правилами, что и другие модальные глаголы.</text:span></text:p>
      <text:p text:style-name="P955"/>
      <text:p text:style-name="P1333"><text:span text:style-name="T135">Would</text:span><text:span text:style-name="T207"> часто сокращается до </text:span><text:span text:style-name="T135">`d</text:span><text:span text:style-name="T207"> и произносится как одна буква (поначалу </text:span><text:span text:style-name="T258">его довольно сложно </text:span><text:span text:style-name="T207">расслышать), </text:span><text:span text:style-name="T257">а идущий после него смысловой глагол используется с частицей</text:span><text:span text:style-name="T135"> </text:span><text:span text:style-name="T165">to</text:span><text:span text:style-name="T257">.</text:span></text:p>
      <text:p text:style-name="P954"/>
      <text:p text:style-name="P956"><text:span text:style-name="T1406">В</text:span>стречается в вариантах, <text:span text:style-name="T1423">когда</text:span>:</text:p>
      <text:list xml:id="list3459451590" text:style-name="L36">
        <text:list-item>
          <text:p text:style-name="P1615">соответствует частице «бы» (когда <text:span text:style-name="T1625">люди </text:span>представляют ситуацию);</text:p>
        </text:list-item>
        <text:list-item>
          <text:p text:style-name="P1615">сообщает о привычках прошлого (в этом случае может заменяться на <text:span text:style-name="T557">used to</text:span>).</text:p>
        </text:list-item>
      </text:list>
      <text:p text:style-name="P957"/>
      <text:p text:style-name="P1033">I would like to live in New Your — Я бы хотел жить в Нью Йорке <text:span text:style-name="T1406">(представил)</text:span>.</text:p>
      <text:p text:style-name="P1034">I wouldn`t watch this film with my child — Я бы не смотрела этот фильм с моим ребенком.</text:p>
      <text:p text:style-name="P1035">Would you like to go <text:span text:style-name="T1409">to the party with us? </text:span>—<text:span text:style-name="T1409"> Ты бы хотел пойти с нами на вечеринку?</text:span></text:p>
      <text:p text:style-name="P958"/>
      <text:p text:style-name="P1198"><text:span text:style-name="T207">Фраза </text:span><text:span text:style-name="T135">would you like</text:span><text:span text:style-name="T207"> часто используется, когда хотят предложить человеку услугу</text:span><text:span text:style-name="T225">, </text:span><text:span text:style-name="T207">предмет </text:span></text:p>
      <text:p text:style-name="P1198"><text:span text:style-name="T207">и т. п. Если человек согласен, то он отвечает </text:span><text:span text:style-name="T135">I`d like to</text:span><text:span text:style-name="T207"> (</text:span><text:span text:style-name="T224">я бы хотел</text:span><text:span text:style-name="T207">) </text:span><text:span text:style-name="T224">или </text:span><text:span text:style-name="T143">I`d love to</text:span></text:p>
      <text:p text:style-name="P1198"><text:span text:style-name="T207">(с удовольствием). <text:s/></text:span><text:span text:style-name="T135">I`d like to </text:span><text:span text:style-name="T246">можно использовать вместо</text:span><text:span text:style-name="T152"> I want.</text:span></text:p>
      <text:p text:style-name="P959"/>
      <text:p text:style-name="P1171"><text:span text:style-name="T135">Would you like a cup of </text:span><text:span text:style-name="T142">tea</text:span><text:span text:style-name="T135">? Yes, I would — Вы бы хотили чашечку </text:span><text:span text:style-name="T142">чая</text:span><text:span text:style-name="T135">? Да, хотел бы.</text:span></text:p>
      <text:p text:style-name="P959"/>
      <text:p text:style-name="P1036">What would you like, coffee or tea? I`d like some cofee — Чтобы вы хотели, </text:p>
      <text:p text:style-name="P1036">кофе или чай? Я бы хотел кофе.</text:p>
      <text:p text:style-name="P959"/>
      <text:p text:style-name="P994"><text:span text:style-name="T557">Would</text:span> — это <text:span text:style-name="T557">will</text:span> в прошедшей форме. Поэтому и предложения с ним как бы </text:p>
      <text:p text:style-name="P994">в прошедшем времени (хочу → хотел бы).</text:p>
      <text:p text:style-name="P959"/>
      <text:p text:style-name="P906">Конструкция <text:span text:style-name="T557">used to</text:span></text:p>
      <text:p text:style-name="P959"/>
      <text:p text:style-name="P960">Используется, когда говорят о регулярных вещах, происходящих в прошлом. </text:p>
      <text:p text:style-name="P1164"><text:span text:style-name="T208">Британцы </text:span><text:span text:style-name="T209">предпочитают</text:span><text:span text:style-name="T208"> </text:span><text:span text:style-name="T136">used to</text:span><text:span text:style-name="T208">, американцы чаще использую </text:span><text:span text:style-name="T136">would</text:span><text:span text:style-name="T208">.</text:span></text:p>
      <text:p text:style-name="P960"/>
      <text:p text:style-name="P960">На русский <text:span text:style-name="T557">would/used to</text:span> можно перевести как «имел привычку делать» <text:span text:style-name="T1411">или</text:span> «раньше».</text:p>
      <text:p text:style-name="P961"><text:span text:style-name="T1411">Также </text:span><text:span text:style-name="T557">would/used to</text:span> <text:span text:style-name="T1411">подразумевает, что сейчас человек уже не делает того, что делал раньше.</text:span></text:p>
      <text:p text:style-name="P961"/>
      <text:p text:style-name="P962">Как правило <text:span text:style-name="T557">would</text:span> используется в ситуациях, когда указан период во время которого </text:p>
      <text:p text:style-name="P962">человек так не поступал. </text:p>
      <text:p text:style-name="P962"/>
      <text:p text:style-name="P963">После <text:span text:style-name="T557">used to</text:span> стоит глагол в начальной форме. В настоящем времени эта констуркция </text:p>
      <text:p text:style-name="P963">не используется<text:span text:style-name="T1412"> </text:span>и<text:span text:style-name="T1410"> </text:span>часто <text:span text:style-name="T1410">выпадает при переводе.</text:span></text:p>
      <text:p text:style-name="P963"/>
      <text:p text:style-name="P1037">I used to live in Bristol — Раньше я жил <text:span text:style-name="T1413">в Бристоле (а сейчас нет).</text:span></text:p>
      <text:p text:style-name="P1038">I didn`t use to drink tea — Раньше я не пил чай (а теперь пью).</text:p>
      <text:p text:style-name="P1039">Did you use to play tennis? — Ты раньше играл в теннис?</text:p>
      <text:p text:style-name="P908"/>
      <text:p text:style-name="P1122"/>
      <text:p text:style-name="P1591">Повелительно наклонение. Imperative</text:p>
      <text:p text:style-name="P969"/>
      <text:p text:style-name="P970">Это способ озвучить распоряжение, приказ, <text:span text:style-name="T1425">просьбу</text:span> или призыв к действию.</text:p>
      <text:p text:style-name="P970">В речи очень часто используются предложения в форме повелительного наклонения.</text:p>
      <text:p text:style-name="P970"/>
      <text:p text:style-name="P1172"><text:span text:style-name="T226">Чтобы выразить приказ или </text:span><text:span text:style-name="T259">настойчивую </text:span><text:span text:style-name="T226">просьбу, нужно начать предложение с глагола </text:span></text:p>
      <text:p text:style-name="P1172"><text:span text:style-name="T226">в начальной форме (</text:span><text:span text:style-name="T260">подлежащее </text:span><text:span text:style-name="T261">отсутствует в повелительном наклонении</text:span><text:span text:style-name="T226">).</text:span></text:p>
      <text:p text:style-name="P970"/>
      <text:p text:style-name="P72"><text:span text:style-name="T382">C</text:span><text:span text:style-name="T376">ome here — Подойдите сюда (призыв к действию).</text:span></text:p>
      <text:p text:style-name="P1043">Put your gun down! — Опусти оружие! (приказ).</text:p>
      <text:p text:style-name="P1043">Help! — Помогите! (настойчивая просьба).</text:p>
      <text:p text:style-name="P971"/>
      <text:p text:style-name="P1374"><text:span text:style-name="T176">Чтобы просьба звучала вежливее, </text:span><text:span text:style-name="T227">используют слово please: </text:span><text:span text:style-name="T144">Come here, please</text:span><text:span text:style-name="T227">.</text:span></text:p>
      <text:p text:style-name="P1375"><text:span text:style-name="T227">Е</text:span><text:span text:style-name="T176">сли </text:span><text:span text:style-name="T228">человеку предлагают угоститься едой, то часто начинают предложение с </text:span><text:span text:style-name="T145">have</text:span><text:span text:style-name="T228">.</text:span></text:p>
      <text:p text:style-name="P973"/>
      <text:p text:style-name="P1044">Have a cake, please — Угощайтесь тортом, пожалуйста.</text:p>
      <text:p text:style-name="P972"/>
      <text:p text:style-name="P1411"><text:span text:style-name="T176">Глагол </text:span><text:span text:style-name="T119">have</text:span><text:span text:style-name="T176"> может входить в устойчивые обороты, связанные с пожеланием. </text:span></text:p>
      <text:p text:style-name="P972">В этом случае он обычно выпадает при переводе.</text:p>
      <text:p text:style-name="P974"/>
      <text:p text:style-name="P73"><text:span text:style-name="T383">H</text:span><text:span text:style-name="T376">ave a nice time — Приятно провести время.</text:span></text:p>
      <text:p text:style-name="P1045">Have fun — Повеселитесь.</text:p>
      <text:p text:style-name="P1045"/>
      <text:p text:style-name="P268"><text:span text:style-name="T376">Если нужно призвать человека или группу людей совершить что-то вместе, то нужно использовать </text:span><text:span text:style-name="T119">let`s (let us)</text:span><text:span text:style-name="T376"> перед глаголом. Это еще один способ говорить вежливее </text:span></text:p>
      <text:p text:style-name="P975">в повелительном наклонении.</text:p>
      <text:p text:style-name="P975"/>
      <text:p text:style-name="P1045">Let`s do it — Давай сделаем это (досл. Позволь нам сделать это).</text:p>
      <text:p text:style-name="P1045">Let`s not watch this movie — Давай не будем смотреть этот фильм.</text:p>
      <text:p text:style-name="P975"/>
      <text:p text:style-name="P268"><text:span text:style-name="T376">Если нужно попросить человека не делать что-либо, то нужно начать с </text:span><text:span text:style-name="T119">don`t</text:span><text:span text:style-name="T376">.</text:span></text:p>
      <text:p text:style-name="P1047">Don`t do it — Не делай этого. Don`t come here — Не подходи сюда. </text:p>
      <text:p text:style-name="P1046"/>
      <text:p text:style-name="P1121">Пассивный<text:span text:style-name="T1433"> </text:span>залог. <text:span text:style-name="T1434">Passive Voice</text:span></text:p>
      <text:p text:style-name="P976"/>
      <text:p text:style-name="P1173"><text:span text:style-name="T229">В английском языке, как и в русском, </text:span><text:span text:style-name="T230">есть </text:span><text:span text:style-name="T262">два</text:span><text:span text:style-name="T229"> вида залога: активный и пассивный.</text:span></text:p>
      <text:p text:style-name="P1173"><text:span text:style-name="T229">Активный залог </text:span><text:span text:style-name="T230">по другому</text:span><text:span text:style-name="T229"> называется действительным (я сам совершаю действие), </text:span></text:p>
      <text:p text:style-name="P977">а пассивный — страдательным (надо мной совершают действие.)</text:p>
      <text:p text:style-name="P978"/>
      <text:p text:style-name="P979">Порядок слов <text:span text:style-name="T1626">у </text:span>предложения в пассивном залоге: </text:p>
      <text:list xml:id="list3109485223" text:style-name="L37">
        <text:list-item>
          <text:p text:style-name="P1616">подлежащее;</text:p>
        </text:list-item>
        <text:list-item>
          <text:p text:style-name="P1616">сказуемое в пассивном залоге (что сделано);</text:p>
        </text:list-item>
        <text:list-item>
          <text:p text:style-name="P1616">дополнение;</text:p>
        </text:list-item>
        <text:list-item>
          <text:p text:style-name="P1616">обстоятельство.</text:p>
        </text:list-item>
      </text:list>
      <text:p text:style-name="P980"/>
      <text:p text:style-name="P1174"><text:span text:style-name="T231">Сказуемое в пассивном залоге состоит из 2х частей: вспомогательного глагола </text:span><text:span text:style-name="T149">be</text:span><text:span text:style-name="T231"> </text:span></text:p>
      <text:p text:style-name="P1174"><text:span text:style-name="T231">и смыслового глагола в 3й форме </text:span><text:span text:style-name="T244">(для </text:span><text:span text:style-name="T245">группы </text:span><text:span text:style-name="T244">Simple)</text:span><text:span text:style-name="T231">.</text:span></text:p>
      <text:p text:style-name="P981"/>
      <text:p text:style-name="P74"><text:span text:style-name="T386">I finished my work</text:span><text:span text:style-name="T376"> yesterday — </text:span><text:span text:style-name="T386">Я закончил работу</text:span><text:span text:style-name="T376"> вчера (активный залог).</text:span></text:p>
      <text:p text:style-name="P74"><text:span text:style-name="T386">The work was finished</text:span><text:span text:style-name="T376"> yesterday — </text:span><text:span text:style-name="T386">Работа была закончена</text:span><text:span text:style-name="T376"> вчера (пассивный залог).</text:span></text:p>
      <text:p text:style-name="P992"/>
      <text:p text:style-name="P1179"><text:soft-page-break/><text:span text:style-name="T242">П</text:span><text:span text:style-name="T241">ассивный залог </text:span><text:span text:style-name="T242">обычно </text:span><text:span text:style-name="T241">используется, когда автор действия неизвестен, не важен </text:span></text:p>
      <text:p text:style-name="P269"><text:span text:style-name="T376">или намеренно скрыт. </text:span><text:span text:style-name="T384">Пассивный залог часто применяется в деловой речи.</text:span></text:p>
      <text:p text:style-name="P1048"/>
      <text:p text:style-name="P1049">This house is quite old. It was buil in 1990 — Дом старый. Он был простроен в 1990 году.</text:p>
      <text:p text:style-name="P1049">(кто построил дом — неизвестно; известен только дом, и что с ним сделали — построили).</text:p>
      <text:p text:style-name="P1050"/>
      <text:p text:style-name="P1175"><text:span text:style-name="T232">Если нужно указать </text:span><text:span text:style-name="T233">автора</text:span><text:span text:style-name="T232"> действи</text:span><text:span text:style-name="T233">я</text:span><text:span text:style-name="T232">, то это можно сделать в дополнении с использованием предлога </text:span><text:span text:style-name="T150">by</text:span><text:span text:style-name="T232"> (кем). </text:span><text:span text:style-name="T253">Автор действия стоит в конце предложения.</text:span></text:p>
      <text:p text:style-name="P982"/>
      <text:p text:style-name="P1049">Ann Karenina was written by Leo Tolstoy — Анна Каренина была написана Львом Толстым.</text:p>
      <text:p text:style-name="P1176"><text:span text:style-name="T146">(</text:span><text:span text:style-name="T147">над книгой совершили действие — ее написали</text:span><text:span text:style-name="T146">)</text:span></text:p>
      <text:p text:style-name="P1051"/>
      <text:p text:style-name="P1307"><text:span text:style-name="T234">Подлежащие </text:span><text:span text:style-name="T148">I</text:span><text:span text:style-name="T234">, в предложении с пассивным залогом, часто переводится не как «я», </text:span></text:p>
      <text:p text:style-name="P984">а как «мне/мной/меня».</text:p>
      <text:p text:style-name="P983"/>
      <text:p text:style-name="P1052">I am ignored all the time — Меня игнорируют все время.</text:p>
      <text:p text:style-name="P1052">I was born in 1990 — Я родился в 1990 году (Меня родили в 1990 году).</text:p>
      <text:p text:style-name="P1052"/>
      <text:p text:style-name="P1180"><text:span text:style-name="T234">При переводе </text:span><text:span text:style-name="T148">I was born</text:span><text:span text:style-name="T234">, не совсем понятно, что это пассивный залог </text:span><text:span text:style-name="T240">(</text:span><text:span text:style-name="T151">I</text:span><text:span text:style-name="T240"> переводится как «я»)</text:span><text:span text:style-name="T234">.</text:span></text:p>
      <text:p text:style-name="P753"><text:span text:style-name="T234">В английском таких фраз мног</text:span><text:span text:style-name="T263">о</text:span><text:span text:style-name="T234">. </text:span><text:span text:style-name="T243">Их</text:span><text:span text:style-name="T234"> нужно просто </text:span><text:span text:style-name="T243">запомнить</text:span><text:span text:style-name="T234">, </text:span><text:span text:style-name="T235">например:</text:span></text:p>
      <text:list xml:id="list473134791" text:style-name="L38">
        <text:list-item>
          <text:p text:style-name="P1617">be born — родился (в Past Simple);</text:p>
        </text:list-item>
        <text:list-item>
          <text:p text:style-name="P1617">be gone — умер (в Present Simple).</text:p>
        </text:list-item>
      </text:list>
      <text:p text:style-name="P985"/>
      <text:p text:style-name="P988">Present Simple Passive: </text:p>
      <text:p text:style-name="P1055">Children are taught at school — Детей учат в школе.</text:p>
      <text:p text:style-name="P986"/>
      <text:p text:style-name="P988">Past Simple Passive: </text:p>
      <text:p text:style-name="P1055">I was taught to ride a bike by my dadschool — Меня научил ездить на велосипеде папа.</text:p>
      <text:p text:style-name="P986"/>
      <text:p text:style-name="P988">Future Simple Passive: </text:p>
      <text:p text:style-name="P1055">I will be taught English at university — Меня будут учить английскому в универе.</text:p>
      <text:p text:style-name="P1053"/>
      <text:p text:style-name="P987">Present Perfect Passive <text:span text:style-name="T1430">требует дополнительно</text:span><text:span text:style-name="T1432">го</text:span><text:span text:style-name="T1430"> слов</text:span><text:span text:style-name="T1432">а</text:span><text:span text:style-name="T1430"> </text:span><text:span text:style-name="T573">been, </text:span><text:span text:style-name="T1432">после</text:span><text:span text:style-name="T574"> have</text:span><text:span text:style-name="T1430">. </text:span></text:p>
      <text:p text:style-name="P989"><text:span text:style-name="T1466">Е</text:span>сли его не указать, то предложение будет в форме активного залога (Present Perfect).</text:p>
      <text:p text:style-name="P1054"/>
      <text:p text:style-name="P1054">I have been taught an important lesson — Мне преподали важный урок.</text:p>
      <text:p text:style-name="P1056">I have <text:span text:style-name="T1431">taught an important lesson — </text:span>Я преподал важный урок.</text:p>
      <text:p text:style-name="P990"/>
      <text:p text:style-name="P986">Предложение в Present Perfect Passive можно перепутать с Present Perfect Continuous.</text:p>
      <text:p text:style-name="P986">Здесь главное в том, что в Passive смысловой глагол стоит в 3й форме, </text:p>
      <text:p text:style-name="P270"><text:span text:style-name="T376">а в Continuous — с окончанием </text:span><text:span text:style-name="T119">ing</text:span><text:span text:style-name="T376">.</text:span></text:p>
      <text:p text:style-name="P986"/>
      <text:p text:style-name="P1177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77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59"/>
      <text:p text:style-name="P1178"><text:span text:style-name="T272">Т</text:span><text:span text:style-name="T273">акже можно легко перепутать ситуации, когда be используется с прилагательным </text:span><text:span text:style-name="T274">и</text:span><text:span text:style-name="T273"> когда </text:span></text:p>
      <text:p text:style-name="P1178"><text:span text:style-name="T274">с</text:span><text:span text:style-name="T273"> пассивн</text:span><text:span text:style-name="T274">ым</text:span><text:span text:style-name="T273"> залог</text:span><text:span text:style-name="T274">ом</text:span><text:span text:style-name="T273">. Здесь важно отлич</text:span><text:span text:style-name="T274">а</text:span><text:span text:style-name="T273">ть прилагательное от глагола.</text:span></text:p>
      <text:p text:style-name="P1060"/>
      <text:p text:style-name="P681"><text:span text:style-name="T114">I am interested in art — Я</text:span><text:span text:style-name="T115"> интересуюсь</text:span><text:span text:style-name="T116"> </text:span><text:span text:style-name="T115">искусством </text:span><text:span text:style-name="T113">(interested — прилагательное)</text:span><text:span text:style-name="T115">.</text:span></text:p>
      <text:p text:style-name="P1383"><text:span text:style-name="T74">I </text:span><text:span text:style-name="T71">am ignored all the time — Меня игнорируют все время (ignored — глагол в 3й форме).</text:span></text:p>
      <text:p text:style-name="P1125"/>
      <text:p text:style-name="P1593">Вопросительные предложения</text:p>
      <text:p text:style-name="P798"/>
      <text:p text:style-name="P800">Чтобы задать вопрос, нужно придерживаться обратного порядка слов, когда </text:p>
      <text:p text:style-name="P800">вспомогательный глагол стоит перед подлежащим (см. выше).</text:p>
      <text:p text:style-name="P800"/>
      <text:p text:style-name="P800">В вопросе может не быть вопросительного слова, смыслового глагола, дополнения, </text:p>
      <text:p text:style-name="P800">но в нем всегда есть вспомогательный глагол и подлежащее.</text:p>
      <text:p text:style-name="P800"/>
      <text:p text:style-name="P1238">В английском есть 5 типов вопросов: <text:span text:style-name="T1513">общий, разделительный, </text:span><text:span text:style-name="T1516">специальный, </text:span></text:p>
      <text:p text:style-name="P1452">вопрос к подлежащему и вопрос с альтернативой.</text:p>
      <text:p text:style-name="P802"/>
      <text:p text:style-name="P892">Общий вопрос</text:p>
      <text:p text:style-name="P801"/>
      <text:p text:style-name="P801">Это вопрос, который предполагает ответ «да/нет». <text:span text:style-name="T1627">Он 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801"/>
      <text:p text:style-name="P1376"><text:span text:style-name="T275">Чтобы коротко ответить на </text:span><text:span text:style-name="T276">такой </text:span><text:span text:style-name="T275">вопрос, недостаточно просто написать </text:span><text:span text:style-name="T77">yes/no</text:span><text:span text:style-name="T275">. Нужно также добавить корешок — местоимение со вспомогательным глаголом. </text:span><text:span text:style-name="T277">Корешок</text:span><text:span text:style-name="T275"> будет указыват</text:span><text:span text:style-name="T277">ь</text:span><text:span text:style-name="T275"> на мысль, которая была сказана в предыдушем предложении:</text:span></text:p>
      <text:p text:style-name="P1096"/>
      <text:p text:style-name="P1092"><text:span text:style-name="T1256">Do you play</text:span> the piano? <text:span text:style-name="T799">—</text:span> Yes, <text:span text:style-name="T1257">I do</text:span><text:span text:style-name="T1286">.</text:span></text:p>
      <text:p text:style-name="P1093"><text:span text:style-name="T1257">Does Rita play</text:span><text:span text:style-name="T1286"> football? </text:span><text:span text:style-name="T799">— </text:span><text:span text:style-name="T1286">No, </text:span><text:span text:style-name="T1257">she doesn`t</text:span><text:span text:style-name="T1286">.</text:span> </text:p>
      <text:p text:style-name="P799"/>
      <text:p text:style-name="P892">Разделительный вопрос</text:p>
      <text:p text:style-name="P801"/>
      <text:p text:style-name="P1183"><text:span text:style-name="T278">Вопрос, который часто используется в разговорной речи, когда собеседник пытается </text:span><text:span text:style-name="T284">начать или поддержать беседу. Также с помощью таких вопросов можно </text:span><text:span text:style-name="T278">выяснить какую-то информацию на основе имеющихся фактов.</text:span></text:p>
      <text:p text:style-name="P803"/>
      <text:p text:style-name="P1181"><text:span text:style-name="T278">С</text:span><text:span text:style-name="T279">остоит из 2х частей, разделенных запятой: утверждения и противоположного корешка. </text:span></text:p>
      <text:p text:style-name="P804">Корешок можно переводить словами: «правда?» «да?», «не так ли?», «верно?»</text:p>
      <text:p text:style-name="P75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804"/>
      <text:p text:style-name="P1181"><text:span text:style-name="T279">В </text:span><text:span text:style-name="T280">корешке </text:span><text:span text:style-name="T279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5"/>
      <text:p text:style-name="P806">Если в главной части отрицание, то в корешке должно быть утверждение (и наоборот). </text:p>
      <text:p text:style-name="P47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06"/>
      <text:p text:style-name="P1302"><text:span text:style-name="T281">Если в гла</text:span><text:span text:style-name="T356">в</text:span><text:span text:style-name="T281">ной части используется </text:span><text:span text:style-name="T78">I am</text:span><text:span text:style-name="T281">, то в корешке нужно говорить </text:span><text:span text:style-name="T78">aren`t I</text:span><text:span text:style-name="T281">, а не </text:span><text:span text:style-name="T78">amn`t I</text:span><text:span text:style-name="T346">.</text:span></text:p>
      <text:p text:style-name="P147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06"/>
      <text:p text:style-name="P807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7"/>
      <text:p text:style-name="P1182"><text:span text:style-name="T282">П</text:span><text:span text:style-name="T283">осему на такие вопросы лучше отвечать так, чтобы ответ отражал реальное </text:span></text:p>
      <text:p text:style-name="P808">положение дел, а не форму вопроса.</text:p>
      <text:p text:style-name="P808"/>
      <text:p text:style-name="P48"><text:span text:style-name="T55">T</text:span><text:span text:style-name="T50">hat isn`t your car, is it? Yes, it is — Это не твоя машина, да? Нет, моя</text:span></text:p>
      <text:p text:style-name="P1189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894"><text:soft-page-break/>Специальный вопрос</text:p>
      <text:p text:style-name="P809"/>
      <text:p text:style-name="P810">Самый популярный тип вопроса. Используется для получения доп. информации, </text:p>
      <text:p text:style-name="P1377"><text:span text:style-name="T271">поэтому всегда начинается с вопросительного слова </text:span><text:span text:style-name="T286">или связки</text:span><text:span text:style-name="T271">.</text:span></text:p>
      <text:p text:style-name="P811"/>
      <text:p text:style-name="P812">Вопросительные слова:</text:p>
      <text:list xml:id="list1351378612" text:style-name="L39">
        <text:list-item>
          <text:p text:style-name="P1781"><text:span text:style-name="T271">who [ху] — </text:span><text:span text:style-name="T285">кто</text:span><text:span text:style-name="T271">;</text:span></text:p>
        </text:list-item>
        <text:list-item>
          <text:p text:style-name="P1781"><text:span text:style-name="T271">whom [хум] — </text:span><text:span text:style-name="T285">кого</text:span><text:span text:style-name="T271">;</text:span></text:p>
        </text:list-item>
        <text:list-item>
          <text:p text:style-name="P1781"><text:span text:style-name="T271">whose [хуз] — </text:span><text:span text:style-name="T285">чей</text:span><text:span text:style-name="T271">;</text:span></text:p>
        </text:list-item>
        <text:list-item>
          <text:p text:style-name="P1781"><text:span text:style-name="T271">what — </text:span><text:span text:style-name="T285">что, какой</text:span><text:span text:style-name="T271">;</text:span></text:p>
        </text:list-item>
        <text:list-item>
          <text:p text:style-name="P1781"><text:span text:style-name="T271">which — </text:span><text:span text:style-name="T285">который</text:span><text:span text:style-name="T271">;</text:span></text:p>
        </text:list-item>
        <text:list-item>
          <text:p text:style-name="P1781"><text:span text:style-name="T271">where [</text:span><text:span text:style-name="T285">вэа</text:span><text:span text:style-name="T271">] — </text:span><text:span text:style-name="T285">где, куда</text:span><text:span text:style-name="T271">;</text:span></text:p>
        </text:list-item>
        <text:list-item>
          <text:p text:style-name="P1781"><text:span text:style-name="T271">when — </text:span><text:span text:style-name="T285">когда</text:span><text:span text:style-name="T271">;</text:span></text:p>
        </text:list-item>
        <text:list-item>
          <text:p text:style-name="P1781"><text:span text:style-name="T271">why [</text:span><text:span text:style-name="T285">вай</text:span><text:span text:style-name="T271">] — </text:span><text:span text:style-name="T285">зачем, почему</text:span><text:span text:style-name="T271">;</text:span></text:p>
        </text:list-item>
        <text:list-item>
          <text:p text:style-name="P1619">how [хау] — как;</text:p>
        </text:list-item>
        <text:list-item>
          <text:p text:style-name="P1781"><text:span text:style-name="T271">how often [хау офэн] — </text:span><text:span text:style-name="T285">как часто</text:span><text:span text:style-name="T271">;</text:span></text:p>
        </text:list-item>
        <text:list-item>
          <text:p text:style-name="P1781"><text:span text:style-name="T271">how many — </text:span><text:span text:style-name="T285">сколько (исчисляемые существительные)</text:span><text:span text:style-name="T271">;</text:span></text:p>
        </text:list-item>
        <text:list-item>
          <text:p text:style-name="P1781"><text:span text:style-name="T271">how much — </text:span><text:span text:style-name="T285">сколько (неисчесляемые существительные)</text:span><text:span text:style-name="T271">;</text:span></text:p>
        </text:list-item>
        <text:list-item>
          <text:p text:style-name="P1781"><text:span text:style-name="T271">how long [хау лон] — </text:span><text:span text:style-name="T285">как долго</text:span><text:span text:style-name="T271">;</text:span></text:p>
        </text:list-item>
        <text:list-item>
          <text:p text:style-name="P1781"><text:span text:style-name="T271">how long ago — </text:span><text:span text:style-name="T285">как давно</text:span><text:span text:style-name="T271">;</text:span></text:p>
        </text:list-item>
        <text:list-item>
          <text:p text:style-name="P1781"><text:span text:style-name="T271">how old — </text:span><text:span text:style-name="T285">сколько лет</text:span><text:span text:style-name="T271">.</text:span></text:p>
        </text:list-item>
      </text:list>
      <text:p text:style-name="P805"/>
      <text:p text:style-name="P1378"><text:span text:style-name="T79">W</text:span><text:span text:style-name="T71">hat</text:span><text:span text:style-name="T271"> и </text:span><text:span text:style-name="T71">which</text:span><text:span text:style-name="T271"> могут использоваться отдельно или с уточняющим словом, обычно, существительным, и тогда переводятся как «какой» и «какой из» </text:span><text:span text:style-name="T286">соотв</text:span><text:span text:style-name="T271">. </text:span></text:p>
      <text:p text:style-name="P813"/>
      <text:p text:style-name="P1061">What do you like? — Что ты любишь?</text:p>
      <text:p text:style-name="P1061">What car have you got? — Какая у тебя машина?</text:p>
      <text:p text:style-name="P1061">Which car is yours? — Какая из машин твоя? </text:p>
      <text:p text:style-name="P1061"/>
      <text:p text:style-name="P1297"><text:span text:style-name="T99">Which</text:span><text:span text:style-name="T286"> подразумевает выбор из нескольких вариантов. </text:span><text:span text:style-name="T287">Слово </text:span><text:span text:style-name="T80">how</text:span><text:span text:style-name="T287"> чаще присутствует в </text:span><text:span text:style-name="T289">связке</text:span><text:span text:style-name="T287"> с прилагательным или наречием, но может употребляться и самостоятельно.</text:span></text:p>
      <text:p text:style-name="P814"/>
      <text:p text:style-name="P1062">How old are you? — Сколько тебе лет?</text:p>
      <text:p text:style-name="P1062">How are you? — Как ты?</text:p>
      <text:p text:style-name="P815"/>
      <text:p text:style-name="P76"><text:span text:style-name="T271">Вопрос с </text:span><text:span text:style-name="T50">how much</text:span><text:span text:style-name="T271"> задают, когда спрашивают о веществах, жидкостях или абстрактных понятиях </text:span><text:span text:style-name="T288">(что нельзя количественно посчитать)</text:span><text:span text:style-name="T271">. А с </text:span><text:span text:style-name="T50">how many</text:span><text:span text:style-name="T271">, когда спрашивают </text:span></text:p>
      <text:p text:style-name="P815">о нескольких предметах. </text:p>
      <text:p text:style-name="P814"/>
      <text:p text:style-name="P1062">How much money have you got? — Сколько у тебя денег? (<text:span text:style-name="T1437">много, </text:span>абстракция).</text:p>
      <text:p text:style-name="P1062">How many friends have you got? — Сколько у тебя друзей? (<text:span text:style-name="T1438">10, </text:span>количество).</text:p>
      <text:p text:style-name="P1062"/>
      <text:p text:style-name="P893">Вопрос к подлежащему</text:p>
      <text:p text:style-name="P816"/>
      <text:p text:style-name="P1184"><text:span text:style-name="T290">Задается, когда хотят узнать кто или что совершает действие. Начинается со слова </text:span><text:span text:style-name="T81">who</text:span><text:span text:style-name="T290"> </text:span></text:p>
      <text:p text:style-name="P1184"><text:span text:style-name="T290">или </text:span><text:span text:style-name="T81">what</text:span><text:span text:style-name="T290">, которое заменяют собой подлежащее. При этом порядок слов остается таким же, что и в утрверждении. В</text:span><text:span text:style-name="T291">спомогательный глагол часто отсутсвует в таком вопросе.</text:span></text:p>
      <text:p text:style-name="P817"/>
      <text:p text:style-name="P1064">Who is in the Room? — Кто в комнате?</text:p>
      <text:p text:style-name="P1063">What was that? — Что это было?</text:p>
      <text:p text:style-name="P1063"/>
      <text:p text:style-name="P1190"><text:span text:style-name="T347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71"> </text:span><text:span text:style-name="T292">условно </text:span><text:span text:style-name="T271">являются 3м лицом единственного числа — т. е. </text:span><text:span text:style-name="T71">he/she/it</text:span><text:span text:style-name="T271">.</text:span></text:p>
      <text:p text:style-name="P1185"><text:soft-page-break/><text:span text:style-name="T271">Если подлежащее предполагается во множественном числе, то </text:span><text:span text:style-name="T291">в форму множественного числа нужно поставить глагол.</text:span></text:p>
      <text:p text:style-name="P818"/>
      <text:p text:style-name="P77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18"/>
      <text:p text:style-name="P895">Вопрос с альтернативой</text:p>
      <text:p text:style-name="P819"/>
      <text:p text:style-name="P1379"><text:span text:style-name="T271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71"> (в подлежащем, сказуемоем, дополнении или даже в слове </text:span><text:span text:style-name="T71">not</text:span><text:span text:style-name="T271">).</text:span></text:p>
      <text:p text:style-name="P1099"/>
      <text:p text:style-name="P1186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86"><text:span text:style-name="T82">Has he just </text:span><text:span text:style-name="T118">arrived or left</text:span><text:span text:style-name="T82">? (в смыслово</text:span><text:span text:style-name="T83">й</text:span><text:span text:style-name="T82"> глагол)</text:span></text:p>
      <text:p text:style-name="P1186"><text:span text:style-name="T82">Will you go to Kiev </text:span><text:span text:style-name="T118">by train or by plane</text:span><text:span text:style-name="T82">? (дополнени</text:span><text:span text:style-name="T83">е</text:span><text:span text:style-name="T82">)</text:span></text:p>
      <text:p text:style-name="P1186"><text:span text:style-name="T82">Do you like </text:span><text:span text:style-name="T118">sushi or not</text:span><text:span text:style-name="T82">? (слов</text:span><text:span text:style-name="T83">о</text:span><text:span text:style-name="T82"> not)</text:span></text:p>
      <text:p text:style-name="P822"/>
      <text:p text:style-name="P656"><text:span text:style-name="T70">В</text:span><text:span text:style-name="T49">опросы с предлогами</text:span></text:p>
      <text:p text:style-name="P820"/>
      <text:p text:style-name="P823">По началу вызывают много трудностей, т. к. в русском языке предлог и вопросительное </text:p>
      <text:p text:style-name="P823">слово стоят рядом, а в английском они находятся в разных местах. </text:p>
      <text:p text:style-name="P824"/>
      <text:p text:style-name="P824">В английском вопросе предлог стоит в самом конце, но при переводе </text:p>
      <text:p text:style-name="P824">относится к началу предложения.</text:p>
      <text:p text:style-name="P824"/>
      <text:p text:style-name="P1380"><text:span text:style-name="T46">W</text:span><text:span text:style-name="T45">ho</text:span><text:span text:style-name="T271"> do you meet </text:span><text:span text:style-name="T1435">with</text:span><text:span text:style-name="T271">? — </text:span><text:span text:style-name="T1435">С</text:span><text:span text:style-name="T271"> </text:span><text:span text:style-name="T45">кем</text:span><text:span text:style-name="T271"> ты встречаешься?</text:span></text:p>
      <text:p text:style-name="P1380"><text:span text:style-name="T46">W</text:span><text:span text:style-name="T45">hat</text:span><text:span text:style-name="T271"> are you looking </text:span><text:span text:style-name="T1435">at</text:span><text:span text:style-name="T271">? — </text:span><text:span text:style-name="T1435">На</text:span><text:span text:style-name="T271"> </text:span><text:span text:style-name="T45">что</text:span><text:span text:style-name="T271"> ты смотришь?</text:span></text:p>
      <text:p text:style-name="P825"/>
      <text:p text:style-name="P1187"><text:span text:style-name="T294">Ч</text:span><text:span text:style-name="T293">асто логика использования предлогов в русском и английском не совпадают. </text:span></text:p>
      <text:p text:style-name="P826">Поэтому лучше запомнить некоторые устойчивые сочетания предлогов с глаголами, </text:p>
      <text:p text:style-name="P827">которые встречаются достаточно часто:</text:p>
      <text:list xml:id="list4166157940" text:style-name="L40">
        <text:list-item>
          <text:p text:style-name="P1782"><text:span text:style-name="T271">what … like — на что похож (здесь </text:span><text:span text:style-name="T71">like</text:span><text:span text:style-name="T271"> не глагол, а предлог);</text:span></text:p>
        </text:list-item>
        <text:list-item>
          <text:p text:style-name="P1620">look at — стмотреть на;</text:p>
        </text:list-item>
        <text:list-item>
          <text:p text:style-name="P1620">look for — искать;</text:p>
        </text:list-item>
        <text:list-item>
          <text:p text:style-name="P1620">listen to — слушать;</text:p>
        </text:list-item>
        <text:list-item>
          <text:p text:style-name="P1620">wait for — ждать;</text:p>
        </text:list-item>
        <text:list-item>
          <text:p text:style-name="P1620">stay at — останавливаться (например, в отеле).</text:p>
        </text:list-item>
      </text:list>
      <text:p text:style-name="P1380"/>
      <text:p text:style-name="P1065">What does he look like? — Как он выглядит?</text:p>
      <text:p text:style-name="P1065">What are you looking at? — На что ты смотришь?</text:p>
      <text:p text:style-name="P825"/>
      <text:p text:style-name="P1188"><text:span text:style-name="T293">П</text:span><text:span text:style-name="T296">римеры </text:span><text:span text:style-name="T295">5</text:span><text:span text:style-name="T296"> типов вопросов во всех временах, а также с модальными глаголами </text:span></text:p>
      <text:p text:style-name="P829">можно найти на стр. 146.</text:p>
      <text:p text:style-name="P828"/>
      <text:p text:style-name="P1123"/>
      <text:p text:style-name="P1592">Отрицательные предложения</text:p>
      <text:p text:style-name="P821"/>
      <text:p text:style-name="P831">Чтобы придать мысли отрицательное значение, используются 2 способа:</text:p>
      <text:list xml:id="list627858616" text:style-name="L41">
        <text:list-item>
          <text:p text:style-name="P1621">отрицательная частица <text:span text:style-name="T557">not</text:span>;</text:p>
        </text:list-item>
        <text:list-item>
          <text:p text:style-name="P1621">слово <text:span text:style-name="T557">never</text:span> (и другие слова, придающие отрицательное значение).</text:p>
        </text:list-item>
      </text:list>
      <text:p text:style-name="P830"/>
      <text:p text:style-name="P832">Частица <text:span text:style-name="T557">not</text:span> стоит всегда в связке либо со вспомогательным глаголом, либо с модальным.</text:p>
      <text:p text:style-name="P832">Она является частью сказуемого. Переводится как «не».</text:p>
      <text:p text:style-name="P832"/>
      <text:p text:style-name="P1066">I not like horror movies (неправильно, остуствует вспомогательный глагол)</text:p>
      <text:p text:style-name="P1066">I do n<text:span text:style-name="T1439">o</text:span>t like horror movies (правильно <text:span text:style-name="T1440">для простых предложений</text:span>)</text:p>
      <text:p text:style-name="P832"/>
      <text:p text:style-name="P833">В сложных предложениях, где несколько глаголов, используются другие правила.</text:p>
      <text:p text:style-name="P835"><text:span text:style-name="T1444">C</text:span>казуемым обычно является самый первый глагол. <text:span text:style-name="T1628">А е</text:span>сли отрицатульную мысль сообщить </text:p>
      <text:p text:style-name="P835">в дополнении, то not будет стоять самостоятельно.</text:p>
      <text:p text:style-name="P834"/>
      <text:p text:style-name="P1095">It`s quite impolite not to call me back — Очень не вежливо не перезванивать мне.</text:p>
      <text:p text:style-name="P1095">(здесь сказуемым является первый глагол — is)</text:p>
      <text:p text:style-name="P836"/>
      <text:p text:style-name="P1442"><text:span text:style-name="T367">С</text:span><text:span text:style-name="T366">амые важные глаголы</text:span></text:p>
      <text:p text:style-name="P837"/>
      <text:p text:style-name="P838">Это <text:span text:style-name="T557">be</text:span>, <text:span text:style-name="T557">do</text:span>, <text:span text:style-name="T557">have</text:span> и <text:span text:style-name="T557">get</text:span>. Они могут быть как смысловыми, так и вспомогательными <text:span text:style-name="T1447">(кроме </text:span><text:span text:style-name="T580">get</text:span><text:span text:style-name="T1447">)</text:span>.</text:p>
      <text:p text:style-name="P838">Они могут входить в устойчивые сочетания, где меняют свое значение.</text:p>
      <text:p text:style-name="P838"/>
      <text:p text:style-name="P885">Глагол <text:span text:style-name="T557">be</text:span></text:p>
      <text:p text:style-name="P838"/>
      <text:p text:style-name="P760"><text:span text:style-name="T389">Э</text:span><text:span text:style-name="T390">то начальная форма глагола</text:span><text:span text:style-name="T391"> «быть». </text:span><text:span text:style-name="T396">В </text:span><text:span text:style-name="T389">Present Simple </text:span><text:span text:style-name="T408">be</text:span><text:span text:style-name="T389"> </text:span><text:span text:style-name="T388">изменяется</text:span><text:span text:style-name="T389"> на</text:span><text:span text:style-name="T391">: </text:span></text:p>
      <text:list xml:id="list2767282599" text:style-name="L42">
        <text:list-item>
          <text:p text:style-name="P1643"><text:span text:style-name="T810">a</text:span><text:span text:style-name="T805">m — если подлежащее в первом лице (</text:span><text:span text:style-name="T635">I</text:span><text:span text:style-name="T805">);</text:span></text:p>
        </text:list-item>
        <text:list-item>
          <text:p text:style-name="P1644">is — если подлежащее в третьем лице, единственном числе (<text:span text:style-name="T557">he/she/it</text:span>);</text:p>
        </text:list-item>
        <text:list-item>
          <text:p text:style-name="P1644">are — если подлежащее во множественном числе (<text:span text:style-name="T557">you/we/they</text:span>).</text:p>
        </text:list-item>
      </text:list>
      <text:p text:style-name="P1101"/>
      <text:p text:style-name="P1360"><text:span text:style-name="T414">Г</text:span><text:span text:style-name="T415">лагол </text:span><text:span text:style-name="T170">be</text:span><text:span text:style-name="T415"> в форме </text:span><text:span text:style-name="T170">am/is/are</text:span><text:span text:style-name="T415"> является смысловым, но при переводе на русский выпадает. </text:span></text:p>
      <text:p text:style-name="P1303"><text:span text:style-name="T399">После </text:span><text:span text:style-name="T409">be</text:span><text:span text:style-name="T399"> обычно указывается характеристика (</text:span><text:span text:style-name="T400">какой</text:span><text:span text:style-name="T399">) или место (где).</text:span></text:p>
      <text:p text:style-name="P1101"/>
      <text:p text:style-name="P1100"><text:span text:style-name="T559">This dress is blue — </text:span><text:span text:style-name="T579">Это платье синие.</text:span></text:p>
      <text:p text:style-name="P1194"><text:span text:style-name="T402">I</text:span><text:span text:style-name="T403"> </text:span><text:span text:style-name="T402">am</text:span><text:span text:style-name="T403"> in </text:span><text:span text:style-name="T402">my</text:span><text:span text:style-name="T403"> office now — </text:span><text:span text:style-name="T402">Я</text:span><text:span text:style-name="T404"> у себя в офисе сейчас.</text:span></text:p>
      <text:p text:style-name="P1102"/>
      <text:p text:style-name="P1408"><text:span text:style-name="T393">В русском языке предложение может </text:span><text:span text:style-name="T392">не иметь</text:span><text:span text:style-name="T393"> сказуемого. </text:span><text:span text:style-name="T392">Там где в русском сказуемое отсутсвует, в английском будет стоять глагол </text:span><text:span text:style-name="T402">be</text:span><text:span text:style-name="T392"> в форме </text:span><text:span text:style-name="T407">am/is/are</text:span><text:span text:style-name="T389"> </text:span><text:span text:style-name="T392">(т. к. для английского не характерно, когда в предложении нет сказуемого)</text:span><text:span text:style-name="T389">. </text:span></text:p>
      <text:p text:style-name="P1101"/>
      <text:p text:style-name="P1112"><text:span text:style-name="T654">I </text:span><text:span text:style-name="T637">am a doctor — Я (</text:span><text:span text:style-name="T638">есть</text:span><text:span text:style-name="T637">) доктор.</text:span></text:p>
      <text:p text:style-name="P1113"><text:span text:style-name="T1288">We are happy </text:span><text:span text:style-name="T1291">— </text:span><text:span text:style-name="T1288">Мы (есть) счастливы.</text:span></text:p>
      <text:p text:style-name="P1111"/>
      <text:p text:style-name="P1110">Глагол be в связке с прилагательным может переводиться глаголом:</text:p>
      <text:p text:style-name="P1105"/>
      <text:p text:style-name="P1128"><text:span text:style-name="T639">I </text:span><text:span text:style-name="T663">am interested</text:span><text:span text:style-name="T639"> in art — Я</text:span><text:span text:style-name="T640"> </text:span><text:span text:style-name="T664">интересуюсь</text:span><text:span text:style-name="T649"> (есть заинтересованный) </text:span><text:span text:style-name="T640">искусством.</text:span></text:p>
      <text:p text:style-name="P1117"><text:span text:style-name="T640">My hands </text:span><text:span text:style-name="T664">are cold</text:span><text:span text:style-name="T640"> — Мои руки</text:span><text:span text:style-name="T641"> </text:span><text:span text:style-name="T664">замерзли </text:span><text:span text:style-name="T649">(есть замерзшие)</text:span><text:span text:style-name="T641">.</text:span></text:p>
      <text:p text:style-name="P1067"/>
      <text:p text:style-name="P865">В вопросительных предложениях глагол <text:span text:style-name="T557">be</text:span> меняется местами с подлежащим, </text:p>
      <text:p text:style-name="P865">а в отрицательных, используется с частицей <text:span text:style-name="T557">not</text:span>:</text:p>
      <text:p text:style-name="P997"><text:soft-page-break/><text:span text:style-name="T1289">I </text:span><text:span text:style-name="T1288">am not a student — Я не студент.</text:span></text:p>
      <text:p text:style-name="P1068">We are not English speakers — Они не англоговорящие люди.</text:p>
      <text:p text:style-name="P1068"/>
      <text:p text:style-name="P997"><text:span text:style-name="T1289">I</text:span><text:span text:style-name="T1288">s it dark? — Сейчас темно?</text:span></text:p>
      <text:p text:style-name="P1068">Are they hungry? — Они голодны?</text:p>
      <text:p text:style-name="P1068"/>
      <text:p text:style-name="P866">Если перед <text:span text:style-name="T566">am/is/are</text:span> нет вопросительного слова, то это общий вопрос. </text:p>
      <text:p text:style-name="P866">В корешке ответа вместо <text:span text:style-name="T557">do/does</text:span> используется <text:span text:style-name="T557">am/is/are</text:span>:</text:p>
      <text:p text:style-name="P866"/>
      <text:p text:style-name="P998"><text:span text:style-name="T1288">Am I in danger? Yes, you are. </text:span><text:span text:style-name="T1290">—</text:span><text:span text:style-name="T1288"> Я в опасности? Да.</text:span></text:p>
      <text:p text:style-name="P999"><text:span text:style-name="T1288">Is John married? No, he isn`t. </text:span><text:span text:style-name="T1290">— </text:span><text:span text:style-name="T1288">Джон женат? Нет.</text:span></text:p>
      <text:p text:style-name="P866"/>
      <text:p text:style-name="P1069"><text:span text:style-name="T924">Специальный вопрос начинается с вопросительного слова </text:span><text:span text:style-name="T928">или связки</text:span><text:span text:style-name="T924">:</text:span> </text:p>
      <text:p text:style-name="P1069">Where is Jill?<text:span text:style-name="T1325"> </text:span>She is at school <text:span text:style-name="T1325">— </text:span>Где Джил? Она в школе.</text:p>
      <text:p text:style-name="P1069"/>
      <text:p text:style-name="P1119"><text:span text:style-name="T813">Очень часто </text:span><text:span text:style-name="T643">am/is/are</text:span><text:span text:style-name="T813"> сокращаются: </text:span></text:p>
      <text:list xml:id="list927520742" text:style-name="L43">
        <text:list-item>
          <text:p text:style-name="P1647">I am → I`m; </text:p>
        </text:list-item>
        <text:list-item>
          <text:p text:style-name="P1647">he is → he`s; <text:s/></text:p>
        </text:list-item>
        <text:list-item>
          <text:p text:style-name="P1647">you are → you`re; </text:p>
        </text:list-item>
        <text:list-item>
          <text:p text:style-name="P1647">John is → John`s; </text:p>
        </text:list-item>
        <text:list-item>
          <text:p text:style-name="P1648"><text:span text:style-name="T645">t</text:span><text:span text:style-name="T643">hey are → </text:span><text:span text:style-name="T645">t</text:span><text:span text:style-name="T643">hey`re</text:span><text:span text:style-name="T644">. </text:span></text:p>
        </text:list-item>
      </text:list>
      <text:p text:style-name="P1070"/>
      <text:p text:style-name="P1117"><text:span text:style-name="T814">С</text:span><text:span text:style-name="T815">окращать можно как по </text:span><text:span text:style-name="T816">вспом.</text:span><text:span text:style-name="T815"> глаголу, так и по частице </text:span><text:span text:style-name="T646">not</text:span><text:span text:style-name="T815">: </text:span><text:span text:style-name="T646">he is not → he`s not</text:span><text:span text:style-name="T647"> или</text:span><text:span text:style-name="T646"> he isn`t.</text:span></text:p>
      <text:p text:style-name="P1103"><text:span text:style-name="T1448">П</text:span>ри этом <text:span text:style-name="T557">am</text:span> сокращается только по <text:span text:style-name="T557">am</text:span> → <text:span text:style-name="T557">I`m not (I amn`t не существует).</text:span></text:p>
      <text:p text:style-name="P898"/>
      <text:p text:style-name="P1118"><text:span text:style-name="T886">Глагол </text:span><text:span text:style-name="T682">be</text:span><text:span text:style-name="T888"> </text:span><text:span text:style-name="T886">в Past Simple имеет 2 формы: </text:span></text:p>
      <text:list xml:id="list2621476960" text:style-name="L44">
        <text:list-item>
          <text:p text:style-name="P1783"><text:span text:style-name="T368">was — </text:span><text:span text:style-name="T369">если подлежащее </text:span><text:span text:style-name="T370">в единственном числе</text:span><text:span text:style-name="T369"> (</text:span><text:span text:style-name="T117">I/he/she/it</text:span><text:span text:style-name="T369">);</text:span></text:p>
        </text:list-item>
        <text:list-item>
          <text:p text:style-name="P1649"><text:span text:style-name="T887">were <text:s/>— если подлежащее в</text:span><text:span text:style-name="T912">о множественном числе</text:span><text:span text:style-name="T911"> </text:span><text:span text:style-name="T887">(</text:span><text:span text:style-name="T673">you/we/they</text:span><text:span text:style-name="T887">).</text:span></text:p>
        </text:list-item>
      </text:list>
      <text:p text:style-name="P896"/>
      <text:p text:style-name="P1000"><text:span text:style-name="T1316">I </text:span><text:span text:style-name="T1288">was</text:span><text:span text:style-name="T1287"> satisfied with my work — Я </text:span><text:span text:style-name="T1288">был</text:span><text:span text:style-name="T1287"> доволен своей работой.</text:span></text:p>
      <text:p text:style-name="P1000"><text:span text:style-name="T1288">Was</text:span><text:span text:style-name="T1287"> the weather good? No, it </text:span><text:span text:style-name="T1288">wasn`t</text:span><text:span text:style-name="T1287"> — </text:span><text:span text:style-name="T1288">Погода была хорош</text:span><text:span text:style-name="T1297">ая</text:span><text:span text:style-name="T1288">? Нет.</text:span></text:p>
      <text:p text:style-name="P839"/>
      <text:p text:style-name="P882">В Future Simple <text:span text:style-name="T1629">он </text:span>принимает только одну форму — <text:span text:style-name="T557">will be</text:span>.</text:p>
      <text:p text:style-name="P1215"><text:span text:style-name="T97">I will be happy to eat — Я буду </text:span><text:span text:style-name="T98">рад </text:span><text:span text:style-name="T97">поесть.</text:span></text:p>
      <text:p text:style-name="P839"/>
      <text:p text:style-name="P887">Глагол <text:span text:style-name="T557">do</text:span></text:p>
      <text:p text:style-name="P840"/>
      <text:p text:style-name="P1116"><text:span text:style-name="T1054">Переводится как </text:span><text:span text:style-name="T1053">«делать». В </text:span><text:span text:style-name="T1055">одном предложении </text:span><text:span text:style-name="T1053">может встречаться несколько раз, </text:span></text:p>
      <text:p text:style-name="P1361"><text:span text:style-name="T418">в качестве вспомогательного </text:span><text:span text:style-name="T419">глагола </text:span><text:span text:style-name="T418">и смыслового.</text:span><text:span text:style-name="T1449"> </text:span><text:span text:style-name="T416">Вспомогательным глаголом </text:span><text:span text:style-name="T417">он </text:span><text:span text:style-name="T416">может быть только в отрицаниях и вопросах, времен группы Simple.</text:span></text:p>
      <text:p text:style-name="P1363"/>
      <text:p text:style-name="P1104"><text:span text:style-name="T577">What do you do? </text:span><text:span text:style-name="T578">— </text:span><text:span text:style-name="T577">Что ты делаешь?</text:span></text:p>
      <text:p text:style-name="P1362"><text:span text:style-name="T416">D</text:span><text:span text:style-name="T47">o you like pets? No, I don`t — </text:span><text:span text:style-name="T427">Ты любишь домашних животних? Нет.</text:span></text:p>
      <text:p text:style-name="P1364"/>
      <text:p text:style-name="P265"><text:span text:style-name="T410">В</text:span><text:span text:style-name="T411"> </text:span><text:span text:style-name="T412">прошедшем времени</text:span><text:span text:style-name="T413"> преорбазуется в </text:span><text:span text:style-name="T406">did</text:span><text:span text:style-name="T413"> — «</text:span><text:span text:style-name="T411">делал» (2я форма </text:span><text:span text:style-name="T405">do</text:span><text:span text:style-name="T411">)</text:span><text:span text:style-name="T413">.</text:span></text:p>
      <text:p text:style-name="P897">Если в предложении появляется <text:span text:style-name="T557">was/were</text:span>, <text:span text:style-name="T1360">то </text:span><text:span text:style-name="T1350">did</text:span><text:span text:style-name="T1360"> уже не нужно использовать.</text:span></text:p>
      <text:p text:style-name="P889"/>
      <text:p text:style-name="P888">Глагол <text:span text:style-name="T557">have</text:span></text:p>
      <text:p text:style-name="P867"/>
      <text:p text:style-name="P1309"><text:span text:style-name="T311">Переводится как «иметь». </text:span><text:span text:style-name="T313">Д</text:span><text:span text:style-name="T311">ля времен группы Perfect </text:span><text:span text:style-name="T313">выступает в роли вспомогательного глагола</text:span><text:span text:style-name="T311">. </text:span><text:span text:style-name="T297">Также </text:span><text:span text:style-name="T311">может быть</text:span><text:span text:style-name="T297"> частью устойчивых словосотечаний. </text:span></text:p>
      <text:p text:style-name="P1308"><text:soft-page-break/><text:span text:style-name="T297">В </text:span><text:span text:style-name="T314">прошедшем времени</text:span><text:span text:style-name="T297"> преобразуется в </text:span><text:span text:style-name="T85">had</text:span><text:span text:style-name="T297"> </text:span><text:span text:style-name="T406">—</text:span><text:span text:style-name="T297"> «</text:span><text:span text:style-name="T314">имел</text:span><text:span text:style-name="T297">».</text:span></text:p>
      <text:p text:style-name="P870"/>
      <text:p text:style-name="P1191"><text:span text:style-name="T297">В некоторых ситуациях его можно не переводить (когда он смысловой). </text:span><text:span text:style-name="T298">Но при этом в предложении он обязан быть. </text:span><text:span text:style-name="T311">Это </text:span><text:span text:style-name="T298">из-за особенностей английской грамматики, которая требует, обязательного наличия подлежащего и сказуемого.</text:span></text:p>
      <text:p text:style-name="P869"/>
      <text:p text:style-name="P1071">I have a lot of friends — У меня (есть) много друзей.</text:p>
      <text:p text:style-name="P1072">We heave a big house — У нас (есть) большой дом.</text:p>
      <text:p text:style-name="P868"/>
      <text:p text:style-name="P1195"><text:span text:style-name="T315">Когда </text:span><text:span text:style-name="T88">have</text:span><text:span text:style-name="T315"> является смысловым глаголом, он </text:span><text:span text:style-name="T301">работает по тем же правилам что и </text:span><text:span text:style-name="T302">другие</text:span><text:span text:style-name="T301"> </text:span><text:span text:style-name="T315">смысловые </text:span><text:span text:style-name="T301">глаголы, т. е. требует вспомогательного </text:span><text:span text:style-name="T86">do</text:span><text:span text:style-name="T301"> для отрицаний и вопросов. </text:span></text:p>
      <text:p text:style-name="P1195"><text:span text:style-name="T313">В утверждениях </text:span><text:span text:style-name="T88">have</text:span><text:span text:style-name="T315"> </text:span><text:span text:style-name="T313">не пишется с окончанием </text:span><text:span text:style-name="T87">-s</text:span><text:span text:style-name="T313">, а преобразуется в </text:span><text:span text:style-name="T87">has</text:span><text:span text:style-name="T313">.</text:span></text:p>
      <text:p text:style-name="P841"/>
      <text:p text:style-name="P49"><text:span text:style-name="T57">Mike has </text:span><text:span text:style-name="T58">many friends</text:span><text:span text:style-name="T57"> — У Майка много друзей.</text:span></text:p>
      <text:p text:style-name="P50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8"><text:span text:style-name="T50">Do you have many friends? </text:span><text:span text:style-name="T59">—</text:span><text:span text:style-name="T50"> У тебя много друзей?</text:span></text:p>
      <text:p text:style-name="P1081"/>
      <text:p text:style-name="P272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9">He hasn`t lost his keys — Он не потерял свои ключи <text:span text:style-name="T1450">(has в отрицании)</text:span>.</text:p>
      <text:p text:style-name="P1082"/>
      <text:p text:style-name="P842"><text:span text:style-name="T557">Have</text:span> в значении «иметь» не употребляется во временах группы Continuous.</text:p>
      <text:p text:style-name="P842"/>
      <text:p text:style-name="P1073">I am having many friends now <text:span text:style-name="T1544">(н</text:span>еправильно<text:span text:style-name="T1544">).</text:span></text:p>
      <text:p text:style-name="P1073">I have many friends <text:span text:style-name="T1544">(п</text:span>равильно<text:span text:style-name="T1544">).</text:span></text:p>
      <text:p text:style-name="P841"/>
      <text:p text:style-name="P1403"><text:span text:style-name="T271">В разговорной речи очесть часто используется оборот </text:span><text:span text:style-name="T71">have got</text:span><text:span text:style-name="T271">. </text:span><text:span text:style-name="T299">Он обозначает тоже самое, что и </text:span><text:span text:style-name="T89">have</text:span><text:span text:style-name="T299"> </text:span><text:span text:style-name="T271">(иметь/владеть)</text:span><text:span text:style-name="T299">, но используется только в настоящем времени.</text:span></text:p>
      <text:p text:style-name="P848"/>
      <text:p text:style-name="P1403"><text:span text:style-name="T299">Г</text:span><text:span text:style-name="T271">рамматически, </text:span><text:span text:style-name="T71">have got</text:span><text:span text:style-name="T271"> — это Present Perfect, т. е. </text:span><text:span text:style-name="T71">have</text:span><text:span text:style-name="T271"> здесь вспомогательный глагол, </text:span></text:p>
      <text:p text:style-name="P1216"><text:span text:style-name="T312">а основное значение «</text:span><text:span text:style-name="T348">иметь</text:span><text:span text:style-name="T312">» передает </text:span><text:span text:style-name="T90">got</text:span><text:span text:style-name="T312"> </text:span><text:span text:style-name="T300">(3я форма get)</text:span><text:span text:style-name="T312">. </text:span></text:p>
      <text:p text:style-name="P843"/>
      <text:p text:style-name="P1074">Have you got a Mercedes? / Do you have a Mercedes? — У тебя есть мерседес?</text:p>
      <text:p text:style-name="P1074">I haven`t got a Mercedes / I don`t have a Mercedes — У меня нет мерседеса.</text:p>
      <text:p text:style-name="P844"/>
      <text:p text:style-name="P1196"><text:span text:style-name="T303">Глагол </text:span><text:span text:style-name="T91">have</text:span><text:span text:style-name="T304"> может входить в состав устойчивых выражений и словосочетаний. </text:span></text:p>
      <text:p text:style-name="P846">В этом случае он может переводится по другому. Также здесь отменяется правило, </text:p>
      <text:p text:style-name="P845">по которому <text:span text:style-name="T557">have</text:span> нельзя употребять в Continuous:</text:p>
      <text:p text:style-name="P845"/>
      <text:list xml:id="list2667868724" text:style-name="L45">
        <text:list-item>
          <text:p text:style-name="P1622"><text:span text:style-name="T1467">в</text:span>ыражения, связанные с приемом пищи:</text:p>
        </text:list-item>
      </text:list>
      <text:list xml:id="list3784199430" text:style-name="L46">
        <text:list-item>
          <text:list>
            <text:list-item>
              <text:p text:style-name="P1623">have a coffee/tea/<text:span text:style-name="T1446">drink</text:span> — пить кофе/чай/<text:span text:style-name="T1446">напиток</text:span>;</text:p>
            </text:list-item>
            <text:list-item>
              <text:p text:style-name="P1623">have a meal — принимать пищу;</text:p>
            </text:list-item>
            <text:list-item>
              <text:p text:style-name="P1623">have a breakfast/luch/dinner — завтракать/обедать/ужинать.</text:p>
            </text:list-item>
          </text:list>
        </text:list-item>
      </text:list>
      <text:p text:style-name="P845"/>
      <text:list xml:id="list134637141371218" text:continue-list="list2667868724" text:style-name="L45">
        <text:list-item>
          <text:p text:style-name="P1784"><text:span text:style-name="T339">в</text:span><text:span text:style-name="T304">ыражения, связанные с времяпровождением:</text:span></text:p>
        </text:list-item>
      </text:list>
      <text:list xml:id="list3542925326" text:style-name="L47">
        <text:list-item>
          <text:list>
            <text:list-item>
              <text:p text:style-name="P1624">have a date — ходить на свидание;</text:p>
            </text:list-item>
            <text:list-item>
              <text:p text:style-name="P1624">have a good time — хорошо проводить время;</text:p>
            </text:list-item>
            <text:list-item>
              <text:p text:style-name="P1624">have a meeting / an appointment — назначать встречу;</text:p>
            </text:list-item>
            <text:list-item>
              <text:p text:style-name="P1624">have a nice day — удачного дня (пожелание);</text:p>
            </text:list-item>
            <text:list-item>
              <text:p text:style-name="P1624">have fun — веселиться.</text:p>
            </text:list-item>
          </text:list>
        </text:list-item>
      </text:list>
      <text:p text:style-name="P845"/>
      <text:list xml:id="list134636632825754" text:continue-list="list134637141371218" text:style-name="L45">
        <text:list-item>
          <text:p text:style-name="P1784"><text:span text:style-name="T339">в</text:span><text:span text:style-name="T304">ыражения, связанные </text:span><text:span text:style-name="T340">с внешностью:</text:span></text:p>
        </text:list-item>
      </text:list>
      <text:list xml:id="list3328539672" text:style-name="L48">
        <text:list-item>
          <text:list>
            <text:list-item>
              <text:p text:style-name="P1625"><text:soft-page-break/>have a bath/shower— принимать ванну/душ;</text:p>
            </text:list-item>
            <text:list-item>
              <text:p text:style-name="P1626">have a shave/haircat — побриться/постричься;</text:p>
            </text:list-item>
          </text:list>
        </text:list-item>
      </text:list>
      <text:p text:style-name="P847"/>
      <text:list xml:id="list134635807689821" text:continue-list="list134636632825754" text:style-name="L45">
        <text:list-item>
          <text:p text:style-name="P1785"><text:span text:style-name="T339">в</text:span><text:span text:style-name="T340">ыражения, связанные с общением:</text:span></text:p>
        </text:list-item>
      </text:list>
      <text:list xml:id="list359466411" text:style-name="L49">
        <text:list-item>
          <text:list>
            <text:list-item>
              <text:p text:style-name="P1627">have a guess — угадывать, догадываться;</text:p>
            </text:list-item>
            <text:list-item>
              <text:p text:style-name="P1628">have a talk/discussion/chat — беседовать/обсуждать/болтать;</text:p>
            </text:list-item>
            <text:list-item>
              <text:p text:style-name="P1627">have a call — позвонить.</text:p>
            </text:list-item>
          </text:list>
        </text:list-item>
      </text:list>
      <text:p text:style-name="P847"/>
      <text:list xml:id="list134637350362203" text:continue-list="list134635807689821" text:style-name="L45">
        <text:list-item>
          <text:p text:style-name="P1785"><text:span text:style-name="T339">в</text:span><text:span text:style-name="T340">ыражения связанные со здоровьем:</text:span></text:p>
        </text:list-item>
      </text:list>
      <text:list xml:id="list1852307969" text:style-name="L50">
        <text:list-item>
          <text:list>
            <text:list-item>
              <text:p text:style-name="P1629">have a baby — родить;</text:p>
            </text:list-item>
            <text:list-item>
              <text:p text:style-name="P1629">have a cold — простудиться;</text:p>
            </text:list-item>
            <text:list-item>
              <text:p text:style-name="P1629">have a cough — кашлять;</text:p>
            </text:list-item>
            <text:list-item>
              <text:p text:style-name="P1629">have a headache — болит голова.</text:p>
            </text:list-item>
          </text:list>
        </text:list-item>
      </text:list>
      <text:p text:style-name="P847"/>
      <text:list xml:id="list134636076635641" text:continue-list="list134637350362203" text:style-name="L45">
        <text:list-item>
          <text:p text:style-name="P1785"><text:span text:style-name="T339">в</text:span><text:span text:style-name="T340">ыражения, связанные с отдыхом:</text:span></text:p>
          <text:list>
            <text:list-item>
              <text:p text:style-name="P1630">have a day off — взять выходной;</text:p>
            </text:list-item>
            <text:list-item>
              <text:p text:style-name="P1631">have a dream/nightmare — видеть сон/кошмар;</text:p>
            </text:list-item>
            <text:list-item>
              <text:p text:style-name="P1630">have a rest — отдыхать;</text:p>
            </text:list-item>
            <text:list-item>
              <text:p text:style-name="P1630">have a sleep — спать.</text:p>
            </text:list-item>
          </text:list>
        </text:list-item>
      </text:list>
      <text:p text:style-name="P847"/>
      <text:list xml:id="list134635732963633" text:continue-numbering="true" text:style-name="L45">
        <text:list-item>
          <text:p text:style-name="P1785"><text:span text:style-name="T339">в</text:span><text:span text:style-name="T340">ыражения, свяханые с физической активностью:</text:span></text:p>
        </text:list-item>
      </text:list>
      <text:list xml:id="list2069242719" text:style-name="L51">
        <text:list-item>
          <text:list>
            <text:list-item>
              <text:p text:style-name="P1632">have a good journey — добраться без проблем (пожелание);</text:p>
            </text:list-item>
            <text:list-item>
              <text:p text:style-name="P1632">have a good flight — хорошо долететь (пожелание);</text:p>
            </text:list-item>
            <text:list-item>
              <text:p text:style-name="P1632">have a lift — подвести (на машине);</text:p>
            </text:list-item>
            <text:list-item>
              <text:p text:style-name="P1633">have a ride — проехаться;</text:p>
            </text:list-item>
            <text:list-item>
              <text:p text:style-name="P1633">have a walk — пройтись (прогуляться);</text:p>
            </text:list-item>
            <text:list-item>
              <text:p text:style-name="P1633">have a swim — поплавать;</text:p>
            </text:list-item>
            <text:list-item>
              <text:p text:style-name="P1633">have a hug — обняться;</text:p>
            </text:list-item>
            <text:list-item>
              <text:p text:style-name="P1633">have a kiss — поцеловаться.</text:p>
            </text:list-item>
          </text:list>
        </text:list-item>
      </text:list>
      <text:p text:style-name="P847"/>
      <text:p text:style-name="P890">Глагол <text:span text:style-name="T557">get</text:span></text:p>
      <text:p text:style-name="P849"/>
      <text:p text:style-name="P1192"><text:span text:style-name="T306">Один и самых запутанных глаголов, который может переводится по разному,</text:span><text:span text:style-name="T305"> в записимости </text:span></text:p>
      <text:p text:style-name="P850">от слов, идущих после него. Поэтому его нужно переводить в связке с соседними словами.</text:p>
      <text:p text:style-name="P851"/>
      <text:p text:style-name="P1192"><text:span text:style-name="T306">Если после </text:span><text:span text:style-name="T92">get</text:span><text:span text:style-name="T306"> идет существительное, то он передает значение </text:span><text:span text:style-name="T305">«</text:span><text:span text:style-name="T306">получать, покупать</text:span><text:span text:style-name="T305">».</text:span></text:p>
      <text:p text:style-name="P850"/>
      <text:p text:style-name="P80"><text:span text:style-name="T60">I </text:span><text:span text:style-name="T50">got a new car — Я купил новую машину.</text:span></text:p>
      <text:p text:style-name="P1075">I got an A today — Я получил пятерку сегодня. (A — <text:span text:style-name="T1450">это </text:span>оценка)</text:p>
      <text:p text:style-name="P850"/>
      <text:p text:style-name="P1404"><text:span text:style-name="T305">Е</text:span><text:span text:style-name="T271">сли </text:span><text:span text:style-name="T71">get</text:span><text:span text:style-name="T271"> используется со средством передвижения, то он приобретает значение </text:span></text:p>
      <text:p text:style-name="P852">«сесть в транспорт». В этом случае он может использоваться с предлогом <text:span text:style-name="T557">on</text:span>.</text:p>
      <text:p text:style-name="P852"/>
      <text:p text:style-name="P1075">I got on a bus at 5 o`clock — Я сел в автобус в 5 часов.</text:p>
      <text:p text:style-name="P1075">I got a taxi — Я взял такси.</text:p>
      <text:p text:style-name="P850"/>
      <text:p text:style-name="P1404"><text:span text:style-name="T305">Е</text:span><text:span text:style-name="T271">сли после get идет прилагательное, то это означает «прийти к этому состоянию», </text:span></text:p>
      <text:p text:style-name="P852">например: <text:span text:style-name="T557">get hungry (проголодаться), get better (стать лучше), get cold (замерзнуть)</text:span> и т. д.</text:p>
      <text:p text:style-name="P852"/>
      <text:p text:style-name="P1075">He got dressed quickly and left — Он оделся быстро и ушел.</text:p>
      <text:p text:style-name="P853"><text:soft-page-break/>Если <text:span text:style-name="T557">get</text:span> используется с частицей <text:span text:style-name="T557">to</text:span>, то это означает «прибывать в такое-то место».</text:p>
      <text:p text:style-name="P852"/>
      <text:p text:style-name="P1075">I got to work late — Я приехал на работу поздно.</text:p>
      <text:p text:style-name="P1075">I got to the airport by train — Я приехал в аэропорт на поезде.</text:p>
      <text:p text:style-name="P1075"/>
      <text:p text:style-name="P850">В пассивном залоге <text:span text:style-name="T624">get</text:span><text:span text:style-name="T1630"> </text:span>может заменять <text:span text:style-name="T557">be</text:span>. </text:p>
      <text:p text:style-name="P850"/>
      <text:p text:style-name="P850">Если <text:span text:style-name="T557">be</text:span> означает «быть в состоянии / обладать качеством», то <text:span text:style-name="T557">get</text:span> означает </text:p>
      <text:p text:style-name="P851">«входить в состояние / приобретать качество».</text:p>
      <text:p text:style-name="P851"/>
      <text:p text:style-name="P1334"><text:span text:style-name="T305">В отличи</text:span><text:span text:style-name="T357">е</text:span><text:span text:style-name="T305"> от </text:span><text:span text:style-name="T106">be, do </text:span><text:span text:style-name="T357">и</text:span><text:span text:style-name="T106"> have</text:span><text:span text:style-name="T305">, этот глагол не может быть вспомогательным.</text:span></text:p>
      <text:p text:style-name="P854">Почти для любого предложения с <text:span text:style-name="T557">get</text:span> можно найти замену с другим глаголом.</text:p>
      <text:p text:style-name="P851"/>
      <text:p text:style-name="P1409"><text:span text:style-name="T271">После </text:span><text:span text:style-name="T71">get</text:span><text:span text:style-name="T271"> могут стоять разные предлоги, в зависимости от которых он может сильно</text:span></text:p>
      <text:p text:style-name="P1410"><text:span text:style-name="T271">меняться. Такие измененя не всегда поддаются логике</text:span><text:span text:style-name="T307">:</text:span></text:p>
      <text:list xml:id="list1546392215" text:style-name="L52">
        <text:list-item>
          <text:p text:style-name="P1634">get along — ладить друг с другом;</text:p>
        </text:list-item>
        <text:list-item>
          <text:p text:style-name="P1766"><text:span text:style-name="T307">get away — </text:span><text:span text:style-name="T349">удирать</text:span><text:span text:style-name="T307">;</text:span></text:p>
        </text:list-item>
        <text:list-item>
          <text:p text:style-name="P1634">get back — вернуться;</text:p>
        </text:list-item>
        <text:list-item>
          <text:p text:style-name="P1634">get in — попасть внутрь;</text:p>
        </text:list-item>
        <text:list-item>
          <text:p text:style-name="P1634">get on — справиться с ситуацией.</text:p>
        </text:list-item>
      </text:list>
      <text:p text:style-name="P855"/>
      <text:p text:style-name="P1001"><text:span text:style-name="T1298">W</text:span><text:span text:style-name="T1288">e get along well — Мы хорошо ладим.</text:span></text:p>
      <text:p text:style-name="P1310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76">Get in the car quickly! — Быстро садись в машину!</text:p>
      <text:p text:style-name="P1077">How are you getting on with your new job? — Как дела на новой работе?</text:p>
      <text:p text:style-name="P1359"/>
      <text:p text:style-name="P1359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58">Такие сочетания нельзя переводить по отдельности, а только в связке.</text:p>
      <text:p text:style-name="P1358">Один и тот же фразовый глагол может иметь несколько значений.</text:p>
      <text:p text:style-name="P851"/>
      <text:p text:style-name="P886">Глаголы, в которых все путаются</text:p>
      <text:p text:style-name="P856"/>
      <text:p text:style-name="P858"><text:span text:style-name="T1631">Глаголы</text:span><text:span text:style-name="T625"> </text:span><text:span text:style-name="T778">t</text:span><text:span text:style-name="T775">ell и say</text:span> можно перевести как «сказать». Только первый означатает </text:p>
      <text:p text:style-name="P858">«рассказать», а второй - «сказать/говорить». </text:p>
      <text:p text:style-name="P857"/>
      <text:p text:style-name="P857">После <text:span text:style-name="T557">tell</text:span> нужно обязательно указать, кому адресована фраза, либо что именно </text:p>
      <text:p text:style-name="P857">говорится. <text:span text:style-name="T1631">Также п</text:span>осле <text:span text:style-name="T557">tell</text:span> не нужен предлог.</text:p>
      <text:p text:style-name="P857"/>
      <text:p text:style-name="P1078">Tell <text:span text:style-name="T1256">me</text:span> the truth — Скажи мне правду.</text:p>
      <text:p text:style-name="P1078">Tell <text:span text:style-name="T1256">Michael</text:span> that I will be late — Скажи Майклу, что я опоздаю.</text:p>
      <text:p text:style-name="P857"/>
      <text:p text:style-name="P1311"><text:span text:style-name="T350">После </text:span><text:span text:style-name="T105">say</text:span><text:span text:style-name="T350"> можно ничего не указывать, либо указать того, </text:span><text:span text:style-name="T351">кому</text:span><text:span text:style-name="T350"> </text:span><text:span text:style-name="T351">принадлежит </text:span><text:span text:style-name="T350">фраз</text:span><text:span text:style-name="T351">а</text:span><text:span text:style-name="T350">.</text:span></text:p>
      <text:p text:style-name="P857">Если мы говорим, кому адресована фраза, то после <text:span text:style-name="T557">say</text:span> нужен предлог <text:span text:style-name="T557">to</text:span>.</text:p>
      <text:p text:style-name="P857"/>
      <text:p text:style-name="P1078">«You deserve more than this», I said to myself — Ты заслуживаешь большего, я сказал себе.</text:p>
      <text:p text:style-name="P857"/>
      <text:p text:style-name="P1405"><text:span text:style-name="T358">Глаголы </text:span><text:span text:style-name="T107">s</text:span><text:span text:style-name="T108">ee, l</text:span><text:span text:style-name="T71">ook, watch</text:span><text:span text:style-name="T271"> передают значение «видеть», но с разными смысл</text:span><text:span text:style-name="T358">ами</text:span><text:span text:style-name="T271">.</text:span></text:p>
      <text:p text:style-name="P857"/>
      <text:p text:style-name="P859">Глагол <text:span text:style-name="T557">see</text:span> означает «видеть», как физическую возможность. </text:p>
      <text:p text:style-name="P859">Обычно <text:span text:style-name="T1451">он </text:span>не употребляется во временах Continuous.</text:p>
      <text:p text:style-name="P857"/>
      <text:p text:style-name="P1078"><text:soft-page-break/>I see a bird in the tree — Я вижу птицу на дереве.</text:p>
      <text:p text:style-name="P1078"/>
      <text:p text:style-name="P1312"><text:span text:style-name="T359">Глагол</text:span><text:span text:style-name="T109"> l</text:span><text:span text:style-name="T105">ook</text:span><text:span text:style-name="T350"> означает «смотреть». Если мы хотим </text:span><text:span text:style-name="T353">указать</text:span><text:span text:style-name="T350"> </text:span><text:span text:style-name="T373">на</text:span><text:span text:style-name="T350"> какой объе</text:span><text:span text:style-name="T354">к</text:span><text:span text:style-name="T350">т смотрим, </text:span><text:span text:style-name="T352">то </text:span><text:span text:style-name="T350">используе</text:span><text:span text:style-name="T352">м</text:span><text:span text:style-name="T350"> предлог </text:span><text:span text:style-name="T105">at</text:span><text:span text:style-name="T350">. В отличии от </text:span><text:span text:style-name="T105">see</text:span><text:span text:style-name="T350">, можно использовать в Continuous.</text:span></text:p>
      <text:p text:style-name="P857"/>
      <text:p text:style-name="P1078">Don`t worry, I`m not looking — Не волнуйся, я не смотрю.</text:p>
      <text:p text:style-name="P1078">I`m looking at the dog — Я смотрю на собаку.</text:p>
      <text:p text:style-name="P857"/>
      <text:p text:style-name="P1193"><text:span text:style-name="T359">Глагол</text:span><text:span text:style-name="T109"> w</text:span><text:span text:style-name="T71">atch</text:span><text:span text:style-name="T271"> означает «</text:span><text:span text:style-name="T309">следить (взором)</text:span><text:span text:style-name="T271">» или «наблюдать» </text:span><text:span text:style-name="T308">за объектом</text:span><text:span text:style-name="T271">.</text:span></text:p>
      <text:p text:style-name="P860"/>
      <text:p text:style-name="P51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81"><text:span text:style-name="T63">I </text:span><text:span text:style-name="T50">like watching birds — Мне нравится наблюдать за птицами.</text:span></text:p>
      <text:p text:style-name="P860"/>
      <text:p text:style-name="P1193"><text:span text:style-name="T359">Глаголы </text:span><text:span text:style-name="T174">h</text:span><text:span text:style-name="T173">ear, listen</text:span><text:span text:style-name="T271"> можно перевести как «слышать» и «слушать». Первый означает физическую возможность, а второй — осознанное действие </text:span><text:span text:style-name="T355">(подобно </text:span><text:span text:style-name="T110">look</text:span><text:span text:style-name="T355">)</text:span><text:span text:style-name="T271">.</text:span></text:p>
      <text:p text:style-name="P860"/>
      <text:p text:style-name="P1079">Can you hear some noise? — Ты слышишь шум?</text:p>
      <text:p text:style-name="P1079">I think I heard something — Кажется, я что-то слышал.</text:p>
      <text:p text:style-name="P860"/>
      <text:p text:style-name="P1193"><text:span text:style-name="T309">Когда мы говорим о том, что именно слушаем, то</text:span><text:span text:style-name="T308"> </text:span><text:span text:style-name="T309">п</text:span><text:span text:style-name="T308">осле </text:span><text:span text:style-name="T111">listen</text:span><text:span text:style-name="T308"> </text:span><text:span text:style-name="T360">ставим</text:span><text:span text:style-name="T309"> предлог </text:span><text:span text:style-name="T93">to</text:span><text:span text:style-name="T309">.</text:span></text:p>
      <text:p text:style-name="P861">При переводе на русский <text:span text:style-name="T1632">этот </text:span>предлог выпадает.</text:p>
      <text:p text:style-name="P861"/>
      <text:p text:style-name="P1079">Listen to me, please — Пожалуйста, послушай меня.</text:p>
      <text:p text:style-name="P1079">What music do you listen to? - Какую музыку ты слушает?</text:p>
      <text:p text:style-name="P861"/>
      <text:p text:style-name="P1406"><text:span text:style-name="T361">Глаголы </text:span><text:span text:style-name="T175">d</text:span><text:span text:style-name="T173">o, make</text:span><text:span text:style-name="T271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61"/>
      <text:p text:style-name="P862">Устойчивые выражения с <text:span text:style-name="T557">do</text:span>:</text:p>
      <text:list xml:id="list951185708" text:style-name="L53">
        <text:list-item>
          <text:p text:style-name="P1635">do an exam/test — сдавать экзамен/тест;</text:p>
        </text:list-item>
        <text:list-item>
          <text:p text:style-name="P1635">do a course — пройти курс;</text:p>
        </text:list-item>
        <text:list-item>
          <text:p text:style-name="P1635">do work/homework/housework — делать работу / домашнюю работу / работу по дому;</text:p>
        </text:list-item>
        <text:list-item>
          <text:p text:style-name="P1635">do a favour — оказывать услугу;</text:p>
        </text:list-item>
        <text:list-item>
          <text:p text:style-name="P1635">do business — заниматься бизнесом;</text:p>
        </text:list-item>
        <text:list-item>
          <text:p text:style-name="P1635">do right/wrong — поступать правильно/неправильно;</text:p>
        </text:list-item>
        <text:list-item>
          <text:p text:style-name="P1637">do the shopping — делать покупки;</text:p>
        </text:list-item>
        <text:list-item>
          <text:p text:style-name="P1635">do the wassing up — мыть посуду;</text:p>
        </text:list-item>
      </text:list>
      <text:p text:style-name="P861"/>
      <text:p text:style-name="P862">Устойчивые выражения с <text:span text:style-name="T557">make</text:span>:</text:p>
      <text:list xml:id="list3323761586" text:style-name="L54">
        <text:list-item>
          <text:p text:style-name="P1636">make a noise — шуметь;</text:p>
        </text:list-item>
        <text:list-item>
          <text:p text:style-name="P1636">make a bed — застилать постель;</text:p>
        </text:list-item>
        <text:list-item>
          <text:p text:style-name="P1636">make a cake/tea/dinner — приготовить торт/чай/ужин;</text:p>
        </text:list-item>
        <text:list-item>
          <text:p text:style-name="P1786"><text:span text:style-name="T271">make a choice — сделать </text:span><text:span text:style-name="T310">выбор;</text:span></text:p>
        </text:list-item>
        <text:list-item>
          <text:p text:style-name="P1638">make a scision — принять решение;</text:p>
        </text:list-item>
        <text:list-item>
          <text:p text:style-name="P1638">make a promise — обещать, дать обещание;</text:p>
        </text:list-item>
        <text:list-item>
          <text:p text:style-name="P1638">make a friends — подружиться.</text:p>
        </text:list-item>
      </text:list>
      <text:p text:style-name="P863"/>
      <text:p text:style-name="P1080">Could you do me a favour — Не мог бы ты оказать мне услугу? </text:p>
      <text:p text:style-name="P1080">I belive she`ll make the right choice — Я верю, что она сделает правильный выбор.</text:p>
      <text:p text:style-name="P863"/>
      <text:p text:style-name="P1124"/>
      <text:p text:style-name="P1597"><text:span text:style-name="T421">Про и</text:span><text:span text:style-name="T422">нфинитив и герундий</text:span></text:p>
      <text:p text:style-name="P864"/>
      <text:p text:style-name="P1335"><text:span text:style-name="T362">Когда в английском предложении ид</text:span><text:span text:style-name="T363">у</text:span><text:span text:style-name="T362">т несколько глаголов </text:span><text:span text:style-name="T374">подря</text:span><text:span text:style-name="T375">д</text:span><text:span text:style-name="T362">, то первый является сказуемым</text:span><text:span text:style-name="T329">, а следующий, свободный от времени, </text:span><text:span text:style-name="T363">стоит </text:span><text:span text:style-name="T329">в форме инфинитива </text:span></text:p>
      <text:p text:style-name="P1335"><text:span text:style-name="T329">или герундия </text:span><text:span text:style-name="T330">(</text:span><text:span text:style-name="T341">после сказуемоего</text:span><text:span text:style-name="T331"> </text:span><text:span text:style-name="T329">может быть несколько </text:span><text:span text:style-name="T341">глаголов</text:span><text:span text:style-name="T330">)</text:span><text:span text:style-name="T329">.</text:span></text:p>
      <text:p text:style-name="P884"/>
      <text:p text:style-name="P1336"><text:span text:style-name="T316">И</text:span><text:span text:style-name="T317">нфинитив и герундий дополняют по смыслу </text:span><text:span text:style-name="T332">сказуемое</text:span><text:span text:style-name="T317">. </text:span><text:span text:style-name="T318">Они являются взаимозаменяемы </text:span></text:p>
      <text:p text:style-name="P1336"><text:span text:style-name="T325">и</text:span><text:span text:style-name="T318"> </text:span><text:span text:style-name="T325">в</text:span><text:span text:style-name="T318"> основном </text:span><text:span text:style-name="T325">и</text:span><text:span text:style-name="T318">спользуют</text:span><text:span text:style-name="T325">ся</text:span><text:span text:style-name="T318"> по наитию </text:span><text:span text:style-name="T332">либо</text:span><text:span text:style-name="T318"> в зависимости от диалекта.</text:span></text:p>
      <text:p text:style-name="P871"/>
      <text:p text:style-name="P1089">What do you want <text:span text:style-name="T1256">to do</text:span>? — Что ты хочешь <text:span text:style-name="T1256">делать</text:span>?</text:p>
      <text:p text:style-name="P1089">I like <text:span text:style-name="T1256">playing</text:span> cards — Я люблю <text:span text:style-name="T1256">играть</text:span> в карты.</text:p>
      <text:p text:style-name="P1090">Please don`t make me <text:span text:style-name="T1256">worry</text:span> — Пожалуйста, не заставляй меня <text:span text:style-name="T1256">волноваться</text:span>.</text:p>
      <text:p text:style-name="P1091">I don`t mind <text:span text:style-name="T1256">doing</text:span> it on my own — Я не против <text:span text:style-name="T1256">сделать</text:span> это в одиночку.</text:p>
      <text:p text:style-name="P873"/>
      <text:p text:style-name="P874">На русский инфинитив и герундий переводятся несколькими способами:</text:p>
      <text:list xml:id="list512353766" text:style-name="L55">
        <text:list-item>
          <text:p text:style-name="P1639">начальной формой глагола (делать);</text:p>
        </text:list-item>
        <text:list-item>
          <text:p text:style-name="P1639">причастием (делая);</text:p>
        </text:list-item>
        <text:list-item>
          <text:p text:style-name="P1639">придаточным предложением (чтобы сделать).</text:p>
        </text:list-item>
      </text:list>
      <text:p text:style-name="P872"/>
      <text:p text:style-name="P891">Инфинитив </text:p>
      <text:p text:style-name="P880"/>
      <text:p text:style-name="P1204"><text:span text:style-name="T338">Э</text:span><text:span text:style-name="T325">то глагол в начальной форме, </text:span><text:span text:style-name="T332">который </text:span><text:span text:style-name="T333">обычно </text:span><text:span text:style-name="T334">идет</text:span><text:span text:style-name="T332"> </text:span><text:span text:style-name="T325">с частицей </text:span><text:span text:style-name="T95">to</text:span><text:span text:style-name="T325">.</text:span></text:p>
      <text:p text:style-name="P1084"><text:span text:style-name="T69">I don`t want </text:span><text:span text:style-name="T1282">to interface</text:span><text:span text:style-name="T69"> — Я не хочу </text:span><text:span text:style-name="T1282">вмешиваться</text:span><text:span text:style-name="T69">.</text:span></text:p>
      <text:p text:style-name="P881"/>
      <text:p text:style-name="P755"><text:span text:style-name="T325">Г</text:span><text:span text:style-name="T319">лаголы, после которых инфинитив всегда </text:span><text:span text:style-name="T326">с частицей </text:span><text:span text:style-name="T94">to</text:span><text:span text:style-name="T319">:</text:span></text:p>
      <text:list xml:id="list2297253024" text:style-name="L56">
        <text:list-item>
          <text:p text:style-name="P1640">want — хотеть;</text:p>
        </text:list-item>
        <text:list-item>
          <text:p text:style-name="P1640">need — нуждаться;</text:p>
        </text:list-item>
        <text:list-item>
          <text:p text:style-name="P1640">plan — планировать;</text:p>
        </text:list-item>
        <text:list-item>
          <text:p text:style-name="P1640">decide — принимать решение;</text:p>
        </text:list-item>
        <text:list-item>
          <text:p text:style-name="P1640">offer — предлагать;</text:p>
        </text:list-item>
        <text:list-item>
          <text:p text:style-name="P1640">hope — надеяться;</text:p>
        </text:list-item>
        <text:list-item>
          <text:p text:style-name="P1640">promise — обещать;</text:p>
        </text:list-item>
        <text:list-item>
          <text:p text:style-name="P1640">try — пытаться;</text:p>
        </text:list-item>
        <text:list-item>
          <text:p text:style-name="P1640">forget — забывать;</text:p>
        </text:list-item>
        <text:list-item>
          <text:p text:style-name="P1640">learn — изучать;</text:p>
        </text:list-item>
        <text:list-item>
          <text:p text:style-name="P1640">would like — хотел бы.</text:p>
        </text:list-item>
      </text:list>
      <text:p text:style-name="P1083"/>
      <text:p text:style-name="P1083">We <text:span text:style-name="T26">promise</text:span> <text:span text:style-name="T1256">to get</text:span> the money — Мы обещали <text:span text:style-name="T1256">достать</text:span> денег.</text:p>
      <text:p text:style-name="P1083">Don`t <text:span text:style-name="T26">forget</text:span> <text:span text:style-name="T1256">to write</text:span> importang things — Не забывай <text:span text:style-name="T1256">записывать</text:span> самое главное.</text:p>
      <text:p text:style-name="P875"/>
      <text:p text:style-name="P1199"><text:span text:style-name="T320">Между смысловым глаголом и идущим за ним инфинитивом часто </text:span><text:span text:style-name="T336">стоит</text:span><text:span text:style-name="T320"> дополнение.</text:span></text:p>
      <text:p text:style-name="P756"><text:span text:style-name="T336">Обычно</text:span><text:span text:style-name="T337"> </text:span><text:span text:style-name="T323">дополнение указывает</text:span><text:span text:style-name="T324">ся</text:span><text:span text:style-name="T323"> после </text:span><text:span text:style-name="T336">следующих </text:span><text:span text:style-name="T323">глаголов:</text:span></text:p>
      <text:list xml:id="list1704120792" text:style-name="L57">
        <text:list-item>
          <text:p text:style-name="P1641">ask — спрашивать;</text:p>
        </text:list-item>
        <text:list-item>
          <text:p text:style-name="P1641">tell — говорить;</text:p>
        </text:list-item>
        <text:list-item>
          <text:p text:style-name="P1641">advice — советовать;</text:p>
        </text:list-item>
        <text:list-item>
          <text:p text:style-name="P1641">expect — ожидать;</text:p>
        </text:list-item>
        <text:list-item>
          <text:p text:style-name="P1641">pesuade — убеждать;</text:p>
        </text:list-item>
        <text:list-item>
          <text:p text:style-name="P1641">teach — обучать.</text:p>
        </text:list-item>
      </text:list>
      <text:p text:style-name="P878"/>
      <text:p text:style-name="P1088"><text:span text:style-name="T1458">I </text:span><text:span text:style-name="T39">asked</text:span><text:span text:style-name="T1459"> </text:span><text:span text:style-name="T1483">Mike</text:span><text:span text:style-name="T1459"> </text:span><text:span text:style-name="T1261">to come</text:span><text:span text:style-name="T1459"> in — Я просила Майка войти.</text:span></text:p>
      <text:p text:style-name="P83"><text:span text:style-name="T37">Tell</text:span><text:span text:style-name="T50"> </text:span><text:span text:style-name="T1484">them</text:span><text:span text:style-name="T50"> </text:span><text:span text:style-name="T67">to leave</text:span><text:span text:style-name="T50"> us alone — Попроси их оставить нас в покое.</text:span></text:p>
      <text:p text:style-name="P1200"><text:soft-page-break/><text:span text:style-name="T320">Если после смыслового глагола </text:span><text:span text:style-name="T335">указано</text:span><text:span text:style-name="T321"> </text:span><text:span text:style-name="T320">дополне</text:span><text:span text:style-name="T321">ние, </text:span><text:span text:style-name="T322">то такие предложения удобней переводить с использованием придаточного предложения </text:span><text:span text:style-name="T342">(о них позже)</text:span><text:span text:style-name="T322">.</text:span></text:p>
      <text:p text:style-name="P879"/>
      <text:p text:style-name="P87"><text:span text:style-name="T64">I </text:span><text:span text:style-name="T38">promise</text:span><text:span text:style-name="T64"> </text:span><text:span text:style-name="T1485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85"/>
      <text:p text:style-name="P1200"><text:span text:style-name="T322">Т</text:span><text:span text:style-name="T327">акже придаточное предложение используется, когда вторая часть объясняет причину действия из главной части. </text:span><text:span text:style-name="T328">В этом случае инфинитив всегда используется с </text:span><text:span text:style-name="T96">to</text:span><text:span text:style-name="T328">.</text:span></text:p>
      <text:p text:style-name="P876"/>
      <text:p text:style-name="P88"><text:span text:style-name="T64">I </text:span><text:span text:style-name="T38">went out</text:span><text:span text:style-name="T68">,</text:span><text:span text:style-name="T64"> </text:span><text:span text:style-name="T68">to buy</text:span><text:span text:style-name="T64"> food — Я </text:span><text:span text:style-name="T38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9"><text:span text:style-name="T64">W</text:span><text:span text:style-name="T50">hy did I </text:span><text:span text:style-name="T37">come in</text:span><text:span text:style-name="T50">? </text:span><text:span text:style-name="T67">To drink</text:span><text:span text:style-name="T50"> cofee — Почему я </text:span><text:span text:style-name="T37">зашел</text:span><text:span text:style-name="T50">? </text:span><text:span text:style-name="T67">Чтобы выпить</text:span><text:span text:style-name="T50"> кофе.</text:span></text:p>
      <text:p text:style-name="P1086"/>
      <text:p text:style-name="P282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77"/>
      <text:p text:style-name="P1087">I <text:span text:style-name="T26">went out</text:span> <text:span text:style-name="T1256">for food</text:span> — Я <text:span text:style-name="T26">вышел</text:span><text:span text:style-name="T1457"> </text:span><text:span text:style-name="T1256">за едой</text:span>.</text:p>
      <text:p text:style-name="P275"/>
      <text:p text:style-name="P276">Ес<text:span text:style-name="T1457">ть</text:span> глаголы, после которых инфинитив используется без частицы <text:span text:style-name="T557">to</text:span> (голый инфитив). </text:p>
      <text:p text:style-name="P276">Таких глаголов немного. Самыми распространенные <text:span text:style-name="T1633">это</text:span> <text:span text:style-name="T557">let</text:span> и <text:span text:style-name="T557">make</text:span>.</text:p>
      <text:p text:style-name="P273"/>
      <text:p text:style-name="P85"><text:span text:style-name="T26">Let</text:span> <text:span text:style-name="T1480">Peter</text:span> <text:span text:style-name="T1256">explain</text:span> himself — Позволь Питеру объясниться.</text:p>
      <text:p text:style-name="P86"><text:span text:style-name="T26">Let</text:span> <text:span text:style-name="T1480">us</text:span> (let`s) <text:span text:style-name="T1256">watch</text:span> this movie — Давай<text:span text:style-name="T1454"> </text:span>посмотрим этот фильм.</text:p>
      <text:p text:style-name="P274"/>
      <text:p text:style-name="P277">Если после <text:span text:style-name="T557">make</text:span> стоит еще один глагол, то в этом случае <text:span text:style-name="T557">make</text:span> переводится не как «делать», </text:p>
      <text:p text:style-name="P1337"><text:span text:style-name="T1042">а как «заставлять». </text:span><text:span text:style-name="T1043">Также п</text:span><text:span text:style-name="T1042">осле </text:span><text:span text:style-name="T626">make</text:span><text:span text:style-name="T1042"> нужно </text:span><text:span text:style-name="T1044">указать</text:span><text:span text:style-name="T1042"> дополнение.</text:span></text:p>
      <text:p text:style-name="P277"/>
      <text:p text:style-name="P250">I <text:span text:style-name="T3">can`t</text:span> <text:span text:style-name="T26">make</text:span> <text:span text:style-name="T1480">John</text:span> <text:span text:style-name="T1256">work</text:span> — Я не могу заставить Джона работать.</text:p>
      <text:p text:style-name="P278"/>
      <text:p text:style-name="P1338"><text:span text:style-name="T1455">Если инфинитив стоит после связки </text:span><text:span text:style-name="T584">it</text:span><text:span text:style-name="T1474"> + </text:span><text:span text:style-name="T581">be </text:span><text:span text:style-name="T1455">+ прилагательно</text:span><text:span text:style-name="T1456">е</text:span><text:span text:style-name="T1455">, то </text:span><text:span text:style-name="T1474">он </text:span><text:span text:style-name="T1455">используется </text:span></text:p>
      <text:p text:style-name="P280"><text:span text:style-name="T1455">с частицей </text:span><text:span text:style-name="T581">to</text:span><text:span text:style-name="T1455">. </text:span><text:span text:style-name="T1474">Такая связка выражает отношение к делу.</text:span></text:p>
      <text:p text:style-name="P279"/>
      <text:p text:style-name="P84">It <text:span text:style-name="T420">is difficult</text:span> to understand him — Его<text:span text:style-name="T1474"> </text:span>сложно понять.</text:p>
      <text:p text:style-name="P92">It was difficult to find a good job — Было трудно найти хорошую работу.</text:p>
      <text:p text:style-name="P53"><text:span text:style-name="T1474">It is nice to live here — Здесь </text:span><text:span text:style-name="T1475">приятно жить.</text:span></text:p>
      <text:p text:style-name="P279"/>
      <text:p text:style-name="P1420">По правилам английского языка после <text:span text:style-name="T557">be</text:span> всегда используется прилалагательное, при этом на русский, <text:span text:style-name="T557">be</text:span> + прилагательное будет переводиться наречием (где, куда, зачем, как).</text:p>
      <text:p text:style-name="P281"/>
      <text:p text:style-name="P1204"><text:span text:style-name="T1249">Г</text:span><text:span text:style-name="T1250">ерундий</text:span><text:span text:style-name="T942"> </text:span></text:p>
      <text:p text:style-name="P285"/>
      <text:p text:style-name="P1204"><text:span text:style-name="T945">Э</text:span><text:span text:style-name="T938">то нечно среднее между глаголом и существительным, </text:span><text:span text:style-name="T943">потому что </text:span><text:span text:style-name="T1045">он </text:span><text:span text:style-name="T943">м</text:span><text:span text:style-name="T938">ожет переводит</text:span><text:span text:style-name="T943">ь</text:span><text:span text:style-name="T938">ся </text:span></text:p>
      <text:p text:style-name="P1204"><text:span text:style-name="T943">и так и этак </text:span><text:span text:style-name="T946">(в зависимости от места)</text:span><text:span text:style-name="T938">.</text:span><text:span text:style-name="T944"> </text:span><text:span text:style-name="T939">Выглядит как глагол c окончанием </text:span><text:span text:style-name="T582">-ing</text:span><text:span text:style-name="T939">.</text:span></text:p>
      <text:p text:style-name="P368"/>
      <text:p text:style-name="P1339"><text:span text:style-name="T947">Герундий используется после предлогов </text:span><text:span text:style-name="T950">и</text:span><text:span text:style-name="T947"> некоторых глаголов. </text:span><text:span text:style-name="T949">Т</text:span><text:span text:style-name="T950">акже</text:span><text:span text:style-name="T947"> е</text:span><text:span text:style-name="T948">сли после первого глагола идет предлог, то второй всегда пишется в форме герундия.</text:span></text:p>
      <text:p text:style-name="P369"/>
      <text:p text:style-name="P370">Если герундий стоит в конце предложения, то он переводится глаголом.</text:p>
      <text:p text:style-name="P1108"/>
      <text:p text:style-name="P1002"><text:span text:style-name="T1366">I </text:span><text:span text:style-name="T36">ran</text:span><text:span text:style-name="T1365"> for a long time </text:span><text:span text:style-name="T1436">without</text:span><text:span text:style-name="T1365"> </text:span><text:span text:style-name="T1368">stopping</text:span><text:span text:style-name="T1365"> — Я долго бежал, не останавливаясь.</text:span></text:p>
      <text:p text:style-name="P1002"><text:span text:style-name="T1366">D</text:span><text:span text:style-name="T1365">on`t stop. </text:span><text:span text:style-name="T36">Keep</text:span><text:span text:style-name="T1365"> </text:span><text:span text:style-name="T1436">on</text:span><text:span text:style-name="T1365"> </text:span><text:span text:style-name="T1368">running</text:span><text:span text:style-name="T1365">! </text:span><text:span text:style-name="T1367">— </text:span><text:span text:style-name="T1365">Не останавливайся. Продолжай бежать!</text:span></text:p>
      <text:p text:style-name="P1003"><text:span text:style-name="T1436">Before</text:span><text:span text:style-name="T1365"> </text:span><text:span text:style-name="T1368">going</text:span><text:span text:style-name="T1365"> </text:span><text:span text:style-name="T1368">out</text:span><text:span text:style-name="T1365">, I phoned Jerry — Перед выходом я позвонил Джерри.</text:span></text:p>
      <text:p text:style-name="P1106"/>
      <text:p text:style-name="P1313"><text:span text:style-name="T394">Глаголы, после которых </text:span><text:span text:style-name="T395">принято использовать</text:span><text:span text:style-name="T394"> герундий:</text:span></text:p>
      <text:list xml:id="list3090581352" text:style-name="L58">
        <text:list-item>
          <text:p text:style-name="P1645"><text:soft-page-break/>обозначающие начало, продолжительность или конец процесса:</text:p>
          <text:list>
            <text:list-item>
              <text:p text:style-name="P1646">stop — прекращать;</text:p>
            </text:list-item>
            <text:list-item>
              <text:p text:style-name="P1646">finish — заканчивать;</text:p>
            </text:list-item>
            <text:list-item>
              <text:p text:style-name="P1646">give up — прекращать;</text:p>
            </text:list-item>
            <text:list-item>
              <text:p text:style-name="P1646">carry on / go on / keep on — продолжать;</text:p>
            </text:list-item>
          </text:list>
        </text:list-item>
      </text:list>
      <text:p text:style-name="P1109"/>
      <text:list xml:id="list134635981082816" text:continue-numbering="true" text:style-name="L58">
        <text:list-item>
          <text:p text:style-name="P1645">обозначающие отношение к чему-то:</text:p>
          <text:list>
            <text:list-item>
              <text:p text:style-name="P1646">dislike — нелюбить;</text:p>
            </text:list-item>
            <text:list-item>
              <text:p text:style-name="P1646">enjoy — нравиться;</text:p>
            </text:list-item>
          </text:list>
        </text:list-item>
      </text:list>
      <text:p text:style-name="P1109"/>
      <text:list xml:id="list134636726467198" text:continue-numbering="true" text:style-name="L58">
        <text:list-item>
          <text:p text:style-name="P1645">глаголы чувственного восприятия:</text:p>
          <text:list>
            <text:list-item>
              <text:p text:style-name="P1646">see — видеть;</text:p>
            </text:list-item>
            <text:list-item>
              <text:p text:style-name="P1646">watch — смотреть;</text:p>
            </text:list-item>
            <text:list-item>
              <text:p text:style-name="P1646">hear — слышать;</text:p>
            </text:list-item>
            <text:list-item>
              <text:p text:style-name="P1646">listen to — слушать.</text:p>
            </text:list-item>
          </text:list>
        </text:list-item>
      </text:list>
      <text:p text:style-name="P1109"/>
      <text:list xml:id="list134637225088522" text:continue-numbering="true" text:style-name="L58">
        <text:list-item>
          <text:p text:style-name="P1645">другие глаголы и словосочетания:</text:p>
          <text:list>
            <text:list-item>
              <text:p text:style-name="P1646">suggest — предлагать;</text:p>
            </text:list-item>
            <text:list-item>
              <text:p text:style-name="P1646">mind — иметь ввиду, возражать;</text:p>
            </text:list-item>
            <text:list-item>
              <text:p text:style-name="P1646">avoid — избегать;</text:p>
            </text:list-item>
            <text:list-item>
              <text:p text:style-name="P1646">practice — практиковаться;</text:p>
            </text:list-item>
            <text:list-item>
              <text:p text:style-name="P1646">can`t help — не мочь не делать;</text:p>
            </text:list-item>
            <text:list-item>
              <text:p text:style-name="P1646">can`t stand — не выносить, ненавидеть;</text:p>
            </text:list-item>
            <text:list-item>
              <text:p text:style-name="P1646">look forward to — ждать с нетерпением.</text:p>
            </text:list-item>
          </text:list>
        </text:list-item>
      </text:list>
      <text:p text:style-name="P1107"/>
      <text:p text:style-name="P1004">I enjoy <text:span text:style-name="T1256">reading</text:span> very much — Я очень люблю читать.</text:p>
      <text:p text:style-name="P1004">I can`t help <text:span text:style-name="T1256">feeling</text:span> responsible — Я не могу не чувствовать ответственности.</text:p>
      <text:p text:style-name="P1004">I look forward to <text:span text:style-name="T1256">meeting</text:span> John — Я жд<text:span text:style-name="T1468">у</text:span> с нетерпением встечи с Джоном.</text:p>
      <text:p text:style-name="P283"/>
      <text:p text:style-name="P283">Сочетание сказуемого и герундия можно расш<text:span text:style-name="T1469">и</text:span>рить, добавив между ними дополнение.</text:p>
      <text:p text:style-name="P283"/>
      <text:p text:style-name="P52"><text:span text:style-name="T1460">I </text:span><text:span text:style-name="T40">saw</text:span><text:span text:style-name="T1460"> </text:span><text:span text:style-name="T1486">John</text:span><text:span text:style-name="T1460"> </text:span><text:span text:style-name="T1262">working</text:span><text:span text:style-name="T1460"> in the garden — Я видел, как Джон работает в саду.</text:span></text:p>
      <text:p text:style-name="P90">He <text:span text:style-name="T3">can`t</text:span> <text:span text:style-name="T26">stand</text:span> <text:span text:style-name="T1480">his father</text:span> <text:span text:style-name="T1256">drinking</text:span> — Он не может вынести того, что его отец пьет.</text:p>
      <text:p text:style-name="P273"/>
      <text:p text:style-name="P286">Когда нужно сказать про дейсвтие, которое регулярно совершается, то для этого используется</text:p>
      <text:p text:style-name="P757"><text:span text:style-name="T940">связка </text:span><text:span text:style-name="T583">go</text:span><text:span text:style-name="T940"> + герундий. Глагол </text:span><text:span text:style-name="T583">go</text:span><text:span text:style-name="T940"> в этом случае переводится как «занимаюсь этим делом»:</text:span></text:p>
      <text:list xml:id="list2222280610" text:style-name="L59">
        <text:list-item>
          <text:p text:style-name="P1767"><text:span text:style-name="T940">go swimming — занима</text:span><text:span text:style-name="T941">ться</text:span><text:span text:style-name="T940"> плаваньем;</text:span></text:p>
        </text:list-item>
        <text:list-item>
          <text:p text:style-name="P1721">go running — бегать;</text:p>
        </text:list-item>
        <text:list-item>
          <text:p text:style-name="P1721">go fishing — рыбачить;</text:p>
        </text:list-item>
        <text:list-item>
          <text:p text:style-name="P1767">go skiing — кататься на лыжах;</text:p>
        </text:list-item>
        <text:list-item>
          <text:p text:style-name="P1787">go shopping — ходить по магазинам.</text:p>
        </text:list-item>
      </text:list>
      <text:p text:style-name="P1413"/>
      <text:p text:style-name="P1201"><text:span text:style-name="T1461">А связка </text:span><text:span text:style-name="T583">like</text:span><text:span text:style-name="T1461"> + герундий означает «</text:span><text:span text:style-name="T1462">люблю</text:span><text:span text:style-name="T1461"> заниматься этим </text:span><text:span text:style-name="T1462">делом</text:span><text:span text:style-name="T1461">».</text:span></text:p>
      <text:p text:style-name="P1413"/>
      <text:p text:style-name="P91">Would you like to <text:span text:style-name="T1256">go skiing</text:span> this weekend? — Ты хочешь <text:span text:style-name="T1256">покататься на лыжах</text:span> на выходных?</text:p>
      <text:p text:style-name="P91">I would rather <text:span text:style-name="T1256">go shopp</text:span><text:span text:style-name="T1263">i</text:span><text:span text:style-name="T1256">ng</text:span> — Нет, я лучше <text:span text:style-name="T1256">пойду по магазинам</text:span>.</text:p>
      <text:p text:style-name="P91">I <text:span text:style-name="T1256">like shopping</text:span> with my girlfriends! — Я <text:span text:style-name="T1256">люблю ходить по магазинам</text:span> с подру<text:span text:style-name="T1470">ж</text:span>ками!</text:p>
      <text:p text:style-name="P1413"/>
      <text:p text:style-name="P1203"><text:span text:style-name="T1463">Если герундий стоит в начале предложения, то он </text:span><text:span text:style-name="T1465">переводится не как глагол, а</text:span><text:span text:style-name="T1464"> как сущестительное </text:span><text:span text:style-name="T1465">(т. е. в этом случае он является подлежащим)</text:span><text:span text:style-name="T1463">.</text:span></text:p>
      <text:p text:style-name="P1340"><text:soft-page-break/><text:span text:style-name="T797">Swimming</text:span><text:span text:style-name="T762"> is very good for your health — </text:span><text:span text:style-name="T797">Плаванье</text:span><text:span text:style-name="T762"> хорошо для здоровья</text:span></text:p>
      <text:p text:style-name="P154"><text:span text:style-name="T1283">L</text:span><text:span text:style-name="T1256">earning</text:span> English is not easy — <text:span text:style-name="T1256">Изучение</text:span> английского — это нелегко.</text:p>
      <text:p text:style-name="P1202"/>
      <text:p text:style-name="P682">Глаголы, после который можно использовать как инфинитив так и герундий:</text:p>
      <text:p text:style-name="P682"/>
      <text:list xml:id="list190118911" text:style-name="L60">
        <text:list-item>
          <text:p text:style-name="P1750">обозначающие процесс:</text:p>
          <text:list>
            <text:list-item>
              <text:p text:style-name="P1751">start, begin — начинать;</text:p>
            </text:list-item>
            <text:list-item>
              <text:p text:style-name="P1751">continue — продолжать;</text:p>
            </text:list-item>
          </text:list>
        </text:list-item>
      </text:list>
      <text:p text:style-name="P682"/>
      <text:list xml:id="list134636854129867" text:continue-numbering="true" text:style-name="L60">
        <text:list-item>
          <text:p text:style-name="P1750">обозначающие отношение к чему-то:</text:p>
          <text:list>
            <text:list-item>
              <text:p text:style-name="P1752">love — любить;</text:p>
            </text:list-item>
            <text:list-item>
              <text:p text:style-name="P1752">like — нравиться;</text:p>
            </text:list-item>
            <text:list-item>
              <text:p text:style-name="P1752">hate — ненавидеть;</text:p>
            </text:list-item>
            <text:list-item>
              <text:p text:style-name="P1752">prefer — предпочитать;</text:p>
            </text:list-item>
          </text:list>
        </text:list-item>
      </text:list>
      <text:p text:style-name="P683"/>
      <text:p text:style-name="P155">I started to leart English at school / I started learning English at school.</text:p>
      <text:p text:style-name="P155">I love to play the piano / I love playing the piano.</text:p>
      <text:p text:style-name="P684"/>
      <text:p text:style-name="P1443">Формальное подлежащее. <text:span text:style-name="T1472">Dummy subject</text:span></text:p>
      <text:p text:style-name="P685"/>
      <text:p text:style-name="P686">В английском предложении обязательно должно присутствовать <text:span text:style-name="T1634">и </text:span>подлежащее, и сказуемое.</text:p>
      <text:p text:style-name="P687">Это грамматическая основа. В русском предложении подлежащее может отсутствовать.</text:p>
      <text:p text:style-name="P686">Из-за этого могут возн<text:span text:style-name="T1472">и</text:span>кать некоторые трудности при переводе.</text:p>
      <text:p text:style-name="P686"/>
      <text:p text:style-name="P1341"><text:span text:style-name="T541">Когда в русском предложении подлежащее отсутствует, в английском используется формальное подлежащее. Их всего </text:span><text:span text:style-name="T542">два</text:span><text:span text:style-name="T541">: </text:span><text:span text:style-name="T763">there</text:span><text:span text:style-name="T541"> и </text:span><text:span text:style-name="T763">it</text:span><text:span text:style-name="T541">, </text:span><text:span text:style-name="T543">но </text:span><text:span text:style-name="T544">еще </text:span><text:span text:style-name="T543">могут</text:span><text:span text:style-name="T544"> </text:span><text:span text:style-name="T543">встретиться: </text:span><text:span text:style-name="T764">t</text:span><text:span text:style-name="T763">hey</text:span><text:span text:style-name="T541">, </text:span><text:span text:style-name="T763">this</text:span><text:span text:style-name="T541">, </text:span><text:span text:style-name="T763">that </text:span></text:p>
      <text:p text:style-name="P1341"><text:span text:style-name="T1228">(и даже </text:span><text:span text:style-name="T765">you</text:span><text:span text:style-name="T1228">)</text:span><text:span text:style-name="T1227">. </text:span><text:span text:style-name="T1229">Именно т</text:span><text:span text:style-name="T439">акие предложения удобнее переводить с конца. </text:span></text:p>
      <text:p text:style-name="P688"/>
      <text:p text:style-name="P1208"><text:span text:style-name="T446">П</text:span><text:span text:style-name="T444">одлежащее </text:span><text:span text:style-name="T685">there</text:span><text:span text:style-name="T444"> </text:span><text:span text:style-name="T446">всегда идет</text:span><text:span text:style-name="T444"> в связке с глаголом </text:span><text:span text:style-name="T685">be</text:span><text:span text:style-name="T444">. Оно необходимо, чтобы сказать </text:span></text:p>
      <text:p text:style-name="P1208"><text:span text:style-name="T444">о местоположении </text:span><text:span text:style-name="T1453">существительного</text:span><text:span text:style-name="T444">, которое идет после </text:span><text:span text:style-name="T685">be</text:span><text:span text:style-name="T444"> </text:span><text:span text:style-name="T446">(как указатель)</text:span><text:span text:style-name="T444">.</text:span></text:p>
      <text:p text:style-name="P690"/>
      <text:p text:style-name="P156"><text:span text:style-name="T24">There</text:span><text:span text:style-name="T1473"> </text:span><text:span text:style-name="T42">is</text:span><text:span text:style-name="T1473"> </text:span><text:span text:style-name="T1487">a new restaurant</text:span><text:span text:style-name="T1473"> </text:span><text:span text:style-name="T12">in King Street</text:span><text:span text:style-name="T1473"> — На Кинг-стрит есть новый ресторан.</text:span></text:p>
      <text:p text:style-name="P157"><text:span text:style-name="T13">There</text:span> <text:span text:style-name="T26">was</text:span> <text:span text:style-name="T1480">a fight</text:span> <text:span text:style-name="T10">in the street today</text:span> — На улице сегодня была драка.</text:p>
      <text:p text:style-name="P691"/>
      <text:p text:style-name="P1206"><text:span text:style-name="T444">Иногда с помощью </text:span><text:span text:style-name="T685">there</text:span><text:span text:style-name="T444"> + </text:span><text:span text:style-name="T685">be</text:span><text:span text:style-name="T444"> говорят о существительном, которое не может совершать действий, но с которым связана дополнительная информация.</text:span></text:p>
      <text:p text:style-name="P691"/>
      <text:p text:style-name="P93"><text:span text:style-name="T438">T</text:span><text:span text:style-name="T444">here is something I want to tell you — Есть, кое-что, что я должен сказать тебе.</text:span></text:p>
      <text:p text:style-name="P692"/>
      <text:p text:style-name="P1207"><text:span text:style-name="T439">Связка </text:span><text:span text:style-name="T686">there</text:span><text:span text:style-name="T439"> + </text:span><text:span text:style-name="T686">be</text:span><text:span text:style-name="T439"> переводится по глаголу </text:span><text:span text:style-name="T686">be</text:span><text:span text:style-name="T439">, либо полностью выпадает при переводе.</text:span></text:p>
      <text:p text:style-name="P1415"><text:span text:style-name="T440">В Present Perfect, </text:span><text:span text:style-name="T687">be</text:span><text:span text:style-name="T440"> преобразуется в </text:span><text:span text:style-name="T687">have been</text:span><text:span text:style-name="T440">.</text:span></text:p>
      <text:p text:style-name="P692"/>
      <text:p text:style-name="P1205"><text:span text:style-name="T440">В вопросах </text:span><text:span text:style-name="T687">be</text:span><text:span text:style-name="T440"> </text:span><text:span text:style-name="T441">ставится</text:span><text:span text:style-name="T440"> перед </text:span><text:span text:style-name="T687">there</text:span><text:span text:style-name="T440">. Вопрос не обязательно </text:span><text:span text:style-name="T445">должен быть </text:span><text:span text:style-name="T440">общи</text:span><text:span text:style-name="T445">м</text:span><text:span text:style-name="T440">. </text:span></text:p>
      <text:p text:style-name="P158">What is there in the box? — Что находится в коробке? (Что есть в коробке?)</text:p>
      <text:p text:style-name="P694"/>
      <text:p text:style-name="P1342"><text:span text:style-name="T441">Отрицание образуется</text:span><text:span text:style-name="T440"> </text:span><text:span text:style-name="T441">с помощью частицы </text:span><text:span text:style-name="T688">not</text:span><text:span text:style-name="T441"> после </text:span><text:span text:style-name="T688">be</text:span><text:span text:style-name="T441">. </text:span></text:p>
      <text:p text:style-name="P1342"><text:span text:style-name="T441">Также </text:span><text:span text:style-name="T545">отрицание</text:span><text:span text:style-name="T539"> </text:span><text:span text:style-name="T443">можно</text:span><text:span text:style-name="T441"> </text:span><text:span text:style-name="T539">задать</text:span><text:span text:style-name="T441"> </text:span><text:span text:style-name="T539">с помощью </text:span><text:span text:style-name="T441">местоимени</text:span><text:span text:style-name="T539">я</text:span><text:span text:style-name="T441"> </text:span><text:span text:style-name="T688">no.</text:span></text:p>
      <text:p text:style-name="P159"/>
      <text:p text:style-name="P1488"><text:span text:style-name="T683">There </text:span><text:span text:style-name="T784">aren`t</text:span><text:span text:style-name="T683"> any challenges in his life / T</text:span><text:span text:style-name="T751">here are </text:span><text:span text:style-name="T795">no</text:span><text:span text:style-name="T751"> challenges in his life</text:span><text:span text:style-name="T683"> — </text:span></text:p>
      <text:p text:style-name="P158">В его жизни <text:span text:style-name="T1256">нет</text:span> испытаний.</text:p>
      <text:p text:style-name="P694"/>
      <text:p text:style-name="P1208"><text:soft-page-break/><text:span text:style-name="T446">Подлежащее </text:span><text:span text:style-name="T689">it</text:span><text:span text:style-name="T446"> </text:span><text:span text:style-name="T455">обычно </text:span><text:span text:style-name="T446">используется, когда надо сообщить время или сказать о погоде.</text:span></text:p>
      <text:p text:style-name="P698"/>
      <text:p text:style-name="P1209"><text:span text:style-name="T449">После </text:span><text:span text:style-name="T690">it</text:span><text:span text:style-name="T449"> может идти не только существительное </text:span><text:span text:style-name="T451">(в отличие от </text:span><text:span text:style-name="T692">there</text:span><text:span text:style-name="T451">)</text:span><text:span text:style-name="T449">, но </text:span><text:span text:style-name="T451">также </text:span><text:span text:style-name="T449">прилагательное </text:span><text:span text:style-name="T451">или глагол</text:span><text:span text:style-name="T449"> </text:span><text:span text:style-name="T451">(обычно идет прилагательное).</text:span></text:p>
      <text:p text:style-name="P160"/>
      <text:p text:style-name="P697"><text:span text:style-name="T585">It</text:span><text:span text:style-name="T1477"> может идти в связке с любым глаголом, а не только с </text:span><text:span text:style-name="T585">be</text:span><text:span text:style-name="T1477">.</text:span></text:p>
      <text:p text:style-name="P698"/>
      <text:p text:style-name="P1428"><text:span text:style-name="T17">It</text:span><text:span text:style-name="T683"> </text:span><text:span text:style-name="T32">is</text:span><text:span text:style-name="T683"> 5 o`clock — Сейчас 5 часов.</text:span></text:p>
      <text:p text:style-name="P94"><text:span text:style-name="T18">It</text:span><text:span text:style-name="T430"> </text:span><text:span text:style-name="T41">is</text:span><text:span text:style-name="T430"> warm — Тепло.</text:span></text:p>
      <text:p text:style-name="P94"><text:span text:style-name="T18">It</text:span><text:span text:style-name="T430"> often </text:span><text:span text:style-name="T41">snows</text:span><text:span text:style-name="T430"> </text:span><text:span text:style-name="T447">in the winter — Зимой часто идет снег.</text:span></text:p>
      <text:p text:style-name="P738"/>
      <text:p text:style-name="P758"><text:span text:style-name="T447">Е</text:span><text:span text:style-name="T450">ще </text:span><text:span text:style-name="T691">it</text:span><text:span text:style-name="T450"> является подлежащим в таких конструкциях:</text:span></text:p>
      <text:list xml:id="list3273668799" text:style-name="L61">
        <text:list-item>
          <text:p text:style-name="P1788"><text:span text:style-name="T1052">It`s time</text:span><text:span text:style-name="T430"> — пора (после используется инфинитив для указания действия, </text:span></text:p>
          <text:p text:style-name="P1753">которое пришло время сделать);</text:p>
        </text:list-item>
        <text:list-item>
          <text:p text:style-name="P1789"><text:span text:style-name="T1230">I</text:span><text:span text:style-name="T1052">t + be</text:span><text:span text:style-name="T430"> + прилагательное + инфинитив</text:span><text:span text:style-name="T448"> (отношение к делу);</text:span></text:p>
        </text:list-item>
        <text:list-item>
          <text:p text:style-name="P1790"><text:span text:style-name="T448">в </text:span><text:span text:style-name="T430">пассивном залоге, в оборотах </text:span><text:span text:style-name="T683">it is known</text:span><text:span text:style-name="T430"> (известно) и </text:span><text:span text:style-name="T683">it is said</text:span><text:span text:style-name="T430"> (говорят).</text:span></text:p>
        </text:list-item>
      </text:list>
      <text:p text:style-name="P695"/>
      <text:p text:style-name="P1219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5"/>
      <text:p text:style-name="P1426"><text:span text:style-name="T454">It — </text:span><text:span text:style-name="T553">также </text:span><text:span text:style-name="T487">переводится как «</text:span><text:span text:style-name="T454">это» </text:span><text:span text:style-name="T488">(</text:span><text:span text:style-name="T454">I</text:span><text:span text:style-name="T489">t</text:span><text:span text:style-name="T454"> is in the garden — Это в саду</text:span><text:span text:style-name="T488">)</text:span><text:span text:style-name="T454">.</text:span></text:p>
      <text:p text:style-name="P1424">(<text:span text:style-name="T1601">после it может стоять указание на место, где происходит ситуация, стр. 192</text:span><text:span text:style-name="T1602">)</text:span></text:p>
      <text:p text:style-name="P695"/>
      <text:p text:style-name="P1427"><text:span text:style-name="T442">Т</text:span><text:span text:style-name="T43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6"/>
      <text:p text:style-name="P1114"><text:span text:style-name="T437">They say this film is interesting / </text:span><text:span text:style-name="T436">This film is said to be interesting</text:span><text:span text:style-name="T437"> — </text:span></text:p>
      <text:p text:style-name="P1115">Говорят, этот фильминтересный.</text:p>
      <text:p text:style-name="P1416"/>
      <text:p text:style-name="P1392"><text:span text:style-name="T1476">М</text:span>естоимение. Pronoun</text:p>
      <text:p text:style-name="P693"/>
      <text:p text:style-name="P1344"><text:span text:style-name="T1363">Это слово, которым заменяют имя человека, название неодушевленного предмета или понятие. </text:span><text:span text:style-name="T1364">Местоимения</text:span><text:span text:style-name="T1363"> указывают на кого-то или что-то, но не называют его.</text:span></text:p>
      <text:p text:style-name="P699"/>
      <text:p text:style-name="P700">Все местоимения можно разбить на несколько группы:</text:p>
      <text:list xml:id="list2132594044" text:style-name="L62">
        <text:list-item>
          <text:p text:style-name="P1754">личные местоимения (Personal Pronouns);</text:p>
        </text:list-item>
        <text:list-item>
          <text:p text:style-name="P1754">притяжательные местоимения (Possessive Pronouns);</text:p>
        </text:list-item>
        <text:list-item>
          <text:p text:style-name="P1754">возвратные местоимения (Reflexive Pronouns);</text:p>
        </text:list-item>
        <text:list-item>
          <text:p text:style-name="P1754">указательные местоимения (Demonstrative Pronouns);</text:p>
        </text:list-item>
        <text:list-item>
          <text:p text:style-name="P1768"><text:span text:style-name="T548">неопределенные </text:span><text:span text:style-name="T549">местоимения </text:span><text:span text:style-name="T550">(</text:span><text:span text:style-name="T551">s</text:span><text:span text:style-name="T549">ome, </text:span><text:span text:style-name="T551">a</text:span><text:span text:style-name="T549">ny, </text:span><text:span text:style-name="T551">n</text:span><text:span text:style-name="T549">o и их производные</text:span><text:span text:style-name="T550">)</text:span><text:span text:style-name="T549">.</text:span></text:p>
        </text:list-item>
      </text:list>
      <text:p text:style-name="P689"/>
      <text:p text:style-name="P20">Личные местоимения</text:p>
      <text:p text:style-name="P701"/>
      <text:p text:style-name="P1299"><text:span text:style-name="T452">Имеют только </text:span><text:span text:style-name="T546">две</text:span><text:span text:style-name="T452"> формы: </text:span>именительный паде<text:span text:style-name="T1506">ж и </text:span><text:span text:style-name="T452">объектные падеж.</text:span></text:p>
      <text:p text:style-name="P702"/>
      <text:p text:style-name="P1343"><text:span text:style-name="T452">В </text:span><text:span text:style-name="T547">английском </text:span><text:span text:style-name="T552">языке </text:span><text:span text:style-name="T547">всего </text:span><text:span text:style-name="T546">два</text:span><text:span text:style-name="T547"> падежа: именительный и объектный. </text:span><text:span text:style-name="T452">Объектный падеж соответсвует любому косвенному падежу русского языка </text:span><text:span text:style-name="T538">(это все, кроме именительного)</text:span><text:span text:style-name="T452">.</text:span></text:p>
      <text:p text:style-name="P703"/>
      <text:p text:style-name="P779"><text:span text:style-name="T452">Личные местоимения в </text:span><text:span text:style-name="T1305">именительном</text:span><text:span text:style-name="T452"> падеже </text:span><text:span text:style-name="T465">заменяют</text:span><text:span text:style-name="T461"> подлежащее </text:span><text:span text:style-name="T469">(кто/</text:span><text:span text:style-name="T470">что</text:span><text:span text:style-name="T469">)</text:span><text:span text:style-name="T461">:</text:span></text:p>
      <text:p text:style-name="P736"><text:soft-page-break/>I — я;</text:p>
      <text:p text:style-name="P736">you — ты/вы;</text:p>
      <text:p text:style-name="P736">he — он;</text:p>
      <text:p text:style-name="P736">she — она;</text:p>
      <text:p text:style-name="P736">it — он/она/оно/<text:span text:style-name="T1635">это</text:span>;</text:p>
      <text:p text:style-name="P736">we — мы;</text:p>
      <text:p text:style-name="P736">they — они.</text:p>
      <text:p text:style-name="P735"/>
      <text:p text:style-name="P1298"><text:span text:style-name="T344">Местоимение </text:span><text:span text:style-name="T100">I</text:span><text:span text:style-name="T345"> заменяет первое лицо. В</text:span><text:span text:style-name="T344">сегда пишется с большой буквы.</text:span></text:p>
      <text:p text:style-name="P705"/>
      <text:p text:style-name="P706">Местоимения <text:span text:style-name="T557">he,</text:span> <text:span text:style-name="T557">she</text:span> заменяют <text:span text:style-name="T1452">человека</text:span>. Они не могут заменить неодушевленный </text:p>
      <text:p text:style-name="P706">предмет или животное.</text:p>
      <text:p text:style-name="P704"/>
      <text:p text:style-name="P1213">Местоимение you <text:span text:style-name="T1600">заменяет второе лицо.</text:span> <text:span text:style-name="T1600">П</text:span>о умолчанию означает «вы» <text:span text:style-name="T453">и лишь </text:span></text:p>
      <text:p text:style-name="P1213"><text:span text:style-name="T453">по тону и </text:span><text:span text:style-name="T454">словам</text:span><text:span text:style-name="T453"> можно догадаться что вместо «вы», хотят сказать «ты».</text:span></text:p>
      <text:p text:style-name="P704"/>
      <text:p text:style-name="P161">Hey you, kid! Come to me — Эй ты, пацан, подойди сюда. (грубо)</text:p>
      <text:p text:style-name="P161">Would you like some tea? — Не хотите ли вы чаю? (вежливо)</text:p>
      <text:p text:style-name="P704"/>
      <text:p text:style-name="P1298"><text:span text:style-name="T454">Местоимение </text:span><text:span text:style-name="T748">it</text:span><text:span text:style-name="T454"> </text:span><text:span text:style-name="T535">з</text:span><text:span text:style-name="T454">аменяет все неодушевленный предметы </text:span><text:span text:style-name="T536">(</text:span><text:span text:style-name="T454">независимо от их рода</text:span><text:span text:style-name="T536">)</text:span><text:span text:style-name="T454">, </text:span></text:p>
      <text:p text:style-name="P709">а также животных.</text:p>
      <text:p text:style-name="P707"/>
      <text:p text:style-name="P162">Where is the <text:span text:style-name="T1256">book</text:span>? <text:span text:style-name="T1256">It</text:span> is on the table — Где <text:span text:style-name="T1256">книга</text:span>? <text:span text:style-name="T1256">Она</text:span> на столе.</text:p>
      <text:p text:style-name="P162">My <text:span text:style-name="T1256">cat</text:span> is funny. <text:span text:style-name="T1256">It</text:span> plays all day long — Мой <text:span text:style-name="T1256">кот</text:span> смешной. <text:span text:style-name="T1256">Он</text:span> играет целый день.</text:p>
      <text:p text:style-name="P707"/>
      <text:p text:style-name="P1315"><text:span text:style-name="T454">Местоимение </text:span><text:span text:style-name="T748">they</text:span><text:span text:style-name="T454"> </text:span><text:span text:style-name="T537">м</text:span><text:span text:style-name="T456">ожет заменять как людей,</text:span><text:span text:style-name="T454"> </text:span><text:span text:style-name="T456">так и </text:span><text:span text:style-name="T454">неодушевленные предметы.</text:span></text:p>
      <text:p text:style-name="P210">Where are the <text:span text:style-name="T1256">keys</text:span>? <text:span text:style-name="T1256">They</text:span> are on the table — Где <text:span text:style-name="T1256">ключи</text:span>? <text:span text:style-name="T1256">Они</text:span> на столе.</text:p>
      <text:p text:style-name="P708"/>
      <text:p text:style-name="P1304"><text:span text:style-name="T459">И </text:span><text:span text:style-name="T693">they</text:span><text:span text:style-name="T459">, и </text:span><text:span text:style-name="T693">we</text:span><text:span text:style-name="T456"> </text:span><text:span text:style-name="T459">могут </text:span><text:span text:style-name="T456">заменять связки из нескольких слов, которые </text:span></text:p>
      <text:p text:style-name="P712">используются как одно подлежащее.</text:p>
      <text:p text:style-name="P711"/>
      <text:p text:style-name="P54"><text:span text:style-name="T1264">S</text:span><text:span text:style-name="T1265">ue and I</text:span><text:span text:style-name="T457"> are good friends — </text:span><text:span text:style-name="T1266">Мы со Сью</text:span><text:span text:style-name="T458"> хорошие друзья </text:span><text:span text:style-name="T460">(</text:span><text:span text:style-name="T462">я</text:span><text:span text:style-name="T460"> </text:span><text:span text:style-name="T462">+</text:span><text:span text:style-name="T460"> Сью = we)</text:span><text:span text:style-name="T457">.</text:span></text:p>
      <text:p text:style-name="P208">Where are <text:span text:style-name="T1256">Tom and Jerry</text:span>? <text:span text:style-name="T1256">They</text:span> are in the garden — Где <text:span text:style-name="T1256">Том и Джерри</text:span>? <text:span text:style-name="T1256">Они</text:span> в саду.</text:p>
      <text:p text:style-name="P208"/>
      <text:p text:style-name="P1126"><text:span text:style-name="T432">В предложениях, которые используют глаголы: </text:span><text:span text:style-name="T684">like, have, enjoy, need</text:span><text:span text:style-name="T431">, </text:span><text:span text:style-name="T432">подлежащие </text:span></text:p>
      <text:p text:style-name="P1126"><text:span text:style-name="T432">не переводятся на русский в именительном падеже</text:span><text:span text:style-name="T433">:</text:span></text:p>
      <text:p text:style-name="P1127"/>
      <text:p text:style-name="P1058">I like my job — Мне нравится моя работа (а не «Я нравится моя работа»).</text:p>
      <text:p text:style-name="P737"/>
      <text:p text:style-name="P759"><text:span text:style-name="T463">Личные местоимения в объектном падеже </text:span><text:span text:style-name="T465">заменяют</text:span><text:span text:style-name="T463"> дополнени</text:span><text:span text:style-name="T464">е </text:span><text:span text:style-name="T469">(кого, кому, кем)</text:span><text:span text:style-name="T463">:</text:span></text:p>
      <text:list xml:id="list1758251523" text:style-name="L63">
        <text:list-item>
          <text:p text:style-name="P1835">me — меня, мне, мной;</text:p>
        </text:list-item>
        <text:list-item>
          <text:p text:style-name="P1835">you — тебя, тебе, тобой / вас, вам, вами;</text:p>
        </text:list-item>
        <text:list-item>
          <text:p text:style-name="P1836">him — его, ему, <text:span text:style-name="T1495">им;</text:span></text:p>
        </text:list-item>
        <text:list-item>
          <text:p text:style-name="P1836">her — ее, ей;</text:p>
        </text:list-item>
        <text:list-item>
          <text:p text:style-name="P1837"><text:span text:style-name="T1369">it — </text:span><text:span text:style-name="T1370">этого</text:span><text:span text:style-name="T1369">, </text:span><text:span text:style-name="T1370">этому, этим </text:span><text:span text:style-name="T1372">(неодушевлен.)</text:span><text:span text:style-name="T1371">;</text:span></text:p>
        </text:list-item>
        <text:list-item>
          <text:p text:style-name="P1836">us — нас, нам, нами;</text:p>
        </text:list-item>
        <text:list-item>
          <text:p text:style-name="P1836">them — их, им, ими.</text:p>
        </text:list-item>
      </text:list>
      <text:p text:style-name="P1422"/>
      <text:p text:style-name="P163"><text:span text:style-name="T13">I</text:span> <text:span text:style-name="T26">love</text:span> <text:span text:style-name="T1480">Jave</text:span> — Я люблю Джейн</text:p>
      <text:p text:style-name="P163"><text:span text:style-name="T13">Jane</text:span> <text:span text:style-name="T26">loves</text:span> <text:span text:style-name="T1480">me</text:span> — Джейн любит меня</text:p>
      <text:p text:style-name="P713"/>
      <text:p text:style-name="P21"/>
      <text:p text:style-name="P1596">Притяжательные местоимения</text:p>
      <text:p text:style-name="P714"/>
      <text:p text:style-name="P1211"><text:span text:style-name="T466">Овечают на вопрос «чей?». </text:span><text:span text:style-name="T467">И</text:span><text:span text:style-name="T477">х особенность </text:span><text:span text:style-name="T476">в</text:span><text:span text:style-name="T477"> то</text:span><text:span text:style-name="T476">м</text:span><text:span text:style-name="T477">, что они заменяют артикли.</text:span></text:p>
      <text:p text:style-name="P164">The dress is blue →<text:span text:style-name="T1499"> </text:span>Her dress is blue.</text:p>
      <text:p text:style-name="P715"/>
      <text:p text:style-name="P1485"><text:span text:style-name="T23">А</text:span><text:span text:style-name="T18">ртикли и местоимения претендуют на одну и ту же позицию в предложении, </text:span></text:p>
      <text:p text:style-name="P1425">т. к. передают, по сути, один вид информации — краткую характеристику предмета.</text:p>
      <text:p text:style-name="P720"/>
      <text:p text:style-name="P1210"><text:span text:style-name="T472">П</text:span><text:span text:style-name="T468">ритяжательные местоимения первого типа — это местоимен</text:span><text:span text:style-name="T471">ия</text:span><text:span text:style-name="T468">, </text:span><text:span text:style-name="T471">которые </text:span><text:span text:style-name="T466">употребляются</text:span><text:span text:style-name="T471"> </text:span></text:p>
      <text:p text:style-name="P722">в связке с существительным (существительное обязательно идет после):</text:p>
      <text:list xml:id="list2302071886" text:style-name="L64">
        <text:list-item>
          <text:p text:style-name="P1755">my — <text:span text:style-name="T1490">мо</text:span><text:span text:style-name="T1491">й</text:span>; </text:p>
        </text:list-item>
        <text:list-item>
          <text:p text:style-name="P1755">your — <text:span text:style-name="T1490">твой/ваш</text:span>; </text:p>
        </text:list-item>
        <text:list-item>
          <text:p text:style-name="P1755">his — <text:span text:style-name="T1491">его</text:span>;</text:p>
        </text:list-item>
        <text:list-item>
          <text:p text:style-name="P1755">her — <text:span text:style-name="T1491">ее</text:span>;</text:p>
        </text:list-item>
        <text:list-item>
          <text:p text:style-name="P1769"><text:span text:style-name="T468">its — </text:span><text:span text:style-name="T481">этого</text:span><text:span text:style-name="T468">.</text:span></text:p>
        </text:list-item>
        <text:list-item>
          <text:p text:style-name="P1756">our — <text:span text:style-name="T1490">наш</text:span>; </text:p>
        </text:list-item>
        <text:list-item>
          <text:p text:style-name="P1755">their — <text:span text:style-name="T1491">их</text:span>; </text:p>
        </text:list-item>
      </text:list>
      <text:p text:style-name="P717"/>
      <text:p text:style-name="P55"><text:span text:style-name="T1267">I</text:span><text:span text:style-name="T471"> like </text:span><text:span text:style-name="T1267">my</text:span><text:span text:style-name="T471"> </text:span><text:span text:style-name="T484">work</text:span><text:span text:style-name="T471"> — Мне нравится моя </text:span><text:span text:style-name="T484">работа</text:span><text:span text:style-name="T471">.</text:span></text:p>
      <text:p text:style-name="P56"><text:span text:style-name="T1267">He</text:span><text:span text:style-name="T471"> likes </text:span><text:span text:style-name="T1267">his</text:span><text:span text:style-name="T471"> </text:span><text:span text:style-name="T484">work</text:span><text:span text:style-name="T471"> — Ему нравится его </text:span><text:span text:style-name="T484">работа</text:span><text:span text:style-name="T471">.</text:span></text:p>
      <text:p text:style-name="P724"/>
      <text:p text:style-name="P1214"><text:span text:style-name="T483">С</text:span><text:span text:style-name="T485">ледует обратить внимание, в каком контексте используется </text:span><text:span text:style-name="T694">its</text:span><text:span text:style-name="T485">.</text:span></text:p>
      <text:p text:style-name="P725"/>
      <text:p text:style-name="P95"><text:span text:style-name="T480">T</text:span><text:span text:style-name="T430">he </text:span><text:span text:style-name="T1268">plant</text:span><text:span text:style-name="T482"> likes </text:span><text:span text:style-name="T1268">its</text:span><text:span text:style-name="T482"> soil — Растению нравится его почва.</text:span></text:p>
      <text:p text:style-name="P1229"><text:span text:style-name="T707">The</text:span><text:span text:style-name="T785"> </text:span><text:span text:style-name="T786">dog</text:span><text:span text:style-name="T708"> likes </text:span><text:span text:style-name="T785">his</text:span><text:span text:style-name="T708"> food — </text:span><text:span text:style-name="T709">Собаке</text:span><text:span text:style-name="T708"> нратися е</text:span><text:span text:style-name="T709">е</text:span><text:span text:style-name="T708"> </text:span><text:span text:style-name="T710">корм </text:span><text:span text:style-name="T711">(так выдает google-переводчик)</text:span><text:span text:style-name="T708">.</text:span></text:p>
      <text:p text:style-name="P716"/>
      <text:p text:style-name="P1212"><text:span text:style-name="T469">Иногда </text:span><text:span text:style-name="T478">такие</text:span><text:span text:style-name="T471"> местоимения удобнее переводить словом «свой» </text:span><text:span text:style-name="T472">и его вариантами</text:span><text:span text:style-name="T471">.</text:span></text:p>
      <text:p text:style-name="P719"/>
      <text:p text:style-name="P165">I love <text:span text:style-name="T1256">my</text:span> native town — Я люблю <text:span text:style-name="T1256">свой</text:span> родной город.</text:p>
      <text:p text:style-name="P165">He loves <text:span text:style-name="T1256">his</text:span> native town — Он любит <text:span text:style-name="T1256">свой</text:span> родной город.</text:p>
      <text:p text:style-name="P718"/>
      <text:p text:style-name="P720">Бывают ситуации, когда после притяжательного местоимения существительного нет.</text:p>
      <text:p text:style-name="P721">В этом случае используются притяжательные местоимения второго типа. </text:p>
      <text:p text:style-name="P721"/>
      <text:p text:style-name="P726">Они употребляются самостоятельно, в конце предложения:</text:p>
      <text:list xml:id="list638580566" text:style-name="L65">
        <text:list-item>
          <text:p text:style-name="P1757"><text:span text:style-name="T1496">m</text:span>ine — <text:span text:style-name="T1496">мой</text:span>;</text:p>
        </text:list-item>
        <text:list-item>
          <text:p text:style-name="P1757">yours — <text:span text:style-name="T1496">твой/ваш</text:span>;</text:p>
        </text:list-item>
        <text:list-item>
          <text:p text:style-name="P1757">his — <text:span text:style-name="T1496">его</text:span>;</text:p>
        </text:list-item>
        <text:list-item>
          <text:p text:style-name="P1757">hers — <text:span text:style-name="T1496">ее</text:span>;</text:p>
        </text:list-item>
        <text:list-item>
          <text:p text:style-name="P1770"><text:span text:style-name="T473">its — </text:span><text:span text:style-name="T479">э</text:span><text:span text:style-name="T474">того</text:span><text:span text:style-name="T473">;</text:span></text:p>
        </text:list-item>
        <text:list-item>
          <text:p text:style-name="P1757">ours — <text:span text:style-name="T1496">наш</text:span>; </text:p>
        </text:list-item>
        <text:list-item>
          <text:p text:style-name="P1758">theirs — их.</text:p>
        </text:list-item>
      </text:list>
      <text:p text:style-name="P167"/>
      <text:p text:style-name="P57"><text:span text:style-name="T474">Don`t touch it. It`s </text:span><text:span text:style-name="T478">mine</text:span><text:span text:style-name="T474"> — </text:span><text:span text:style-name="T475">Не трогай это. Это </text:span><text:span text:style-name="T478">мое</text:span><text:span text:style-name="T475">.</text:span></text:p>
      <text:p text:style-name="P166">It`s my money (это мои деньги) → It`s mine (они мои).</text:p>
      <text:p text:style-name="P710"/>
      <text:p text:style-name="P22">Возвратные местоимения</text:p>
      <text:p text:style-name="P723"/>
      <text:p text:style-name="P1217"><text:span text:style-name="T486">Показывают, что человек совершает действие по отношению к самому себе. </text:span><text:span text:style-name="T1056">С</text:span><text:span text:style-name="T1058">остоят из </text:span></text:p>
      <text:p text:style-name="P1327"><text:span text:style-name="T1058">2х частей: слова </text:span><text:span text:style-name="T695">my/your/him/her/it/our/them</text:span><text:span text:style-name="T1058"> и хвостика </text:span><text:span text:style-name="T695">-self</text:span><text:span text:style-name="T1058"> или </text:span><text:span text:style-name="T695">-selves</text:span><text:span text:style-name="T1058"> </text:span><text:span text:style-name="T1073">(</text:span><text:span text:style-name="T1058">для множеств. </text:span><text:span text:style-name="T1219">ч</text:span><text:span text:style-name="T1058">исла</text:span><text:span text:style-name="T1073">)</text:span><text:span text:style-name="T1058">.</text:span></text:p>
      <text:p text:style-name="P739"><text:s/></text:p>
      <text:p text:style-name="P1224"><text:soft-page-break/><text:span text:style-name="T1056">В</text:span><text:span text:style-name="T1057">сегда </text:span><text:span text:style-name="T1058">идут</text:span><text:span text:style-name="T1057"> после глаголов. </text:span><text:span text:style-name="T951">На русский переводятся словами «себя, себе, собой», </text:span></text:p>
      <text:p text:style-name="P288">либо появляются у глаголов в виде окончания -сь, -ся.</text:p>
      <text:p text:style-name="P287"/>
      <text:p text:style-name="P96"><text:span text:style-name="T1507">I </text:span>looked at <text:span text:style-name="T1256">myself</text:span> in the mirror — Я посмотрела на <text:span text:style-name="T1256">себя</text:span> в зеркало.</text:p>
      <text:p text:style-name="P168">He had to explain <text:span text:style-name="T1256">himself</text:span> — Ему пришлось объяснить<text:span text:style-name="T1256">ся</text:span></text:p>
      <text:p text:style-name="P491"/>
      <text:p text:style-name="P1345"><text:span text:style-name="T1231">Местоимение, образованное от </text:span><text:span text:style-name="T766">you</text:span><text:span text:style-name="T1231"> имеет вариант</text:span><text:span text:style-name="T1233">ы</text:span><text:span text:style-name="T1231">: </text:span><text:span text:style-name="T766">yourself</text:span><text:span text:style-name="T1231"> и </text:span><text:span text:style-name="T766">yourselves</text:span><text:span text:style-name="T1231">. Это практически единственный слу</text:span><text:span text:style-name="T1232">ч</text:span><text:span text:style-name="T1231">ай в английском, когда видны отличия между «ты» и «вы».</text:span></text:p>
      <text:p text:style-name="P491"/>
      <text:p text:style-name="P169">You talk to yourself when you sleep — Ты говоришь с собой, когда спишь.</text:p>
      <text:p text:style-name="P169">You should belive in yourselves — Вы должны верить в себя. (во множественном)</text:p>
      <text:p text:style-name="P492"/>
      <text:p text:style-name="P492">Местоимение <text:span text:style-name="T557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2"/>
      <text:p text:style-name="P169">I hope crisis resolves itself — Я надеюсь, кризис разрешится сам собой.</text:p>
      <text:p text:style-name="P492"/>
      <text:p text:style-name="P494">Глаголы, после которых возвратные местоимения не используются:</text:p>
      <text:list xml:id="list1408989074" text:style-name="L66">
        <text:list-item>
          <text:p text:style-name="P1654">concentrate — сконцентрироваться;</text:p>
        </text:list-item>
        <text:list-item>
          <text:p text:style-name="P1654">relax — расслабиться;</text:p>
        </text:list-item>
        <text:list-item>
          <text:p text:style-name="P1654">feel — чувствовать себя;</text:p>
        </text:list-item>
        <text:list-item>
          <text:p text:style-name="P1654">meet — встретиться.</text:p>
        </text:list-item>
      </text:list>
      <text:p text:style-name="P493"/>
      <text:p text:style-name="P215">I can`t concentrate — Я не могу сконцентрироваться.</text:p>
      <text:p text:style-name="P215">I feel good — Я чувствую себя хорошо.</text:p>
      <text:p text:style-name="P216">You need to relax — Тебе нужно расслабиться.</text:p>
      <text:p text:style-name="P495"/>
      <text:p text:style-name="P495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5"/>
      <text:p text:style-name="P97">I did it <text:span text:style-name="T1256">myself</text:span> — Я <text:span text:style-name="T1256">сам</text:span> это сделал.</text:p>
      <text:p text:style-name="P58"><text:span text:style-name="T1500">If you want to do it well, do it </text:span><text:span text:style-name="T1269">yourself</text:span><text:span text:style-name="T1500"> — Хочешь сделать хорошо, делай это </text:span><text:span text:style-name="T1269">сам</text:span><text:span text:style-name="T1500">.</text:span></text:p>
      <text:p text:style-name="P495"/>
      <text:p text:style-name="P1225"><text:span text:style-name="T1079">Также, в этом случае перед местоимением можно поставить предлог </text:span><text:span text:style-name="T696">by</text:span><text:span text:style-name="T1079">. </text:span><text:span text:style-name="T1077">Он лишь указывает на то, кто же сделал это самостоятельно </text:span><text:span text:style-name="T1078">(здесь </text:span><text:span text:style-name="T697">by</text:span><text:span text:style-name="T1078"> — это отсылка к пассивному залогу)</text:span><text:span text:style-name="T1077">.</text:span></text:p>
      <text:p text:style-name="P496"/>
      <text:p text:style-name="P211">I did it by myself — Я сам это сделал (обратите на меня внимание).</text:p>
      <text:p text:style-name="P496"/>
      <text:p text:style-name="P655">Указательные местоимения</text:p>
      <text:p text:style-name="P497"/>
      <text:p text:style-name="P761"><text:span text:style-name="T1052">Нужны, чтобы указать на человека, предмет </text:span><text:span text:style-name="T1059">или идею</text:span><text:span text:style-name="T1064">.</text:span></text:p>
      <text:list xml:id="list1682810671" text:style-name="L67">
        <text:list-item>
          <text:p text:style-name="P1655">this — этот;</text:p>
        </text:list-item>
        <text:list-item>
          <text:p text:style-name="P1656">that — тот;</text:p>
        </text:list-item>
        <text:list-item>
          <text:p text:style-name="P1655">these — эти;</text:p>
        </text:list-item>
        <text:list-item>
          <text:p text:style-name="P1655">those — те.</text:p>
        </text:list-item>
      </text:list>
      <text:p text:style-name="P498"/>
      <text:p text:style-name="P499">Они связаны с расстоянием и показывают близко ли объект или далеко. Если объект близко, </text:p>
      <text:p text:style-name="P499">то используют <text:span text:style-name="T557">this</text:span> и <text:span text:style-name="T557">these</text:span>. Если объект далеко и до него не дотянуться — то <text:span text:style-name="T557">that</text:span> и <text:span text:style-name="T557">th</text:span><text:span text:style-name="T618">o</text:span><text:span text:style-name="T557">s</text:span><text:span text:style-name="T618">e</text:span>. </text:p>
      <text:p text:style-name="P499">После <text:span text:style-name="T557">these</text:span> и <text:span text:style-name="T557">those</text:span> нужно использовать глагол во множественном числе.</text:p>
      <text:p text:style-name="P499"/>
      <text:p text:style-name="P59"><text:span text:style-name="T492">T</text:span><text:span text:style-name="T493">his is my friend Joe — Это мой друг Джо (</text:span><text:span text:style-name="T494">досл. </text:span><text:span text:style-name="T495">Этот есть мой друг</text:span><text:span text:style-name="T493">).</text:span></text:p>
      <text:p text:style-name="P170"><text:soft-page-break/>Those pictures on the wall are very beautiful — Те картины на стене очень красивые.</text:p>
      <text:p text:style-name="P499"/>
      <text:p text:style-name="P1226"><text:span text:style-name="T1080">Данные</text:span><text:span text:style-name="T1059"> местоимения могут использоватьс в связке с существительным или самостоятельно.</text:span></text:p>
      <text:p text:style-name="P500">Если используются самостоятельно, то могут быть как подлежащим, так и дополнением.</text:p>
      <text:p text:style-name="P500"/>
      <text:p text:style-name="P1218"><text:span text:style-name="T1061">Очень часто </text:span><text:span text:style-name="T698">this</text:span><text:span text:style-name="T1061"> и </text:span><text:span text:style-name="T698">that</text:span><text:span text:style-name="T1061"> указывают именно на идею, </text:span><text:span text:style-name="T1062">выступа</text:span><text:span text:style-name="T1063">я</text:span><text:span text:style-name="T1060"> формальн</text:span><text:span text:style-name="T1062">ым</text:span><text:span text:style-name="T1060"> подлежа</text:span><text:span text:style-name="T1062">щим</text:span><text:span text:style-name="T1061">. </text:span></text:p>
      <text:p text:style-name="P501">В этом случае <text:span text:style-name="T557">this</text:span> соответствует тому, что человек видит сейчас, а <text:span text:style-name="T557">that</text:span> — тому, что человек видел или слышал раньше. Также <text:span text:style-name="T557">that</text:span> может указывать на событие прошлого.</text:p>
      <text:p text:style-name="P502"/>
      <text:p text:style-name="P98"><text:span text:style-name="T496">T</text:span><text:span text:style-name="T430">hanks for help. That was really nice of you — Спасибо за помощь. Это было мило </text:span></text:p>
      <text:p text:style-name="P171">с вашей стороны (that указывает на ранее произошедшее событие).</text:p>
      <text:p text:style-name="P504"/>
      <text:p text:style-name="P171">I`ve got a new job! That`s good news — Я получил работу. Это хорошие новости </text:p>
      <text:p text:style-name="P171">(that указывает на озвученную ранее мысл).</text:p>
      <text:p text:style-name="P504"/>
      <text:p text:style-name="P172">This is Kerry — Это Кэри (подлежащее).</text:p>
      <text:p text:style-name="P173">That`s OK — Все в порядке (формальное подлежащее).</text:p>
      <text:p text:style-name="P503"/>
      <text:p text:style-name="P1346"><text:span text:style-name="T1064">Указательные местоимения можно замен</text:span><text:span text:style-name="T1234">я</text:span><text:span text:style-name="T1064">ть артиклем </text:span><text:span text:style-name="T767">the</text:span><text:span text:style-name="T1064">.</text:span></text:p>
      <text:p text:style-name="P174">This food is delicious → The food is delicious (Эта еда очень вкусная).</text:p>
      <text:p text:style-name="P505"/>
      <text:p text:style-name="P506">Когда необходимо указать на человека или предмет, то это можно сделать и через <text:span text:style-name="T557">it is</text:span>. Разницы между <text:span text:style-name="T557">this is</text:span> и <text:span text:style-name="T557">it is</text:span> в этом случае нет. Но обычно используют <text:span text:style-name="T557">it </text:span><text:span text:style-name="T619">is</text:span>, </text:p>
      <text:p text:style-name="P507">т. к. <text:span text:style-name="T1605">этот вариант</text:span> короче и является более разговорным:</text:p>
      <text:p text:style-name="P507"/>
      <text:p text:style-name="P60"><text:span text:style-name="T497">T</text:span><text:span text:style-name="T488">his is my book / </text:span><text:span text:style-name="T497">I</text:span><text:span text:style-name="T488">t is my book — </text:span><text:span text:style-name="T497">Это моя книга</text:span><text:span text:style-name="T488">. </text:span></text:p>
      <text:p text:style-name="P506"/>
      <text:p text:style-name="P8"><text:span text:style-name="T952">Н</text:span><text:span text:style-name="T924">еопределенные местоимения</text:span></text:p>
      <text:p text:style-name="P508"/>
      <text:p text:style-name="P509">Местоимения <text:span text:style-name="T557">some</text:span> и <text:span text:style-name="T557">any</text:span> означают «какой-то», «некоторый» <text:span text:style-name="T1636">или</text:span> «<text:span text:style-name="T1636">несколько</text:span>». </text:p>
      <text:p text:style-name="P509">Они связаны с чем-то неопределенным и часто выпадают при переводе.</text:p>
      <text:p text:style-name="P1418"/>
      <text:p text:style-name="P1221"><text:span text:style-name="T1071">Они стоят перед существительном во множественно числе или перед неисчисляемым существительным. </text:span><text:span text:style-name="T1235">Например:</text:span><text:span text:style-name="T1071"> </text:span><text:span text:style-name="T699">s</text:span><text:span text:style-name="T700">ome water</text:span><text:span text:style-name="T1065">, </text:span><text:span text:style-name="T699">some</text:span><text:span text:style-name="T700"> friends</text:span><text:span text:style-name="T1065"> </text:span><text:span text:style-name="T1070">и т. д.</text:span></text:p>
      <text:p text:style-name="P510"/>
      <text:p text:style-name="P511">Разница между <text:span text:style-name="T557">some</text:span> и <text:span text:style-name="T557">any</text:span> в том, что <text:span text:style-name="T557">some</text:span> используется в утверждениях, а <text:span text:style-name="T557">any</text:span> — </text:p>
      <text:p text:style-name="P511">в отрицаниях, в связке с <text:span text:style-name="T557">not</text:span>. Связка <text:span text:style-name="T557">not + any</text:span> <text:span text:style-name="T1505">обычно </text:span>переводится двойным отрицанием.</text:p>
      <text:p text:style-name="P509"/>
      <text:p text:style-name="P175">I have some friends — У меня есть друзья. (какое-то количество)</text:p>
      <text:p text:style-name="P175">I haven`t got any friends — У меня нет (никаких) друзей.</text:p>
      <text:p text:style-name="P510"/>
      <text:p text:style-name="P512">В утвержениях, <text:span text:style-name="T557">some</text:span> ставить не обязательно. Его часто не указывают.</text:p>
      <text:p text:style-name="P176">I have some friends / I have friends (одно и тоже).</text:p>
      <text:p text:style-name="P512"/>
      <text:p text:style-name="P512">В вопросах можно использовать оба местоимения, но смысл они будут передавать разный.</text:p>
      <text:p text:style-name="P514"><text:span text:style-name="T557">Some</text:span> имеет позитивный оттенок <text:span text:style-name="T1502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4"/>
      <text:p text:style-name="P1227"><text:span text:style-name="T701">Would you like some </text:span><text:span text:style-name="T702">milk</text:span><text:span text:style-name="T701">? </text:span><text:span text:style-name="T700">—</text:span><text:span text:style-name="T701"> Вы хотите </text:span><text:span text:style-name="T702">молока</text:span><text:span text:style-name="T701">? (</text:span><text:span text:style-name="T769">мы можем поделиться</text:span><text:span text:style-name="T701">)</text:span></text:p>
      <text:p text:style-name="P61"><text:span text:style-name="T498">Could you give me some </text:span><text:span text:style-name="T499">milk</text:span><text:span text:style-name="T498">? </text:span><text:span text:style-name="T500">— </text:span><text:span text:style-name="T498">Я могу попросить </text:span><text:span text:style-name="T499">молока</text:span><text:span text:style-name="T498">? (поделитесь </text:span><text:span text:style-name="T501">пожалуйста</text:span><text:span text:style-name="T498">)</text:span></text:p>
      <text:p text:style-name="P515"/>
      <text:p text:style-name="P515"/>
      <text:p text:style-name="P1220"><text:soft-page-break/><text:span text:style-name="T703">Any</text:span><text:span text:style-name="T1066"> передает сомнение </text:span><text:span text:style-name="T1067">в наличии объектов, о которых спрашивают, поэтому обычно используется в вопросах, </text:span><text:span text:style-name="T1068">где нужно получить </text:span><text:span text:style-name="T1080">дополнительную</text:span><text:span text:style-name="T1068"> информаци</text:span><text:span text:style-name="T1069">ю</text:span><text:span text:style-name="T1067">.</text:span></text:p>
      <text:p text:style-name="P516"/>
      <text:p text:style-name="P99"><text:span text:style-name="T502">H</text:span><text:span text:style-name="T430">ave you </text:span><text:span text:style-name="T501">got any milk in the fridge? </text:span><text:span text:style-name="T503">—</text:span><text:span text:style-name="T501"> У тебя есть молоко в холодильнике?</text:span></text:p>
      <text:p text:style-name="P100"><text:span text:style-name="T501">H</text:span><text:span text:style-name="T430">ave you bought any new closes? — Ты купила </text:span><text:span text:style-name="T554">(</text:span><text:span text:style-name="T430">какую-нибудь</text:span><text:span text:style-name="T554">)</text:span><text:span text:style-name="T430"> новую одежду?</text:span></text:p>
      <text:p text:style-name="P513"/>
      <text:p text:style-name="P1228"><text:span text:style-name="T1068">Если зада</text:span><text:span text:style-name="T1070">ется вопрос и ожидается положительный ответ, то используется </text:span><text:span text:style-name="T699">some</text:span><text:span text:style-name="T1070">.</text:span></text:p>
      <text:p text:style-name="P67"><text:span text:style-name="T1361">Are you waiting for some </text:span><text:span text:style-name="T1362">people</text:span><text:span text:style-name="T1361">? — Ты ждешь </text:span><text:span text:style-name="T1362">каких-то людей</text:span><text:span text:style-name="T1361">? (не так ли?).</text:span></text:p>
      <text:p text:style-name="P1417"/>
      <text:p text:style-name="P1222"><text:span text:style-name="T1072">Местоимение </text:span><text:span text:style-name="T704">no</text:span><text:span text:style-name="T1072"> </text:span><text:span text:style-name="T1076">также </text:span><text:span text:style-name="T1072">используется в отрицаниях. </text:span><text:span text:style-name="T1198">Этим местоимением</text:span><text:span text:style-name="T1072"> можно заменить связку </text:span><text:span text:style-name="T704">not</text:span><text:span text:style-name="T1072"> + </text:span><text:span text:style-name="T704">any</text:span><text:span text:style-name="T1072">. В предложениях с </text:span><text:span text:style-name="T704">no</text:span><text:span text:style-name="T1072"> первая половина выглядит, как утверждение. </text:span></text:p>
      <text:p text:style-name="P517"/>
      <text:p text:style-name="P647">Местоимение <text:span text:style-name="T557">no</text:span> стоит перед существительным, а частица <text:span text:style-name="T557">not</text:span> идет вместе со вспомогательны<text:span text:style-name="T1503">м</text:span> глаголом. <text:span text:style-name="T1503">Они не могут использоваться вместе в одном предложении.</text:span></text:p>
      <text:p text:style-name="P648"/>
      <text:p text:style-name="P212">There are no shops here / There aren`t any shops here — Здесь нет<text:span text:style-name="T1504"> </text:span>магазинов.</text:p>
      <text:p text:style-name="P212"/>
      <text:p text:style-name="P1318"><text:span text:style-name="T1199">(</text:span><text:span text:style-name="T1208">На самом деле </text:span><text:span text:style-name="T756">no</text:span><text:span text:style-name="T1200"> — </text:span><text:span text:style-name="T1201">это артикл</text:span><text:span text:style-name="T1236">ь</text:span><text:span text:style-name="T1220">, </text:span><text:span text:style-name="T1236">который</text:span><text:span text:style-name="T1221"> </text:span><text:span text:style-name="T1201">усилива</text:span><text:span text:style-name="T1221">ет</text:span><text:span text:style-name="T1201"> отрицание; например </text:span><text:span text:style-name="T1208">предложение</text:span></text:p>
      <text:p text:style-name="P1318"><text:span text:style-name="T1201">«</text:span><text:span text:style-name="T754">з</text:span><text:span text:style-name="T752">десь нет</text:span><text:span text:style-name="T753"> </text:span><text:span text:style-name="T752">магазинов</text:span><text:span text:style-name="T1201">» он перефр</text:span><text:span text:style-name="T1208">а</text:span><text:span text:style-name="T1201">зирует на «</text:span><text:span text:style-name="T757">не</text:span><text:span text:style-name="T754">т</text:span><text:span text:style-name="T757"> </text:span><text:span text:style-name="T754">здесь магазинов</text:span><text:span text:style-name="T1201">»</text:span><text:span text:style-name="T1199">).</text:span></text:p>
      <text:p text:style-name="P518"/>
      <text:p text:style-name="P1316"><text:span text:style-name="T1073">Неопределенные местоимения </text:span><text:span text:style-name="T1203">(</text:span><text:span text:style-name="T1075">как и</text:span><text:span text:style-name="T1073"> возвратны</text:span><text:span text:style-name="T1075">е</text:span><text:span text:style-name="T1203">)</text:span><text:span text:style-name="T1073"> могут объединяться с некоторыми словами. </text:span><text:span text:style-name="T1074"><text:s/></text:span><text:span text:style-name="T1202">П</text:span><text:span text:style-name="T1073">ервой половиной будет: </text:span><text:span text:style-name="T705">some</text:span><text:span text:style-name="T1073">, </text:span><text:span text:style-name="T705">any</text:span><text:span text:style-name="T1073">, </text:span><text:span text:style-name="T705">no</text:span><text:span text:style-name="T1073">, а второй — </text:span><text:span text:style-name="T705">b</text:span><text:span text:style-name="T706">ody/one</text:span><text:span text:style-name="T1074">, </text:span><text:span text:style-name="T706">thing</text:span><text:span text:style-name="T1074"> или </text:span><text:span text:style-name="T706">where</text:span><text:span text:style-name="T1074">.</text:span></text:p>
      <text:p text:style-name="P519"/>
      <text:p text:style-name="P1317"><text:span text:style-name="T1074">Переводятся как: «кто-то», «что-то», «где-то» </text:span><text:span text:style-name="T1206">и</text:span><text:span text:style-name="T1074"> «никто», «ничто», «нигде». Могут заменять как подлежащее, так и дополнение. </text:span><text:span text:style-name="T1205">Использ</text:span><text:span text:style-name="T1207">уют</text:span><text:span text:style-name="T1205"> те же правила, что и </text:span><text:span text:style-name="T755">some</text:span><text:span text:style-name="T1205">, </text:span><text:span text:style-name="T755">any</text:span><text:span text:style-name="T1205">, </text:span><text:span text:style-name="T755">no</text:span><text:span text:style-name="T1205">.</text:span></text:p>
      <text:p text:style-name="P520"/>
      <text:p text:style-name="P101"><text:span text:style-name="T504">T</text:span><text:span text:style-name="T430">here is </text:span><text:span text:style-name="T1256">somebody</text:span><text:span text:style-name="T430"> in the street — </text:span><text:span text:style-name="T1256">Кто-то</text:span><text:span text:style-name="T430"> на улице.</text:span></text:p>
      <text:p text:style-name="P177">Is there <text:span text:style-name="T1256">anybody</text:span> in the street? — Есть <text:span text:style-name="T1256">кто</text:span> на улице?</text:p>
      <text:p text:style-name="P177">There is <text:span text:style-name="T1256">nobody</text:span> in the street / There isn`t <text:span text:style-name="T1256">anybody</text:span> in the street — <text:span text:style-name="T1256">Никого</text:span> нет на улице.</text:p>
      <text:p text:style-name="P519"/>
      <text:p text:style-name="P519">Если в предложении стоит <text:span text:style-name="T557">nobody</text:span>/<text:span text:style-name="T557">nothing</text:span>/<text:span text:style-name="T557">nowthere</text:span>, то отрицательная частица <text:span text:style-name="T557">not</text:span> уже </text:p>
      <text:p text:style-name="P1223"><text:span text:style-name="T1074">не нужна, подобно тому, как она не используется, </text:span><text:span text:style-name="T1204">когда</text:span><text:span text:style-name="T1237"> </text:span><text:span text:style-name="T1204">есть</text:span><text:span text:style-name="T1074"> </text:span><text:span text:style-name="T706">no</text:span><text:span text:style-name="T1074">.</text:span></text:p>
      <text:p text:style-name="P519"/>
      <text:p text:style-name="P1432"><text:span text:style-name="T1074">М</text:span><text:span text:style-name="T1052">естоимения с окончанием </text:span><text:span text:style-name="T683">-body</text:span><text:span text:style-name="T1052"> и </text:span><text:span text:style-name="T683">-one</text:span><text:span text:style-name="T1052"> взаимозаменяемы.</text:span></text:p>
      <text:p text:style-name="P521"/>
      <text:p text:style-name="P1445">Притяжательный падеж. Possessive Case</text:p>
      <text:p text:style-name="P525"/>
      <text:p text:style-name="P1233"><text:span text:style-name="T1081">Сообщает информацию о том, </text:span><text:span text:style-name="T1050">кому</text:span><text:span text:style-name="T1081"> принадлежит </text:span><text:span text:style-name="T1085">объект</text:span><text:span text:style-name="T1081">, </text:span><text:span text:style-name="T1082">т. е. указывает на владельца.</text:span></text:p>
      <text:p text:style-name="P527"/>
      <text:p text:style-name="P1434"><text:span text:style-name="T1052">Существительно</text:span><text:span text:style-name="T1209">е</text:span><text:span text:style-name="T1052"> в притяжательном падеже, как и </text:span><text:span text:style-name="T1082">притяжательное</text:span><text:span text:style-name="T1052"> местоимение, </text:span></text:p>
      <text:p text:style-name="P1231"><text:span text:style-name="T1081">отвечает </text:span><text:span text:style-name="T1052">на вопрос «чей?». </text:span><text:span text:style-name="T1082">Они взаимозаменяемы.</text:span></text:p>
      <text:p text:style-name="P528"/>
      <text:p text:style-name="P529"><text:span text:style-name="T1082">Чтобы поставить существительное в этот падеж, нужно добавить к нему окончание </text:span><text:span text:style-name="T557">`s</text:span><text:span text:style-name="T1082">.</text:span></text:p>
      <text:p text:style-name="P526"/>
      <text:p text:style-name="P62"><text:span text:style-name="T505">This is </text:span><text:span text:style-name="T1270">Tom`s</text:span><text:span text:style-name="T506"> friend — </text:span><text:span text:style-name="T505">Это друг </text:span><text:span text:style-name="T1271">Тома</text:span><text:span text:style-name="T505"> (существительное в притяжательном падеже)</text:span></text:p>
      <text:p text:style-name="P179">This is <text:span text:style-name="T1256">his</text:span> friend — Это <text:span text:style-name="T1256">его</text:span> друг (притяжательное местоимение)</text:p>
      <text:p text:style-name="P530"/>
      <text:p text:style-name="P179"><text:span text:style-name="T924">Если существительное </text:span><text:span text:style-name="T1034">только </text:span><text:span text:style-name="T924">подразумевается, то его можно не указывать.</text:span></text:p>
      <text:p text:style-name="P178">This isn`t my car. It`s my brothers`s — Это не моя машина. Она брата.</text:p>
      <text:p text:style-name="P528"/>
      <text:p text:style-name="P531">Если существительное идет в связке с прилагательным или местоимением, то <text:span text:style-name="T557">`s</text:span> </text:p>
      <text:p text:style-name="P531">ставиться в концей всей связки: <text:span text:style-name="T557">a </text:span><text:span text:style-name="T784">big dog`s</text:span><text:span text:style-name="T557"> owner</text:span>, <text:span text:style-name="T784">my friend`s</text:span><text:span text:style-name="T557"> house</text:span>.</text:p>
      <text:p text:style-name="P531"><text:soft-page-break/>Если владельцев несколько, то <text:span text:style-name="T557">`s</text:span> ставится в конце словосочетания: </text:p>
      <text:p text:style-name="P180"><text:span text:style-name="T1256">Rick and Kate`s</text:span> wedding — Свадьба Рика и Кейт.</text:p>
      <text:p text:style-name="P531"/>
      <text:p text:style-name="P531">Если существительное во множественном числе, то в конце пишется только апостроф, </text:p>
      <text:p text:style-name="P1232"><text:span text:style-name="T1083">без </text:span><text:span text:style-name="T712">s</text:span><text:span text:style-name="T1083">: </text:span><text:span text:style-name="T712">my </text:span><text:span text:style-name="T787">friends`</text:span><text:span text:style-name="T712"> school</text:span><text:span text:style-name="T1083">. Но если во множественном числе слово-исключение, </text:span></text:p>
      <text:p text:style-name="P1232"><text:span text:style-name="T1083">то применяются обычные правила: </text:span><text:span text:style-name="T787">men`s</text:span><text:span text:style-name="T712"> clothes</text:span><text:span text:style-name="T1083"> (мужская одежда).</text:span></text:p>
      <text:p text:style-name="P531"/>
      <text:p text:style-name="P1319"><text:span text:style-name="T1083">П</text:span><text:span text:style-name="T1084">орядок слов </text:span><text:span text:style-name="T1210">такой</text:span><text:span text:style-name="T1084">: сначала указывается владелец в притяжательном падеже, </text:span></text:p>
      <text:p text:style-name="P532">а потом то, чем он владеет (в русском языке все наоборот).</text:p>
      <text:p text:style-name="P532"/>
      <text:p text:style-name="P1233"><text:span text:style-name="T1084">Если </text:span><text:span text:style-name="T1085">предмет</text:span><text:span text:style-name="T1084"> является частью другого </text:span><text:span text:style-name="T1085">предмета</text:span><text:span text:style-name="T1084">, то вместо притяжательного падежа используется предлог </text:span><text:span text:style-name="T713">of</text:span><text:span text:style-name="T1084">. Т. к. владельцем может быть кто-то живой.</text:span></text:p>
      <text:p text:style-name="P532"/>
      <text:p text:style-name="P102"><text:span text:style-name="T507">T</text:span><text:span text:style-name="T430">he wheel of the car — Колесо машины (Car`s wheel неправильно).</text:span></text:p>
      <text:p text:style-name="P63"><text:span text:style-name="T507">The door of the house — Двер дома </text:span><text:span text:style-name="T508">(предмет + of + больший предмет)</text:span><text:span text:style-name="T507">.</text:span></text:p>
      <text:p text:style-name="P533"/>
      <text:p text:style-name="P1436"><text:span text:style-name="T1084">С</text:span><text:span text:style-name="T1052">ловосочетания с предлогом </text:span><text:span text:style-name="T683">of</text:span><text:span text:style-name="T1052">:</text:span></text:p>
      <text:list xml:id="list3510377640" text:style-name="L68">
        <text:list-item>
          <text:p text:style-name="P1657">the beginning/end of — начало/конец чего-то;</text:p>
        </text:list-item>
        <text:list-item>
          <text:p text:style-name="P1657">the top/middle/bottom of — вершина/середина/дно чего-то;</text:p>
        </text:list-item>
        <text:list-item>
          <text:p text:style-name="P1657">the side of — сторона чего-то.</text:p>
        </text:list-item>
      </text:list>
      <text:p text:style-name="P1435"/>
      <text:p text:style-name="P1444">Существительное. Noun</text:p>
      <text:p text:style-name="P1437"/>
      <text:p text:style-name="P1234"><text:span text:style-name="T1517">Ч</text:span>асть речи, обознача<text:span text:style-name="T1517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508">в предложении. </text:span></text:p>
      <text:p text:style-name="P1438"/>
      <text:p text:style-name="P1235"><text:span text:style-name="T1508">В русском языке существительное меняется по падежам. В английском </text:span><text:span text:style-name="T1512">все</text:span><text:span text:style-name="T1508"> по другому. </text:span></text:p>
      <text:p text:style-name="P1235"><text:span text:style-name="T1508">Там за падежи отвечают предлоги, а не окончания:</text:span><text:span text:style-name="T1272"> </text:span><text:span text:style-name="T790">to</text:span><text:span text:style-name="T588"> the table </text:span><text:span text:style-name="T717">—</text:span><text:span text:style-name="T588"> </text:span><text:span text:style-name="T790">к</text:span><text:span text:style-name="T588"> стол</text:span><text:span text:style-name="T790">у</text:span><text:span text:style-name="T1508">.</text:span></text:p>
      <text:p text:style-name="P1235"/>
      <text:p text:style-name="P1262"><text:span text:style-name="T424">И</text:span><text:span text:style-name="T425">менительным и объектный падеж </text:span><text:span text:style-name="T426">распростанаются</text:span><text:span text:style-name="T425"> только </text:span><text:span text:style-name="T426">на</text:span><text:span text:style-name="T425"> местоимения!</text:span></text:p>
      <text:p text:style-name="P1438"/>
      <text:p text:style-name="P9">Множественное <text:span text:style-name="T1509">число. Plural</text:span></text:p>
      <text:p text:style-name="P1438"/>
      <text:p text:style-name="P1453">Распространяется только на существительные, и не касается прилагательных.</text:p>
      <text:p text:style-name="P1237"><text:span text:style-name="T1510">Образуется с помощью окончания </text:span><text:span text:style-name="T586">-s</text:span><text:span text:style-name="T1510"> или </text:span><text:span text:style-name="T586">-es.</text:span></text:p>
      <text:p text:style-name="P105"/>
      <text:p text:style-name="P1237"><text:span text:style-name="T587">a </text:span><text:span text:style-name="T586">blue ballon</text:span><text:span text:style-name="T789">s</text:span><text:span text:style-name="T586"> — </text:span><text:span text:style-name="T587">г</text:span><text:span text:style-name="T586">олуб</text:span><text:span text:style-name="T789">ые</text:span><text:span text:style-name="T586"> шарик</text:span><text:span text:style-name="T789">и</text:span><text:span text:style-name="T586">.</text:span></text:p>
      <text:p text:style-name="P1435"/>
      <text:p text:style-name="P534">Окончание <text:span text:style-name="T557">-es</text:span> ставится, когда:</text:p>
      <text:p text:style-name="P534"/>
      <text:list xml:id="list704940140" text:style-name="L69">
        <text:list-item>
          <text:p text:style-name="P1658">слово заканчивается на <text:span text:style-name="T557">-s</text:span> или шипящий <text:span text:style-name="T557">-sh</text:span>, <text:span text:style-name="T557">-ch</text:span>, <text:span text:style-name="T557">-x</text:span>:</text:p>
          <text:p text:style-name="P1791">box/boxes, watch/watches, dish/dishes, bus/buses;</text:p>
          <text:p text:style-name="P1658"/>
        </text:list-item>
        <text:list-item>
          <text:p text:style-name="P1658">слово заканчивается на <text:span text:style-name="T557">-o</text:span> <text:span text:style-name="T1511">(</text:span>кроме исключений<text:span text:style-name="T1511">)</text:span>:</text:p>
          <text:p text:style-name="P1791">potato/potatoes, piano/pianos;</text:p>
          <text:p text:style-name="P1658"/>
        </text:list-item>
        <text:list-item>
          <text:p text:style-name="P1771"><text:span text:style-name="T1086">слово заканчивается на </text:span><text:span text:style-name="T718">-f</text:span><text:span text:style-name="T1086"> или </text:span><text:span text:style-name="T718">-fe</text:span><text:span text:style-name="T1086">, </text:span><text:span text:style-name="T1087">где</text:span><text:span text:style-name="T1086"> </text:span><text:span text:style-name="T718">-f</text:span><text:span text:style-name="T1086"> </text:span><text:span text:style-name="T1087">также </text:span><text:span text:style-name="T1086">заменяется на </text:span><text:span text:style-name="T718">-v</text:span><text:span text:style-name="T1086"> </text:span><text:span text:style-name="T1087">(кроме исключений)</text:span><text:span text:style-name="T1086">:</text:span></text:p>
          <text:p text:style-name="P1798"><text:span text:style-name="T509">s</text:span><text:span text:style-name="T430">helf/shelves, wife/wives, proof/proofs.</text:span></text:p>
        </text:list-item>
      </text:list>
      <text:p text:style-name="P535"/>
      <text:p text:style-name="P536">Слова-исключения, которые меняются не по правилам:</text:p>
      <text:list xml:id="list2597547094" text:style-name="L70">
        <text:list-item>
          <text:p text:style-name="P1659">man/men — мужчина/мужчины;</text:p>
        </text:list-item>
        <text:list-item>
          <text:p text:style-name="P1659"><text:soft-page-break/>child/children — ребенок/дети;</text:p>
        </text:list-item>
        <text:list-item>
          <text:p text:style-name="P1659">woman/women [вимен] — женщина/женщины;</text:p>
        </text:list-item>
        <text:list-item>
          <text:p text:style-name="P1659">foot/feet — нога/ноги;</text:p>
        </text:list-item>
        <text:list-item>
          <text:p text:style-name="P1659">mouse/mice — мышь/мыши;</text:p>
        </text:list-item>
        <text:list-item>
          <text:p text:style-name="P1659">sheep/sheep — овца/овцы;</text:p>
        </text:list-item>
        <text:list-item>
          <text:p text:style-name="P1801"><text:span text:style-name="T1052">tooth/teeth — </text:span><text:span text:style-name="T1088">зуб/</text:span><text:span text:style-name="T1052">зубы;</text:span></text:p>
        </text:list-item>
        <text:list-item>
          <text:p text:style-name="P1660">fish/fish — рыба/рыбы;</text:p>
        </text:list-item>
        <text:list-item>
          <text:p text:style-name="P1801"><text:span text:style-name="T1088">goose/geese — гусь/гуси.</text:span><text:span text:style-name="T1052"> </text:span></text:p>
        </text:list-item>
      </text:list>
      <text:p text:style-name="P673"/>
      <text:p text:style-name="P10"><text:span text:style-name="T953">И</text:span><text:span text:style-name="T924">счисляемые и неисчисляемые существительные</text:span></text:p>
      <text:p text:style-name="P537"/>
      <text:p text:style-name="P538">Исчисляемые существительные можно пересчитать. У них есть форма единственного </text:p>
      <text:p text:style-name="P1236"><text:span text:style-name="T1089">и множественного числа. Количество можно указать числом, наречием </text:span><text:span text:style-name="T1091">или артиклем </text:span><text:span text:style-name="T715">a</text:span><text:span text:style-name="T1091"> (one).</text:span></text:p>
      <text:p text:style-name="P539"/>
      <text:p text:style-name="P217"><text:span text:style-name="T1256">3</text:span> apples — 3 яблока;</text:p>
      <text:p text:style-name="P1347"><text:span text:style-name="T798">m</text:span><text:span text:style-name="T788">any</text:span><text:span text:style-name="T714"> books — </text:span><text:span text:style-name="T768">м</text:span><text:span text:style-name="T714">ного книг;</text:span></text:p>
      <text:p text:style-name="P1347"><text:span text:style-name="T714">I want </text:span><text:span text:style-name="T788">a</text:span><text:span text:style-name="T714"> banana — </text:span><text:span text:style-name="T716">я</text:span><text:span text:style-name="T714"> хочу банан.</text:span></text:p>
      <text:p text:style-name="P539"/>
      <text:p text:style-name="P1439"><text:span text:style-name="T1052">Неисчисляемые существительные невозможно посчитать. К ним относятся вещества, жидкости, явления, ощущуне</text:span><text:span text:style-name="T1091">н</text:span><text:span text:style-name="T1052">ия, </text:span><text:span text:style-name="T1092">абстрактные </text:span><text:span text:style-name="T1052">понятия. </text:span><text:span text:style-name="T1094">Они и</text:span><text:span text:style-name="T1052">меют только форму единственного числа и заменяются местоимнием </text:span><text:span text:style-name="T683">it</text:span><text:span text:style-name="T1052">.</text:span></text:p>
      <text:p text:style-name="P539"/>
      <text:p text:style-name="P539"><text:span text:style-name="T1637">А ч</text:span>тобы выразить <text:span text:style-name="T1638">их</text:span> количество, используется дополнительная мерка: </text:p>
      <text:p text:style-name="P539"/>
      <text:list xml:id="list2942352063" text:style-name="L71">
        <text:list-item>
          <text:p text:style-name="P1661">для жидкостей:</text:p>
          <text:list>
            <text:list-item>
              <text:p text:style-name="P1663"><text:span text:style-name="T1519">a </text:span>glass of — стакан;</text:p>
            </text:list-item>
            <text:list-item>
              <text:p text:style-name="P1663"><text:span text:style-name="T1519">a </text:span>cup of — чашка;</text:p>
            </text:list-item>
            <text:list-item>
              <text:p text:style-name="P1663"><text:span text:style-name="T1519">a</text:span> jar of — банка;</text:p>
            </text:list-item>
            <text:list-item>
              <text:p text:style-name="P1663"><text:span text:style-name="T1519">a </text:span>jug of — кувшин;</text:p>
            </text:list-item>
            <text:list-item>
              <text:p text:style-name="P1663"><text:span text:style-name="T1519">a </text:span>bottle of — бутылка;</text:p>
            </text:list-item>
          </text:list>
          <text:p text:style-name="P1662"/>
        </text:list-item>
        <text:list-item>
          <text:p text:style-name="P1661">для сыпучих веществ:</text:p>
          <text:list>
            <text:list-item>
              <text:p text:style-name="P1663"><text:span text:style-name="T1519">a </text:span>packet of — упаковка;</text:p>
            </text:list-item>
            <text:list-item>
              <text:p text:style-name="P1663"><text:span text:style-name="T1519">a </text:span>bowl of — миска;</text:p>
            </text:list-item>
            <text:list-item>
              <text:p text:style-name="P1663"><text:span text:style-name="T1519">a </text:span>bag of — мешок;</text:p>
            </text:list-item>
            <text:list-item>
              <text:p text:style-name="P1663"><text:span text:style-name="T1519">a </text:span>kilo of — килограм;</text:p>
            </text:list-item>
          </text:list>
          <text:p text:style-name="P1666"/>
        </text:list-item>
        <text:list-item>
          <text:p text:style-name="P1665">для продуктов, которые режут:</text:p>
          <text:list>
            <text:list-item>
              <text:p text:style-name="P1802"><text:span text:style-name="T1096">a </text:span><text:span text:style-name="T1052">piece/</text:span><text:span text:style-name="T1090">slice</text:span><text:span text:style-name="T1052"> of — кусо</text:span><text:span text:style-name="T1090">чек</text:span><text:span text:style-name="T1052">;</text:span></text:p>
            </text:list-item>
            <text:list-item>
              <text:p text:style-name="P1663"><text:span text:style-name="T1519">a </text:span>loaf of — буханка;</text:p>
            </text:list-item>
          </text:list>
        </text:list-item>
      </text:list>
      <text:p text:style-name="P540"/>
      <text:p text:style-name="P68"><text:span text:style-name="T510">2 loafs of bread — </text:span><text:span text:style-name="T511">д</text:span><text:span text:style-name="T510">ве буханки хлеба.</text:span></text:p>
      <text:p text:style-name="P106"><text:span text:style-name="T513">a </text:span><text:span text:style-name="T510">c</text:span><text:span text:style-name="T430">up of tea — (одна) чашка чая</text:span></text:p>
      <text:p text:style-name="P540"/>
      <text:p text:style-name="P541">Существительные, которые всегда неислисляемые:</text:p>
      <text:list xml:id="list754763603" text:style-name="L72">
        <text:list-item>
          <text:p text:style-name="P1664">news — новости;</text:p>
        </text:list-item>
        <text:list-item>
          <text:p text:style-name="P1664">money — деньги;</text:p>
        </text:list-item>
        <text:list-item>
          <text:p text:style-name="P1664">bad luck — неудача;</text:p>
        </text:list-item>
        <text:list-item>
          <text:p text:style-name="P1664">traffic — транспорт на дороге;</text:p>
        </text:list-item>
        <text:list-item>
          <text:p text:style-name="P1664">f<text:span text:style-name="T1518">u</text:span>rniture — мебель;</text:p>
        </text:list-item>
        <text:list-item>
          <text:p text:style-name="P1664"><text:soft-page-break/>progress — прогресс;</text:p>
        </text:list-item>
        <text:list-item>
          <text:p text:style-name="P1664">information — информация;</text:p>
        </text:list-item>
        <text:list-item>
          <text:p text:style-name="P1664">advice — совет;</text:p>
        </text:list-item>
        <text:list-item>
          <text:p text:style-name="P1664">hair — волосы;</text:p>
        </text:list-item>
        <text:list-item>
          <text:p text:style-name="P1664">paper — бумага;</text:p>
        </text:list-item>
        <text:list-item>
          <text:p text:style-name="P1664">food — еда;</text:p>
        </text:list-item>
      </text:list>
      <text:p text:style-name="P540"/>
      <text:p text:style-name="P103"><text:span text:style-name="T430">It is good news — Это хорошие новости </text:span><text:span text:style-name="T512">(без артикля)</text:span><text:span text:style-name="T430">.</text:span></text:p>
      <text:p text:style-name="P104"><text:span text:style-name="T430">I need good advice — Мне нужен хороший совет </text:span><text:span text:style-name="T512">(без артикля)</text:span><text:span text:style-name="T430">.</text:span></text:p>
      <text:p text:style-name="P674"/>
      <text:p text:style-name="P11"><text:span text:style-name="T924">Два </text:span><text:span text:style-name="T954">(и более) </text:span><text:span text:style-name="T924">существительный рядом</text:span></text:p>
      <text:p text:style-name="P542"/>
      <text:p text:style-name="P1239"><text:span text:style-name="T1093">Такая цепочка обозначает один предмет, идею </text:span><text:span text:style-name="T1095">или </text:span><text:span text:style-name="T1093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1097">ь</text:span><text:span text:style-name="T1093">ся прилагательным </text:span><text:span text:style-name="T1095">или</text:span><text:span text:style-name="T1093"> существительным с предлогом).</text:span></text:p>
      <text:p text:style-name="P543"/>
      <text:p text:style-name="P181">a tennis ball — теннисный мяч / мяч для тенниса;</text:p>
      <text:p text:style-name="P181">a income tax — подоходный налог / налог на прибыль;</text:p>
      <text:p text:style-name="P544"/>
      <text:p text:style-name="P546">Первое существительное всегда стоит в единственном числе.</text:p>
      <text:p text:style-name="P546"/>
      <text:p text:style-name="P182">tennis balls — теннисные мячи;</text:p>
      <text:p text:style-name="P183">two part question (question of two parts) — <text:span text:style-name="T1520">вопрос из 2х частей;</text:span></text:p>
      <text:p text:style-name="P544"/>
      <text:p text:style-name="P1440"><text:span text:style-name="T1093">И</text:span><text:span text:style-name="T1052">ногда первое существительное имеет окончание </text:span><text:span text:style-name="T683">-ing</text:span><text:span text:style-name="T1052">.</text:span></text:p>
      <text:p text:style-name="P545"/>
      <text:p text:style-name="P181">a swimming pool — плавательный бассейн;</text:p>
      <text:p text:style-name="P183">working hours — рабочие часы;</text:p>
      <text:p text:style-name="P545"/>
      <text:p text:style-name="P1446">Артикли. Articles</text:p>
      <text:p text:style-name="P547"/>
      <text:p text:style-name="P548">Это маленькие слова перед существительными, которые передают оттенки смысла.</text:p>
      <text:p text:style-name="P548">Есть <text:span text:style-name="T1639">два</text:span> вида артикля: неопределенный <text:span text:style-name="T1523">(</text:span><text:span text:style-name="T557">a/an</text:span><text:span text:style-name="T1523">)</text:span> и определенный <text:span text:style-name="T1523">(</text:span><text:span text:style-name="T557">the</text:span><text:span text:style-name="T1523">)</text:span>.</text:p>
      <text:p text:style-name="P548"/>
      <text:p text:style-name="P657">Неопределенный артикль</text:p>
      <text:p text:style-name="P548"/>
      <text:p text:style-name="P1348"><text:span text:style-name="T1098">Артикль </text:span><text:span text:style-name="T719">a</text:span><text:span text:style-name="T1098"> </text:span><text:span text:style-name="T1106">указывает на</text:span><text:span text:style-name="T1098"> </text:span><text:span text:style-name="T1099">один </text:span><text:span text:style-name="T1098">предмет. Причем не </text:span><text:span text:style-name="T1211">на</text:span><text:span text:style-name="T1098"> конкретный предмет, а</text:span><text:span text:style-name="T1099"> </text:span></text:p>
      <text:p text:style-name="P1348"><text:span text:style-name="T1211">на </text:span><text:span text:style-name="T1098">неопределенный. </text:span><text:span text:style-name="T1099">К</text:span><text:span text:style-name="T1098">аждый </text:span><text:span text:style-name="T1099">человек </text:span><text:span text:style-name="T1098">может представлять </text:span><text:span text:style-name="T1099">такой предмет </text:span><text:span text:style-name="T1098">по своему.</text:span></text:p>
      <text:p text:style-name="P549"/>
      <text:p text:style-name="P184">a house — дом (один представит большой особняк, другой — маленький домик).</text:p>
      <text:p text:style-name="P549"/>
      <text:p text:style-name="P1320"><text:span text:style-name="T1099">Его можно заменить на числительное </text:span><text:span text:style-name="T724">one </text:span><text:span text:style-name="T1105">(какой-то один)</text:span><text:span text:style-name="T1099">. </text:span><text:span text:style-name="T835">Поэтому о</text:span><text:span text:style-name="T836">н ставится </text:span></text:p>
      <text:p text:style-name="P407">перед исчисляемыми существительными в единственном числе.</text:p>
      <text:p text:style-name="P550"/>
      <text:p text:style-name="P1242"><text:span text:style-name="T720">I have </text:span><text:span text:style-name="T791">a</text:span><text:span text:style-name="T720"> cat / I have </text:span><text:span text:style-name="T791">one</text:span><text:span text:style-name="T720"> cat — У меня есть </text:span><text:span text:style-name="T726">(одна такая </text:span><text:span text:style-name="T732">прикольная</text:span><text:span text:style-name="T726">) </text:span><text:span text:style-name="T720">кошка.</text:span></text:p>
      <text:p text:style-name="P554"/>
      <text:p text:style-name="P649"><text:span text:style-name="T1640">Артикль</text:span><text:span text:style-name="T627"> a</text:span> ставится перед согласными, а <text:span text:style-name="T557">an</text:span> — перед гласными. Оба означают одно и тоже.</text:p>
      <text:p text:style-name="P1349"><text:span text:style-name="T1101">Если гласная читается как двойной звук с первым [</text:span><text:bookmark text:name="tw-target-text"/><text:span text:style-name="T1641">ї</text:span><text:span text:style-name="T1101">], то ставится </text:span><text:span text:style-name="T722">a</text:span><text:span text:style-name="T1101">: </text:span><text:span text:style-name="T722">a union</text:span><text:span text:style-name="T1101">, </text:span><text:span text:style-name="T722">a European</text:span><text:span text:style-name="T1101">.</text:span></text:p>
      <text:p text:style-name="P650"/>
      <text:p text:style-name="P1240"><text:span text:style-name="T1101">Если первая согласная (после которой гласная) не произносится, то ставится </text:span><text:span text:style-name="T722">an</text:span><text:span text:style-name="T1101">: </text:span></text:p>
      <text:p text:style-name="P1240"><text:span text:style-name="T722">an hour </text:span><text:span text:style-name="T1101">(аувер), </text:span><text:span text:style-name="T722">an honesty </text:span><text:span text:style-name="T1101">(анэсти).</text:span></text:p>
      <text:p text:style-name="P650"/>
      <text:p text:style-name="P762"><text:soft-page-break/><text:span text:style-name="T1101">Т</text:span><text:span text:style-name="T1102">акже артикль </text:span><text:span text:style-name="T723">a</text:span><text:span text:style-name="T1102"> </text:span><text:span text:style-name="T1104">ставится</text:span><text:span text:style-name="T1102">, когда:</text:span></text:p>
      <text:list xml:id="list3782302723" text:style-name="L73">
        <text:list-item>
          <text:p text:style-name="P1803"><text:span text:style-name="T1052">говорят о профессии (</text:span><text:span text:style-name="T683">I`m a doctor)</text:span><text:span text:style-name="T1052">;</text:span></text:p>
        </text:list-item>
        <text:list-item>
          <text:p text:style-name="P1804"><text:span text:style-name="T1052">впервые упоминяют человека или предмет в разговоре </text:span><text:span text:style-name="T1103">(</text:span><text:span text:style-name="T720">I have a cat</text:span><text:span text:style-name="T1103">);</text:span></text:p>
        </text:list-item>
        <text:list-item>
          <text:p text:style-name="P1772"><text:span text:style-name="T1103">дается определение предмету (</text:span><text:span text:style-name="T770">h</text:span><text:span text:style-name="T721">e is a good man</text:span><text:span text:style-name="T1103">).</text:span></text:p>
        </text:list-item>
      </text:list>
      <text:p text:style-name="P555"/>
      <text:p text:style-name="P1321">Если перед существительным сто<text:span text:style-name="T1522">и</text:span>т <text:span text:style-name="T1607">одно или несколько </text:span>прилагательн<text:span text:style-name="T1607">ых,</text:span><text:span text:style-name="T1606"> </text:span></text:p>
      <text:p text:style-name="P1321">то артикль <text:span text:style-name="T589">a</text:span><text:span text:style-name="T1526"> </text:span>ставится перед ним/<text:span text:style-name="T1607">ними</text:span>.</text:p>
      <text:p text:style-name="P553"/>
      <text:p text:style-name="P69">a big old house — большой старый дом.</text:p>
      <text:p text:style-name="P185">a black and white cat — черно-белый кот.</text:p>
      <text:p text:style-name="P550"/>
      <text:p text:style-name="P551">При этом перед прилагательным без существительного артикль <text:span text:style-name="T589">a</text:span><text:span text:style-name="T1526"> </text:span>не ставится.</text:p>
      <text:p text:style-name="P186">This book is a good (неправильно). Th<text:span text:style-name="T1521">i</text:span>s book is good (правильно).</text:p>
      <text:p text:style-name="P550"/>
      <text:p text:style-name="P658">Определенный артикль</text:p>
      <text:p text:style-name="P552"/>
      <text:p text:style-name="P558">Артикль <text:span text:style-name="T557">the</text:span> указывает на конкретный предмет или понятие.</text:p>
      <text:p text:style-name="P558">Т. е. на то, что выделяется из общей массы.</text:p>
      <text:p text:style-name="P559"/>
      <text:p text:style-name="P560">Его можно заменить указательным местоимением (<text:span text:style-name="T557">this, that, these, those</text:span>) </text:p>
      <text:p text:style-name="P1246"><text:span text:style-name="T1107">и</text:span><text:span text:style-name="T1106"> часто удобнее </text:span><text:span text:style-name="T1109">им же </text:span><text:span text:style-name="T1118">и </text:span><text:span text:style-name="T1106">переводить.</text:span></text:p>
      <text:p text:style-name="P559"/>
      <text:p text:style-name="P559">Он может стоять как перед единственным числом, так и перед множественным; </text:p>
      <text:p text:style-name="P559">как перед исчисляемыми, так и неисчисляемыми существительными.</text:p>
      <text:p text:style-name="P561"/>
      <text:p text:style-name="P1241"><text:span text:style-name="T1107">Е</text:span><text:span text:style-name="T1100">сли предмет или человек упоминаются в </text:span><text:span text:style-name="T1110">речи </text:span><text:span text:style-name="T1100">впервые, то обычно о них ничего не известно, поэтому </text:span><text:span text:style-name="T1108">сначала</text:span><text:span text:style-name="T1100"> использ</text:span><text:span text:style-name="T1108">уется</text:span><text:span text:style-name="T1100"> неопределенный артикль </text:span><text:span text:style-name="T725">a/an</text:span><text:span text:style-name="T1100"> </text:span><text:span text:style-name="T1107">(при условии, что он нужен</text:span><text:span text:style-name="T1100">).</text:span></text:p>
      <text:p text:style-name="P557"/>
      <text:p text:style-name="P1456"><text:span text:style-name="T1100">Н</text:span><text:span text:style-name="T1052">о если </text:span><text:span text:style-name="T1119">этот </text:span><text:span text:style-name="T1052">предмет или человек упоминаются в речи повторно, то уже используется определенный артикль </text:span><text:span text:style-name="T683">the</text:span><text:span text:style-name="T1052">.</text:span></text:p>
      <text:p text:style-name="P556"/>
      <text:p text:style-name="P1322"><text:span text:style-name="T758">I </text:span><text:span text:style-name="T759">have got </text:span><text:span text:style-name="T794">a</text:span><text:span text:style-name="T759"> puppy. </text:span><text:span text:style-name="T794">The</text:span><text:span text:style-name="T759"> puppy is white — У меня есть щенок. (Этот) </text:span><text:span text:style-name="T760">Щ</text:span><text:span text:style-name="T759">енок белый.</text:span></text:p>
      <text:p text:style-name="P562"/>
      <text:p text:style-name="P562">Определенный артикль может стоять не только перед существительным, но и перед прилагательным. <text:span text:style-name="T1527">В этом случае прилагательное становится существительным.</text:span></text:p>
      <text:p text:style-name="P562"/>
      <text:p text:style-name="P148"><text:span text:style-name="T430">rich people — богатые люди</text:span><text:span text:style-name="T555">;</text:span><text:span text:style-name="T430"> </text:span><text:span text:style-name="T516">t</text:span><text:span text:style-name="T430">he rich — богачи.</text:span></text:p>
      <text:p text:style-name="P562"/>
      <text:p text:style-name="P563">Также артикль <text:span text:style-name="T557">the</text:span> ставится, когда:</text:p>
      <text:p text:style-name="P563"/>
      <text:list xml:id="list2581424189" text:style-name="L74">
        <text:list-item>
          <text:p text:style-name="P1667">говорят о части помещения:</text:p>
          <text:list>
            <text:list-item>
              <text:p text:style-name="P1671">in the room — в комнате;</text:p>
            </text:list-item>
            <text:list-item>
              <text:p text:style-name="P1671">on the floor — на полу;</text:p>
            </text:list-item>
          </text:list>
          <text:p text:style-name="P1669"/>
        </text:list-item>
        <text:list-item>
          <text:p text:style-name="P1668">говорят, на каком музыкальном инструменте играют:</text:p>
          <text:list>
            <text:list-item>
              <text:p text:style-name="P1672">play the piano — играть на фортепиано;</text:p>
              <text:p text:style-name="P1672"/>
            </text:list-item>
          </text:list>
        </text:list-item>
        <text:list-item>
          <text:p text:style-name="P1667">человек напрявляется в конкретное место:</text:p>
          <text:list>
            <text:list-item>
              <text:p text:style-name="P1671">go to the bank — идти в банк;</text:p>
            </text:list-item>
            <text:list-item>
              <text:p text:style-name="P1671">drive to the shop — поехать на машине в магазин;</text:p>
            </text:list-item>
          </text:list>
        </text:list-item>
        <text:list-item>
          <text:p text:style-name="P1676"><text:soft-page-break/>объект, о котором идет речь, уникальный:</text:p>
          <text:list>
            <text:list-item>
              <text:p text:style-name="P1675">природные объекты или явления:</text:p>
              <text:list>
                <text:list-item>
                  <text:p text:style-name="P1672">the equator — экватор;</text:p>
                </text:list-item>
                <text:list-item>
                  <text:p text:style-name="P1672">the sky — небо;</text:p>
                </text:list-item>
                <text:list-item>
                  <text:p text:style-name="P1675">the moon — луна;</text:p>
                </text:list-item>
              </text:list>
            </text:list-item>
            <text:list-item>
              <text:p text:style-name="P1675">объекты созданные человеком</text:p>
              <text:list>
                <text:list-item>
                  <text:p text:style-name="P1672">the Bible (the Book) — Библия;</text:p>
                </text:list-item>
                <text:list-item>
                  <text:p text:style-name="P1773"><text:span text:style-name="T1238">the Internet — </text:span><text:span text:style-name="T1239">и</text:span><text:span text:style-name="T1238">нтернет;</text:span></text:p>
                </text:list-item>
                <text:list-item>
                  <text:p text:style-name="P1675">the radio — радио;</text:p>
                </text:list-item>
              </text:list>
            </text:list-item>
            <text:list-item>
              <text:p text:style-name="P1675"><text:span text:style-name="T1528">с </text:span>превосходн<text:span text:style-name="T1528">ой</text:span> степень<text:span text:style-name="T1528">ю</text:span> прилагательных:</text:p>
              <text:list>
                <text:list-item>
                  <text:p text:style-name="P1672">the longest — самый длинный;</text:p>
                </text:list-item>
                <text:list-item>
                  <text:p text:style-name="P1675">the hottest — самый жаркий;</text:p>
                </text:list-item>
              </text:list>
            </text:list-item>
            <text:list-item>
              <text:p text:style-name="P1673"><text:span text:style-name="T1529">со </text:span>словосочетани<text:span text:style-name="T1529">ем</text:span><text:span text:style-name="T557"> the same</text:span> (такой же, одинаковый):</text:p>
              <text:p text:style-name="P1792">These two photos are the same — Эти 2 фото одинаковые;</text:p>
            </text:list-item>
          </text:list>
          <text:p text:style-name="P1674"/>
        </text:list-item>
        <text:list-item>
          <text:p text:style-name="P1667">перед порядковым числительным:</text:p>
          <text:list>
            <text:list-item>
              <text:p text:style-name="P1677">the first — первый;</text:p>
            </text:list-item>
            <text:list-item>
              <text:p text:style-name="P1677">the second — второй;</text:p>
            </text:list-item>
          </text:list>
          <text:p text:style-name="P1669"/>
        </text:list-item>
        <text:list-item>
          <text:p text:style-name="P1670">перед фамилией (чтобы показать что люди принадлежат одной семье):</text:p>
          <text:p text:style-name="P1799"><text:span text:style-name="T514">The Jachsons </text:span><text:span text:style-name="T515">are very nice people — Джексоны очень милые люди;</text:span></text:p>
          <text:p text:style-name="P1669"/>
        </text:list-item>
        <text:list-item>
          <text:p text:style-name="P1678">в словосочетаниях, касающихся сторон:</text:p>
          <text:list>
            <text:list-item>
              <text:p text:style-name="P1679">the top of — верхушка (чего-то);</text:p>
            </text:list-item>
            <text:list-item>
              <text:p text:style-name="P1679">on the left — слева.</text:p>
            </text:list-item>
          </text:list>
        </text:list-item>
      </text:list>
      <text:p text:style-name="P564"/>
      <text:p text:style-name="P661">Случаи, когда артикли не используются</text:p>
      <text:p text:style-name="P564"/>
      <text:p text:style-name="P565">Такие ситуации зачастую не имеют логического объяснения и их нужно просто запомнить.</text:p>
      <text:p text:style-name="P565"/>
      <text:list xml:id="list3558756100" text:style-name="L75">
        <text:list-item>
          <text:p text:style-name="P1680">в выражениях со словами <text:span text:style-name="T557">breakfast</text:span>, <text:span text:style-name="T557">lunch</text:span>, <text:span text:style-name="T557">dinner</text:span>:</text:p>
          <text:p text:style-name="P1793">When do you usually have breakfast? — Когда ты обычно завтракаешь?</text:p>
          <text:p text:style-name="P1681"/>
        </text:list-item>
        <text:list-item>
          <text:p text:style-name="P1682">когда говорят о направлении или местонахождении словами:</text:p>
          <text:list>
            <text:list-item>
              <text:p text:style-name="P1681">work <text:span text:style-name="T1539">(</text:span><text:span text:style-name="T557">go to work, start work</text:span><text:span text:style-name="T1539">)</text:span>;</text:p>
            </text:list-item>
            <text:list-item>
              <text:p text:style-name="P1681">school, university, college <text:span text:style-name="T1539">(</text:span><text:span text:style-name="T557">go to school, start school</text:span>);</text:p>
            </text:list-item>
            <text:list-item>
              <text:p text:style-name="P1681">church, hospital, prison <text:span text:style-name="T1539">(</text:span><text:span text:style-name="T557">go to church, be at hospital</text:span><text:span text:style-name="T1539">)</text:span>;</text:p>
            </text:list-item>
            <text:list-item>
              <text:p text:style-name="P1681">home, bed <text:span text:style-name="T1539">(</text:span><text:span text:style-name="T557">go home, go to bed</text:span><text:span text:style-name="T1539">)</text:span>;</text:p>
            </text:list-item>
          </text:list>
          <text:p text:style-name="P1681"/>
        </text:list-item>
        <text:list-item>
          <text:p text:style-name="P1680">в словосочетаниях <text:span text:style-name="T557">play</text:span> + вид спорта/игры:</text:p>
          <text:p text:style-name="P1793">I play football — Я играю в футбол;</text:p>
          <text:p text:style-name="P1681"/>
        </text:list-item>
        <text:list-item>
          <text:p text:style-name="P1680">перед названием языков или учебных дисциплин (котор. всегда с большой буквы):</text:p>
          <text:p text:style-name="P1793">I want to speak <text:span text:style-name="T1524">English well — Я хочу хорошо говорить по-английски;</text:span></text:p>
          <text:p text:style-name="P1681"/>
        </text:list-item>
        <text:list-item>
          <text:p text:style-name="P1683">перед именами людей и фамил<text:span text:style-name="T1608">и</text:span>ями:</text:p>
          <text:p text:style-name="P1794">My name is Bond, James Bond — Меня зовут Бонд, Джеймс Бонд.</text:p>
        </text:list-item>
      </text:list>
      <text:p text:style-name="P659"><text:soft-page-break/>Артикли в географических названиях</text:p>
      <text:p text:style-name="P566"/>
      <text:p text:style-name="P1243"><text:span text:style-name="T1111">Артикли не </text:span><text:span text:style-name="T1113">ставятся</text:span><text:span text:style-name="T1111"> </text:span><text:span text:style-name="T1113">с</text:span><text:span text:style-name="T1111"> названиями континентов:</text:span></text:p>
      <text:p text:style-name="P187">I live in Western Europe — Я живу в западной Европе.</text:p>
      <text:p text:style-name="P567"/>
      <text:p text:style-name="P567">Артикли не ставятся с названиям<text:span text:style-name="T1525">и</text:span> стран из <text:span text:style-name="T1642">одного</text:span> слова и с названиями городов:</text:p>
      <text:p text:style-name="P1243"><text:span text:style-name="T771">Moscow</text:span><text:span text:style-name="T727"> is the capital of </text:span><text:span text:style-name="T771">Russia</text:span><text:span text:style-name="T727"> — </text:span><text:span text:style-name="T771">Москва</text:span><text:span text:style-name="T727"> столица </text:span><text:span text:style-name="T771">России</text:span><text:span text:style-name="T727">.</text:span></text:p>
      <text:p text:style-name="P187"/>
      <text:p text:style-name="P188"><text:span text:style-name="T92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7"/>
      <text:p text:style-name="P1243"><text:span text:style-name="T1111">Артикли не нужны в названиях горных вершин, а также там, где присутсв</text:span><text:span text:style-name="T1112">ует</text:span><text:span text:style-name="T1111"> слово </text:span><text:span text:style-name="T727">Mount</text:span><text:span text:style-name="T1111">: </text:span></text:p>
      <text:p text:style-name="P1243"><text:span text:style-name="T727">Everest / Mount Everest, Makalu</text:span><text:span text:style-name="T1111">. Но </text:span><text:span text:style-name="T1112">в</text:span><text:span text:style-name="T1111"> названия</text:span><text:span text:style-name="T1112">х</text:span><text:span text:style-name="T1111"> горных цепей ставится </text:span><text:span text:style-name="T727">the</text:span><text:span text:style-name="T1111">: </text:span><text:span text:style-name="T727">the Himalayas</text:span><text:span text:style-name="T1111">.</text:span></text:p>
      <text:p text:style-name="P567"/>
      <text:p text:style-name="P1454"><text:span text:style-name="T1052">Артикль </text:span><text:span text:style-name="T683">the</text:span><text:span text:style-name="T1052"> не нужен с прилагательными, образованными от частей света или когда часть света указана вместе с названием страны: </text:span><text:span text:style-name="T683">North America, Eastern Europe.</text:span></text:p>
      <text:p text:style-name="P570"/>
      <text:p text:style-name="P1454"><text:span text:style-name="T1052">Артикль </text:span><text:span text:style-name="T683">the</text:span><text:span text:style-name="T1052"> не нужен в названиях улиц, дорог, скверов, парков:</text:span></text:p>
      <text:p text:style-name="P190">Fifth Avenue (5я Авеню), Broadway, Times Square.</text:p>
      <text:p text:style-name="P567"/>
      <text:p text:style-name="P1243"><text:span text:style-name="T1111">А</text:span><text:span text:style-name="T1114">ртикль </text:span><text:span text:style-name="T729">the</text:span><text:span text:style-name="T1114"> нужен в названиях водных объектов (океан, море, река, канал): </text:span><text:span text:style-name="T729">the Thames River, the Amazon (Амазонка), the Pacific (Тихий океан), the Baltic Sea. </text:span><text:span text:style-name="T1113">Но с названиями озер он </text:span></text:p>
      <text:p text:style-name="P1243"><text:span text:style-name="T1113">не используется: </text:span><text:span text:style-name="T728">Lake Superior (Верхнее озеро).</text:span></text:p>
      <text:p text:style-name="P572"/>
      <text:p text:style-name="P568">Также <text:span text:style-name="T557">the</text:span> нужен в названиях частей света: <text:span text:style-name="T557">the north, the south, the east, the west</text:span>.</text:p>
      <text:p text:style-name="P188">We should go to the north — Нам нужно идти на север.</text:p>
      <text:p text:style-name="P569"/>
      <text:p text:style-name="P1243"><text:span text:style-name="T1120">Следует</text:span><text:span text:style-name="T1121"> </text:span><text:span text:style-name="T1120">знать</text:span><text:span text:style-name="T1121">, что на картах не печатают артикль </text:span><text:span text:style-name="T733">the</text:span><text:span text:style-name="T1121">, даже когда он нужен.</text:span></text:p>
      <text:p text:style-name="P569"/>
      <text:p text:style-name="P660">Артикли в других названиях</text:p>
      <text:p text:style-name="P569"/>
      <text:p text:style-name="P571">Артикль не ставится в названиях административных зданий или комплексов из 2х слов.</text:p>
      <text:p text:style-name="P189"/>
      <text:p text:style-name="P189">Cambridge University, JFK Airport, Buckingham Palace.</text:p>
      <text:p text:style-name="P189">(порядок слов: сначала уникальное название, а затем категория объекта).</text:p>
      <text:p text:style-name="P571"/>
      <text:p text:style-name="P1244"><text:span text:style-name="T1115">Артикль </text:span><text:span text:style-name="T730">the</text:span><text:span text:style-name="T1115"> ставится в названиях отелей, театров, галерей, а также в названиях всемирно известных зданий:</text:span><text:span text:style-name="T730"> the Hilton Hotel, the Red Lion (бар), the White House.</text:span></text:p>
      <text:p text:style-name="P571"/>
      <text:p text:style-name="P1455"><text:span text:style-name="T1052">В названиях, где присутствует предлог </text:span><text:span text:style-name="T683">of</text:span><text:span text:style-name="T1052">, артикль </text:span><text:span text:style-name="T683">the</text:span><text:span text:style-name="T1052"> ставится всегда: </text:span></text:p>
      <text:p text:style-name="P189">the Bank of England, the Great Wall of China, the Tower of London.</text:p>
      <text:p text:style-name="P676"/>
      <text:p text:style-name="P676">Какой артикль выбрать</text:p>
      <text:p text:style-name="P573"/>
      <text:p text:style-name="P1245"><text:span text:style-name="T1116">Мысленно предсавить перед существительным слово «один», «один такой (</text:span><text:span text:style-name="T1117">прикольный</text:span><text:span text:style-name="T1116">)», </text:span></text:p>
      <text:p text:style-name="P1245"><text:span text:style-name="T1116">«один из» и т. д. Если логика предложения не нарушена, то скорее всего нужен </text:span><text:span text:style-name="T731">a/an</text:span><text:span text:style-name="T1116">.</text:span></text:p>
      <text:p text:style-name="P573"/>
      <text:p text:style-name="P214">I`ve got a window in my room — У меня в комнате есть окно. (обычное окно, каких много)</text:p>
      <text:p text:style-name="P573"/>
      <text:p text:style-name="P1245"><text:span text:style-name="T1116">Мысленно представить перед существительным слова: </text:span><text:span text:style-name="T731">this, that, these, those</text:span><text:span text:style-name="T1116"> или «тот самый», «именно тот», «конкретное этот» и т. д. Если смысл предложения в целом не изменился, </text:span></text:p>
      <text:p text:style-name="P1245"><text:span text:style-name="T1116">то можно ставить </text:span><text:span text:style-name="T731">the</text:span><text:span text:style-name="T1116">.</text:span></text:p>
      <text:p text:style-name="P213"><text:soft-page-break/>Look at the window. It`s broken — Посмотри на<text:span text:style-name="T1609"> </text:span>окно. Оно разбито. </text:p>
      <text:p text:style-name="P213">(посмотри на это конкретное окно, именно оно разбито).</text:p>
      <text:p text:style-name="P1451"/>
      <text:p text:style-name="P1451">Прилагательное. Adjective</text:p>
      <text:p text:style-name="P574"/>
      <text:p text:style-name="P1247"><text:span text:style-name="T1123">Ч</text:span><text:span text:style-name="T1122">асть речи, которая описывает качества и свойства объектов, и отвечает на вопрос «какой?».</text:span></text:p>
      <text:p text:style-name="P575"/>
      <text:p text:style-name="P1248"><text:span text:style-name="T1122">П</text:span><text:span text:style-name="T1123">рилагательное стоит перед существительным, но может появиться и без него если используется после глагола </text:span><text:span text:style-name="T734">be</text:span><text:span text:style-name="T1123">. В этом случае </text:span><text:span text:style-name="T1131">оно</text:span><text:span text:style-name="T1123"> </text:span><text:span text:style-name="T1131">обычно</text:span><text:span text:style-name="T1123"> переводиться глаголом.</text:span></text:p>
      <text:p text:style-name="P576"/>
      <text:p text:style-name="P1248"><text:span text:style-name="T1123">Если перед прилагательным стоит артикль </text:span><text:span text:style-name="T734">the</text:span><text:span text:style-name="T1123">, то оно </text:span><text:span text:style-name="T1124">становится</text:span><text:span text:style-name="T1123"> существительным.</text:span></text:p>
      <text:p text:style-name="P1249"><text:span text:style-name="T1123">Прилагательн</text:span><text:span text:style-name="T1125">ые</text:span><text:span text:style-name="T1123"> не меняется по родам, числам и падежам.</text:span></text:p>
      <text:p text:style-name="P576"/>
      <text:p text:style-name="P1457"><text:span text:style-name="T1123">П</text:span><text:span text:style-name="T1052">рилагательные делятся на </text:span><text:span text:style-name="T1240">две</text:span><text:span text:style-name="T1052"> группы:</text:span></text:p>
      <text:p text:style-name="P578"/>
      <text:list xml:id="list1511822643" text:style-name="L76">
        <text:list-item>
          <text:p text:style-name="P1684">оценочные прилагательные; они выражают личное мнение человека о предмете:</text:p>
          <text:p text:style-name="P1795">a funny cat — смешной кот (мнение, с которым можно не соглашаться)</text:p>
          <text:p text:style-name="P1684"/>
        </text:list-item>
        <text:list-item>
          <text:p text:style-name="P1684">фактовые прилагательные; они указывают на визуальную информацию, либо факты, </text:p>
          <text:p text:style-name="P1685">которые известны об объекте: размер, возраст, цвет, происхождение, и пр<text:span text:style-name="T1610">очее</text:span>:</text:p>
          <text:p text:style-name="P1795">a gray cat — серый кот (характеристика, которая не зависит от мнения)</text:p>
        </text:list-item>
      </text:list>
      <text:p text:style-name="P578"/>
      <text:p text:style-name="P578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8"/>
      <text:p text:style-name="P1249"><text:span text:style-name="T774">A</text:span><text:span text:style-name="T773"> gray funny cat (неправильно).</text:span></text:p>
      <text:p text:style-name="P1249"><text:span text:style-name="T774">A</text:span><text:span text:style-name="T773"> funny gray cat (правильно).</text:span></text:p>
      <text:p text:style-name="P578"/>
      <text:p text:style-name="P763"><text:span text:style-name="T1127">Глаголы, после которых </text:span><text:span text:style-name="T1143">всегда</text:span><text:span text:style-name="T1127"> </text:span><text:span text:style-name="T1143">идут</text:span><text:span text:style-name="T1127"> прилагательн</text:span><text:span text:style-name="T1126">ые</text:span><text:span text:style-name="T1127">:</text:span></text:p>
      <text:list xml:id="list1107796113" text:style-name="L77">
        <text:list-item>
          <text:p text:style-name="P1686">be — быть;</text:p>
        </text:list-item>
        <text:list-item>
          <text:p text:style-name="P1686">get — становиться;</text:p>
        </text:list-item>
        <text:list-item>
          <text:p text:style-name="P1686">become — становиться;</text:p>
        </text:list-item>
        <text:list-item>
          <text:p text:style-name="P1686">seem — казаться;</text:p>
        </text:list-item>
        <text:list-item>
          <text:p text:style-name="P1686">look — выглядеть;</text:p>
        </text:list-item>
        <text:list-item>
          <text:p text:style-name="P1686">feel — чувствовать <text:span text:style-name="T1643">(</text:span>себя<text:span text:style-name="T1643">)</text:span>;</text:p>
        </text:list-item>
        <text:list-item>
          <text:p text:style-name="P1686">sound — звучать;</text:p>
        </text:list-item>
        <text:list-item>
          <text:p text:style-name="P1774"><text:span text:style-name="T1127">taste — </text:span><text:span text:style-name="T1126">иметь вкус </text:span><text:span text:style-name="T1212">(</text:span><text:span text:style-name="T1213">отведать</text:span><text:span text:style-name="T1212">)</text:span><text:span text:style-name="T1127">;</text:span></text:p>
        </text:list-item>
        <text:list-item>
          <text:p text:style-name="P1805"><text:span text:style-name="T1052">smell — </text:span><text:span text:style-name="T1126">иметь запах </text:span><text:span text:style-name="T1212">(пахнуть)</text:span><text:span text:style-name="T1052">;</text:span></text:p>
        </text:list-item>
      </text:list>
      <text:p text:style-name="P993"/>
      <text:p text:style-name="P1251"><text:span text:style-name="T248">Обычно, в английском </text:span><text:span text:style-name="T249">языке </text:span><text:span text:style-name="T248">после глаголов стоят наречия. </text:span><text:span text:style-name="T250">Но даже если стоит прилагательное, то оно все равно будет перводится наречием (кроме случае</text:span><text:span text:style-name="T254">в</text:span><text:span text:style-name="T250"> с глаголом </text:span><text:span text:style-name="T159">be</text:span><text:span text:style-name="T250">).</text:span></text:p>
      <text:p text:style-name="P993"/>
      <text:p text:style-name="P1005"><text:span text:style-name="T430">You look nice! </text:span><text:span text:style-name="T517">— </text:span><text:span text:style-name="T430">Ты прекрасно выглядишь!</text:span></text:p>
      <text:p text:style-name="P1057">I feel bad — Я плохо себя чувствую.</text:p>
      <text:p text:style-name="P577"/>
      <text:p text:style-name="P142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23"/>
      <text:p text:style-name="P1421"><text:span text:style-name="T430">He </text:span><text:span text:style-name="T1256">looked at</text:span><text:span text:style-name="T430"> me angrily — Он посмотрел на меня злобно</text:span></text:p>
      <text:p text:style-name="P577"/>
      <text:p text:style-name="P677"/>
      <text:p text:style-name="P1586">Степени сравнения прилагательных</text:p>
      <text:p text:style-name="P581"/>
      <text:p text:style-name="P582">Их всего <text:span text:style-name="T1644">две</text:span>: сравнительная и превосходная.</text:p>
      <text:p text:style-name="P579"/>
      <text:p text:style-name="P1250">Сравнительная степень нужна, когда сравниваются <text:span text:style-name="T1645">две</text:span> альтернативы. Вторая альтернатива </text:p>
      <text:p text:style-name="P580">не обязательно должна указываться напрямую. Она может <text:span text:style-name="T1645">только </text:span>подразумеваться.</text:p>
      <text:p text:style-name="P580"/>
      <text:p text:style-name="P1324"><text:span text:style-name="T1129">Сравнительная степень образуется с помощью суффикса </text:span><text:span text:style-name="T736">-er</text:span><text:span text:style-name="T1129"> или слова </text:span><text:span text:style-name="T736">more</text:span><text:span text:style-name="T1129">. </text:span></text:p>
      <text:p text:style-name="P584"/>
      <text:p text:style-name="P783"><text:span text:style-name="T1129">Суффикс </text:span><text:span text:style-name="T736">-er</text:span><text:span text:style-name="T1129"> ставится, когда слово состоит из 1 слога или 2х, но заканчива</text:span><text:span text:style-name="T1214">ющихся</text:span><text:span text:style-name="T1129"> на </text:span><text:span text:style-name="T736">-y</text:span><text:span text:style-name="T1129">:</text:span></text:p>
      <text:list xml:id="list400080594" text:style-name="L78">
        <text:list-item>
          <text:p text:style-name="P1806">small → smaller (маленький → еще меньше); </text:p>
        </text:list-item>
        <text:list-item>
          <text:p text:style-name="P1806">funny → funnier (смешной → смешнее);</text:p>
        </text:list-item>
      </text:list>
      <text:p text:style-name="P1393"/>
      <text:p text:style-name="P766"><text:span text:style-name="T1380">Если сло</text:span><text:span text:style-name="T1381">г</text:span><text:span text:style-name="T1380"> с 1 гласной, после которой </text:span><text:span text:style-name="T1381">1 </text:span><text:span text:style-name="T1380">согласная, то эта согласная удваивается:</text:span></text:p>
      <text:list xml:id="list913567329" text:style-name="L79">
        <text:list-item>
          <text:p text:style-name="P1807">big → bigger (большой → больше);</text:p>
        </text:list-item>
        <text:list-item>
          <text:p text:style-name="P1807">hot → hotter (горячий → горячее).</text:p>
        </text:list-item>
      </text:list>
      <text:p text:style-name="P583"/>
      <text:p text:style-name="P1251"><text:span text:style-name="T1132">С</text:span><text:span text:style-name="T1129">лово </text:span><text:span text:style-name="T736">more</text:span><text:span text:style-name="T1129"> </text:span><text:span text:style-name="T1132">(более) ставится</text:span><text:span text:style-name="T1129">, когда сло</text:span><text:span text:style-name="T1130">в</text:span><text:span text:style-name="T1129">о </text:span><text:span text:style-name="T1131">состоит </text:span><text:span text:style-name="T1129">из 2х и более слогов. </text:span></text:p>
      <text:p text:style-name="P766"><text:span text:style-name="T1151">Здесь с</text:span><text:span text:style-name="T1129">уффикс </text:span><text:span text:style-name="T736">-er</text:span><text:span text:style-name="T1129"> уже не </text:span><text:span text:style-name="T1132">используется</text:span><text:span text:style-name="T1138">:</text:span></text:p>
      <text:list xml:id="list1868621322" text:style-name="L80">
        <text:list-item>
          <text:p text:style-name="P1808">useful → more useful (полезный → более полезный);</text:p>
        </text:list-item>
        <text:list-item>
          <text:p text:style-name="P1809"><text:span text:style-name="T1530">i</text:span>nteresting → more interesting (интересный → более интересный).</text:p>
        </text:list-item>
      </text:list>
      <text:p text:style-name="P583"/>
      <text:p text:style-name="P790">Есть прилагательные, для которых сравнительная степень образовывается и так и эдак:</text:p>
      <text:list xml:id="list4037278171" text:style-name="L81">
        <text:list-item>
          <text:p text:style-name="P1810">quiet — тихий; </text:p>
        </text:list-item>
        <text:list-item>
          <text:p text:style-name="P1810">clever — умный; </text:p>
        </text:list-item>
        <text:list-item>
          <text:p text:style-name="P1810">narrow — узкий;</text:p>
        </text:list-item>
        <text:list-item>
          <text:p text:style-name="P1810">simple — простой.</text:p>
        </text:list-item>
      </text:list>
      <text:p text:style-name="P1419"/>
      <text:p text:style-name="P1385">Be quiet<text:span text:style-name="T1256">er</text:span>, please / Be <text:span text:style-name="T1256">more</text:span> quiet, please — Веди себя <text:span text:style-name="T1256">тише</text:span>, пожалуйста.</text:p>
      <text:p text:style-name="P583"/>
      <text:p text:style-name="P1252"><text:span text:style-name="T1382">П</text:span><text:span text:style-name="T1387">ри сравнении двух </text:span><text:span text:style-name="T1389">альтернатив</text:span><text:span text:style-name="T1387"> часто используется слово </text:span><text:span text:style-name="T1357">than</text:span><text:span text:style-name="T1387"> (чем).</text:span></text:p>
      <text:p text:style-name="P1394"/>
      <text:p text:style-name="P1388"><text:span text:style-name="T430">New York is </text:span><text:span text:style-name="T1256">bigger than</text:span><text:span text:style-name="T430"> Manchester — Нью Йорк </text:span><text:span text:style-name="T1256">больше, чем</text:span><text:span text:style-name="T430"> Манчестер.</text:span></text:p>
      <text:p text:style-name="P1252"><text:span text:style-name="T1351">Apples are </text:span><text:span text:style-name="T1358">testier than</text:span><text:span text:style-name="T1351"> cherries — Яблоки </text:span><text:span text:style-name="T1358">слаще</text:span><text:span text:style-name="T1351"> вишен.</text:span></text:p>
      <text:p text:style-name="P1386"/>
      <text:p text:style-name="P1401"><text:span text:style-name="T1128">Иногда после </text:span><text:span text:style-name="T735">than</text:span><text:span text:style-name="T1128"> может идти местоимение в объектной форме (</text:span><text:span text:style-name="T735">me, you, him, her</text:span><text:span text:style-name="T1128"> и т. д.).</text:span></text:p>
      <text:p text:style-name="P1252"><text:span text:style-name="T1387">Сложность этой ситуации в том, </text:span><text:span text:style-name="T1388">что при переводе</text:span><text:span text:style-name="T1387"> местоимен. </text:span><text:span text:style-name="T1382">будет </text:span><text:span text:style-name="T1387">в именительном падеже.</text:span></text:p>
      <text:p text:style-name="P1394"/>
      <text:p text:style-name="P1388"><text:span text:style-name="T430">I`m more attentive </text:span><text:span text:style-name="T1256">than him</text:span><text:span text:style-name="T430"> — Я внимательней, </text:span><text:span text:style-name="T1256">чем он</text:span><text:span text:style-name="T430">.</text:span></text:p>
      <text:p text:style-name="P1385"/>
      <text:p text:style-name="P1252"><text:span text:style-name="T1382">В качестве альтернативы</text:span><text:span text:style-name="T1383"> </text:span><text:span text:style-name="T1382">м</text:span><text:span text:style-name="T1383">ожно поставить местоимение в начальной форме, а после </text:span></text:p>
      <text:p text:style-name="P1395">него вспомогательный или модальный глагол из первой части предложения.</text:p>
      <text:p text:style-name="P1387"/>
      <text:p text:style-name="P1391"><text:span text:style-name="T430">I am more attentive </text:span><text:span text:style-name="T1256">than he is</text:span><text:span text:style-name="T430"> — Я внимательне, </text:span><text:span text:style-name="T1256">чем он</text:span><text:span text:style-name="T430">.</text:span></text:p>
      <text:p text:style-name="P1387">I can jump higher <text:span text:style-name="T1256">than he can</text:span> — Я прыгаю выше, <text:span text:style-name="T1256">чем он</text:span>.</text:p>
      <text:p text:style-name="P583"/>
      <text:p text:style-name="P1253"><text:span text:style-name="T1133">Прилагательн</text:span><text:span text:style-name="T1134">ые</text:span><text:span text:style-name="T1133"> в сравнительной степени </text:span><text:span text:style-name="T1134">могут</text:span><text:span text:style-name="T1133"> переводиться одинаково, будь он</text:span><text:span text:style-name="T1134">и</text:span><text:span text:style-name="T1133"> </text:span><text:span text:style-name="T1384">с суффиксом </text:span><text:span text:style-name="T1352">-er</text:span><text:span text:style-name="T1384"> или с</text:span><text:span text:style-name="T1385">о</text:span><text:span text:style-name="T1384"> словом </text:span><text:span text:style-name="T1352">more</text:span><text:span text:style-name="T1384">. Тоже самое касается и </text:span><text:span text:style-name="T1352">than</text:span><text:span text:style-name="T1384"> </text:span><text:span text:style-name="T1386">(см. внимательно примеры)</text:span><text:span text:style-name="T1384">.</text:span></text:p>
      <text:p text:style-name="P652"/>
      <text:p text:style-name="P289"><text:soft-page-break/><text:span text:style-name="T430">Превосходная степень </text:span><text:span text:style-name="T518">обозначает наивысшую степень качества, которая в русском </text:span><text:span text:style-name="T556">языке</text:span><text:span text:style-name="T518"> соответствует усилительн</text:span><text:span text:style-name="T520">о</text:span><text:span text:style-name="T518">м</text:span><text:span text:style-name="T520">у</text:span><text:span text:style-name="T518"> суффикс</text:span><text:span text:style-name="T520">у</text:span><text:span text:style-name="T518"> </text:span><text:span text:style-name="T761">-ший</text:span><text:span text:style-name="T518"> или слову «самый».</text:span></text:p>
      <text:p text:style-name="P585"/>
      <text:p text:style-name="P1350"><text:span text:style-name="T1241">Она используется, когда сравнивают </text:span><text:span text:style-name="T1242">три</text:span><text:span text:style-name="T1241"> и более объектов. Общее количество может подразумеваться или выражаться местоимением </text:span><text:span text:style-name="T772">all</text:span><text:span text:style-name="T1241"> или </text:span><text:span text:style-name="T772">every</text:span><text:span text:style-name="T1241">.</text:span></text:p>
      <text:p text:style-name="P586"/>
      <text:p text:style-name="P588">Превосходная степень образуется по тем же правилам, что и сравнительная, только вместо</text:p>
      <text:p text:style-name="P291"><text:span text:style-name="T430">суффикса </text:span><text:span text:style-name="T683">-er</text:span><text:span text:style-name="T430"> используется </text:span><text:span text:style-name="T683">-est</text:span><text:span text:style-name="T430">, а вместо слова </text:span><text:span text:style-name="T683">more</text:span><text:span text:style-name="T430"> используется </text:span><text:span text:style-name="T683">most</text:span><text:span text:style-name="T430"> (самый).</text:span></text:p>
      <text:list xml:id="list2960295597" text:style-name="L82">
        <text:list-item>
          <text:p text:style-name="P1687">strong → the strongest (сильный → сильнейший / самый сильный);</text:p>
        </text:list-item>
        <text:list-item>
          <text:p text:style-name="P1687">reasonable → the most reasonable (разумный → разумнейший / самый разумный);</text:p>
        </text:list-item>
      </text:list>
      <text:p text:style-name="P587"/>
      <text:p text:style-name="P1254"><text:span text:style-name="T1135">П</text:span><text:span text:style-name="T1136">еред прилогательным </text:span><text:span text:style-name="T1135">в превосходной степени</text:span><text:span text:style-name="T1137"> </text:span><text:span text:style-name="T1136">почти всегда </text:span><text:span text:style-name="T1135">стоит</text:span><text:span text:style-name="T1136"> артикль </text:span><text:span text:style-name="T737">the</text:span><text:span text:style-name="T1136"> </text:span><text:span text:style-name="T1135">(т. к. эта степень подчеркивает уникальность). А после прилагательного — предлог </text:span><text:span text:style-name="T738">in</text:span><text:span text:style-name="T1135"> и</text:span><text:span text:style-name="T1215">ли</text:span><text:span text:style-name="T1135"> </text:span><text:span text:style-name="T738">of</text:span><text:span text:style-name="T1135">.</text:span></text:p>
      <text:p text:style-name="P589"/>
      <text:p text:style-name="P1458"><text:span text:style-name="T1052">Предлог </text:span><text:span text:style-name="T683">in</text:span><text:span text:style-name="T1052"> указывает на место, или группу людей, в которых выделяется объект.</text:span></text:p>
      <text:p text:style-name="P1254"><text:span text:style-name="T1135">А предлог </text:span><text:span text:style-name="T738">of</text:span><text:span text:style-name="T1135"> — на период времени, в котором выделяется объект.</text:span></text:p>
      <text:p text:style-name="P589"/>
      <text:p text:style-name="P107"><text:span text:style-name="T519">W</text:span><text:span text:style-name="T430">hat is the longest river in the world? — Какая самая длинная река в мире?</text:span></text:p>
      <text:p text:style-name="P1255"><text:span text:style-name="T739">It</text:span><text:span text:style-name="T740"> was the happiest day of </text:span><text:span text:style-name="T739">my</text:span><text:span text:style-name="T740"> life — </text:span><text:span text:style-name="T739">Это</text:span><text:span text:style-name="T740"> был самый счастливый день </text:span><text:span text:style-name="T739">в моей</text:span><text:span text:style-name="T740"> жизни.</text:span></text:p>
      <text:p text:style-name="P587"/>
      <text:p text:style-name="P290"><text:span text:style-name="T430">Слова-исключения </text:span><text:span text:style-name="T521">с особой сравнительной и превосходной степен</text:span><text:span text:style-name="T522">ью</text:span><text:span text:style-name="T521">:</text:span></text:p>
      <text:list xml:id="list2880229554" text:style-name="L83">
        <text:list-item>
          <text:p text:style-name="P1688">good → better → the best (хороший → лучше → самый лучший);</text:p>
        </text:list-item>
        <text:list-item>
          <text:p text:style-name="P1688">bad → worse → the worst (плохой → хуже → самый плохой);</text:p>
        </text:list-item>
        <text:list-item>
          <text:p text:style-name="P1688">far → farther → the farthest (далекий → дальше → самый далекий);</text:p>
        </text:list-item>
      </text:list>
      <text:p text:style-name="P191"/>
      <text:p text:style-name="P1447">Наречие. Adverb</text:p>
      <text:p text:style-name="P590"/>
      <text:p text:style-name="P592">Часть речи, которая отвечает на вопросы «как?», «каким образом?». </text:p>
      <text:p text:style-name="P1257"><text:span text:style-name="T1143">Оно п</text:span><text:span text:style-name="T1142">омогает описать действие и дает его более точную характеристику.</text:span></text:p>
      <text:p text:style-name="P591"/>
      <text:p text:style-name="P1256"><text:span text:style-name="T1532">Е</text:span>сли наречие относится к глаголу, то оно ст<text:span text:style-name="T1535">ои</text:span>т после него <text:span text:style-name="T1531">(</text:span><text:span text:style-name="T1390">обычно </text:span><text:span text:style-name="T1348">в </text:span><text:span text:style-name="T1391">самом</text:span><text:span text:style-name="T1348"> </text:span><text:span text:style-name="T1390">конце</text:span><text:span text:style-name="T1531">)</text:span>. </text:p>
      <text:p text:style-name="P1256"><text:span text:style-name="T1533">Е</text:span><text:span text:style-name="T1139">сли наречие относится к прилагательному, то оно сто</text:span><text:span text:style-name="T1148">и</text:span><text:span text:style-name="T1139">т перед ним.</text:span></text:p>
      <text:p text:style-name="P593"/>
      <text:p text:style-name="P192">I kwon him <text:span text:style-name="T1256">well</text:span> — Я <text:span text:style-name="T1256">хорошо</text:span> его знаю.</text:p>
      <text:p text:style-name="P192">He is <text:span text:style-name="T1256">very</text:span> serious — Он <text:span text:style-name="T1256">очень</text:span> серьезный.</text:p>
      <text:p text:style-name="P192"/>
      <text:p text:style-name="P595">В английском, начерия делятся на 2 группы: </text:p>
      <text:list xml:id="list3313417959" text:style-name="L84">
        <text:list-item>
          <text:p text:style-name="P1689">наречия, образованые от прилагательных;</text:p>
        </text:list-item>
        <text:list-item>
          <text:p text:style-name="P1689">самобытне наречия <text:span text:style-name="T1611">(</text:span>которые существуют с давних времен<text:span text:style-name="T1611">)</text:span>.</text:p>
        </text:list-item>
      </text:list>
      <text:p text:style-name="P594"/>
      <text:p text:style-name="P662">Наречия, образованные от прилагательных</text:p>
      <text:p text:style-name="P594"/>
      <text:p text:style-name="P596"><text:span text:style-name="T1534">О</text:span>ни <text:span text:style-name="T1534">о</text:span>бразуются при помощи суффикса <text:span text:style-name="T557">-ly</text:span>:</text:p>
      <text:list xml:id="list2786231406" text:style-name="L85">
        <text:list-item>
          <text:p text:style-name="P1690">quick → quickly (быстрый → быстро);</text:p>
        </text:list-item>
        <text:list-item>
          <text:p text:style-name="P1690">serious → seriously (серьезный → серьезно).</text:p>
        </text:list-item>
      </text:list>
      <text:p text:style-name="P597"/>
      <text:p text:style-name="P764"><text:span text:style-name="T1146">Н</text:span><text:span text:style-name="T1140">аречи</text:span><text:span text:style-name="T1141">я</text:span><text:span text:style-name="T1140">, которые </text:span><text:span text:style-name="T1145">пишутся</text:span><text:span text:style-name="T1140"> также, как </text:span><text:span text:style-name="T1144">и </text:span><text:span text:style-name="T1140">прилагательные</text:span><text:span text:style-name="T1144">:</text:span></text:p>
      <text:list xml:id="list2797364896" text:style-name="L86">
        <text:list-item>
          <text:p text:style-name="P1811"><text:span text:style-name="T1052">fast — </text:span><text:span text:style-name="T1141">быстрый/быстро</text:span><text:span text:style-name="T1052">;</text:span></text:p>
        </text:list-item>
        <text:list-item>
          <text:p text:style-name="P1811"><text:span text:style-name="T1052">late — </text:span><text:span text:style-name="T1141">поздний/поздно</text:span><text:span text:style-name="T1052">;</text:span></text:p>
        </text:list-item>
        <text:list-item>
          <text:p text:style-name="P1811"><text:span text:style-name="T1052">hard — </text:span><text:span text:style-name="T1141">тяжелый/тяжело</text:span><text:span text:style-name="T1052">.</text:span></text:p>
        </text:list-item>
      </text:list>
      <text:p text:style-name="P108"><text:soft-page-break/><text:span text:style-name="T430">Jack is a very </text:span><text:span text:style-name="T1256">fast runner</text:span><text:span text:style-name="T430"> — Джек очень быстрый бегут. (fast — это прилагательное, </text:span></text:p>
      <text:p text:style-name="P194">т. к. стоит перед существительным; см. раздел «Прилагательное»)</text:p>
      <text:p text:style-name="P194"/>
      <text:p text:style-name="P108"><text:span text:style-name="T430">Jack can </text:span><text:span text:style-name="T1256">run fast</text:span><text:span text:style-name="T430"> — Джек быстро бегает. (fast — это наречие, т. к. стоит после глагола)</text:span></text:p>
      <text:p text:style-name="P194"/>
      <text:p text:style-name="P1258"><text:span text:style-name="T1147">Наречие </text:span><text:span text:style-name="T741">well</text:span><text:span text:style-name="T1147"> (хорошо) можно использовать как прилагательное, если оно </text:span><text:span text:style-name="T1155">идет в связке </text:span></text:p>
      <text:p text:style-name="P1258"><text:span text:style-name="T1147">с глаголом </text:span><text:span text:style-name="T741">be</text:span><text:span text:style-name="T1147"> или </text:span><text:span text:style-name="T741">get </text:span><text:span text:style-name="T1147">(в разговор</text:span><text:span text:style-name="T1158">ах</text:span><text:span text:style-name="T1147"> о здоровь</text:span><text:span text:style-name="T1157">и</text:span><text:span text:style-name="T1147"> и самочувствии).</text:span></text:p>
      <text:p text:style-name="P195"/>
      <text:p text:style-name="P109"><text:span text:style-name="T523">H</text:span><text:span text:style-name="T430">ow are you? I`m </text:span><text:span text:style-name="T1256">well</text:span><text:span text:style-name="T430"> — Как ты? Я в </text:span><text:span text:style-name="T1256">порядке</text:span><text:span text:style-name="T430">.</text:span></text:p>
      <text:p text:style-name="P109"><text:span text:style-name="T430">He got </text:span><text:span text:style-name="T1256">well</text:span><text:span text:style-name="T430"> after the accident — Он </text:span><text:span text:style-name="T1256">поправился</text:span><text:span text:style-name="T430"> после аварии </text:span><text:span text:style-name="T540">(Он хорош после аварии)</text:span><text:span text:style-name="T430">.</text:span></text:p>
      <text:p text:style-name="P600"/>
      <text:p text:style-name="P663">Самобытные наречия</text:p>
      <text:p text:style-name="P601"/>
      <text:p text:style-name="P1459"><text:span text:style-name="T1143">О</text:span><text:span text:style-name="T1052">ни имеют собственную форму и используются по особым правилам.</text:span></text:p>
      <text:p text:style-name="P1323"><text:span text:style-name="T1216">Ниже приведены самы</text:span><text:span text:style-name="T1217">е</text:span><text:span text:style-name="T1216"> распространенны</text:span><text:span text:style-name="T1217">е</text:span><text:span text:style-name="T1216"> самобытны</text:span><text:span text:style-name="T1217">е</text:span><text:span text:style-name="T1216"> наречи</text:span><text:span text:style-name="T1217">я</text:span><text:span text:style-name="T1216">.</text:span></text:p>
      <text:p text:style-name="P599"/>
      <text:p text:style-name="P791"><text:span text:style-name="T1150">Наречия, указывающие на степень чего-</text:span><text:span text:style-name="T1243">то</text:span><text:span text:style-name="T1150">:</text:span></text:p>
      <text:list xml:id="list4181955360" text:style-name="L87">
        <text:list-item>
          <text:p text:style-name="P1812"><text:span text:style-name="T1052">enough — </text:span><text:span text:style-name="T1149">достаточно</text:span><text:span text:style-name="T1052">;</text:span></text:p>
        </text:list-item>
        <text:list-item>
          <text:p text:style-name="P1812"><text:span text:style-name="T1052">a lot, much, many — </text:span><text:span text:style-name="T1149">много</text:span><text:span text:style-name="T1052">;</text:span></text:p>
        </text:list-item>
        <text:list-item>
          <text:p text:style-name="P1812"><text:span text:style-name="T1052">almost — </text:span><text:span text:style-name="T1149">почти</text:span><text:span text:style-name="T1052">;</text:span></text:p>
        </text:list-item>
        <text:list-item>
          <text:p text:style-name="P1691">pretty, very — довольно (очень);</text:p>
        </text:list-item>
        <text:list-item>
          <text:p text:style-name="P1691">too — слишком;</text:p>
        </text:list-item>
      </text:list>
      <text:p text:style-name="P603"/>
      <text:p text:style-name="P765"><text:span text:style-name="T1149">Наречия, помогающие акцентироваться на чем-</text:span><text:span text:style-name="T1243">то</text:span><text:span text:style-name="T1149">:</text:span></text:p>
      <text:list xml:id="list318093518" text:style-name="L88">
        <text:list-item>
          <text:p text:style-name="P1692">just — всего лишь;</text:p>
        </text:list-item>
        <text:list-item>
          <text:p text:style-name="P1692">only — только;</text:p>
        </text:list-item>
        <text:list-item>
          <text:p text:style-name="P1692">simply — просто;</text:p>
        </text:list-item>
        <text:list-item>
          <text:p text:style-name="P1692">especially — особенно.</text:p>
        </text:list-item>
      </text:list>
      <text:p text:style-name="P591"/>
      <text:p text:style-name="P765"><text:span text:style-name="T1149">Другие</text:span><text:span text:style-name="T1150"> распространенные наречи</text:span><text:span text:style-name="T1149">я</text:span><text:span text:style-name="T1150">:</text:span></text:p>
      <text:list xml:id="list3055371995" text:style-name="L89">
        <text:list-item>
          <text:p text:style-name="P1813"><text:span text:style-name="T1052">quite - </text:span><text:span text:style-name="T1149">совсем</text:span><text:span text:style-name="T1052">;</text:span></text:p>
        </text:list-item>
        <text:list-item>
          <text:p text:style-name="P1813"><text:span text:style-name="T1052">so - </text:span><text:span text:style-name="T1149">такой</text:span><text:span text:style-name="T1052">;</text:span></text:p>
        </text:list-item>
        <text:list-item>
          <text:p text:style-name="P1693">soon - <text:span text:style-name="T1536">скоро</text:span>;</text:p>
        </text:list-item>
      </text:list>
      <text:p text:style-name="P598"/>
      <text:p text:style-name="P1351"><text:span text:style-name="T557">Marry is pretty smart — Мэри </text:span><text:span text:style-name="T628">довольно</text:span><text:span text:style-name="T557"> умная;</text:span></text:p>
      <text:p text:style-name="P193">I almost finished my work yesterday — Я почти закончил вчера работу.</text:p>
      <text:p text:style-name="P193">We just want to ask you a question — Мы всего лишь хотим задать вам вопрос.</text:p>
      <text:p text:style-name="P110"><text:span text:style-name="T524">W</text:span><text:span text:style-name="T430">hy are you so sad? — Почему ты такой грусный?</text:span></text:p>
      <text:p text:style-name="P196">See you soon — Скоро увидимся.</text:p>
      <text:p text:style-name="P604"/>
      <text:p text:style-name="P678">Наречия <text:span text:style-name="T557">much</text:span>, <text:span text:style-name="T557">many</text:span>, <text:span text:style-name="T557">a lot</text:span>, <text:span text:style-name="T557">little</text:span>, <text:span text:style-name="T557">few</text:span></text:p>
      <text:p text:style-name="P602"/>
      <text:p text:style-name="P605">Наречия <text:span text:style-name="T557">much</text:span> и <text:span text:style-name="T557">many</text:span> стоят перед существительными. <text:span text:style-name="T557">Much</text:span> — перед неисчисляемыми, </text:p>
      <text:p text:style-name="P605">а <text:span text:style-name="T557">many</text:span> — перед исчисляемыми: <text:span text:style-name="T557">much work, many books</text:span>.</text:p>
      <text:p text:style-name="P605"/>
      <text:p text:style-name="P605">Связка <text:span text:style-name="T557">a lot of</text:span> (или <text:span text:style-name="T557">lots of</text:span>) может стоять как перед исчисляемыми, так и неисчисляемыми существительными: <text:span text:style-name="T557">a lot of coffee, a lot of cars</text:span>.</text:p>
      <text:p text:style-name="P605"/>
      <text:p text:style-name="P606">Англоговорящие избегают использовать <text:span text:style-name="T557">much</text:span> в утвердительных предложениях. </text:p>
      <text:p text:style-name="P606">Они заменяют его на <text:span text:style-name="T557">a lof of</text:span> <text:span text:style-name="T1537">в этих случаях</text:span>.</text:p>
      <text:p text:style-name="P606"/>
      <text:p text:style-name="P197"><text:soft-page-break/>There is a lot of juice in the jug — В кувшине много сока.</text:p>
      <text:p text:style-name="P197">There isn`t much coffee in the cup — В чашке не много кофе.</text:p>
      <text:p text:style-name="P605"/>
      <text:p text:style-name="P607">Слова <text:span text:style-name="T557">little</text:span> и <text:span text:style-name="T557">few</text:span> переводятся как «мало». <text:span text:style-name="T1613">Слово </text:span><text:span text:style-name="T620">l</text:span><text:span text:style-name="T557">ittle</text:span> — это антоним <text:span text:style-name="T557">much</text:span>, </text:p>
      <text:p text:style-name="P607">а <text:span text:style-name="T1612">слово </text:span><text:span text:style-name="T557">few</text:span> — антоним <text:span text:style-name="T557">many</text:span>: <text:span text:style-name="T557">little work, few books</text:span>.</text:p>
      <text:p text:style-name="P607"/>
      <text:p text:style-name="P664">Наречия частности</text:p>
      <text:p text:style-name="P608"/>
      <text:p text:style-name="P610">Указывают на то, когда или с какой периодичностью происходит действие в предложении. </text:p>
      <text:p text:style-name="P1352"><text:span text:style-name="T1244">Э</text:span><text:span text:style-name="T1152">то те самые слова-маячки, которые помогают определ</text:span><text:span text:style-name="T1156">я</text:span><text:span text:style-name="T1152">ть правильное время</text:span><text:span text:style-name="T1244">.</text:span></text:p>
      <text:p text:style-name="P609"/>
      <text:p text:style-name="P1259"><text:span text:style-name="T1153">Они могут стоять почти в любой позиции в предложении, </text:span><text:span text:style-name="T1154">но </text:span><text:span text:style-name="T1159">чаще всего стоят </text:span></text:p>
      <text:p text:style-name="P615">между подлежащим и сказуемым <text:span text:style-name="T1539">(после вспомогательного глагола)</text:span>.</text:p>
      <text:p text:style-name="P612"/>
      <text:p text:style-name="P198"><text:span text:style-name="T13">I</text:span> <text:span text:style-name="T3">don`t</text:span> <text:span text:style-name="T1256">usually</text:span> <text:span text:style-name="T26">drive</text:span> to work — Обычно, я не еду (на машине) на работу.</text:p>
      <text:p text:style-name="P199"><text:span text:style-name="T13">You</text:span> <text:span text:style-name="T3">can</text:span> <text:span text:style-name="T1256">always</text:span> <text:span text:style-name="T26">call</text:span> me — Ты всегда можешь позвонить мне.</text:p>
      <text:p text:style-name="P611"/>
      <text:p text:style-name="P624">Если в предложении есть глагол <text:span text:style-name="T557">be</text:span>, то наречие частности будет стоять после него.</text:p>
      <text:p text:style-name="P202">He <text:span text:style-name="T26">was</text:span> <text:span text:style-name="T1256">sometimes</text:span> very lazy — Иногда он был очень ленивым.</text:p>
      <text:p text:style-name="P613"/>
      <text:p text:style-name="P623">Если наречие частотности стоит в связке с другим словом, то вся связка </text:p>
      <text:p text:style-name="P623">должна быть в конце предложения.</text:p>
      <text:p text:style-name="P623"/>
      <text:p text:style-name="P203">I <text:span text:style-name="T1256">often</text:span> buy coffee on my way to work — Я часто покупаю кофе по дороге на работу.</text:p>
      <text:p text:style-name="P203">I buy coffee on my way to work <text:span text:style-name="T1256">very often</text:span> — Я очень часто покупаю кофе по дороге на работу.</text:p>
      <text:p text:style-name="P613"/>
      <text:p text:style-name="P1448">Порядок слов в предложении</text:p>
      <text:p text:style-name="P614"/>
      <text:p text:style-name="P616">Любое английское предложение <text:span text:style-name="T1538">обязано</text:span> иметь подлежащее и сказуемое.</text:p>
      <text:p text:style-name="P616"/>
      <text:p text:style-name="P616">Если подлежащее отсутсвует, то на его место ставят формальное подлежащее.</text:p>
      <text:p text:style-name="P651">Если отсутствует сказуемое, то вместо него ставится глагол <text:span text:style-name="T557">be</text:span>.</text:p>
      <text:p text:style-name="P616"/>
      <text:p text:style-name="P616">Сказуемое всегда передает время. В вопросах и отрицаниях оно разделяется </text:p>
      <text:p text:style-name="P616">на вспомогательный и смысловой глаголы.</text:p>
      <text:p text:style-name="P616"/>
      <text:p text:style-name="P1260"><text:span text:style-name="T1160">Если в предло</text:span><text:span text:style-name="T1161">жении несколько смысловых глаголов, то </text:span><text:span text:style-name="T1162">лишь </text:span><text:span text:style-name="T1161">первый будет сказуемым, </text:span></text:p>
      <text:p text:style-name="P617">а остальные, в форме инфинитива или герундия, будут дополнять его.</text:p>
      <text:p text:style-name="P611"/>
      <text:p text:style-name="P1261"><text:span text:style-name="T1164">Наречие</text:span><text:span text:style-name="T1163"> обычно стоит после смыслового глагола, в конце предложения. </text:span></text:p>
      <text:p text:style-name="P618"/>
      <text:p text:style-name="P1261"><text:span text:style-name="T1163">Т</text:span><text:span text:style-name="T1164">акже в конце предложения ставят дополнение и обстоятельство. Для упрощения обстоятельство можно </text:span><text:span text:style-name="T1218">тоже</text:span><text:span text:style-name="T1164"> считать дополнением. </text:span></text:p>
      <text:p text:style-name="P620"/>
      <text:p text:style-name="P620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0"/>
      <text:p text:style-name="P665">В разговоре о месте и времени</text:p>
      <text:p text:style-name="P621"/>
      <text:p text:style-name="P622">Если после глагола указан человек, то сначала указывают человека, а потом говорят </text:p>
      <text:p text:style-name="P622">о месте, где все происходит.</text:p>
      <text:p text:style-name="P622"/>
      <text:p text:style-name="P622"><text:soft-page-break/>Обстоятельство времени обычно идет в конце, после слов, связанных с местом.</text:p>
      <text:p text:style-name="P622">Но если оно состоит из нескольких слов, то может переехать в самое начало предложения.</text:p>
      <text:p text:style-name="P622"/>
      <text:p text:style-name="P200">Tom walks to work <text:span text:style-name="T10">every morning</text:span> / <text:span text:style-name="T10">Every morning</text:span> Tom walks to work — </text:p>
      <text:p text:style-name="P200">Том ходит на работу каждое утро.</text:p>
      <text:p text:style-name="P622"/>
      <text:p text:style-name="P201">I`m going to Paris <text:span text:style-name="T10">on Monday</text:span> / <text:span text:style-name="T10">On Monday</text:span> I`m going to Paris — </text:p>
      <text:p text:style-name="P201">В понедельник я поеду в Париж.</text:p>
      <text:p text:style-name="P204"/>
      <text:p text:style-name="P666">Глаголы, которые требуют 2х дополнений</text:p>
      <text:p text:style-name="P625"/>
      <text:p text:style-name="P767"><text:span text:style-name="T1165">Эт</text:span><text:span text:style-name="T1166">и</text:span><text:span text:style-name="T1165"> глаголы могут направлять действие и на человека, и на предмет одновременно:</text:span></text:p>
      <text:list xml:id="list1361189525" text:style-name="L90">
        <text:list-item>
          <text:p text:style-name="P1694">give — давать, дарить;</text:p>
        </text:list-item>
        <text:list-item>
          <text:p text:style-name="P1694">lend — одалживать;</text:p>
        </text:list-item>
        <text:list-item>
          <text:p text:style-name="P1694">pass — передавать;</text:p>
        </text:list-item>
        <text:list-item>
          <text:p text:style-name="P1694">send — посылать;</text:p>
        </text:list-item>
        <text:list-item>
          <text:p text:style-name="P1694">show — показывать.</text:p>
        </text:list-item>
      </text:list>
      <text:p text:style-name="P625"/>
      <text:p text:style-name="P625">Дополнения могут указ<text:span text:style-name="T1541">ываться</text:span> двумя способами:</text:p>
      <text:p text:style-name="P625"/>
      <text:list xml:id="list335239143" text:style-name="L91">
        <text:list-item>
          <text:p text:style-name="P1695"><text:span text:style-name="T1540">п</text:span>осле глагола указать человека, а затем предмет; без предлогов:</text:p>
          <text:p text:style-name="P1796">I lent <text:span text:style-name="T1480">Mike</text:span> some <text:span text:style-name="T1480">money </text:span><text:span text:style-name="T47">— Я одолжил</text:span><text:span text:style-name="T1480"> Майку деньги</text:span><text:span text:style-name="T47">.</text:span></text:p>
          <text:p text:style-name="P1797"><text:span text:style-name="T47">You lent </text:span><text:span text:style-name="T1480">me</text:span><text:span text:style-name="T47"> some </text:span><text:span text:style-name="T1480">money</text:span><text:span text:style-name="T47"> — Ты </text:span><text:span text:style-name="T423">одолжил </text:span><text:span text:style-name="T1488">мне деньги</text:span><text:span text:style-name="T423">.</text:span></text:p>
          <text:p text:style-name="P1618"/>
        </text:list-item>
        <text:list-item>
          <text:p text:style-name="P1775"><text:span text:style-name="T252">п</text:span><text:span text:style-name="T251">осле глагола указать предмет, а затем человека; перед человеком будет предлог </text:span><text:span text:style-name="T158">to:</text:span></text:p>
          <text:p text:style-name="P1814"><text:span text:style-name="T158">I </text:span><text:span text:style-name="T119">lent some </text:span><text:span text:style-name="T1482">money </text:span><text:span text:style-name="T119">to</text:span><text:span text:style-name="T1482"> Mike</text:span><text:span text:style-name="T119"> — Я одолжил </text:span><text:span text:style-name="T1482">деньги Майку</text:span><text:span text:style-name="T119">.</text:span></text:p>
        </text:list-item>
      </text:list>
      <text:p text:style-name="P625"/>
      <text:p text:style-name="P1449">Предлог. Preposition</text:p>
      <text:p text:style-name="P626"/>
      <text:p text:style-name="P1263"><text:span text:style-name="T1167">В английском языке предлоги заменяют падежи существительных. </text:span><text:span text:style-name="T1168">При этом нет четкого соответствия. К одному падежу могут вести разные предлоги или вообще никаких.</text:span></text:p>
      <text:p text:style-name="P631"/>
      <text:p text:style-name="P12"><text:span text:style-name="T924">Предлоги времени </text:span><text:span text:style-name="T557">at</text:span><text:span text:style-name="T924">, </text:span><text:span text:style-name="T557">on</text:span><text:span text:style-name="T924">, </text:span><text:span text:style-name="T557">in</text:span></text:p>
      <text:p text:style-name="P632"/>
      <text:p text:style-name="P633">Отвечают на вопрос «когда?». Каждый из них обозначает разный момент времни.</text:p>
      <text:p text:style-name="P633"/>
      <text:p text:style-name="P1460"><text:span text:style-name="T1052">Предлог </text:span><text:span text:style-name="T683">at</text:span><text:span text:style-name="T1052"> используется для указания </text:span><text:span text:style-name="T1177">точного </text:span><text:span text:style-name="T1052">времени </text:span><text:span text:style-name="T1177">(</text:span><text:span text:style-name="T1052">на часах</text:span><text:span text:style-name="T1177">)</text:span><text:span text:style-name="T1052">. Иногда с помощью </text:span></text:p>
      <text:p text:style-name="P784"><text:span text:style-name="T1169">него </text:span><text:span text:style-name="T1245">(</text:span><text:span text:style-name="T1178">в качестве исключени</text:span><text:span text:style-name="T1245">я)</text:span><text:span text:style-name="T1179"> </text:span><text:span text:style-name="T1169">указываются периоды дня и праздники:</text:span></text:p>
      <text:list xml:id="list1820172562" text:style-name="L92">
        <text:list-item>
          <text:p text:style-name="P1696">at 5 o`clock — в 5 часов;</text:p>
        </text:list-item>
        <text:list-item>
          <text:p text:style-name="P1696">at noon — днем;</text:p>
        </text:list-item>
        <text:list-item>
          <text:p text:style-name="P1696">at night — ночью;</text:p>
        </text:list-item>
        <text:list-item>
          <text:p text:style-name="P1696">at luchtime — во время обеда;</text:p>
        </text:list-item>
        <text:list-item>
          <text:p text:style-name="P1696">at sunset — на рассвете;</text:p>
        </text:list-item>
        <text:list-item>
          <text:p text:style-name="P1696">at the weekdays — в будние дни;</text:p>
        </text:list-item>
        <text:list-item>
          <text:p text:style-name="P1696">at the weekend — в выходные;</text:p>
        </text:list-item>
        <text:list-item>
          <text:p text:style-name="P1696">at the moment — в данный момент;</text:p>
        </text:list-item>
        <text:list-item>
          <text:p text:style-name="P1696">at the end (of) — в конце;</text:p>
        </text:list-item>
        <text:list-item>
          <text:p text:style-name="P1696">at Christmas — на Рождество;</text:p>
        </text:list-item>
        <text:list-item>
          <text:p text:style-name="P1696">at Easter — на Пасху.</text:p>
        </text:list-item>
      </text:list>
      <text:p text:style-name="P633"/>
      <text:p text:style-name="P768"><text:span text:style-name="T1170">Предлог </text:span><text:span text:style-name="T742">on</text:span><text:span text:style-name="T1171"> </text:span><text:span text:style-name="T1170">указывает на конкретный день. Обычно это дни недели или точные даты</text:span><text:span text:style-name="T1190">:</text:span></text:p>
      <text:list xml:id="list1566802805" text:style-name="L93">
        <text:list-item>
          <text:p text:style-name="P1815"><text:soft-page-break/><text:span text:style-name="T1052">on Sunday — </text:span><text:span text:style-name="T1171">в воскресенье / по воскресеньям</text:span><text:span text:style-name="T1052">;</text:span></text:p>
        </text:list-item>
        <text:list-item>
          <text:p text:style-name="P1815"><text:span text:style-name="T1052">on Monday — </text:span><text:span text:style-name="T1171">в понедельник / по поне</text:span><text:span text:style-name="T1246">д</text:span><text:span text:style-name="T1171">е</text:span><text:span text:style-name="T1246">л</text:span><text:span text:style-name="T1171">ьникам</text:span><text:span text:style-name="T1052">;</text:span></text:p>
        </text:list-item>
        <text:list-item>
          <text:p text:style-name="P1697">on Tuesday — во вторник / по вторникам;</text:p>
        </text:list-item>
        <text:list-item>
          <text:p text:style-name="P1697">on Wednesday — в срезу / по средам;</text:p>
        </text:list-item>
        <text:list-item>
          <text:p text:style-name="P1697">on Thursday — в четверг / <text:span text:style-name="T1647">по четвергам</text:span>;</text:p>
        </text:list-item>
        <text:list-item>
          <text:p text:style-name="P1697">on Friday — в пятницу / <text:span text:style-name="T1647">по пятницам</text:span>;</text:p>
        </text:list-item>
        <text:list-item>
          <text:p text:style-name="P1698">on Saturday — в субботу / <text:span text:style-name="T1647">по субботам</text:span>;</text:p>
        </text:list-item>
        <text:list-item>
          <text:p text:style-name="P1697">on the 8th of March — 8го марта;</text:p>
        </text:list-item>
        <text:list-item>
          <text:p text:style-name="P1698">on April, 10 — 10го апреля;</text:p>
        </text:list-item>
        <text:list-item>
          <text:p text:style-name="P1697">on my birthday — на мой день рождения;</text:p>
        </text:list-item>
        <text:list-item>
          <text:p text:style-name="P1697">on Christmas day — в день Рождества.</text:p>
        </text:list-item>
      </text:list>
      <text:p text:style-name="P634"/>
      <text:p text:style-name="P636">Если <text:span text:style-name="T1648">в названии </text:span>праздник<text:span text:style-name="T1648">а</text:span> содержит<text:span text:style-name="T1648">ся</text:span> слово <text:span text:style-name="T557">day</text:span>, то он<text:span text:style-name="T1649"> </text:span>пишется с предлогом <text:span text:style-name="T557">on</text:span>, а не <text:span text:style-name="T557">at</text:span>.</text:p>
      <text:p text:style-name="P634"/>
      <text:p text:style-name="P635">В английском языке дни недели, месяцы, и названия праздников пишутся с большой буквы.</text:p>
      <text:p text:style-name="P653">Первым днем недели является не понедельник, а воскресенье. </text:p>
      <text:p text:style-name="P634"/>
      <text:p text:style-name="P769"><text:span text:style-name="T1174">Предлог </text:span><text:span text:style-name="T743">in</text:span><text:span text:style-name="T1174"> </text:span><text:span text:style-name="T1173">указывает на</text:span><text:span text:style-name="T1172"> </text:span><text:span text:style-name="T1173">большие</text:span><text:span text:style-name="T1172"> период</text:span><text:span text:style-name="T1173">ы</text:span><text:span text:style-name="T1172">: </text:span><text:span text:style-name="T1173">месяцы</text:span><text:span text:style-name="T1172">, </text:span><text:span text:style-name="T1173">сезоны,</text:span><text:span text:style-name="T1172"> год</text:span><text:span text:style-name="T1173">ы</text:span><text:span text:style-name="T1172">:</text:span></text:p>
      <text:list xml:id="list104320375" text:style-name="L94">
        <text:list-item>
          <text:p text:style-name="P1816"><text:span text:style-name="T1247">i</text:span><text:span text:style-name="T1052">n January — </text:span><text:span text:style-name="T1175">в январе</text:span><text:span text:style-name="T1052">;</text:span></text:p>
        </text:list-item>
        <text:list-item>
          <text:p text:style-name="P1816"><text:span text:style-name="T1052">in February — </text:span><text:span text:style-name="T1175">в феврале</text:span><text:span text:style-name="T1052">;</text:span></text:p>
        </text:list-item>
        <text:list-item>
          <text:p text:style-name="P1816"><text:span text:style-name="T1052">in March — </text:span><text:span text:style-name="T1175">в марте</text:span><text:span text:style-name="T1052">;</text:span></text:p>
        </text:list-item>
        <text:list-item>
          <text:p text:style-name="P1816"><text:span text:style-name="T1052">in April — </text:span><text:span text:style-name="T1175">в апреле</text:span><text:span text:style-name="T1052">;</text:span></text:p>
        </text:list-item>
        <text:list-item>
          <text:p text:style-name="P1816"><text:span text:style-name="T1052">in May — </text:span><text:span text:style-name="T1175">в мае</text:span><text:span text:style-name="T1052">;</text:span></text:p>
        </text:list-item>
        <text:list-item>
          <text:p text:style-name="P1816"><text:span text:style-name="T1052">in June — </text:span><text:span text:style-name="T1175">в июне</text:span><text:span text:style-name="T1052">;</text:span></text:p>
        </text:list-item>
        <text:list-item>
          <text:p text:style-name="P1699">in July — в июле;</text:p>
        </text:list-item>
        <text:list-item>
          <text:p text:style-name="P1816"><text:span text:style-name="T1052">in August — </text:span><text:span text:style-name="T1175">в авгесте</text:span><text:span text:style-name="T1052">;</text:span></text:p>
        </text:list-item>
        <text:list-item>
          <text:p text:style-name="P1816"><text:span text:style-name="T1052">in September — </text:span><text:span text:style-name="T1175">в сентябре</text:span><text:span text:style-name="T1052">;</text:span></text:p>
        </text:list-item>
        <text:list-item>
          <text:p text:style-name="P1816"><text:span text:style-name="T1052">in October — </text:span><text:span text:style-name="T1175">в октябре</text:span><text:span text:style-name="T1052">;</text:span></text:p>
        </text:list-item>
        <text:list-item>
          <text:p text:style-name="P1816"><text:span text:style-name="T1052">in November — </text:span><text:span text:style-name="T1175">в ноябре</text:span><text:span text:style-name="T1052">;</text:span></text:p>
        </text:list-item>
        <text:list-item>
          <text:p text:style-name="P1817"><text:span text:style-name="T1052">in December — </text:span><text:span text:style-name="T1175">в декабре</text:span><text:span text:style-name="T1052">;</text:span></text:p>
        </text:list-item>
        <text:list-item>
          <text:p text:style-name="P1816"><text:span text:style-name="T1052">in winter — </text:span><text:span text:style-name="T1175">зимой</text:span><text:span text:style-name="T1052">;</text:span></text:p>
        </text:list-item>
        <text:list-item>
          <text:p text:style-name="P1816"><text:span text:style-name="T1052">in spring — </text:span><text:span text:style-name="T1175">весной</text:span><text:span text:style-name="T1052">;</text:span></text:p>
        </text:list-item>
        <text:list-item>
          <text:p text:style-name="P1816"><text:span text:style-name="T1052">in summer — </text:span><text:span text:style-name="T1175">летом</text:span><text:span text:style-name="T1052">;</text:span></text:p>
        </text:list-item>
        <text:list-item>
          <text:p text:style-name="P1817"><text:span text:style-name="T1052">in autumn — </text:span><text:span text:style-name="T1175">осенью</text:span><text:span text:style-name="T1052">;</text:span></text:p>
        </text:list-item>
        <text:list-item>
          <text:p text:style-name="P1816"><text:span text:style-name="T1052">in the evening — </text:span><text:span text:style-name="T1175">вечером</text:span><text:span text:style-name="T1052">;</text:span></text:p>
        </text:list-item>
        <text:list-item>
          <text:p text:style-name="P1817"><text:span text:style-name="T1052">in the morning — </text:span><text:span text:style-name="T1175">утром</text:span><text:span text:style-name="T1052">;</text:span></text:p>
        </text:list-item>
        <text:list-item>
          <text:p text:style-name="P1776"><text:span text:style-name="T1172">in </text:span><text:span text:style-name="T1176">2065</text:span><text:span text:style-name="T1172"> — </text:span><text:span text:style-name="T1175">в </text:span><text:span text:style-name="T1176">2065</text:span><text:span text:style-name="T1175"> году</text:span><text:span text:style-name="T1172">;</text:span></text:p>
        </text:list-item>
        <text:list-item>
          <text:p text:style-name="P1816"><text:span text:style-name="T1052">in the 1970s — </text:span><text:span text:style-name="T1175">в 1970х годах</text:span><text:span text:style-name="T1052">;</text:span></text:p>
        </text:list-item>
        <text:list-item>
          <text:p text:style-name="P1816"><text:span text:style-name="T1052">in the 20th century — </text:span><text:span text:style-name="T1175">в 20м веке</text:span><text:span text:style-name="T1052">;</text:span></text:p>
        </text:list-item>
        <text:list-item>
          <text:p text:style-name="P1816"><text:span text:style-name="T1052">in the past — </text:span><text:span text:style-name="T1175">в прошлом</text:span><text:span text:style-name="T1052">;</text:span></text:p>
        </text:list-item>
        <text:list-item>
          <text:p text:style-name="P1816"><text:span text:style-name="T1052">in the future — </text:span><text:span text:style-name="T1175">в будущем</text:span><text:span text:style-name="T1052">;</text:span></text:p>
        </text:list-item>
      </text:list>
      <text:p text:style-name="P633"/>
      <text:p text:style-name="P637">Предлог <text:span text:style-name="T557">in</text:span> в связке с временем означает «через»:</text:p>
      <text:list xml:id="list213481657" text:style-name="L95">
        <text:list-item>
          <text:p text:style-name="P1700">in 5 minutes — через 5 минут;</text:p>
        </text:list-item>
        <text:list-item>
          <text:p text:style-name="P1700">in two weeks — через две недели;</text:p>
        </text:list-item>
        <text:list-item>
          <text:p text:style-name="P1700">in no time — мигом <text:span text:style-name="T1650">(через мгновение)</text:span>.</text:p>
        </text:list-item>
      </text:list>
      <text:p text:style-name="P619"/>
      <text:p text:style-name="P627">Предлоги времени не используются перед словами: <text:span text:style-name="T557">last, next, this, that, each, every</text:span>.</text:p>
      <text:p text:style-name="P627"/>
      <text:p text:style-name="P205"><text:soft-page-break/>See you next Friday — Увидимся в следующую пятницу (next заменяет on).</text:p>
      <text:p text:style-name="P205">I didn`t have breakfast this morning — Я не завтракал этим утром (this вместо in the).</text:p>
      <text:p text:style-name="P205"/>
      <text:p text:style-name="P629"><text:span text:style-name="T1542">Эти п</text:span>редлоги имеют множество нелогичных исключений. Так, напр<text:span text:style-name="T1651">и</text:span>мер, <text:span text:style-name="T557">in</text:span> и <text:span text:style-name="T557">at</text:span> принятно говорить с некоторыми переодами дня. Это нужно просто заучить.</text:p>
      <text:p text:style-name="P628"/>
      <text:p text:style-name="P667">Предлоги времени <text:span text:style-name="T557">since, for, from … to, until</text:span></text:p>
      <text:p text:style-name="P630"/>
      <text:p text:style-name="P638">Они связаны с большими отрезками времени. Отвечают на вопрос «в какой период?»</text:p>
      <text:p text:style-name="P638"/>
      <text:p text:style-name="P1266"><text:span text:style-name="T1180">Предлог </text:span><text:span text:style-name="T744">since</text:span><text:span text:style-name="T1180"> </text:span><text:span text:style-name="T1181">означает</text:span><text:span text:style-name="T1180"> «с». Он указывает на начало периода:</text:span></text:p>
      <text:p text:style-name="P639">(с какого времени действие происходит)</text:p>
      <text:list xml:id="list1119886661" text:style-name="L96">
        <text:list-item>
          <text:p text:style-name="P1701">since Wednesday — со среды;</text:p>
        </text:list-item>
        <text:list-item>
          <text:p text:style-name="P1701">since 1984 — с 1984 года;</text:p>
        </text:list-item>
        <text:list-item>
          <text:p text:style-name="P1701">since Monday — с понедельника.</text:p>
        </text:list-item>
      </text:list>
      <text:p text:style-name="P638"/>
      <text:p text:style-name="P1264"><text:span text:style-name="T1180">Предлог </text:span><text:span text:style-name="T744">for</text:span><text:span text:style-name="T1180"> </text:span><text:span text:style-name="T1188">означает</text:span><text:span text:style-name="T1180"> «</text:span><text:span text:style-name="T1181">уже</text:span><text:span text:style-name="T1180">», «в течение». Он указывает, как долго длится дейс</text:span><text:span text:style-name="T1181">т</text:span><text:span text:style-name="T1180">вие. </text:span></text:p>
      <text:p text:style-name="P780"><text:span text:style-name="T1180">После </text:span><text:span text:style-name="T1197">него</text:span><text:span text:style-name="T1180"> ставится время, в течении которого</text:span><text:span text:style-name="T1183"> длится действие</text:span><text:span text:style-name="T1180">:</text:span></text:p>
      <text:list xml:id="list3771986053" text:style-name="L97">
        <text:list-item>
          <text:p text:style-name="P1818"><text:span text:style-name="T1052">for 10 hours — </text:span><text:span text:style-name="T1182">(</text:span><text:span text:style-name="T1052">уже</text:span><text:span text:style-name="T1182">)</text:span><text:span text:style-name="T1052"> 10 часов / в течении 10 часов</text:span></text:p>
        </text:list-item>
        <text:list-item>
          <text:p text:style-name="P1818"><text:span text:style-name="T1180">f</text:span><text:span text:style-name="T1052">or two weeks — </text:span><text:span text:style-name="T1182">(</text:span><text:span text:style-name="T1052">уже</text:span><text:span text:style-name="T1182">)</text:span><text:span text:style-name="T1052"> две недели / в течении 2х недель</text:span></text:p>
        </text:list-item>
      </text:list>
      <text:p text:style-name="P638"/>
      <text:p text:style-name="P638">Предлоги <text:span text:style-name="T557">since</text:span> и <text:span text:style-name="T557">for</text:span> используются в Present Perfect Continuous.</text:p>
      <text:p text:style-name="P638"/>
      <text:p text:style-name="P1265">Составной предлог <text:span text:style-name="T557">from … to</text:span> означает «с … до». Он указыват с какого и по какое время</text:p>
      <text:p text:style-name="P641">происходит <text:span text:style-name="T1615">или</text:span> происходило действие, <text:span text:style-name="T1543">т. е. границы периода:</text:span></text:p>
      <text:list xml:id="list1126936332" text:style-name="L98">
        <text:list-item>
          <text:p text:style-name="P1702">from 9 to 5 — с девяти до пяти (часов);</text:p>
        </text:list-item>
        <text:list-item>
          <text:p text:style-name="P1702">from January to March — с января по март;</text:p>
        </text:list-item>
      </text:list>
      <text:p text:style-name="P642"/>
      <text:p text:style-name="P770"><text:span text:style-name="T1184">Предлог </text:span><text:span text:style-name="T745">until</text:span><text:span text:style-name="T1184"> (</text:span><text:span text:style-name="T745">till</text:span><text:span text:style-name="T1184">) означает «до того момента, как». Он </text:span><text:span text:style-name="T1186">обозначает</text:span><text:span text:style-name="T1184"> конец </text:span><text:span text:style-name="T1185">периода</text:span><text:span text:style-name="T1189">:</text:span></text:p>
      <text:list xml:id="list2470186690" text:style-name="L99">
        <text:list-item>
          <text:p text:style-name="P1703">until Wednesday — до среды;</text:p>
        </text:list-item>
        <text:list-item>
          <text:p text:style-name="P1703">until I come — до того, как я вернусь;</text:p>
        </text:list-item>
      </text:list>
      <text:p text:style-name="P643"/>
      <text:p text:style-name="P111"><text:span text:style-name="T430">You should come back </text:span><text:span text:style-name="T1256">till</text:span><text:span text:style-name="T430"> 10 o`clock — Ты должен вернуться </text:span><text:span text:style-name="T1256">до</text:span><text:span text:style-name="T430"> 10 часов.</text:span></text:p>
      <text:p text:style-name="P640"/>
      <text:p text:style-name="P1353"><text:span text:style-name="T1187">После </text:span><text:span text:style-name="T746">until</text:span><text:span text:style-name="T1187"> можно указывать целое предложение, которое отвечает на вопрос </text:span></text:p>
      <text:p text:style-name="P1353"><text:span text:style-name="T1187">«до какого времени?», «когда закончится?». В этом случае </text:span><text:span text:style-name="T746">until</text:span><text:span text:style-name="T1187"> будет работать как союз </text:span></text:p>
      <text:p text:style-name="P645">перед придаточным предложением.</text:p>
      <text:p text:style-name="P644"/>
      <text:p text:style-name="P112"><text:span text:style-name="T525">W</text:span><text:span text:style-name="T430">ait for me </text:span><text:span text:style-name="T1256">until</text:span><text:span text:style-name="T430"> I finish my work — Подожди меня </text:span><text:span text:style-name="T1256">до того момента, как</text:span><text:span text:style-name="T430"> я закончу работу.</text:span></text:p>
      <text:p text:style-name="P644"/>
      <text:p text:style-name="P23"><text:span text:style-name="T955">П</text:span><text:span text:style-name="T924">редлоги места </text:span><text:span text:style-name="T557">at</text:span><text:span text:style-name="T924">, </text:span><text:span text:style-name="T557">on</text:span><text:span text:style-name="T924">, </text:span><text:span text:style-name="T557">in</text:span></text:p>
      <text:p text:style-name="P644"/>
      <text:p text:style-name="P1267"><text:span text:style-name="T956">Помимо времени </text:span><text:span text:style-name="T1046">эти предлоги</text:span><text:span text:style-name="T960"> </text:span><text:span text:style-name="T956">также используются для указания местоположения.</text:span></text:p>
      <text:p text:style-name="P292"/>
      <text:p text:style-name="P293">Предлог <text:span text:style-name="T557">in</text:span> переводится как «в». Он обозначает положение в определенном месте,</text:p>
      <text:p text:style-name="P771"><text:span text:style-name="T956">зоне, области, пространстве (место, ограниченное какими-то рамками или барьером)</text:span><text:span text:style-name="T957">:</text:span></text:p>
      <text:list xml:id="list4067431383" text:style-name="L100">
        <text:list-item>
          <text:p text:style-name="P1819"><text:span text:style-name="T956">i</text:span><text:span text:style-name="T924">n the house — в доме;</text:span></text:p>
        </text:list-item>
        <text:list-item>
          <text:p text:style-name="P1722">in a box — в коробке;</text:p>
        </text:list-item>
        <text:list-item>
          <text:p text:style-name="P1722">in the garden — в саду;</text:p>
        </text:list-item>
        <text:list-item>
          <text:p text:style-name="P1722">in a country — в стране.</text:p>
        </text:list-item>
      </text:list>
      <text:p text:style-name="P1489"><text:soft-page-break/><text:span text:style-name="T924">Предлог </text:span><text:span text:style-name="T557">on</text:span><text:span text:style-name="T924"> обозначает поверхность или линию, </text:span><text:span text:style-name="T858">на</text:span><text:span text:style-name="T924"> которой располагается объект:</text:span></text:p>
      <text:list xml:id="list3252724032" text:style-name="L101">
        <text:list-item>
          <text:p text:style-name="P1820"><text:span text:style-name="T924">on the table — </text:span><text:span text:style-name="T960">на столе</text:span><text:span text:style-name="T924">;</text:span></text:p>
        </text:list-item>
        <text:list-item>
          <text:p text:style-name="P1821"><text:span text:style-name="T924">on the ceiling — </text:span><text:span text:style-name="T960">на потолке (на поверхности потолка)</text:span><text:span text:style-name="T924">;</text:span></text:p>
        </text:list-item>
        <text:list-item>
          <text:p text:style-name="P1820"><text:span text:style-name="T924">on the floor — </text:span><text:span text:style-name="T960">на полу</text:span><text:span text:style-name="T924">;</text:span></text:p>
        </text:list-item>
        <text:list-item>
          <text:p text:style-name="P1820"><text:span text:style-name="T924">on the head — </text:span><text:span text:style-name="T960">на голове</text:span><text:span text:style-name="T924">;</text:span></text:p>
        </text:list-item>
        <text:list-item>
          <text:p text:style-name="P1723">on the page — на странице.</text:p>
        </text:list-item>
      </text:list>
      <text:p text:style-name="P295"/>
      <text:p text:style-name="P772"><text:span text:style-name="T957">Предлог </text:span><text:span text:style-name="T595">at</text:span><text:span text:style-name="T957"> обозначает конкретное место/точку, </text:span><text:span text:style-name="T958">где</text:span><text:span text:style-name="T957"> находится предмет</text:span><text:span text:style-name="T959">:</text:span></text:p>
      <text:list xml:id="list964737417" text:style-name="L102">
        <text:list-item>
          <text:p text:style-name="P1822"><text:span text:style-name="T957">a</text:span><text:span text:style-name="T924">t the bus stop — на автобусной остановке;</text:span></text:p>
        </text:list-item>
        <text:list-item>
          <text:p text:style-name="P1725">at the top/bottom - наверху/внизу;</text:p>
        </text:list-item>
        <text:list-item>
          <text:p text:style-name="P1725">at the end — в конце;</text:p>
        </text:list-item>
        <text:list-item>
          <text:p text:style-name="P1725">at school — в школе.</text:p>
        </text:list-item>
      </text:list>
      <text:p text:style-name="P295"/>
      <text:p text:style-name="P294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4"><text:span text:style-name="T557">on the cornet</text:span>, и <text:span text:style-name="T557">at the corner</text:span>.</text:p>
      <text:p text:style-name="P294"/>
      <text:p text:style-name="P1305"><text:span text:style-name="T960">Очень часто предлог </text:span><text:span text:style-name="T596">in</text:span><text:span text:style-name="T960"> переводится как «на», </text:span><text:span text:style-name="T961">а </text:span><text:span text:style-name="T597">on</text:span><text:span text:style-name="T961"> — наоборот, как «в» </text:span><text:span text:style-name="T976">(</text:span><text:span text:style-name="T961">или похожим</text:span><text:span text:style-name="T976">)</text:span><text:span text:style-name="T961">.</text:span></text:p>
      <text:p text:style-name="P781"><text:span text:style-name="T962">Особенно это касается случаев, когда </text:span><text:span text:style-name="T976">они</text:span><text:span text:style-name="T962"> используются с транспортом:</text:span></text:p>
      <text:list xml:id="list3888546325" text:style-name="L103">
        <text:list-item>
          <text:p text:style-name="P1724">in the sky — на небе;</text:p>
        </text:list-item>
        <text:list-item>
          <text:p text:style-name="P1724">in the street — на улице;</text:p>
        </text:list-item>
        <text:list-item>
          <text:p text:style-name="P1823"><text:span text:style-name="T924">in a photo — на фото</text:span><text:span text:style-name="T961">;</text:span></text:p>
        </text:list-item>
        <text:list-item>
          <text:p text:style-name="P1824"><text:span text:style-name="T924">on the list — </text:span><text:span text:style-name="T962">в списке</text:span><text:span text:style-name="T924">;</text:span></text:p>
        </text:list-item>
        <text:list-item>
          <text:p text:style-name="P1824"><text:span text:style-name="T924">on the menu — </text:span><text:span text:style-name="T962">в меню</text:span><text:span text:style-name="T924">;</text:span></text:p>
        </text:list-item>
        <text:list-item>
          <text:p text:style-name="P1824"><text:span text:style-name="T924">on the left — </text:span><text:span text:style-name="T962">слева</text:span><text:span text:style-name="T924">;</text:span></text:p>
        </text:list-item>
        <text:list-item>
          <text:p text:style-name="P1825"><text:span text:style-name="T924">on the way — </text:span><text:span text:style-name="T962">по дороге;</text:span></text:p>
        </text:list-item>
        <text:list-item>
          <text:p text:style-name="P1726">on a bus — в автобусе;</text:p>
        </text:list-item>
        <text:list-item>
          <text:p text:style-name="P1726">on a plain — в самолете;</text:p>
        </text:list-item>
        <text:list-item>
          <text:p text:style-name="P1726">in a car — на машине;</text:p>
        </text:list-item>
        <text:list-item>
          <text:p text:style-name="P1726">in a taxi — на такси.</text:p>
        </text:list-item>
      </text:list>
      <text:p text:style-name="P296"/>
      <text:p text:style-name="P668">Другие предлоги места</text:p>
      <text:p text:style-name="P297"/>
      <text:p text:style-name="P298">Помогают определить нахождение объекта в пространсте:</text:p>
      <text:list xml:id="list3137105004" text:style-name="L104">
        <text:list-item>
          <text:p text:style-name="P1727">above — над;</text:p>
        </text:list-item>
        <text:list-item>
          <text:p text:style-name="P1727">under — под;</text:p>
        </text:list-item>
        <text:list-item>
          <text:p text:style-name="P1727">in front of — перед;</text:p>
        </text:list-item>
        <text:list-item>
          <text:p text:style-name="P1727">behind — позади;</text:p>
        </text:list-item>
        <text:list-item>
          <text:p text:style-name="P1727">between/<text:span text:style-name="T1564">with</text:span> — между/<text:span text:style-name="T1564">c</text:span>;</text:p>
        </text:list-item>
        <text:list-item>
          <text:p text:style-name="P1727">next to — рядом с.</text:p>
        </text:list-item>
      </text:list>
      <text:p text:style-name="P297"/>
      <text:p text:style-name="P123">The cat is <text:span text:style-name="T1256">under</text:span> the ball — Кот <text:span text:style-name="T1256">под</text:span> клубком.</text:p>
      <text:p text:style-name="P123">The cat is <text:span text:style-name="T1256">in front of</text:span> the ball — Кот <text:span text:style-name="T1256">перед</text:span> клубком.</text:p>
      <text:p text:style-name="P297"/>
      <text:p text:style-name="P13"><text:span text:style-name="T924">Предллог направления </text:span><text:span text:style-name="T557">to</text:span></text:p>
      <text:p text:style-name="P297"/>
      <text:p text:style-name="P299">Указывает в какое место хочет попасть человек. Отвечает на вопрос «куда?»</text:p>
      <text:p text:style-name="P299"/>
      <text:p text:style-name="P300">Используется после глаголов движения:</text:p>
      <text:list xml:id="list2693580774" text:style-name="L105">
        <text:list-item>
          <text:p text:style-name="P1728"><text:soft-page-break/>go — идти, направляться, <text:span text:style-name="T1652">ехать</text:span>;</text:p>
        </text:list-item>
        <text:list-item>
          <text:p text:style-name="P1728">walk — идти пешком;</text:p>
        </text:list-item>
        <text:list-item>
          <text:p text:style-name="P1728">drive — ехать на машине (в качестве водителя);</text:p>
        </text:list-item>
        <text:list-item>
          <text:p text:style-name="P1728">come — приходить;</text:p>
        </text:list-item>
        <text:list-item>
          <text:p text:style-name="P1728">travel — путешествовать;</text:p>
        </text:list-item>
        <text:list-item>
          <text:p text:style-name="P1728">return — возвращаться;</text:p>
        </text:list-item>
        <text:list-item>
          <text:p text:style-name="P1728">send — посылать;</text:p>
        </text:list-item>
        <text:list-item>
          <text:p text:style-name="P1728">get <text:span text:style-name="T1653">(</text:span>to<text:span text:style-name="T1653">)</text:span> — добираться.</text:p>
        </text:list-item>
      </text:list>
      <text:p text:style-name="P295"/>
      <text:p text:style-name="P122">I want to <text:span text:style-name="T1256">go to</text:span> New York — Я хочу <text:span text:style-name="T1256">поехать в</text:span> Нью Йорк.</text:p>
      <text:p text:style-name="P122">Did they <text:span text:style-name="T1256">get to</text:span> London? — Они <text:span text:style-name="T1256">добрались до</text:span> Лондона?</text:p>
      <text:p text:style-name="P299"/>
      <text:p text:style-name="P301">Если в качестве направления используется слово <text:span text:style-name="T557">home</text:span>, то перед ним <text:span text:style-name="T557">to</text:span> не нужен. </text:p>
      <text:p text:style-name="P1355"><text:span text:style-name="T629">G</text:span><text:span text:style-name="T630">o to home (неправильно). </text:span><text:span text:style-name="T629">G</text:span><text:span text:style-name="T630">o home (правильно).</text:span></text:p>
      <text:p text:style-name="P301"/>
      <text:p text:style-name="P302">Если нужно сказать о том, что бывали в каком-то месте, например, в стране или городе, </text:p>
      <text:p text:style-name="P1461"><text:span text:style-name="T924">то нужно использовать Present Perfect с </text:span><text:span text:style-name="T557">to</text:span><text:span text:style-name="T924"> (</text:span><text:span text:style-name="T963">т. к </text:span><text:span text:style-name="T1033">это </text:span><text:span text:style-name="T924">имеющийся опыт из прошлого).</text:span></text:p>
      <text:p text:style-name="P295"/>
      <text:p text:style-name="P121">The have been to Italy — Они бывали в Италии.</text:p>
      <text:p text:style-name="P1354"><text:span text:style-name="T631">Have you ever been to Mexico? — Ты когда-</text:span><text:span text:style-name="T632">либо</text:span><text:span text:style-name="T631"> бывал в Мексике?</text:span></text:p>
      <text:p text:style-name="P303"/>
      <text:p text:style-name="P14"><text:span text:style-name="T924">Предлог </text:span><text:span text:style-name="T557">by</text:span></text:p>
      <text:p text:style-name="P304"/>
      <text:p text:style-name="P305">Может переводится по-разному. Не нужно использовать только <text:span text:style-name="T1654">один</text:span> вариант перевода.</text:p>
      <text:p text:style-name="P305"/>
      <text:p text:style-name="P773"><text:span text:style-name="T964">Он помогает сказать, </text:span><text:span text:style-name="T1049">как</text:span><text:span text:style-name="T964"> что-</text:span><text:span text:style-name="T967">то</text:span><text:span text:style-name="T964"> делается или случается:</text:span></text:p>
      <text:list xml:id="list2271791438" text:style-name="L106">
        <text:list-item>
          <text:p text:style-name="P1729">send by post — <text:span text:style-name="T1545">отправиться почтой</text:span>;</text:p>
        </text:list-item>
        <text:list-item>
          <text:p text:style-name="P1730">happen by mistake — <text:span text:style-name="T1545">случиться по ошибке.</text:span></text:p>
        </text:list-item>
      </text:list>
      <text:p text:style-name="P305"/>
      <text:p text:style-name="P120">Did you play for the meal by credit card — Ты заплатил за еду кредиткой?</text:p>
      <text:p text:style-name="P306"/>
      <text:p text:style-name="P774"><text:span text:style-name="T965">Таже </text:span><text:span text:style-name="T968">применяется</text:span><text:span text:style-name="T965">, когда говорят, каким транспортом воспользовались:</text:span></text:p>
      <text:list xml:id="list2219893866" text:style-name="L107">
        <text:list-item>
          <text:p text:style-name="P1731">go by car — ехать <text:span text:style-name="T1546">на машине (машиной)</text:span>;</text:p>
        </text:list-item>
        <text:list-item>
          <text:p text:style-name="P1777"><text:span text:style-name="T965">travel by bu</text:span><text:span text:style-name="T966">s</text:span><text:span text:style-name="T965"> — </text:span><text:span text:style-name="T966">путешествовать на автобусе (автобусом);</text:span></text:p>
        </text:list-item>
        <text:list-item>
          <text:p text:style-name="P1732">fly by plane — лететь на самолете (самолетом);</text:p>
        </text:list-item>
      </text:list>
      <text:p text:style-name="P307"/>
      <text:p text:style-name="P119">I prefer to travel <text:span text:style-name="T1256">by bus</text:span> than <text:span text:style-name="T1256">by car</text:span> — Я больше люблю путешествовать </text:p>
      <text:p text:style-name="P119"><text:span text:style-name="T1256">на автобусе</text:span> (автобусом), а не <text:span text:style-name="T1256">на машине</text:span> (машиной).</text:p>
      <text:p text:style-name="P1268"/>
      <text:p text:style-name="P1268">Предлог <text:span text:style-name="T557">by</text:span> может использоваться <text:span text:style-name="T1547">в пассивном залоге, когда указывают автора действия, </text:span></text:p>
      <text:p text:style-name="P1468">а также в значении «рядом», «около». </text:p>
      <text:p text:style-name="P1269"/>
      <text:p text:style-name="P118">Sit by me — Посиди рядом со мной (около меня).</text:p>
      <text:p text:style-name="P1269"/>
      <text:p text:style-name="P15">Устойчивые связки существительных и предлогов</text:p>
      <text:p text:style-name="P1462"/>
      <text:p text:style-name="P1463">Иногда, после некоторых существительных, принятно использовать определенные предлоги.</text:p>
      <text:p text:style-name="P1464">Такие связки нужно просто запомнить. При переводе на русский предлог может выпадать.</text:p>
      <text:p text:style-name="P1465">После предлога в связке обычно идет либо еще одно существительное, либо герундий:</text:p>
      <text:list xml:id="list3627668268" text:style-name="L108">
        <text:list-item>
          <text:p text:style-name="P1826">a need for — нужда в;</text:p>
        </text:list-item>
        <text:list-item>
          <text:p text:style-name="P1828">a reason for — причина для <text:span text:style-name="T1552">(</text:span>чего-либо<text:span text:style-name="T1552">)</text:span>;</text:p>
        </text:list-item>
        <text:list-item>
          <text:p text:style-name="P1826"><text:soft-page-break/>an advantage of — преимущество <text:span text:style-name="T1552">(</text:span>чего-либо<text:span text:style-name="T1552">)</text:span>;</text:p>
        </text:list-item>
        <text:list-item>
          <text:p text:style-name="P1826">a disadvantage of — <text:span text:style-name="T1549">недостаток </text:span><text:span text:style-name="T1552">(</text:span><text:span text:style-name="T1549">чего-либо</text:span><text:span text:style-name="T1552">)</text:span>;</text:p>
        </text:list-item>
        <text:list-item>
          <text:p text:style-name="P1826">a cause of — <text:span text:style-name="T1549">причина </text:span><text:span text:style-name="T1552">(</text:span><text:span text:style-name="T1549">чего-либо</text:span><text:span text:style-name="T1552">)</text:span>;</text:p>
        </text:list-item>
        <text:list-item>
          <text:p text:style-name="P1826">a photograph of — <text:span text:style-name="T1549">фото </text:span><text:span text:style-name="T1552">(</text:span><text:span text:style-name="T1549">чего-либо</text:span><text:span text:style-name="T1552">)</text:span>;</text:p>
        </text:list-item>
        <text:list-item>
          <text:p text:style-name="P1826">a picture of — <text:span text:style-name="T1549">изображение </text:span><text:span text:style-name="T1552">(</text:span><text:span text:style-name="T1549">чего-либо</text:span><text:span text:style-name="T1552">)</text:span>;</text:p>
        </text:list-item>
        <text:list-item>
          <text:p text:style-name="P1828">a map of — <text:span text:style-name="T1549">карта </text:span><text:span text:style-name="T1552">(</text:span><text:span text:style-name="T1549">чего-либо</text:span><text:span text:style-name="T1552">)</text:span>.</text:p>
        </text:list-item>
        <text:list-item>
          <text:p text:style-name="P1826">an invitation to — <text:span text:style-name="T1549">приглашение на</text:span>;</text:p>
        </text:list-item>
        <text:list-item>
          <text:p text:style-name="P1826">a solution to — <text:span text:style-name="T1549">решение какой-то проблемы</text:span>;</text:p>
        </text:list-item>
        <text:list-item>
          <text:p text:style-name="P1778"><text:span text:style-name="T1548">a key to — </text:span><text:span text:style-name="T1549">ключ к/от </text:span><text:span text:style-name="T1553">(</text:span><text:span text:style-name="T1549">чего-либо</text:span><text:span text:style-name="T1553">)</text:span><text:span text:style-name="T1548">;</text:span></text:p>
        </text:list-item>
        <text:list-item>
          <text:p text:style-name="P1826">an answer to — <text:span text:style-name="T1549">ответ на</text:span>;</text:p>
        </text:list-item>
        <text:list-item>
          <text:p text:style-name="P1826">a reaction to — <text:span text:style-name="T1549">реакция на</text:span>;</text:p>
        </text:list-item>
        <text:list-item>
          <text:p text:style-name="P1828">an attitude to — <text:span text:style-name="T1549">отношение к</text:span>;</text:p>
        </text:list-item>
        <text:list-item>
          <text:p text:style-name="P1827">a contact with/between — <text:span text:style-name="T1549">контакт с/между</text:span>;</text:p>
        </text:list-item>
        <text:list-item>
          <text:p text:style-name="P1827">a connection with/between — <text:span text:style-name="T1549">связь с/между</text:span>;</text:p>
        </text:list-item>
        <text:list-item>
          <text:p text:style-name="P1826">a relationship with/between — <text:span text:style-name="T1549">взаимосвязь с/между</text:span>;</text:p>
        </text:list-item>
      </text:list>
      <text:p text:style-name="P727"/>
      <text:p text:style-name="P206">There must be a reason for his actions — Должна быть какая-то причина его действий.</text:p>
      <text:p text:style-name="P207">What`s the advantage of living in a big city? — В чем преимущество жизни в большом городе?</text:p>
      <text:p text:style-name="P207">We`ll find a solution to the problem — Мы найдем решение этой проблемы.</text:p>
      <text:p text:style-name="P207">She has an emotion connection with him — У нее эмоциональная связь с ним.</text:p>
      <text:p text:style-name="P1466"/>
      <text:p text:style-name="P16">Устойчивые связки прилагательных и предлогов</text:p>
      <text:p text:style-name="P1467"/>
      <text:p text:style-name="P1470">После <text:span text:style-name="T1287">некоторых</text:span> прилагательных могут <text:span text:style-name="T1567">также </text:span>идти предлоги. </text:p>
      <text:p text:style-name="P1273"><text:span text:style-name="T1566">Иногда </text:span><text:span text:style-name="T1567">такие связки</text:span><text:span text:style-name="T1566"> могут переводиться глаголами.</text:span></text:p>
      <text:p text:style-name="P1469"/>
      <text:p text:style-name="P776"><text:span text:style-name="T1565">П</text:span><text:span text:style-name="T1566">рилагательное + </text:span><text:span text:style-name="T600">about</text:span><text:span text:style-name="T1566"> означает «испытывать чувство из-за чего-либо»:</text:span></text:p>
      <text:list xml:id="list3925280231" text:style-name="L109">
        <text:list-item>
          <text:p text:style-name="P1829">angry about — злиться из-за;</text:p>
        </text:list-item>
        <text:list-item>
          <text:p text:style-name="P1829">furious about — разозлиться из-за;</text:p>
        </text:list-item>
        <text:list-item>
          <text:p text:style-name="P1829">upset about — расстроиться из-за;</text:p>
        </text:list-item>
        <text:list-item>
          <text:p text:style-name="P1829">happy about — счаствил из-за;</text:p>
        </text:list-item>
        <text:list-item>
          <text:p text:style-name="P1829">worried about — взволнованный из-за;</text:p>
        </text:list-item>
        <text:list-item>
          <text:p text:style-name="P1829">nervous about — нервничать из-за.</text:p>
        </text:list-item>
      </text:list>
      <text:p text:style-name="P1469"/>
      <text:p text:style-name="P1325"><text:span text:style-name="T600">B</text:span><text:span text:style-name="T621">i</text:span><text:span text:style-name="T600">ll seems really </text:span><text:span text:style-name="T796">upset about</text:span><text:span text:style-name="T600"> this — Билл выглядит очень </text:span><text:span text:style-name="T796">расстроенным из-за</text:span><text:span text:style-name="T600"> этого.</text:span></text:p>
      <text:p text:style-name="P117">I was <text:span text:style-name="T1256">worried about</text:span> you — <text:span text:style-name="T1550">Я </text:span><text:span text:style-name="T1273">волновался за</text:span><text:span text:style-name="T1550"> тебя.</text:span></text:p>
      <text:p text:style-name="P1469"/>
      <text:p text:style-name="P775"><text:span text:style-name="T598">S</text:span><text:span text:style-name="T599">orry</text:span><text:span text:style-name="T1550"> </text:span><text:span text:style-name="T1562">в связке с</text:span><text:span text:style-name="T1550"> </text:span><text:span text:style-name="T599">about</text:span><text:span text:style-name="T1550"> и </text:span><text:span text:style-name="T599">for</text:span><text:span text:style-name="T1550"> выражает сожаление, сочувствие или просьбу о помощи:</text:span></text:p>
      <text:list xml:id="list349891755" text:style-name="L110">
        <text:list-item>
          <text:p text:style-name="P1830">sorry about something — прости за (что-либо);</text:p>
        </text:list-item>
        <text:list-item>
          <text:p text:style-name="P1830">sorry for doing something — прости за то, что я сделал;</text:p>
        </text:list-item>
        <text:list-item>
          <text:p text:style-name="P1830">be/feel sorry for somebody — мне жаль <text:span text:style-name="T1554">(</text:span>кого-либо<text:span text:style-name="T1554">)</text:span>.</text:p>
        </text:list-item>
      </text:list>
      <text:p text:style-name="P1471"/>
      <text:p text:style-name="P116">I`m <text:span text:style-name="T1256">sorry about</text:span> my behavior — <text:span text:style-name="T1256">Прости</text:span> мое поведение.</text:p>
      <text:p text:style-name="P116"><text:span text:style-name="T1256">Sorry for</text:span> interrupting — <text:span text:style-name="T1256">Простите, что</text:span> беспокою вас.</text:p>
      <text:p text:style-name="P116">I`m <text:span text:style-name="T1256">sorry for</text:span> your loss — <text:span text:style-name="T1256">Сожалею о</text:span> вашей утрате.</text:p>
      <text:p text:style-name="P1469"/>
      <text:p text:style-name="P1497">Предлог <text:span text:style-name="T557">of</text:span> <text:span text:style-name="T1552">также </text:span>часто встречается после прилагательных. Во многих случаях он соответсвует родительскому падежу (кого/чего).</text:p>
      <text:p text:style-name="P1498"/>
      <text:p text:style-name="P1356"><text:span text:style-name="T1551">Он часто используется во фразах типа </text:span><text:span text:style-name="T590">i</text:span><text:span text:style-name="T591">t was nice/</text:span><text:span text:style-name="T598">kind/good/stupied</text:span><text:span text:style-name="T591"> of you/</text:span><text:span text:style-name="T601">them</text:span><text:span text:style-name="T591"> to</text:span><text:span text:style-name="T1551">.</text:span></text:p>
      <text:p text:style-name="P1472"><text:soft-page-break/></text:p>
      <text:p text:style-name="P113">It was very stupied of you to go there — Было очень глупо с твоей стороны идти туда.</text:p>
      <text:p text:style-name="P1473"/>
      <text:p text:style-name="P1473">Предлог <text:span text:style-name="T557">of</text:span> часто используется после прилагательных, выражающий отношение </text:p>
      <text:p text:style-name="P1474">к чему-либо, которые в этих значениях переводятся глаголом:</text:p>
      <text:list xml:id="list3522017041" text:style-name="L111">
        <text:list-item>
          <text:p text:style-name="P1831">afraid of — бояться (кого-то/чего-то);</text:p>
        </text:list-item>
        <text:list-item>
          <text:p text:style-name="P1832">ashamed of — стыдиться (кого-то/чего-то);</text:p>
        </text:list-item>
        <text:list-item>
          <text:p text:style-name="P1832">proud of — гордиться (кем-то/чем-то).</text:p>
        </text:list-item>
      </text:list>
      <text:p text:style-name="P1475"/>
      <text:p text:style-name="P115">Are you afraid of dogs? — Ты боишься собак?</text:p>
      <text:p text:style-name="P115">I`m so proud of you! — Я так горжусь тобой!</text:p>
      <text:p text:style-name="P1475"/>
      <text:p text:style-name="P1477">Другие связки с пред<text:span text:style-name="T1562">л</text:span>ого<text:span text:style-name="T1562">м</text:span> <text:span text:style-name="T557">of</text:span>:</text:p>
      <text:list xml:id="list964630742" text:style-name="L112">
        <text:list-item>
          <text:p text:style-name="P1833">full of — полон (чего-то);</text:p>
        </text:list-item>
        <text:list-item>
          <text:p text:style-name="P1833">short of — не хватает (чего-то);</text:p>
        </text:list-item>
        <text:list-item>
          <text:p text:style-name="P1833">tired of — уставать от;</text:p>
        </text:list-item>
        <text:list-item>
          <text:p text:style-name="P1833">sure of — быть уверенным в (чем-то).</text:p>
        </text:list-item>
      </text:list>
      <text:p text:style-name="P1476"/>
      <text:p text:style-name="P114">This bag is full of cash — В этой сумке полно денег.</text:p>
      <text:p text:style-name="P114">I`m tired of all this — Я устал от всего этого.</text:p>
      <text:p text:style-name="P114">I`m sure of him — Я уверен в нем.</text:p>
      <text:p text:style-name="P114"/>
      <text:p text:style-name="P669">Устойчивые связки глаголов и предлогов</text:p>
      <text:p text:style-name="P308"/>
      <text:p text:style-name="P309">Предлог, который стоит после глагола может целенаправленно меня<text:span text:style-name="T1614">ть</text:span> его значение.</text:p>
      <text:p text:style-name="P311">Такие связки называются фразовыми глаголами. <text:span text:style-name="T1599">Они состовляют основу современного разговорного английского.</text:span></text:p>
      <text:p text:style-name="P309"/>
      <text:p text:style-name="P310">Многие фразовые глаголы вытеснели из речи глаголы, <text:span text:style-name="T1563">предназначенные специально для той или иной ситуации</text:span>. Например вместо <text:span text:style-name="T557">search</text:span> чаще используется связка <text:span text:style-name="T557">look for</text:span>.</text:p>
      <text:p text:style-name="P309"/>
      <text:p text:style-name="P319">Связки глаголов и предлогов, которые всегда используются вместе:</text:p>
      <text:list xml:id="list612578358" text:style-name="L113">
        <text:list-item>
          <text:p text:style-name="P1733">belong to — принадлежать <text:span text:style-name="T1616">к</text:span>;</text:p>
        </text:list-item>
        <text:list-item>
          <text:p text:style-name="P1733">happen to — случилось с;</text:p>
        </text:list-item>
        <text:list-item>
          <text:p text:style-name="P1733">listen to — слушать (что-то);</text:p>
        </text:list-item>
        <text:list-item>
          <text:p text:style-name="P1733">speak to / talk to — говорить с (кем-то);</text:p>
        </text:list-item>
        <text:list-item>
          <text:p text:style-name="P1733">ask for — просить (чего-то);</text:p>
        </text:list-item>
        <text:list-item>
          <text:p text:style-name="P1733">thank for — благодарить за;</text:p>
        </text:list-item>
        <text:list-item>
          <text:p text:style-name="P1733">wait for — ждать (чего-то);</text:p>
        </text:list-item>
        <text:list-item>
          <text:p text:style-name="P1733">depend on — зависить от;</text:p>
        </text:list-item>
        <text:list-item>
          <text:p text:style-name="P1733">think about/of — думать о;</text:p>
        </text:list-item>
      </text:list>
      <text:p text:style-name="P320"/>
      <text:p text:style-name="P124">We <text:span text:style-name="T1256">belong to</text:span> different world — Мы <text:span text:style-name="T1256">принадлежим к</text:span> разным мирам.</text:p>
      <text:p text:style-name="P124">I would not let it <text:span text:style-name="T1256">happen to</text:span> you — Я не позволю, чтобы это <text:span text:style-name="T1256">случилось с</text:span> тобой.</text:p>
      <text:p text:style-name="P125">If you are in trouble, you should <text:span text:style-name="T1256">ask for</text:span> help — Если ты в беде, нужно <text:span text:style-name="T1256">просить о</text:span> помощи.</text:p>
      <text:p text:style-name="P312"/>
      <text:p text:style-name="P313">Фразовые глаголы нельзя переводить по отдельности (отдельно глагол, отдельно предлог).</text:p>
      <text:p text:style-name="P313">Предлоги в этом слуае работаю<text:span text:style-name="T1568">т</text:span> примерно также, как приставки в русском языке:</text:p>
      <text:p text:style-name="P126">come back — приехать (приставка «при» и корень «ехать»).</text:p>
      <text:p text:style-name="P313"/>
      <text:p text:style-name="P782"><text:span text:style-name="T977">П</text:span><text:span text:style-name="T969">редлоги, передаю</text:span><text:span text:style-name="T977">щие</text:span><text:span text:style-name="T969"> особый контекст </text:span><text:span text:style-name="T977">для </text:span><text:span text:style-name="T969">глагол</text:span><text:span text:style-name="T977">ов</text:span><text:span text:style-name="T969"> движения </text:span><text:span text:style-name="T970">и перемещения</text:span><text:span text:style-name="T969">:</text:span></text:p>
      <text:list xml:id="list2591468633" text:style-name="L114">
        <text:list-item>
          <text:p text:style-name="P1734"><text:soft-page-break/>in — переместить<text:span text:style-name="T1558">(</text:span>ся<text:span text:style-name="T1558">)</text:span> в закрытое пространство <text:span text:style-name="T1558">(</text:span><text:span text:style-name="T557">go on — войти</text:span><text:span text:style-name="T1558">)</text:span>;</text:p>
        </text:list-item>
        <text:list-item>
          <text:p text:style-name="P1734">out — покинуть закрытое пространство <text:span text:style-name="T1558">(</text:span><text:span text:style-name="T557">go out — выйти</text:span><text:span text:style-name="T1558">)</text:span>;</text:p>
        </text:list-item>
        <text:list-item>
          <text:p text:style-name="P1735">on — переместить(ся) на поверхность (<text:span text:style-name="T557">go on — продложать (движение)</text:span>);</text:p>
        </text:list-item>
        <text:list-item>
          <text:p text:style-name="P1779"><text:span text:style-name="T969">off — убрать с поверхности (</text:span><text:span text:style-name="T592">go off — </text:span><text:span text:style-name="T594">уходить, сходить</text:span><text:span text:style-name="T969">);</text:span></text:p>
        </text:list-item>
        <text:list-item>
          <text:p text:style-name="P1735">up — переместить(ся) выше уровнем (<text:span text:style-name="T557">go up — подняться</text:span>);</text:p>
        </text:list-item>
        <text:list-item>
          <text:p text:style-name="P1735">down — переместить(ся) ниже уровнем (<text:span text:style-name="T557">go down — опускаться</text:span>);</text:p>
        </text:list-item>
        <text:list-item>
          <text:p text:style-name="P1779"><text:span text:style-name="T969">away — убрать(ся) прочь (</text:span><text:span text:style-name="T592">go away — уходить, </text:span><text:span text:style-name="T594">разойтись</text:span><text:span text:style-name="T969">);</text:span></text:p>
        </text:list-item>
        <text:list-item>
          <text:p text:style-name="P1735">back — <text:span text:style-name="T1559">вернуть(ся) (</text:span><text:span text:style-name="T593">go back — возвращаться</text:span><text:span text:style-name="T1559">)</text:span>.</text:p>
        </text:list-item>
      </text:list>
      <text:p text:style-name="P315"/>
      <text:p text:style-name="P1271"><text:span text:style-name="T971">Если фразовый глагол имеет дополнение (направлен на какой-то объект), то дополнение может стоять </text:span><text:span text:style-name="T972">как </text:span><text:span text:style-name="T973">в середине связки</text:span><text:span text:style-name="T971">, </text:span><text:span text:style-name="T972">так и</text:span><text:span text:style-name="T971"> после. </text:span><text:span text:style-name="T1047">А</text:span><text:span text:style-name="T973"> если дополнение заменяется местоимением, то оно всегда будет между глаголом и предлогом.</text:span></text:p>
      <text:p text:style-name="P316"/>
      <text:p text:style-name="P127">I <text:span text:style-name="T1256">turned</text:span> <text:span text:style-name="T1480">the light</text:span> <text:span text:style-name="T1256">off / </text:span><text:span text:style-name="T526">I </text:span><text:span text:style-name="T1274">turned off</text:span><text:span text:style-name="T526"> </text:span><text:span text:style-name="T1489">the light</text:span><text:span text:style-name="T1256"> </text:span>— Я выключил свет.</text:p>
      <text:p text:style-name="P128">I <text:span text:style-name="T1256">turned</text:span> <text:span text:style-name="T1480">it</text:span> <text:span text:style-name="T1256">off</text:span> — Я выключил это.</text:p>
      <text:p text:style-name="P316"/>
      <text:p text:style-name="P1272"><text:span text:style-name="T973">Когда предлог отрывается от глагола, </text:span><text:span text:style-name="T974">то </text:span><text:span text:style-name="T975">порой</text:span><text:span text:style-name="T973"> сложно определить что это фразовый глагол.</text:span></text:p>
      <text:p text:style-name="P318"/>
      <text:p text:style-name="P1450">Сложные предложения</text:p>
      <text:p text:style-name="P323"/>
      <text:p text:style-name="P321">Простое предложение содержит 1 подлежащее и 1 <text:span text:style-name="T1617">(</text:span>и более<text:span text:style-name="T1617">)</text:span> сказуемых.</text:p>
      <text:p text:style-name="P322">Сложное предложение содержит 2 <text:span text:style-name="T1617">(</text:span>и более<text:span text:style-name="T1617">)</text:span> подлежащих, и 2 <text:span text:style-name="T1617">(</text:span>и более<text:span text:style-name="T1617">)</text:span> сказуемых.</text:p>
      <text:p text:style-name="P321"/>
      <text:p text:style-name="P130"><text:span text:style-name="T13">I</text:span> <text:span text:style-name="T26">woke</text:span> up at 7 o`clock — Я проснулся в 7 часов <text:span text:style-name="T1573">(простое предложение)</text:span>.</text:p>
      <text:p text:style-name="P130"/>
      <text:p text:style-name="P131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570">(перед and нет запятой, т. к. простое предложение)</text:span>.</text:p>
      <text:p text:style-name="P324"/>
      <text:p text:style-name="P129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17"/>
      <text:p text:style-name="P1780"><text:span text:style-name="T1373">Сложное предложение делится на </text:span><text:span text:style-name="T1379">одну</text:span><text:span text:style-name="T1373"> главную часть и </text:span><text:span text:style-name="T1379">на все </text:span><text:span text:style-name="T1373">остальные, зависимые. </text:span></text:p>
      <text:p text:style-name="P1780"><text:span text:style-name="T397">В английском, зависим</text:span><text:span text:style-name="T398">ая</text:span><text:span text:style-name="T397"> част</text:span><text:span text:style-name="T398">ь</text:span><text:span text:style-name="T397"> называется clause, а в русском — придаточным предложением. Г</text:span><text:span text:style-name="T401">лавная часть также называется главным предложением.</text:span></text:p>
      <text:p text:style-name="P1094"/>
      <text:p text:style-name="P883">Виды придаточных предложений:</text:p>
      <text:list xml:id="list3916858814" text:style-name="L115">
        <text:list-item>
          <text:p text:style-name="P1642">rep<text:span text:style-name="T1655">o</text:span>rted clause (reported speech) — косвенная речь;</text:p>
        </text:list-item>
        <text:list-item>
          <text:p text:style-name="P1642">if clause (conditional) — условные предложения;</text:p>
        </text:list-item>
        <text:list-item>
          <text:p text:style-name="P1642">relative clause — придаточные определительные предложения.</text:p>
        </text:list-item>
      </text:list>
      <text:p text:style-name="P317"/>
      <text:p text:style-name="P670">Союзы <text:span text:style-name="T557">and</text:span>, <text:span text:style-name="T557">but</text:span>, <text:span text:style-name="T557">or</text:span>, <text:span text:style-name="T557">so</text:span>, <text:span text:style-name="T557">because</text:span></text:p>
      <text:p text:style-name="P325"/>
      <text:p text:style-name="P326">Они объединяют части сложного предложения. <text:span text:style-name="T1569">Но могут встречаться и в простых предложениях, чтобы объеднить между собой отдельные слова.</text:span></text:p>
      <text:p text:style-name="P326"/>
      <text:p text:style-name="P327">Самые популярные союзы:</text:p>
      <text:list xml:id="list2233179608" text:style-name="L116">
        <text:list-item>
          <text:p text:style-name="P1736">and — и, <text:span text:style-name="T1656">а</text:span>;</text:p>
        </text:list-item>
        <text:list-item>
          <text:p text:style-name="P1736">or — или;</text:p>
        </text:list-item>
        <text:list-item>
          <text:p text:style-name="P1736">but — но;</text:p>
        </text:list-item>
        <text:list-item>
          <text:p text:style-name="P1736">so — поэтому;</text:p>
        </text:list-item>
        <text:list-item>
          <text:p text:style-name="P1736">because — потому что.</text:p>
        </text:list-item>
      </text:list>
      <text:p text:style-name="P330"/>
      <text:p text:style-name="P1275"><text:soft-page-break/><text:span text:style-name="T978">Части сложного предложения </text:span><text:span text:style-name="T979">всегда </text:span><text:span text:style-name="T978">разделяются запятыми, за исключением случаев, </text:span></text:p>
      <text:p text:style-name="P330">когда используются союз <text:span text:style-name="T557">because</text:span>. Но если союзы <text:span text:style-name="T1572">стоят </text:span>в простом предложении, </text:p>
      <text:p text:style-name="P1275"><text:span text:style-name="T982">то</text:span><text:span text:style-name="T978"> перед ними запятые не </text:span><text:span text:style-name="T985">нужны</text:span><text:span text:style-name="T978">.</text:span></text:p>
      <text:p text:style-name="P328"/>
      <text:p text:style-name="P132">I met Jill, <text:span text:style-name="T1256">and</text:span> we went for a wolk — Я встретила Джил <text:span text:style-name="T1256">и</text:span> мы пошли гулять.</text:p>
      <text:p text:style-name="P132">I was very tired, <text:span text:style-name="T1256">so</text:span> I went to sleep early — Я очень устал, <text:span text:style-name="T1256">поэтому</text:span> я пошел спать раньше.</text:p>
      <text:p text:style-name="P132"/>
      <text:p text:style-name="P139">We can`t go to the party <text:span text:style-name="T1256">because</text:span> we were going away that weekend — </text:p>
      <text:p text:style-name="P139">Мы не сможет пойти на вечеринку, <text:span text:style-name="T1256">потому что</text:span> уезжаем в эти выходные.</text:p>
      <text:p text:style-name="P329"/>
      <text:p text:style-name="P1276"><text:span text:style-name="T978">В </text:span><text:span text:style-name="T986">русском и английском язык</text:span><text:span text:style-name="T985">ах</text:span><text:span text:style-name="T986"> расстановка запятых </text:span><text:span text:style-name="T992">часто </text:span><text:span text:style-name="T986">не совпадает!</text:span></text:p>
      <text:p text:style-name="P331"/>
      <text:p text:style-name="P1274"><text:span text:style-name="T980">Иногда встречаются сложные предложения состоящие из </text:span><text:span text:style-name="T981">2</text:span><text:span text:style-name="T980">х и более простых предложений, объединенных вместе, но без запятых. Это сильно сбивает по началу.</text:span></text:p>
      <text:p text:style-name="P332"/>
      <text:p text:style-name="P64"><text:span text:style-name="T1295">It`s the fi</text:span><text:span text:style-name="T1306">r</text:span><text:span text:style-name="T1295">st time I have driven a car — </text:span><text:span text:style-name="T1300">Это впервые, когда я веду машину.</text:span></text:p>
      <text:p text:style-name="P135"><text:span text:style-name="T1300">S</text:span><text:span text:style-name="T1288">he told me she wanted to go — Она сказал мне, что хочет уйти.</text:span></text:p>
      <text:p text:style-name="P231"/>
      <text:p text:style-name="P17"><text:span text:style-name="T1571">В</text:span>опросительные <text:span text:style-name="T1571">c</text:span>ложные предложения</text:p>
      <text:p text:style-name="P18"/>
      <text:p text:style-name="P732">Главная часть сохраняет вопросительный порядок слов. В зависимых частях порядок </text:p>
      <text:p text:style-name="P1277"><text:span text:style-name="T530">слов такой же, как в утверждениях. </text:span><text:span text:style-name="T529">Зависимая част</text:span><text:span text:style-name="T531">ь</text:span><text:span text:style-name="T529"> разделя</text:span><text:span text:style-name="T531">е</text:span><text:span text:style-name="T529">тся вопросительным словом, которое в данном случае </text:span><text:span text:style-name="T533">является</text:span><text:span text:style-name="T531"> </text:span><text:span text:style-name="T529">союз</text:span><text:span text:style-name="T533">ом</text:span><text:span text:style-name="T529">.</text:span></text:p>
      <text:p text:style-name="P729"/>
      <text:p text:style-name="P134"><text:span text:style-name="T430">Why is she crying? </text:span><text:span text:style-name="T527">(простое предложение)</text:span></text:p>
      <text:p text:style-name="P134"><text:span text:style-name="T1301">D</text:span><text:span text:style-name="T1288">o you know</text:span><text:span text:style-name="T430"> </text:span><text:span text:style-name="T1307">why</text:span><text:span text:style-name="T1288"> she is crying</text:span><text:span text:style-name="T430">? </text:span><text:span text:style-name="T527">(сложное предложение; </text:span><text:span text:style-name="T529">why — это союз</text:span><text:span text:style-name="T527">)</text:span></text:p>
      <text:p text:style-name="P731"/>
      <text:p text:style-name="P733">Если вопрос общий (без вопросительного слова), то зависимая часть разделяется </text:p>
      <text:p text:style-name="P1278"><text:span text:style-name="T532">союзом</text:span><text:span text:style-name="T529"> </text:span><text:span text:style-name="T747">if/whether</text:span><text:span text:style-name="T529">, </text:span><text:span text:style-name="T531">котор</text:span><text:span text:style-name="T533">ый</text:span><text:span text:style-name="T529"> перевод</text:span><text:span text:style-name="T531">и</text:span><text:span text:style-name="T529">тся частицей «ли».</text:span></text:p>
      <text:p text:style-name="P730"/>
      <text:p text:style-name="P133"><text:span text:style-name="T528">C</text:span><text:span text:style-name="T430">an you tell </text:span><text:span text:style-name="T1256">if</text:span><text:span text:style-name="T430"> this house belongs to Jerry? — Скажите, этот </text:span><text:span text:style-name="T1256">ли</text:span><text:span text:style-name="T430"> дом принадлежит Джерри?</text:span></text:p>
      <text:p text:style-name="P728"/>
      <text:p text:style-name="P734">Если вопросительное слово или союз <text:span text:style-name="T557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19"/>
      <text:p text:style-name="P19">Косвенная речь</text:p>
      <text:p text:style-name="P314"/>
      <text:p text:style-name="P1279"><text:span text:style-name="T983">Это </text:span><text:span text:style-name="T984">способ передать слова другого человека, т. е. дословный пересказ речи.</text:span></text:p>
      <text:p text:style-name="P338"/>
      <text:p text:style-name="P336">Части предложения разделяются вопросительным словом или союзом<text:span text:style-name="T1575"> </text:span><text:span text:style-name="T557">if/whether</text:span> <text:span text:style-name="T1575">и др</text:span>. </text:p>
      <text:p text:style-name="P1283"><text:span text:style-name="T984">В главной части указывается автор слов. В зависимой части меняется время </text:span><text:span text:style-name="T1048">(</text:span><text:span text:style-name="T1580">на прошлое</text:span><text:span text:style-name="T1657">)</text:span><text:span text:style-name="T1581">.</text:span></text:p>
      <text:p text:style-name="P339"/>
      <text:p text:style-name="P136"><text:span text:style-name="T1276">I </text:span><text:span text:style-name="T1256">want to eat</text:span> — Я хочу есть (прямая речь; Джон)</text:p>
      <text:p text:style-name="P136">John said that <text:span text:style-name="T1256">he wanted to eat</text:span> — Джон сказал, что он хочет есть (ковенная речь)</text:p>
      <text:p text:style-name="P340"/>
      <text:p text:style-name="P333"><text:span text:style-name="T924">Союз </text:span><text:span text:style-name="T557">that</text:span><text:span text:style-name="T924"> означает «что». Он часто выпадает при переводе.</text:span></text:p>
      <text:p text:style-name="P337"/>
      <text:p text:style-name="P336">Косвенную речь принято выражать в форме прошедшего, поэтому если слова автора были </text:p>
      <text:p text:style-name="P336">в Present, то при пересказе они станут в Past, а если были в Future, то станут </text:p>
      <text:p text:style-name="P1284"><text:span text:style-name="T989">в future-in-the-past </text:span><text:span text:style-name="T990">(это когда will меняется на would)</text:span><text:span text:style-name="T989"> </text:span><text:span text:style-name="T997">(перевод не обязательно </text:span><text:span text:style-name="T999">будет </text:span></text:p>
      <text:p text:style-name="P1284"><text:span text:style-name="T997">в прошедшем; прошедшее указывается </text:span><text:span text:style-name="T998">просто</text:span><text:span text:style-name="T997"> грамматически).</text:span></text:p>
      <text:p text:style-name="P345"/>
      <text:p text:style-name="P65"><text:soft-page-break/><text:span text:style-name="T1574">W</text:span>hen <text:span text:style-name="T1256">will</text:span> <text:span text:style-name="T1577">Joe</text:span> <text:span text:style-name="T1256">come</text:span><text:span text:style-name="T1577"> to the meeting</text:span>? <text:span text:style-name="T1576">—</text:span> <text:span text:style-name="T1577">Когда Джо </text:span><text:span text:style-name="T1275">придет</text:span><text:span text:style-name="T1577"> на собрание?</text:span></text:p>
      <text:p text:style-name="P65"><text:span text:style-name="T1577">I asked when Joe </text:span><text:span text:style-name="T1275">would</text:span><text:span text:style-name="T1577"> </text:span><text:span text:style-name="T1275">come</text:span><text:span text:style-name="T1577"> to the meeting? — Я спросил, когда Джо </text:span><text:span text:style-name="T1275">придет</text:span><text:span text:style-name="T1577"> на собрание?</text:span></text:p>
      <text:p text:style-name="P335"/>
      <text:p text:style-name="P1280"><text:span text:style-name="T989">Модальные глаголы </text:span><text:span text:style-name="T991">также </text:span><text:span text:style-name="T989">меняются на аналогичные в прошедшей форме или на </text:span></text:p>
      <text:p text:style-name="P336">заменяющие их модальные конструкции.</text:p>
      <text:p text:style-name="P335"/>
      <text:p text:style-name="P1282"><text:span text:style-name="T988">Если пересказывается просьба или приказ в утвердительной форме, то перед </text:span><text:span text:style-name="T987">зависимой</text:span><text:span text:style-name="T988"> частью ставится слово </text:span><text:span text:style-name="T602">to</text:span><text:span text:style-name="T988">, а если в отрицательной </text:span><text:span text:style-name="T995">форме</text:span><text:span text:style-name="T988"> — то </text:span><text:span text:style-name="T602">not to</text:span><text:span text:style-name="T988">. </text:span><text:span text:style-name="T995">При этом </text:span></text:p>
      <text:p text:style-name="P1282"><text:span text:style-name="T995">зависимая часть уже не меняется </text:span><text:span text:style-name="T1004">по</text:span><text:span text:style-name="T995"> времени </text:span><text:span text:style-name="T996">(уточнить)</text:span><text:span text:style-name="T995">.</text:span></text:p>
      <text:p text:style-name="P341"/>
      <text:p text:style-name="P137">Stop the car, Tom →<text:span text:style-name="T1578"> She told Tom </text:span><text:span text:style-name="T1277">to</text:span><text:span text:style-name="T1578"> stop the car.</text:span></text:p>
      <text:p text:style-name="P138">Don`t stop the car, Tom → She told Tom <text:span text:style-name="T1256">not to</text:span> stop the car.</text:p>
      <text:p text:style-name="P342"/>
      <text:p text:style-name="P1281"><text:span text:style-name="T993">Если пересказывается вопрос, то </text:span><text:span text:style-name="T994">дополнительно</text:span><text:span text:style-name="T993"> </text:span><text:span text:style-name="T994">подключаться все</text:span><text:span text:style-name="T993"> те же правила, </text:span></text:p>
      <text:p text:style-name="P343">что в вопросительном сложном предложении.</text:p>
      <text:p text:style-name="P344"/>
      <text:p text:style-name="P1800">Do you like cars, Tom → She asked Tom <text:span text:style-name="T430">if</text:span> he liked <text:span text:style-name="T1579">cars </text:span></text:p>
      <text:p text:style-name="P1800"><text:span text:style-name="T1579">(Она спросила Тома, любит ли он машины)</text:span></text:p>
      <text:p text:style-name="P344"/>
      <text:p text:style-name="P671">Условные предложения</text:p>
      <text:p text:style-name="P347"/>
      <text:p text:style-name="P1286"><text:span text:style-name="T1000">Если ситуация, описанная в главно</text:span><text:span text:style-name="T1004">й</text:span><text:span text:style-name="T1000"> </text:span><text:span text:style-name="T1004">части</text:span><text:span text:style-name="T1000">, может случиться только при условии, </text:span><text:span text:style-name="T1020">у</text:span><text:span text:style-name="T1000">казан</text:span><text:span text:style-name="T1020">ном</text:span><text:span text:style-name="T1000"> </text:span></text:p>
      <text:p text:style-name="P1286"><text:span text:style-name="T1000">в </text:span><text:span text:style-name="T1004">зависимой</text:span><text:span text:style-name="T1000"> </text:span><text:span text:style-name="T1004">части</text:span><text:span text:style-name="T1000">, то </text:span><text:span text:style-name="T1002">так</text:span><text:span text:style-name="T1006">ое</text:span><text:span text:style-name="T1000"> предложени</text:span><text:span text:style-name="T1006">е</text:span><text:span text:style-name="T1000"> </text:span><text:span text:style-name="T1006">называется</text:span><text:span text:style-name="T1002"> </text:span><text:span text:style-name="T1000">условным.</text:span><text:span text:style-name="T1001"> </text:span></text:p>
      <text:p text:style-name="P348"/>
      <text:p text:style-name="P66"><text:span text:style-name="T1582">When I com home (</text:span><text:span text:style-name="T1583">зависимая часть</text:span><text:span text:style-name="T1582">), I always watch TV (главн</text:span><text:span text:style-name="T1583">ая часть</text:span><text:span text:style-name="T1582">) — </text:span></text:p>
      <text:p text:style-name="P144">Когда я прихожу домой, я всегда смотрю телевизор.</text:p>
      <text:p text:style-name="P334"/>
      <text:p text:style-name="P1293"><text:span text:style-name="T1000">В условном предложении </text:span><text:span text:style-name="T1004">зависимая часть</text:span><text:span text:style-name="T1000"> начинается с </text:span><text:span text:style-name="T1003">союза</text:span><text:span text:style-name="T1000"> </text:span><text:span text:style-name="T603">when</text:span><text:span text:style-name="T1000"> или </text:span><text:span text:style-name="T603">if</text:span><text:span text:style-name="T1000">. </text:span><text:span text:style-name="T1021">Если действие случится наверняка, то используется </text:span><text:span text:style-name="T610">when</text:span><text:span text:style-name="T1021">. </text:span><text:span text:style-name="T1000">Если уверенности нет, но есть </text:span><text:span text:style-name="T1010">только</text:span><text:span text:style-name="T1000"> </text:span></text:p>
      <text:p text:style-name="P1293"><text:span text:style-name="T1000">вероятность, что случится, то </text:span><text:span text:style-name="T1022">используется</text:span><text:span text:style-name="T1000"> </text:span><text:span text:style-name="T604">if</text:span><text:span text:style-name="T1010">.</text:span></text:p>
      <text:p text:style-name="P346"/>
      <text:p text:style-name="P777"><text:span text:style-name="T1012">С</text:span><text:span text:style-name="T1009">оюзы в условных предложениях:</text:span></text:p>
      <text:list xml:id="list4173883187" text:style-name="L117">
        <text:list-item>
          <text:p text:style-name="P1737">when — когда;</text:p>
        </text:list-item>
        <text:list-item>
          <text:p text:style-name="P1737">if — если;</text:p>
        </text:list-item>
        <text:list-item>
          <text:p text:style-name="P1738">while — в то время, как;</text:p>
        </text:list-item>
        <text:list-item>
          <text:p text:style-name="P1739">before — до того, как;</text:p>
        </text:list-item>
        <text:list-item>
          <text:p text:style-name="P1739">after — после;</text:p>
        </text:list-item>
        <text:list-item>
          <text:p text:style-name="P1739">until (till) — до того момента, как.</text:p>
        </text:list-item>
      </text:list>
      <text:p text:style-name="P354"/>
      <text:p text:style-name="P1289"><text:span text:style-name="T1010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604">if</text:span><text:span text:style-name="T1010"> запятая может вовсе не ставиться.</text:span></text:p>
      <text:p text:style-name="P352"/>
      <text:p text:style-name="P353"><text:span text:style-name="T1588">Е</text:span><text:span text:style-name="T1591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52"/>
      <text:p text:style-name="P1285"><text:span text:style-name="T1004">Когда </text:span><text:span text:style-name="T1005">в </text:span><text:span text:style-name="T1004">главн</text:span><text:span text:style-name="T1005">ой</text:span><text:span text:style-name="T1004"> </text:span><text:span text:style-name="T1005">части</text:span><text:span text:style-name="T1004"> </text:span><text:span text:style-name="T1019">стоит </text:span><text:span text:style-name="T1004">настояще</text:span><text:span text:style-name="T1005">е </text:span><text:span text:style-name="T1019">время</text:span><text:span text:style-name="T1004">, то так</text:span><text:span text:style-name="T1005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1007">(уклад жизни)</text:span><text:span text:style-name="T1005">.</text:span></text:p>
      <text:p text:style-name="P349"/>
      <text:p text:style-name="P141"><text:span text:style-name="T1584">W</text:span>ater boils when the temperature is 100 degrees — Вода кипит, когда температ<text:span text:style-name="T1592">ура</text:span> 100 град.</text:p>
      <text:p text:style-name="P141">When the sun goes down, it gets dark — Когда солнце садится, становится темно.</text:p>
      <text:p text:style-name="P141"><text:soft-page-break/>If I am late for work, my boss gets angree — Если я опаздывают на работу, мой шеф злится.</text:p>
      <text:p text:style-name="P350"/>
      <text:p text:style-name="P1287"><text:span text:style-name="T1007">Когда в главной части </text:span><text:span text:style-name="T1009">стоит </text:span><text:span text:style-name="T1007">будущее, </text:span><text:span text:style-name="T1008">то </text:span><text:span text:style-name="T1007">такие предложения называются условными</text:span></text:p>
      <text:p text:style-name="P1288"><text:span text:style-name="T1007">предложениями первого типа (first conditionals). </text:span><text:span text:style-name="T1011">С помощью них</text:span><text:span text:style-name="T1007"> говорят, при каких условиях </text:span><text:span text:style-name="T1375">произойдут будущие события (планы).</text:span></text:p>
      <text:p text:style-name="P1398"/>
      <text:p text:style-name="P140">If it`s nice day tomorrow, I will go <text:span text:style-name="T1585">the beach — Если завтра будет хор. день, я пойду на пляж.</text:span></text:p>
      <text:p text:style-name="P142">I will go shopping if I have time — Я зайду в магазин, если у меня будет время.</text:p>
      <text:p text:style-name="P351"/>
      <text:p text:style-name="P1288"><text:span text:style-name="T1376">В </text:span><text:span text:style-name="T1377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378">ь удобнее</text:span><text:span text:style-name="T1377"> будущим.</text:span></text:p>
      <text:p text:style-name="P1399"/>
      <text:p text:style-name="P1389">If I <text:span text:style-name="T1256">see</text:span> him, I <text:span text:style-name="T1256">will </text:span><text:span text:style-name="T1278">tell</text:span><text:span text:style-name="T1587"> </text:span>him exactly how angry I am — Если я <text:span text:style-name="T1256">увижу</text:span> его, я <text:span text:style-name="T1256">выскажусь</text:span> ему </text:p>
      <text:p text:style-name="P1397"><text:span text:style-name="T605">в подробностях о том, как я разозлилась </text:span><text:span text:style-name="T606">(first conditional)</text:span><text:span text:style-name="T605">. </text:span><text:span text:style-name="T1586"><text:s/></text:span></text:p>
      <text:p text:style-name="P143"/>
      <text:p text:style-name="P1290"><text:span text:style-name="T1192">Условные предложения второго типа </text:span><text:span text:style-name="T1193">используются </text:span><text:span text:style-name="T1191">для описания нереальных </text:span><text:span text:style-name="T1194">либо</text:span><text:span text:style-name="T1191"> маловероятных ситуаций, связанных с насто</text:span><text:span text:style-name="T1194">я</text:span><text:span text:style-name="T1191">щим (альтернативн</text:span><text:span text:style-name="T1194">ая</text:span><text:span text:style-name="T1191"> реальност</text:span><text:span text:style-name="T1194">ь</text:span><text:span text:style-name="T1191">).</text:span></text:p>
      <text:p text:style-name="P355"/>
      <text:p text:style-name="P1291"><text:span text:style-name="T1014">Главная часть содержит связку </text:span><text:span text:style-name="T609">would</text:span><text:span text:style-name="T1014"> + инфинитив. Зависимая часть, грамматически, </text:span></text:p>
      <text:p text:style-name="P1291"><text:span text:style-name="T1013">стоит </text:span><text:span text:style-name="T1014">в прошешем времени, </text:span><text:span text:style-name="T1015">но </text:span><text:span text:style-name="T1017">привязана</text:span><text:span text:style-name="T1016"> к</text:span><text:span text:style-name="T1015"> настоящ</text:span><text:span text:style-name="T1016">ему</text:span><text:span text:style-name="T1014">. </text:span><text:span text:style-name="T1013">Со</text:span><text:span text:style-name="T1017">ю</text:span><text:span text:style-name="T1013">з </text:span><text:span text:style-name="T608">if</text:span><text:span text:style-name="T1013"> переводится </text:span><text:span text:style-name="T1018">как «если бы».</text:span></text:p>
      <text:p text:style-name="P1396"/>
      <text:p text:style-name="P1390"><text:span text:style-name="T1279">I</text:span><text:span text:style-name="T1280">f</text:span><text:span text:style-name="T534"> he was rich (зависимая часть), he </text:span><text:span text:style-name="T1280">would buy</text:span><text:span text:style-name="T534"> Lamborgini (главная часть) — </text:span></text:p>
      <text:p text:style-name="P1294"><text:span text:style-name="T1359">Если бы</text:span><text:span text:style-name="T1353"> он был богатым, он </text:span><text:span text:style-name="T1359">бы купил</text:span><text:span text:style-name="T1353"> Ламборджини </text:span><text:span text:style-name="T1354">(would </text:span><text:span text:style-name="T1356">и</text:span><text:span text:style-name="T1355"> will </text:span><text:span text:style-name="T1354">заменя</text:span><text:span text:style-name="T1355">ю</text:span><text:span text:style-name="T1354">т to?)</text:span><text:span text:style-name="T1353">.</text:span></text:p>
      <text:p text:style-name="P1400"/>
      <text:p text:style-name="P1478"><text:span text:style-name="T1012">О</text:span><text:span text:style-name="T924">чень часто в условных предложениях второго типа в </text:span><text:span text:style-name="T557">if</text:span><text:span text:style-name="T924">-части, глагол </text:span><text:span text:style-name="T557">be</text:span><text:span text:style-name="T924"> стоит в форме </text:span><text:span text:style-name="T557">were</text:span><text:span text:style-name="T924">, даже после </text:span><text:span text:style-name="T557">I, he, she, it</text:span><text:span text:style-name="T924">. Это исключение из правил, которое нужно запомнить.</text:span></text:p>
      <text:p text:style-name="P357"/>
      <text:p text:style-name="P1292"><text:span text:style-name="T607">If </text:span><text:span text:style-name="T792">he were</text:span><text:span text:style-name="T607"> rich, he would buy Lamborgini — Если бы </text:span><text:span text:style-name="T792">он был</text:span><text:span text:style-name="T607"> богатым, он бы купил Ламборджини (такой вариант тоже считается правильным)</text:span></text:p>
      <text:p text:style-name="P356"/>
      <text:p text:style-name="P672">Придаточные определительные предложения</text:p>
      <text:p text:style-name="P358"/>
      <text:p text:style-name="P359">Дополняют по смыслу главн<text:span text:style-name="T1594">ую часть</text:span>, <text:span text:style-name="T1593">сообщают дополнительную информацию </text:span></text:p>
      <text:p text:style-name="P363">и обычно относятся к какому-то существительному или прилагательному.</text:p>
      <text:p text:style-name="P363"/>
      <text:p text:style-name="P1479"><text:span text:style-name="T1023">Могут стоять и в середине, и в конце предложения, </text:span><text:span text:style-name="T924">при этом запятыми не выделяются </text:span></text:p>
      <text:p text:style-name="P1295"><text:span text:style-name="T924">(в отличии от русского). </text:span><text:span text:style-name="T1025">Часто н</text:span><text:span text:style-name="T924">ачинаются с союза или союзной конструкции.</text:span></text:p>
      <text:p text:style-name="P363"/>
      <text:p text:style-name="P145"><text:span text:style-name="T1593">T</text:span>he <text:span text:style-name="T13">woman</text:span> <text:span text:style-name="T1256">who lives next door</text:span> is a doctor — <text:span text:style-name="T13">Женщина</text:span>, <text:span text:style-name="T1256">которая живет по соседству</text:span>, </text:p>
      <text:p text:style-name="P1295"><text:span text:style-name="T615">работает доктором (выделенная часть </text:span><text:span text:style-name="T616">относится к </text:span><text:span text:style-name="T615">«женщин</text:span><text:span text:style-name="T616">е</text:span><text:span text:style-name="T615">»).</text:span></text:p>
      <text:p text:style-name="P364"/>
      <text:p text:style-name="P366">Союзы, с которых начинается придаточное предложение:</text:p>
      <text:list xml:id="list1982970073" text:style-name="L118">
        <text:list-item>
          <text:p text:style-name="P1740">who — который (о людях);</text:p>
        </text:list-item>
        <text:list-item>
          <text:p text:style-name="P1740">which — который (о предметах и животных);</text:p>
        </text:list-item>
        <text:list-item>
          <text:p text:style-name="P1740">that — который (о людях, предметах и животных);</text:p>
        </text:list-item>
        <text:list-item>
          <text:p text:style-name="P1740">where — где;</text:p>
        </text:list-item>
        <text:list-item>
          <text:p text:style-name="P1740">whose — чей.</text:p>
        </text:list-item>
      </text:list>
      <text:p text:style-name="P364"/>
      <text:p text:style-name="P1296"><text:span text:style-name="T1024">Союзы ставить не обязательно. </text:span><text:span text:style-name="T1026">Вс</text:span><text:span text:style-name="T1027">ё</text:span><text:span text:style-name="T1026"> п</text:span><text:span text:style-name="T1024">редложение может быть без союзов и запятых. </text:span></text:p>
      <text:p text:style-name="P365"/>
      <text:p text:style-name="Standard"><text:span text:style-name="T557">The movie </text:span><text:span text:style-name="T784">we saw last weak</text:span><text:span text:style-name="T557"> was rather good — Филь, </text:span><text:span text:style-name="T784">который мы смотрели на прошлой неделе</text:span><text:span text:style-name="T557">, оказался довольно хорошим (</text:span><text:span text:style-name="T611">при</text:span><text:span text:style-name="T557"> переводе союзы </text:span><text:span text:style-name="T611">и запятые</text:span><text:span text:style-name="T557"> </text:span><text:span text:style-name="T611">будут</text:span><text:span text:style-name="T557">).</text:span></text:p>
      <text:p text:style-name="P361"><text:soft-page-break/></text:p>
      <text:p text:style-name="P1480"><text:span text:style-name="T1029">С помощью </text:span><text:span text:style-name="T1031">придаточного определительного предложения</text:span><text:span text:style-name="T1029"> можно также объединять несколько простых предложений, в одно сложное.</text:span></text:p>
      <text:p text:style-name="P361"/>
      <text:p text:style-name="P1481"><text:span text:style-name="T1029">В </text:span><text:span text:style-name="T1030">этом случае </text:span><text:span text:style-name="T1032">у</text:span><text:span text:style-name="T1030"> одно</text:span><text:span text:style-name="T1032">го</text:span><text:span text:style-name="T1030"> из предложений подлежащее выпадет, а его место займет союз </text:span><text:span text:style-name="T633">who</text:span><text:span text:style-name="T1028">, </text:span><text:span text:style-name="T633">which</text:span><text:span text:style-name="T1028"> </text:span><text:span text:style-name="T1030">или</text:span><text:span text:style-name="T1028"> </text:span><text:span text:style-name="T633">that</text:span><text:span text:style-name="T1028">, </text:span><text:span text:style-name="T1030">который теперь обязан стоять. Иначе</text:span><text:span text:style-name="T1029"> наручится логика английского.</text:span></text:p>
      <text:p text:style-name="P360"/>
      <text:p text:style-name="P361">Например, объединим <text:span text:style-name="T1660">два</text:span> предложения: <text:span text:style-name="T557">I work in an office. It is in Park street.</text:span></text:p>
      <text:p text:style-name="P361"/>
      <text:p text:style-name="P146">I work in an office <text:span text:style-name="T18">which</text:span> <text:span text:style-name="T26">is</text:span> in Park street — Я работаю в офисе, <text:span text:style-name="T22">который</text:span><text:span text:style-name="T1595"> </text:span><text:span text:style-name="T43">расположен</text:span><text:span text:style-name="T1595"> </text:span></text:p>
      <text:p text:style-name="P1481"><text:span text:style-name="T612">на Парк стрит (which </text:span><text:span text:style-name="T614">заменяет</text:span><text:span text:style-name="T612"> </text:span><text:span text:style-name="T613">подлежащ</text:span><text:span text:style-name="T614">ие</text:span><text:span text:style-name="T613"> </text:span><text:span text:style-name="T634">i</text:span><text:span text:style-name="T613">t</text:span><text:span text:style-name="T612">).</text:span></text:p>
      <text:p text:style-name="P146"/>
      <text:p text:style-name="P367">Но если после союза в придаточном предложении остается <text:s/>подлежащее и сказуемое, </text:p>
      <text:p text:style-name="P362"><text:span text:style-name="T1596">то союз все-таки можно убрать. </text:span><text:span text:style-name="T1597">Такие варианты будут встречаться чаще </text:span><text:span text:style-name="T1598">всего</text:span><text:span text:style-name="T1597">.</text:span></text:p>
      <text:p text:style-name="P362"/>
      <text:p text:style-name="P1482"><text:span text:style-name="T614">This is the shirt </text:span><text:span text:style-name="T793">which</text:span><text:span text:style-name="T614"> </text:span><text:span text:style-name="T16">I</text:span><text:span text:style-name="T614"> </text:span><text:span text:style-name="T30">bought</text:span><text:span text:style-name="T614"> in the sales / This is shirt </text:span><text:span text:style-name="T15">I</text:span><text:span text:style-name="T557"> </text:span><text:span text:style-name="T29">bought</text:span><text:span text:style-name="T614"> in the sales — </text:span></text:p>
      <text:p text:style-name="P1482"><text:span text:style-name="T614">Это рубкашка, </text:span><text:span text:style-name="T784">которую</text:span><text:span text:style-name="T557"> </text:span><text:span text:style-name="T15">я</text:span><text:span text:style-name="T557"> </text:span><text:span text:style-name="T29">купил</text:span><text:span text:style-name="T31">а</text:span><text:span text:style-name="T557"> </text:span><text:span text:style-name="T614">на распродаже</text:span><text:span text:style-name="T617">.</text:span></text:p>
      <text:p text:style-name="P1584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51217312784">
          <table:table-cell table:style-name="Table7.A1" office:value-type="string">
            <text:p text:style-name="P1518"/>
          </table:table-cell>
          <table:table-cell table:style-name="Table7.A1" office:value-type="string">
            <text:p text:style-name="P1499">Past</text:p>
          </table:table-cell>
          <table:table-cell table:style-name="Table7.A1" office:value-type="string">
            <text:p text:style-name="P1499">Present</text:p>
          </table:table-cell>
          <table:table-cell table:style-name="Table7.D1" office:value-type="string">
            <text:p text:style-name="P1499">Future</text:p>
          </table:table-cell>
        </table:table-row>
        <table:table-row table:style-name="TableLine94051212218272">
          <table:table-cell table:style-name="Table7.A2" office:value-type="string">
            <text:p text:style-name="P1506">+</text:p>
          </table:table-cell>
          <table:table-cell table:style-name="Table7.A2" office:value-type="string">
            <text:p text:style-name="P1541">I/y<text:span text:style-name="T1399">ou</text:span>/w<text:span text:style-name="T1399">e</text:span>/t<text:span text:style-name="T1399">hey</text:span>/he/she/it started</text:p>
          </table:table-cell>
          <table:table-cell table:style-name="Table7.A2" office:value-type="string">
            <text:p text:style-name="P1532">I/you/we/they start</text:p>
            <text:p text:style-name="P1532">He/she/it starts</text:p>
          </table:table-cell>
          <table:table-cell table:style-name="Table7.D2" office:value-type="string">
            <text:p text:style-name="P1544">I/y<text:span text:style-name="T1399">ou</text:span>/w<text:span text:style-name="T1399">e</text:span>/t<text:span text:style-name="T1399">hey</text:span>/he/she/it </text:p>
            <text:p text:style-name="P1544">will start</text:p>
          </table:table-cell>
        </table:table-row>
        <table:table-row table:style-name="TableLine94051212242864">
          <table:table-cell table:style-name="Table7.A2" office:value-type="string">
            <text:p text:style-name="P1500">-</text:p>
          </table:table-cell>
          <table:table-cell table:style-name="Table7.A2" office:value-type="string">
            <text:p text:style-name="P1541">I/y<text:span text:style-name="T1399">ou</text:span>/w<text:span text:style-name="T1399">e</text:span>/t<text:span text:style-name="T1399">hey</text:span>/he/she/it</text:p>
            <text:p text:style-name="P1541">didn`t start</text:p>
          </table:table-cell>
          <table:table-cell table:style-name="Table7.A2" office:value-type="string">
            <text:p text:style-name="P1532">I/you/we/they don`t start</text:p>
            <text:p text:style-name="P1532">He/she/it doesn`t start</text:p>
          </table:table-cell>
          <table:table-cell table:style-name="Table7.D2" office:value-type="string">
            <text:p text:style-name="P1544">I/y<text:span text:style-name="T1399">ou</text:span>/w<text:span text:style-name="T1399">e</text:span>/t<text:span text:style-name="T1399">hey</text:span>/he/she/it</text:p>
            <text:p text:style-name="P1544">won`t start</text:p>
          </table:table-cell>
        </table:table-row>
        <table:table-row table:style-name="TableLine94051212246320">
          <table:table-cell table:style-name="Table7.A2" office:value-type="string">
            <text:p text:style-name="P1500">?</text:p>
          </table:table-cell>
          <table:table-cell table:style-name="Table7.A2" office:value-type="string">
            <text:p text:style-name="P1542">Did I/y<text:span text:style-name="T1399">ou</text:span>/w<text:span text:style-name="T1399">e</text:span>/t<text:span text:style-name="T1399">hey</text:span>/he</text:p>
            <text:p text:style-name="P1542">/she/it start?</text:p>
          </table:table-cell>
          <table:table-cell table:style-name="Table7.A2" office:value-type="string">
            <text:p text:style-name="P1532">Do I/you/we/they start?</text:p>
            <text:p text:style-name="P1532">Does he/she/it start?</text:p>
          </table:table-cell>
          <table:table-cell table:style-name="Table7.D2" office:value-type="string">
            <text:p text:style-name="P1545">Will I/y<text:span text:style-name="T1399">ou</text:span>/w<text:span text:style-name="T1399">e</text:span>/t<text:span text:style-name="T1399">hey</text:span>/he</text:p>
            <text:p text:style-name="P1545">/she/it start?</text:p>
          </table:table-cell>
        </table:table-row>
      </table:table>
      <text:p text:style-name="P256"/>
      <text:p text:style-name="P750"><text:span text:style-name="T929">Таблица времен группы Continu</text:span><text:span text:style-name="T930">ou</text:span><text:span text:style-name="T92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51212280192">
          <table:table-cell table:style-name="Table8.A1" office:value-type="string">
            <text:p text:style-name="P1531"/>
          </table:table-cell>
          <table:table-cell table:style-name="Table8.A1" office:value-type="string">
            <text:p text:style-name="P1499">Past</text:p>
          </table:table-cell>
          <table:table-cell table:style-name="Table8.A1" office:value-type="string">
            <text:p text:style-name="P1499">Present</text:p>
          </table:table-cell>
          <table:table-cell table:style-name="Table8.D1" office:value-type="string">
            <text:p text:style-name="P1499">Future</text:p>
          </table:table-cell>
        </table:table-row>
        <table:table-row table:style-name="TableLine94051212362656">
          <table:table-cell table:style-name="Table8.A2" office:value-type="string">
            <text:p text:style-name="P1500">+</text:p>
          </table:table-cell>
          <table:table-cell table:style-name="Table8.A2" office:value-type="string">
            <text:p text:style-name="P1543">I/<text:span text:style-name="T1398">he/she/it</text:span> <text:span text:style-name="T1398">was starting</text:span></text:p>
            <text:p text:style-name="P1543"><text:span text:style-name="T1398">Y</text:span><text:span text:style-name="T1399">ou</text:span><text:span text:style-name="T1398">/w</text:span><text:span text:style-name="T1399">e</text:span><text:span text:style-name="T1398">/t</text:span><text:span text:style-name="T1399">hey</text:span><text:span text:style-name="T1398"> were starting</text:span></text:p>
          </table:table-cell>
          <table:table-cell table:style-name="Table8.A2" office:value-type="string">
            <text:p text:style-name="P1534">I am starting</text:p>
            <text:p text:style-name="P1535">He/she/it is starting</text:p>
            <text:p text:style-name="P1534">You/we/they are starting</text:p>
          </table:table-cell>
          <table:table-cell table:style-name="Table8.D2" office:value-type="string">
            <text:p text:style-name="P1518"/>
          </table:table-cell>
        </table:table-row>
        <table:table-row table:style-name="TableLine94051212406384">
          <table:table-cell table:style-name="Table8.A2" office:value-type="string">
            <text:p text:style-name="P1500">-</text:p>
          </table:table-cell>
          <table:table-cell table:style-name="Table8.A2" office:value-type="string">
            <text:p text:style-name="P1544">I/he/she/it wasn`t starting</text:p>
            <text:p text:style-name="P1544">Y<text:span text:style-name="T1399">ou</text:span>/w<text:span text:style-name="T1399">e</text:span>/t<text:span text:style-name="T1399">hey</text:span> weren`t starting</text:p>
          </table:table-cell>
          <table:table-cell table:style-name="Table8.A2" office:value-type="string">
            <text:p text:style-name="P1534">I`m not starting</text:p>
            <text:p text:style-name="P1535">He/she/it isn`t starting</text:p>
            <text:p text:style-name="P1534">You/we/they aren`t starting</text:p>
          </table:table-cell>
          <table:table-cell table:style-name="Table8.D2" office:value-type="string">
            <text:p text:style-name="P1518"/>
          </table:table-cell>
        </table:table-row>
        <table:table-row table:style-name="TableLine94051212411744">
          <table:table-cell table:style-name="Table8.A2" office:value-type="string">
            <text:p text:style-name="P1500">?</text:p>
          </table:table-cell>
          <table:table-cell table:style-name="Table8.A2" office:value-type="string">
            <text:p text:style-name="P1544">Was I/he/she/it starting?</text:p>
            <text:p text:style-name="P1544">Were y<text:span text:style-name="T1399">ou</text:span>/w<text:span text:style-name="T1399">e</text:span>/t<text:span text:style-name="T1399">hey</text:span> starting?</text:p>
          </table:table-cell>
          <table:table-cell table:style-name="Table8.A2" office:value-type="string">
            <text:p text:style-name="P1534">Am I starting?</text:p>
            <text:p text:style-name="P1535">Is he/she/it starting?</text:p>
            <text:p text:style-name="P1534">Are you/we/they starting?</text:p>
          </table:table-cell>
          <table:table-cell table:style-name="Table8.D2" office:value-type="string">
            <text:p text:style-name="P1518"/>
          </table:table-cell>
        </table:table-row>
      </table:table>
      <text:p text:style-name="P256"/>
      <text:p text:style-name="P258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51212417904">
          <table:table-cell table:style-name="Table9.A1" office:value-type="string">
            <text:p text:style-name="P1531"/>
          </table:table-cell>
          <table:table-cell table:style-name="Table9.A1" office:value-type="string">
            <text:p text:style-name="P1499">Past</text:p>
          </table:table-cell>
          <table:table-cell table:style-name="Table9.A1" office:value-type="string">
            <text:p text:style-name="P1499">Present</text:p>
          </table:table-cell>
          <table:table-cell table:style-name="Table9.D1" office:value-type="string">
            <text:p text:style-name="P1499">Future</text:p>
          </table:table-cell>
        </table:table-row>
        <table:table-row table:style-name="TableLine94051212468896">
          <table:table-cell table:style-name="Table9.A2" office:value-type="string">
            <text:p text:style-name="P1500">+</text:p>
          </table:table-cell>
          <table:table-cell table:style-name="Table9.A2" office:value-type="string">
            <text:p text:style-name="P1518"/>
          </table:table-cell>
          <table:table-cell table:style-name="Table9.A2" office:value-type="string">
            <text:p text:style-name="P1534">I/you/we/they have started</text:p>
            <text:p text:style-name="P1534">He/she/it has started</text:p>
          </table:table-cell>
          <table:table-cell table:style-name="Table9.D2" office:value-type="string">
            <text:p text:style-name="P1518"/>
          </table:table-cell>
        </table:table-row>
        <table:table-row table:style-name="TableLine94051212483472">
          <table:table-cell table:style-name="Table9.A2" office:value-type="string">
            <text:p text:style-name="P1500">-</text:p>
          </table:table-cell>
          <table:table-cell table:style-name="Table9.A2" office:value-type="string">
            <text:p text:style-name="P1518"/>
          </table:table-cell>
          <table:table-cell table:style-name="Table9.A2" office:value-type="string">
            <text:p text:style-name="P1534">I/y<text:span text:style-name="T1335">ou</text:span>/w<text:span text:style-name="T1335">e</text:span>/t<text:span text:style-name="T1335">hey</text:span> haven`t started</text:p>
            <text:p text:style-name="P1534">He/she/it hasn`t started</text:p>
          </table:table-cell>
          <table:table-cell table:style-name="Table9.D2" office:value-type="string">
            <text:p text:style-name="P1518"/>
          </table:table-cell>
        </table:table-row>
        <table:table-row table:style-name="TableLine94051212488560">
          <table:table-cell table:style-name="Table9.A2" office:value-type="string">
            <text:p text:style-name="P1500">?</text:p>
          </table:table-cell>
          <table:table-cell table:style-name="Table9.A2" office:value-type="string">
            <text:p text:style-name="P1518"/>
          </table:table-cell>
          <table:table-cell table:style-name="Table9.A2" office:value-type="string">
            <text:p text:style-name="P1534">Have I/y<text:span text:style-name="T1336">ou</text:span>/w<text:span text:style-name="T1336">e</text:span>/t<text:span text:style-name="T1336">hey</text:span> started?</text:p>
            <text:p text:style-name="P1534">Has he/she/it started?</text:p>
          </table:table-cell>
          <table:table-cell table:style-name="Table9.D2" office:value-type="string">
            <text:p text:style-name="P1518"/>
          </table:table-cell>
        </table:table-row>
      </table:table>
      <text:p text:style-name="P258"/>
      <text:p text:style-name="P259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51212501104">
          <table:table-cell table:style-name="Table1.A1" office:value-type="string">
            <text:p text:style-name="P1533"/>
          </table:table-cell>
          <table:table-cell table:style-name="Table1.A1" office:value-type="string">
            <text:p text:style-name="P1501">Past</text:p>
          </table:table-cell>
          <table:table-cell table:style-name="Table1.A1" office:value-type="string">
            <text:p text:style-name="P1501">Present</text:p>
          </table:table-cell>
          <table:table-cell table:style-name="Table1.D1" office:value-type="string">
            <text:p text:style-name="P1501">Future</text:p>
          </table:table-cell>
        </table:table-row>
        <table:table-row table:style-name="TableLine94051212536112">
          <table:table-cell table:style-name="Table1.A2" office:value-type="string">
            <text:p text:style-name="P1501">+</text:p>
          </table:table-cell>
          <table:table-cell table:style-name="Table1.A2" office:value-type="string">
            <text:p text:style-name="P1519"/>
          </table:table-cell>
          <table:table-cell table:style-name="Table1.A2" office:value-type="string">
            <text:p text:style-name="P1540">I/y<text:span text:style-name="T1399">ou</text:span>/w<text:span text:style-name="T1399">e</text:span>/t<text:span text:style-name="T1399">hey</text:span> have been starting</text:p>
            <text:p text:style-name="P1540">He/she/it has been starting</text:p>
          </table:table-cell>
          <table:table-cell table:style-name="Table1.D2" office:value-type="string">
            <text:p text:style-name="P1519"/>
          </table:table-cell>
        </table:table-row>
        <table:table-row table:style-name="TableLine94051212542720">
          <table:table-cell table:style-name="Table1.A2" office:value-type="string">
            <text:p text:style-name="P1501">-</text:p>
          </table:table-cell>
          <table:table-cell table:style-name="Table1.A2" office:value-type="string">
            <text:p text:style-name="P1519"/>
          </table:table-cell>
          <table:table-cell table:style-name="Table1.A2" office:value-type="string">
            <text:p text:style-name="P1540">I/y<text:span text:style-name="T1399">ou</text:span>/w<text:span text:style-name="T1399">e</text:span>/t<text:span text:style-name="T1399">hey</text:span> haven`t been starting</text:p>
            <text:p text:style-name="P1540">He/she/it hasn`t been starting</text:p>
          </table:table-cell>
          <table:table-cell table:style-name="Table1.D2" office:value-type="string">
            <text:p text:style-name="P1519"/>
          </table:table-cell>
        </table:table-row>
        <table:table-row table:style-name="TableLine94051212545456">
          <table:table-cell table:style-name="Table1.A2" office:value-type="string">
            <text:p text:style-name="P1501">?</text:p>
          </table:table-cell>
          <table:table-cell table:style-name="Table1.A2" office:value-type="string">
            <text:p text:style-name="P1519"/>
          </table:table-cell>
          <table:table-cell table:style-name="Table1.A2" office:value-type="string">
            <text:p text:style-name="P1540">Have I/y<text:span text:style-name="T1399">ou</text:span>/w<text:span text:style-name="T1399">e</text:span>/t<text:span text:style-name="T1399">hey</text:span> been starting?</text:p>
            <text:p text:style-name="P1540">Has he/she/it been starting?</text:p>
          </table:table-cell>
          <table:table-cell table:style-name="Table1.D2" office:value-type="string">
            <text:p text:style-name="P1519"/>
          </table:table-cell>
        </table:table-row>
      </table:table>
      <text:p text:style-name="P1587"><text:span text:style-name="T819">Таблица </text:span><text:span text:style-name="T830">форм </text:span><text:span text:style-name="T819">пассивно</text:span><text:span text:style-name="T831">го</text:span><text:span text:style-name="T819"> залог</text:span><text:span text:style-name="T831">а</text:span><text:span text:style-name="T81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051216086144">
          <table:table-cell table:style-name="Table4.A1" office:value-type="string">
            <text:p text:style-name="P1521"/>
          </table:table-cell>
          <table:table-cell table:style-name="Table4.A1" office:value-type="string">
            <text:p text:style-name="P1510">Past</text:p>
          </table:table-cell>
          <table:table-cell table:style-name="Table4.A1" office:value-type="string">
            <text:p text:style-name="P1510">Present</text:p>
          </table:table-cell>
          <table:table-cell table:style-name="Table4.D1" office:value-type="string">
            <text:p text:style-name="P1510">Future</text:p>
          </table:table-cell>
        </table:table-row>
        <table:table-row table:style-name="TableLine94051212740512">
          <table:table-cell table:style-name="Table4.A2" office:value-type="string">
            <text:p text:style-name="P1511">Simple</text:p>
          </table:table-cell>
          <table:table-cell table:style-name="Table4.A2" office:value-type="string">
            <text:p text:style-name="P1521"><text:span text:style-name="T1426">I/</text:span><text:span text:style-name="T1427">he/she/it</text:span><text:span text:style-name="T1426"> </text:span><text:span text:style-name="T1427">was</text:span><text:span text:style-name="T1426"> </text:span><text:span text:style-name="T236">taught</text:span></text:p>
            <text:p text:style-name="P1551">You/we/they were <text:span text:style-name="T236">taught</text:span></text:p>
          </table:table-cell>
          <table:table-cell table:style-name="Table4.A2" office:value-type="string">
            <text:p text:style-name="P1552">I am <text:span text:style-name="T236">taught</text:span></text:p>
            <text:p text:style-name="P1551">He/she/it is <text:span text:style-name="T236">taught</text:span></text:p>
            <text:p text:style-name="P1551">You/we/the<text:span text:style-name="T1428">y</text:span> are <text:span text:style-name="T236">taught</text:span></text:p>
          </table:table-cell>
          <table:table-cell table:style-name="Table4.D2" office:value-type="string">
            <text:p text:style-name="P1550">I/you/we/they/he/she/it</text:p>
            <text:p text:style-name="P1550">will be <text:span text:style-name="T236">taught</text:span></text:p>
          </table:table-cell>
        </table:table-row>
        <table:table-row table:style-name="TableLine94051212748256">
          <table:table-cell table:style-name="Table4.A2" office:value-type="string">
            <text:p text:style-name="P1511">Contin.</text:p>
          </table:table-cell>
          <table:table-cell table:style-name="Table4.A2" office:value-type="string">
            <text:p text:style-name="P1521"><text:span text:style-name="T1428">I/he/she/it was being </text:span><text:span text:style-name="T236">taught</text:span></text:p>
            <text:p text:style-name="P1521"><text:span text:style-name="T238">You/we/the</text:span><text:span text:style-name="T237">y</text:span><text:span text:style-name="T238"> </text:span><text:span text:style-name="T237">were</text:span><text:span text:style-name="T238"> </text:span><text:span text:style-name="T237">being</text:span><text:span text:style-name="T238"> </text:span><text:span text:style-name="T236">taught</text:span></text:p>
          </table:table-cell>
          <table:table-cell table:style-name="Table4.A2" office:value-type="string">
            <text:p text:style-name="P1550">I am being <text:span text:style-name="T236">taught</text:span></text:p>
            <text:p text:style-name="P1550"><text:span text:style-name="T236">H</text:span><text:span text:style-name="T176">e/she/it is being taught</text:span></text:p>
            <text:p text:style-name="P1551"><text:span text:style-name="T176">You/we/the</text:span><text:span text:style-name="T237">y</text:span><text:span text:style-name="T176"> are </text:span><text:span text:style-name="T237">being</text:span><text:span text:style-name="T176"> </text:span><text:span text:style-name="T236">taught</text:span></text:p>
          </table:table-cell>
          <table:table-cell table:style-name="Table4.D2" office:value-type="string">
            <text:p text:style-name="P1550">— </text:p>
          </table:table-cell>
        </table:table-row>
        <table:table-row table:style-name="TableLine94051212767696">
          <table:table-cell table:style-name="Table4.A2" office:value-type="string">
            <text:p text:style-name="P1511">Perfect</text:p>
          </table:table-cell>
          <table:table-cell table:style-name="Table4.A2" office:value-type="string">
            <text:p text:style-name="P1521"><text:span text:style-name="T1429">I/you/we/they/</text:span><text:span text:style-name="T239">he/she/it</text:span><text:span text:style-name="T1429"> </text:span></text:p>
            <text:p text:style-name="P1521"><text:span text:style-name="T1429">had been </text:span><text:span text:style-name="T236">taught</text:span></text:p>
          </table:table-cell>
          <table:table-cell table:style-name="Table4.A2" office:value-type="string">
            <text:p text:style-name="P1553">I/you/we/they have been <text:span text:style-name="T236">taught</text:span></text:p>
            <text:p text:style-name="P1553"><text:span text:style-name="T236">H</text:span><text:span text:style-name="T176">e/she/it has been </text:span><text:span text:style-name="T236">taught</text:span></text:p>
          </table:table-cell>
          <table:table-cell table:style-name="Table4.D2" office:value-type="string">
            <text:p text:style-name="P1521"><text:span text:style-name="T1429">I/you/we/they/</text:span><text:span text:style-name="T239">he/she/it</text:span><text:span text:style-name="T1429"> </text:span></text:p>
            <text:p text:style-name="P1521"><text:span text:style-name="T1429">will have been </text:span><text:span text:style-name="T236">taught</text:span></text:p>
          </table:table-cell>
        </table:table-row>
      </table:table>
      <text:p text:style-name="P396"/>
      <text:p text:style-name="P754"><text:span text:style-name="T819">Таблица </text:span><text:span text:style-name="T820">форм</text:span><text:span text:style-name="T819"> глагола </text:span><text:span text:style-name="T656">b</text:span><text:span text:style-name="T657">e</text:span><text:span text:style-name="T819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051212789056">
          <table:table-cell table:style-name="Table5.A1" office:value-type="string">
            <text:p text:style-name="P1505">Подлежащее</text:p>
          </table:table-cell>
          <table:table-cell table:style-name="Table5.A1" office:value-type="string">
            <text:p text:style-name="P1502">Past</text:p>
          </table:table-cell>
          <table:table-cell table:style-name="Table5.A1" office:value-type="string">
            <text:p text:style-name="P1502">Present</text:p>
          </table:table-cell>
          <table:table-cell table:style-name="Table5.D1" office:value-type="string">
            <text:p text:style-name="P1502">Future</text:p>
          </table:table-cell>
        </table:table-row>
        <table:table-row table:style-name="TableLine94051212848336">
          <table:table-cell table:style-name="Table5.A2" office:value-type="string">
            <text:p text:style-name="P1539">I</text:p>
          </table:table-cell>
          <table:table-cell table:style-name="Table5.A2" office:value-type="string">
            <text:p text:style-name="P1540">was</text:p>
          </table:table-cell>
          <table:table-cell table:style-name="Table5.A2" office:value-type="string">
            <text:p text:style-name="P1536">am</text:p>
          </table:table-cell>
          <table:table-cell table:style-name="Table5.D2" office:value-type="string">
            <text:p text:style-name="P1546">will be</text:p>
          </table:table-cell>
        </table:table-row>
        <table:table-row table:style-name="TableLine94051212858048">
          <table:table-cell table:style-name="Table5.A2" office:value-type="string">
            <text:p text:style-name="P1538">he/she/<text:span text:style-name="T1343">it</text:span></text:p>
          </table:table-cell>
          <table:table-cell table:style-name="Table5.A2" office:value-type="string">
            <text:p text:style-name="P1540">was</text:p>
          </table:table-cell>
          <table:table-cell table:style-name="Table5.A2" office:value-type="string">
            <text:p text:style-name="P1537">is</text:p>
          </table:table-cell>
          <table:table-cell table:style-name="Table5.D2" office:value-type="string">
            <text:p text:style-name="P1546">will be</text:p>
          </table:table-cell>
        </table:table-row>
        <table:table-row table:style-name="TableLine94051212865600">
          <table:table-cell table:style-name="Table5.A2" office:value-type="string">
            <text:p text:style-name="P1538">you/we/they</text:p>
          </table:table-cell>
          <table:table-cell table:style-name="Table5.A2" office:value-type="string">
            <text:p text:style-name="P1540">were</text:p>
          </table:table-cell>
          <table:table-cell table:style-name="Table5.A2" office:value-type="string">
            <text:p text:style-name="P1537">are</text:p>
          </table:table-cell>
          <table:table-cell table:style-name="Table5.D2" office:value-type="string">
            <text:p text:style-name="P1546">will be</text:p>
          </table:table-cell>
        </table:table-row>
      </table:table>
      <text:p text:style-name="P393"/>
      <text:p text:style-name="P393">Таблица модальных глаголов:</text:p>
      <table:table table:name="Table2" table:style-name="Table2">
        <table:table-column table:style-name="Table2.A" table:number-columns-repeated="3"/>
        <table:table-row table:style-name="TableLine94051212868608">
          <table:table-cell table:style-name="Table2.A1" office:value-type="string">
            <text:p text:style-name="P1508">Глагол</text:p>
          </table:table-cell>
          <table:table-cell table:style-name="Table2.A1" office:value-type="string">
            <text:p text:style-name="P1520"><text:span text:style-name="T1259">З</text:span><text:span text:style-name="T1260">начение</text:span></text:p>
          </table:table-cell>
          <table:table-cell table:style-name="Table2.C1" office:value-type="string">
            <text:p text:style-name="P1520"><text:span text:style-name="T1259">В</text:span><text:span text:style-name="T1260">рем</text:span><text:span text:style-name="T1259">я</text:span></text:p>
          </table:table-cell>
        </table:table-row>
        <table:table-row table:style-name="TableLine94051212941616">
          <table:table-cell table:style-name="Table2.A2" office:value-type="string">
            <text:p text:style-name="P1575">can</text:p>
          </table:table-cell>
          <table:table-cell table:style-name="Table2.A2" office:value-type="string">
            <text:p text:style-name="P1575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75">настоящее и будущее</text:p>
          </table:table-cell>
        </table:table-row>
        <table:table-row table:style-name="TableLine94051212946544">
          <table:table-cell table:style-name="Table2.A2" office:value-type="string">
            <text:p text:style-name="P1575">could</text:p>
          </table:table-cell>
          <table:table-cell table:style-name="Table2.A2" office:value-type="string">
            <text:p text:style-name="P1575">мог, умел</text:p>
          </table:table-cell>
          <table:table-cell table:style-name="Table2.C2" office:value-type="string">
            <text:p text:style-name="P1575">прошедшее</text:p>
          </table:table-cell>
        </table:table-row>
        <table:table-row table:style-name="TableLine94051212968048">
          <table:table-cell table:style-name="Table2.A2" office:value-type="string">
            <text:p text:style-name="P1575">might, may</text:p>
          </table:table-cell>
          <table:table-cell table:style-name="Table2.A2" office:value-type="string">
            <text:p text:style-name="P1576">может быть, мог бы,</text:p>
            <text:p text:style-name="P1576">возможно, наверное</text:p>
          </table:table-cell>
          <table:table-cell table:style-name="Table2.C2" office:value-type="string">
            <text:p text:style-name="P1575">настоящее и будущие</text:p>
          </table:table-cell>
        </table:table-row>
        <table:table-row table:style-name="TableLine94051212970464">
          <table:table-cell table:style-name="Table2.A2" office:value-type="string">
            <text:p text:style-name="P1575">must</text:p>
          </table:table-cell>
          <table:table-cell table:style-name="Table2.A2" office:value-type="string">
            <text:p text:style-name="P1575">должен, обязан, нужно, запрет, нельзя</text:p>
          </table:table-cell>
          <table:table-cell table:style-name="Table2.C2" office:value-type="string">
            <text:p text:style-name="P1575">настоящее</text:p>
          </table:table-cell>
        </table:table-row>
        <table:table-row table:style-name="TableLine94051212973696">
          <table:table-cell table:style-name="Table2.A2" office:value-type="string">
            <text:p text:style-name="P1575">should</text:p>
          </table:table-cell>
          <table:table-cell table:style-name="Table2.A2" office:value-type="string">
            <text:p text:style-name="P1575">следует сделать, следовало бы сделать; (совет)</text:p>
          </table:table-cell>
          <table:table-cell table:style-name="Table2.C2" office:value-type="string">
            <text:p text:style-name="P1575">настоящее и будущие</text:p>
          </table:table-cell>
        </table:table-row>
        <table:table-row table:style-name="TableLine94051213004688">
          <table:table-cell table:style-name="Table2.A2" office:value-type="string">
            <text:p text:style-name="P1575">would</text:p>
          </table:table-cell>
          <table:table-cell table:style-name="Table2.A2" office:value-type="string">
            <text:p text:style-name="P1575">частица «бы», предложение услуги, привычка прошлого</text:p>
          </table:table-cell>
          <table:table-cell table:style-name="Table2.C2" office:value-type="string">
            <text:p text:style-name="P1575">настоящее, прошедшее, будущие</text:p>
          </table:table-cell>
        </table:table-row>
      </table:table>
      <text:p text:style-name="P394"/>
      <text:p text:style-name="P39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51213008864">
          <table:table-cell table:style-name="Table3.A1" office:value-type="string">
            <text:p text:style-name="P1509">Конструкция</text:p>
          </table:table-cell>
          <table:table-cell table:style-name="Table3.A1" office:value-type="string">
            <text:p text:style-name="P1509">Значение</text:p>
          </table:table-cell>
          <table:table-cell table:style-name="Table3.C1" office:value-type="string">
            <text:p text:style-name="P1509">Время</text:p>
          </table:table-cell>
        </table:table-row>
        <table:table-row table:style-name="TableLine94051213021296">
          <table:table-cell table:style-name="Table3.A2" office:value-type="string">
            <text:p text:style-name="P1547">be able to</text:p>
          </table:table-cell>
          <table:table-cell table:style-name="Table3.A2" office:value-type="string">
            <text:p text:style-name="P1547">могу (близко к can)</text:p>
          </table:table-cell>
          <table:table-cell table:style-name="Table3.C2" office:value-type="string">
            <text:p text:style-name="P1547">be меняется по временам</text:p>
          </table:table-cell>
        </table:table-row>
        <table:table-row table:style-name="TableLine94051213034016">
          <table:table-cell table:style-name="Table3.A2" office:value-type="string">
            <text:p text:style-name="P1547">have to</text:p>
          </table:table-cell>
          <table:table-cell table:style-name="Table3.A2" office:value-type="string">
            <text:p text:style-name="P1547">должен (близко к must)</text:p>
          </table:table-cell>
          <table:table-cell table:style-name="Table3.C2" office:value-type="string">
            <text:p text:style-name="P1547">have меняется по временам</text:p>
          </table:table-cell>
        </table:table-row>
        <table:table-row table:style-name="TableLine94051213037376">
          <table:table-cell table:style-name="Table3.A2" office:value-type="string">
            <text:p text:style-name="P1547">used to</text:p>
          </table:table-cell>
          <table:table-cell table:style-name="Table3.A2" office:value-type="string">
            <text:p text:style-name="P1547">делал раньше, имел привычку делать (близко к would)</text:p>
          </table:table-cell>
          <table:table-cell table:style-name="Table3.C2" office:value-type="string">
            <text:p text:style-name="P1547">всегда стоит в прошедшем;</text:p>
            <text:p text:style-name="P1547">меняется как Past Simple</text:p>
          </table:table-cell>
        </table:table-row>
      </table:table>
      <text:p text:style-name="P395"/>
      <text:p text:style-name="P401"/>
      <text:p text:style-name="P1588"><text:span text:style-name="T476">Таблица </text:span><text:span text:style-name="T490">личны</text:span><text:span text:style-name="T491">х</text:span><text:span text:style-name="T490"> и притяжательных </text:span><text:span text:style-name="T47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051213061584">
          <table:table-cell table:style-name="Table11.A1" table:number-columns-spanned="2" office:value-type="string">
            <text:p text:style-name="P1512">Личные местоимения</text:p>
          </table:table-cell>
          <table:covered-table-cell/>
          <table:table-cell table:style-name="Table11.C1" table:number-columns-spanned="2" office:value-type="string">
            <text:p text:style-name="P1512">Притяжательные местоимения</text:p>
          </table:table-cell>
          <table:covered-table-cell/>
        </table:table-row>
        <table:table-row table:style-name="TableLine94051213119104">
          <table:table-cell table:style-name="Table11.A2" office:value-type="string">
            <text:p text:style-name="P1522"><text:span text:style-name="T1501">и</text:span><text:span text:style-name="T1497">менительный падеж</text:span></text:p>
            <text:p text:style-name="P1555"><text:span text:style-name="T1498">(</text:span>кто/что<text:span text:style-name="T1498">)</text:span></text:p>
          </table:table-cell>
          <table:table-cell table:style-name="Table11.A2" office:value-type="string">
            <text:p text:style-name="P1522"><text:span text:style-name="T1501">о</text:span><text:span text:style-name="T1497">бъектный падеж</text:span></text:p>
            <text:p text:style-name="P1555"><text:span text:style-name="T1498">(</text:span>кого, <text:span text:style-name="T1498">к</text:span>ому, кем<text:span text:style-name="T1498">)</text:span></text:p>
          </table:table-cell>
          <table:table-cell table:style-name="Table11.A2" office:value-type="string">
            <text:p text:style-name="P1554"><text:span text:style-name="T1498">с</text:span> существительным</text:p>
            <text:p text:style-name="P1556">(чей)</text:p>
          </table:table-cell>
          <table:table-cell table:style-name="Table11.D2" office:value-type="string">
            <text:p text:style-name="P1522"><text:span text:style-name="T1498">о</text:span><text:span text:style-name="T1497">тдельно</text:span></text:p>
            <text:p text:style-name="P1556">(чей)</text:p>
          </table:table-cell>
        </table:table-row>
        <table:table-row table:style-name="TableLine94051212692608">
          <table:table-cell table:style-name="Table11.A2" office:value-type="string">
            <text:p text:style-name="P1559">I</text:p>
          </table:table-cell>
          <table:table-cell table:style-name="Table11.A2" office:value-type="string">
            <text:p text:style-name="P1559">me</text:p>
          </table:table-cell>
          <table:table-cell table:style-name="Table11.A2" office:value-type="string">
            <text:p text:style-name="P1557">my</text:p>
          </table:table-cell>
          <table:table-cell table:style-name="Table11.D2" office:value-type="string">
            <text:p text:style-name="P1557">mine</text:p>
          </table:table-cell>
        </table:table-row>
        <table:table-row table:style-name="TableLine94051213120992">
          <table:table-cell table:style-name="Table11.A2" office:value-type="string">
            <text:p text:style-name="P1559">you</text:p>
          </table:table-cell>
          <table:table-cell table:style-name="Table11.A2" office:value-type="string">
            <text:p text:style-name="P1559">you</text:p>
          </table:table-cell>
          <table:table-cell table:style-name="Table11.A2" office:value-type="string">
            <text:p text:style-name="P1557">your</text:p>
          </table:table-cell>
          <table:table-cell table:style-name="Table11.D2" office:value-type="string">
            <text:p text:style-name="P1557">yours</text:p>
          </table:table-cell>
        </table:table-row>
        <table:table-row table:style-name="TableLine94051213151120">
          <table:table-cell table:style-name="Table11.A2" office:value-type="string">
            <text:p text:style-name="P1559">he</text:p>
          </table:table-cell>
          <table:table-cell table:style-name="Table11.A2" office:value-type="string">
            <text:p text:style-name="P1559">him</text:p>
          </table:table-cell>
          <table:table-cell table:style-name="Table11.A2" office:value-type="string">
            <text:p text:style-name="P1557">his</text:p>
          </table:table-cell>
          <table:table-cell table:style-name="Table11.D2" office:value-type="string">
            <text:p text:style-name="P1558">his</text:p>
          </table:table-cell>
        </table:table-row>
        <table:table-row table:style-name="TableLine94051213156032">
          <table:table-cell table:style-name="Table11.A2" office:value-type="string">
            <text:p text:style-name="P1559">she</text:p>
          </table:table-cell>
          <table:table-cell table:style-name="Table11.A2" office:value-type="string">
            <text:p text:style-name="P1557">her</text:p>
          </table:table-cell>
          <table:table-cell table:style-name="Table11.A2" office:value-type="string">
            <text:p text:style-name="P1557">her</text:p>
          </table:table-cell>
          <table:table-cell table:style-name="Table11.D2" office:value-type="string">
            <text:p text:style-name="P1557">hers</text:p>
          </table:table-cell>
        </table:table-row>
        <table:table-row table:style-name="TableLine94051212693872">
          <table:table-cell table:style-name="Table11.A2" office:value-type="string">
            <text:p text:style-name="P1559">it</text:p>
          </table:table-cell>
          <table:table-cell table:style-name="Table11.A2" office:value-type="string">
            <text:p text:style-name="P1557">it</text:p>
          </table:table-cell>
          <table:table-cell table:style-name="Table11.A2" office:value-type="string">
            <text:p text:style-name="P1557">its</text:p>
          </table:table-cell>
          <table:table-cell table:style-name="Table11.D2" office:value-type="string">
            <text:p text:style-name="P1558">its</text:p>
          </table:table-cell>
        </table:table-row>
        <table:table-row table:style-name="TableLine94051213173744">
          <table:table-cell table:style-name="Table11.A2" office:value-type="string">
            <text:p text:style-name="P1559">we</text:p>
          </table:table-cell>
          <table:table-cell table:style-name="Table11.A2" office:value-type="string">
            <text:p text:style-name="P1557">us</text:p>
          </table:table-cell>
          <table:table-cell table:style-name="Table11.A2" office:value-type="string">
            <text:p text:style-name="P1557">our</text:p>
          </table:table-cell>
          <table:table-cell table:style-name="Table11.D2" office:value-type="string">
            <text:p text:style-name="P1557">ours</text:p>
          </table:table-cell>
        </table:table-row>
        <table:table-row table:style-name="TableLine94051213190080">
          <table:table-cell table:style-name="Table11.A2" office:value-type="string">
            <text:p text:style-name="P1559">they</text:p>
          </table:table-cell>
          <table:table-cell table:style-name="Table11.A2" office:value-type="string">
            <text:p text:style-name="P1557">them</text:p>
          </table:table-cell>
          <table:table-cell table:style-name="Table11.A2" office:value-type="string">
            <text:p text:style-name="P1557">their</text:p>
          </table:table-cell>
          <table:table-cell table:style-name="Table11.D2" office:value-type="string">
            <text:p text:style-name="P1557">theirs</text:p>
          </table:table-cell>
        </table:table-row>
      </table:table>
      <text:p text:style-name="P402"/>
      <text:p text:style-name="P646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051213203008">
          <table:table-cell table:style-name="Table15.A1" office:value-type="string">
            <text:p text:style-name="P1517">Лицо</text:p>
          </table:table-cell>
          <table:table-cell table:style-name="Table15.A1" office:value-type="string">
            <text:p text:style-name="P1517">Единственное число</text:p>
          </table:table-cell>
          <table:table-cell table:style-name="Table15.C1" office:value-type="string">
            <text:p text:style-name="P1517">Множественное число</text:p>
          </table:table-cell>
        </table:table-row>
        <table:table-row table:style-name="TableLine94051213213600">
          <table:table-cell table:style-name="Table15.A2" office:value-type="string">
            <text:p text:style-name="P1582">1</text:p>
          </table:table-cell>
          <table:table-cell table:style-name="Table15.A2" office:value-type="string">
            <text:p text:style-name="P1582">I</text:p>
          </table:table-cell>
          <table:table-cell table:style-name="Table15.C2" office:value-type="string">
            <text:p text:style-name="P1583">we</text:p>
          </table:table-cell>
        </table:table-row>
        <table:table-row table:style-name="TableLine94051213217664">
          <table:table-cell table:style-name="Table15.A2" office:value-type="string">
            <text:p text:style-name="P1582">2</text:p>
          </table:table-cell>
          <table:table-cell table:style-name="Table15.A2" office:value-type="string">
            <text:p text:style-name="P1582">you</text:p>
          </table:table-cell>
          <table:table-cell table:style-name="Table15.C2" office:value-type="string">
            <text:p text:style-name="P1583">you</text:p>
          </table:table-cell>
        </table:table-row>
        <table:table-row table:style-name="TableLine94051213223136">
          <table:table-cell table:style-name="Table15.A2" office:value-type="string">
            <text:p text:style-name="P1582">3</text:p>
          </table:table-cell>
          <table:table-cell table:style-name="Table15.A2" office:value-type="string">
            <text:p text:style-name="P1582">he/she/<text:span text:style-name="T1478">it</text:span></text:p>
          </table:table-cell>
          <table:table-cell table:style-name="Table15.C2" office:value-type="string">
            <text:p text:style-name="P1583">they</text:p>
          </table:table-cell>
        </table:table-row>
      </table:table>
      <text:p text:style-name="P523"/>
      <text:p text:style-name="P522">Таблица производных местоимений от <text:span text:style-name="T557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051213225872">
          <table:table-cell table:style-name="Table12.A1" office:value-type="string">
            <text:p text:style-name="P1507"/>
          </table:table-cell>
          <table:table-cell table:style-name="Table12.A1" office:value-type="string">
            <text:p text:style-name="P1513">body/one</text:p>
          </table:table-cell>
          <table:table-cell table:style-name="Table12.A1" office:value-type="string">
            <text:p text:style-name="P1513">thing</text:p>
          </table:table-cell>
          <table:table-cell table:style-name="Table12.D1" office:value-type="string">
            <text:p text:style-name="P1513">where</text:p>
          </table:table-cell>
        </table:table-row>
        <table:table-row table:style-name="TableLine94051213275920">
          <table:table-cell table:style-name="Table12.A2" office:value-type="string">
            <text:p text:style-name="P1513">some </text:p>
          </table:table-cell>
          <table:table-cell table:style-name="Table12.A2" office:value-type="string">
            <text:p text:style-name="P1560">somebody/someone (кто-то)</text:p>
          </table:table-cell>
          <table:table-cell table:style-name="Table12.A2" office:value-type="string">
            <text:p text:style-name="P1560">something </text:p>
            <text:p text:style-name="P1560">(что-то)</text:p>
          </table:table-cell>
          <table:table-cell table:style-name="Table12.D2" office:value-type="string">
            <text:p text:style-name="P1560">somewhere </text:p>
            <text:p text:style-name="P1560">(где-то)</text:p>
          </table:table-cell>
        </table:table-row>
        <table:table-row table:style-name="TableLine94051213282688">
          <table:table-cell table:style-name="Table12.A2" office:value-type="string">
            <text:p text:style-name="P1513">any</text:p>
          </table:table-cell>
          <table:table-cell table:style-name="Table12.A2" office:value-type="string">
            <text:p text:style-name="P1560">anybody/anyone </text:p>
            <text:p text:style-name="P1560">(кто-то)</text:p>
          </table:table-cell>
          <table:table-cell table:style-name="Table12.A2" office:value-type="string">
            <text:p text:style-name="P1560">anything </text:p>
            <text:p text:style-name="P1560">(что-то)</text:p>
          </table:table-cell>
          <table:table-cell table:style-name="Table12.D2" office:value-type="string">
            <text:p text:style-name="P1560">anywhere </text:p>
            <text:p text:style-name="P1560">(где-то)</text:p>
          </table:table-cell>
        </table:table-row>
        <table:table-row table:style-name="TableLine94051213294688">
          <table:table-cell table:style-name="Table12.A2" office:value-type="string">
            <text:p text:style-name="P1513">no</text:p>
          </table:table-cell>
          <table:table-cell table:style-name="Table12.A2" office:value-type="string">
            <text:p text:style-name="P1560">nobody/noone </text:p>
            <text:p text:style-name="P1560">(никто)</text:p>
          </table:table-cell>
          <table:table-cell table:style-name="Table12.A2" office:value-type="string">
            <text:p text:style-name="P1560">nothing </text:p>
            <text:p text:style-name="P1560">(ничто)</text:p>
          </table:table-cell>
          <table:table-cell table:style-name="Table12.D2" office:value-type="string">
            <text:p text:style-name="P1560">nowhere </text:p>
            <text:p text:style-name="P1560">(нигде)</text:p>
          </table:table-cell>
        </table:table-row>
      </table:table>
      <text:p text:style-name="P405"/>
      <text:p text:style-name="P778"><text:span text:style-name="T842">Таблица </text:span><text:span text:style-name="T843">условных предложений</text:span><text:span text:style-name="T842">:</text:span></text:p>
      <table:table table:name="Table14" table:style-name="Table14">
        <table:table-column table:style-name="Table14.A"/>
        <table:table-column table:style-name="Table14.B"/>
        <table:table-row table:style-name="TableLine94051213311024">
          <table:table-cell table:style-name="Table14.A1" office:value-type="string">
            <text:p text:style-name="P1516">Тип</text:p>
          </table:table-cell>
          <table:table-cell table:style-name="Table14.B1" office:value-type="string">
            <text:p text:style-name="P1516">Пример</text:p>
          </table:table-cell>
        </table:table-row>
        <table:table-row table:style-name="TableLine94051213376784">
          <table:table-cell table:style-name="Table14.A2" office:value-type="string">
            <text:p text:style-name="P1578">zero conditionals</text:p>
          </table:table-cell>
          <table:table-cell table:style-name="Table14.B2" office:value-type="string">
            <text:p text:style-name="P1579"><text:span text:style-name="T1589">If I </text:span><text:span text:style-name="T776">drive</text:span><text:span text:style-name="T1589"> home early, I </text:span><text:span text:style-name="T776">watch</text:span><text:span text:style-name="T1589"> some movie (уклад жизни) — </text:span></text:p>
            <text:p text:style-name="P1577">Если я приезжаю домой рано, я смотрю какой-нибудь фильм.</text:p>
          </table:table-cell>
        </table:table-row>
        <table:table-row table:style-name="TableLine94051213378816">
          <table:table-cell table:style-name="Table14.A2" office:value-type="string">
            <text:p text:style-name="P1578">first conditionals</text:p>
          </table:table-cell>
          <table:table-cell table:style-name="Table14.B2" office:value-type="string">
            <text:p text:style-name="P1577">If I <text:span text:style-name="T775">drive</text:span> home early today, I <text:span text:style-name="T775">will watch</text:span> some movie (планы) — </text:p>
            <text:p text:style-name="P1577">Если я сегодня приеду домой раньше, я посмотрю какой-нибудь фильм.</text:p>
          </table:table-cell>
        </table:table-row>
        <table:table-row table:style-name="TableLine94051213379520">
          <table:table-cell table:style-name="Table14.A2" office:value-type="string">
            <text:p text:style-name="P1578">second conditionals</text:p>
          </table:table-cell>
          <table:table-cell table:style-name="Table14.B2" office:value-type="string">
            <text:p text:style-name="P1581"><text:span text:style-name="T1589">If I </text:span><text:span text:style-name="T776">drove</text:span><text:span text:style-name="T1589"> home earcly, I </text:span><text:span text:style-name="T776">would watch</text:span><text:span text:style-name="T1589"> some movie (</text:span><text:span text:style-name="T1590">нереальность</text:span><text:span text:style-name="T1589">) — </text:span></text:p>
            <text:p text:style-name="P1580">Если бы я приехал домой раньше, я бы посмотрел какой-нибудь фильм.</text:p>
          </table:table-cell>
        </table:table-row>
      </table:table>
      <text:p text:style-name="P403"/>
      <text:p text:style-name="P404"/>
      <text:p text:style-name="P1589"><text:span text:style-name="T839">Таблица попу</text:span><text:span text:style-name="T841">л</text:span><text:span text:style-name="T839">я</text:span><text:span text:style-name="T841">р</text:span><text:span text:style-name="T839">ных</text:span><text:span text:style-name="T840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051213391504">
          <table:table-cell table:style-name="Table13.A1" office:value-type="string">
            <text:p text:style-name="P1514">Связка</text:p>
          </table:table-cell>
          <table:table-cell table:style-name="Table13.A1" office:value-type="string">
            <text:p text:style-name="P1514">Значение</text:p>
          </table:table-cell>
          <table:table-cell table:style-name="Table13.C1" office:value-type="string">
            <text:p text:style-name="P1515">Контекст</text:p>
          </table:table-cell>
        </table:table-row>
        <table:table-row table:style-name="TableLine94051213600320">
          <table:table-cell table:style-name="Table13.A2" office:value-type="string">
            <text:p text:style-name="P1562">back off</text:p>
          </table:table-cell>
          <table:table-cell table:style-name="Table13.A2" office:value-type="string">
            <text:p text:style-name="P1562">отступать</text:p>
          </table:table-cell>
          <table:table-cell table:style-name="Table13.C2" office:value-type="string">
            <text:p text:style-name="P1561"><text:span text:style-name="T1560">The police told the protesters to </text:span><text:span text:style-name="T780">back off</text:span><text:span text:style-name="T1560"> — </text:span></text:p>
            <text:p text:style-name="P1561"><text:span text:style-name="T1560">Полиция сказала протестующим </text:span><text:span text:style-name="T780">отступи</text:span><text:span text:style-name="T781">ть</text:span><text:span text:style-name="T1560">.</text:span></text:p>
          </table:table-cell>
        </table:table-row>
        <table:table-row table:style-name="TableLine94051213603472">
          <table:table-cell table:style-name="Table13.A2" office:value-type="string">
            <text:p text:style-name="P1562">be away</text:p>
          </table:table-cell>
          <table:table-cell table:style-name="Table13.A2" office:value-type="string">
            <text:p text:style-name="P1563">отсутствовать, </text:p>
            <text:p text:style-name="P1563">быть в отпуске</text:p>
          </table:table-cell>
          <table:table-cell table:style-name="Table13.C2" office:value-type="string">
            <text:p text:style-name="P1565">She <text:span text:style-name="T779">is away</text:span> on business for three weeks — </text:p>
            <text:p text:style-name="P1565">Она <text:span text:style-name="T779">отсутствует</text:span> по делам 3 недели.</text:p>
          </table:table-cell>
        </table:table-row>
        <table:table-row table:style-name="TableLine94051213613888">
          <table:table-cell table:style-name="Table13.A2" office:value-type="string">
            <text:p text:style-name="P1562">break up</text:p>
          </table:table-cell>
          <table:table-cell table:style-name="Table13.A2" office:value-type="string">
            <text:p text:style-name="P1563">разойтись, заканчивать отноше<text:span text:style-name="T1560">н</text:span>ия, </text:p>
            <text:p text:style-name="P1563">разбиться на части</text:p>
          </table:table-cell>
          <table:table-cell table:style-name="Table13.C2" office:value-type="string">
            <text:p text:style-name="P1566">Yesterday we decided to <text:span text:style-name="T779">break up</text:span> — </text:p>
            <text:p text:style-name="P1564">Вчера мы решили <text:span text:style-name="T779">разойтись</text:span>.</text:p>
            <text:p text:style-name="P1568">Tha plate <text:span text:style-name="T779">broke up</text:span> when he dropped it on the floor <text:span text:style-name="T1560">—</text:span></text:p>
            <text:p text:style-name="P1568">Тарелка <text:span text:style-name="T779">разбилась</text:span>, когда он уронил ее на пол.</text:p>
          </table:table-cell>
        </table:table-row>
        <table:table-row table:style-name="TableLine94051213616176">
          <table:table-cell table:style-name="Table13.A2" office:value-type="string">
            <text:p text:style-name="P1562">call back</text:p>
          </table:table-cell>
          <table:table-cell table:style-name="Table13.A2" office:value-type="string">
            <text:p text:style-name="P1562">перезванивать</text:p>
          </table:table-cell>
          <table:table-cell table:style-name="Table13.C2" office:value-type="string">
            <text:p text:style-name="P1568">I must <text:span text:style-name="T779">call</text:span> her <text:span text:style-name="T779">back</text:span> when <text:span text:style-name="T1561">we get to the office — </text:span></text:p>
            <text:p text:style-name="P1568"><text:span text:style-name="T1561">Я должен </text:span><text:span text:style-name="T782">перезвонить</text:span><text:span text:style-name="T1561"> ей, когда вернемся в офис.</text:span></text:p>
          </table:table-cell>
        </table:table-row>
        <table:table-row table:style-name="TableLine94051213618736">
          <table:table-cell table:style-name="Table13.A2" office:value-type="string">
            <text:p text:style-name="P1562">fall down</text:p>
          </table:table-cell>
          <table:table-cell table:style-name="Table13.A2" office:value-type="string">
            <text:p text:style-name="P1562">упасть на землю</text:p>
          </table:table-cell>
          <table:table-cell table:style-name="Table13.C2" office:value-type="string">
            <text:p text:style-name="P1569">I slipped on the ice and <text:span text:style-name="T779">fell down</text:span> — </text:p>
            <text:p text:style-name="P1569">Я подскользнулся на льду и <text:span text:style-name="T779">упал</text:span><text:span text:style-name="T805">.</text:span></text:p>
          </table:table-cell>
        </table:table-row>
        <table:table-row table:style-name="TableLine94051213620848">
          <table:table-cell table:style-name="Table13.A2" office:value-type="string">
            <text:p text:style-name="P1562">eat out</text:p>
          </table:table-cell>
          <table:table-cell table:style-name="Table13.A2" office:value-type="string">
            <text:p text:style-name="P1563">есть вне дома</text:p>
            <text:p text:style-name="P1563"><text:span text:style-name="T1560">(</text:span>в кафе <text:span text:style-name="T1560">или </text:span>ресторане<text:span text:style-name="T1560">)</text:span></text:p>
          </table:table-cell>
          <table:table-cell table:style-name="Table13.C2" office:value-type="string">
            <text:p text:style-name="P1570">I don`t <text:span text:style-name="T779">eat out</text:span> much — Я не часто <text:span text:style-name="T779">хожу в кафе</text:span>.</text:p>
          </table:table-cell>
        </table:table-row>
        <table:table-row table:style-name="TableLine94051213622768">
          <table:table-cell table:style-name="Table13.A2" office:value-type="string">
            <text:p text:style-name="P1562">get out</text:p>
          </table:table-cell>
          <table:table-cell table:style-name="Table13.A2" office:value-type="string">
            <text:p text:style-name="P1523"><text:span text:style-name="T1621">вынимать</text:span><text:span text:style-name="T1622">, </text:span></text:p>
            <text:p text:style-name="P1563">покинуть помещение</text:p>
          </table:table-cell>
          <table:table-cell table:style-name="Table13.C2" office:value-type="string">
            <text:p text:style-name="P1570">I can <text:span text:style-name="T779">get out</text:span> if you want — </text:p>
            <text:p text:style-name="P1570">Я могу <text:span text:style-name="T779">выйти</text:span>, если ты хочешь.</text:p>
          </table:table-cell>
        </table:table-row>
        <table:table-row table:style-name="TableLine94051213626128">
          <table:table-cell table:style-name="Table13.A2" office:value-type="string">
            <text:p text:style-name="P1562">work out</text:p>
          </table:table-cell>
          <table:table-cell table:style-name="Table13.A2" office:value-type="string">
            <text:p text:style-name="P1563">заниматься спортом, </text:p>
            <text:p text:style-name="P1563">делать упражнения, </text:p>
            <text:p text:style-name="P1563">решать проблему</text:p>
          </table:table-cell>
          <table:table-cell table:style-name="Table13.C2" office:value-type="string">
            <text:p text:style-name="P1570">Don`t worry. We`ll <text:span text:style-name="T775">work</text:span> it <text:span text:style-name="T775">out</text:span> — </text:p>
            <text:p text:style-name="P1570">Не волнуйся, мы <text:span text:style-name="T775">найдем выход</text:span> из этой ситуации.</text:p>
          </table:table-cell>
        </table:table-row>
        <table:table-row table:style-name="TableLine94051213636336">
          <table:table-cell table:style-name="Table13.A2" office:value-type="string">
            <text:p text:style-name="P1562">find out</text:p>
          </table:table-cell>
          <table:table-cell table:style-name="Table13.A2" office:value-type="string">
            <text:p text:style-name="P1563">выяснить, </text:p>
            <text:p text:style-name="P1563">узнать правду</text:p>
          </table:table-cell>
          <table:table-cell table:style-name="Table13.C2" office:value-type="string">
            <text:p text:style-name="P1570">Let`s <text:span text:style-name="T775">find out</text:span> what`s going on here — </text:p>
            <text:p text:style-name="P1570">Давайте <text:span text:style-name="T775">выясним</text:span>, что здесь происходит.</text:p>
          </table:table-cell>
        </table:table-row>
        <table:table-row table:style-name="TableLine94051213639264">
          <table:table-cell table:style-name="Table13.A2" office:value-type="string">
            <text:p text:style-name="P1562">turn out</text:p>
          </table:table-cell>
          <table:table-cell table:style-name="Table13.A2" office:value-type="string">
            <text:p text:style-name="P1567">выясняться, </text:p>
            <text:p text:style-name="P1567">открывать правду</text:p>
          </table:table-cell>
          <table:table-cell table:style-name="Table13.C2" office:value-type="string">
            <text:p text:style-name="P1571">It <text:span text:style-name="T775">turned out</text:span> that Mike knew the truth all the time —</text:p>
            <text:p text:style-name="P1571"><text:span text:style-name="T775">Выяснилось</text:span>, что Майк знал правду все время.</text:p>
          </table:table-cell>
        </table:table-row>
        <table:table-row table:style-name="TableLine94051213642176">
          <table:table-cell table:style-name="Table13.A2" office:value-type="string">
            <text:p text:style-name="P1562">turn on</text:p>
          </table:table-cell>
          <table:table-cell table:style-name="Table13.A2" office:value-type="string">
            <text:p text:style-name="P1567">включить</text:p>
          </table:table-cell>
          <table:table-cell table:style-name="Table13.C2" office:value-type="string">
            <text:p text:style-name="P1570">It`s dark. Let`s <text:span text:style-name="T775">turn</text:span> the light <text:span text:style-name="T775">on</text:span> — </text:p>
            <text:p text:style-name="P1570">Стало темно. Давай <text:span text:style-name="T775">включим</text:span> свет.</text:p>
          </table:table-cell>
        </table:table-row>
        <table:table-row table:style-name="TableLine94051213646464">
          <table:table-cell table:style-name="Table13.A2" office:value-type="string">
            <text:p text:style-name="P1562">turn off</text:p>
          </table:table-cell>
          <table:table-cell table:style-name="Table13.A2" office:value-type="string">
            <text:p text:style-name="P1567">выключить</text:p>
          </table:table-cell>
          <table:table-cell table:style-name="Table13.C2" office:value-type="string">
            <text:p text:style-name="P1572">Could you <text:span text:style-name="T775">turn off</text:span> the TV? — </text:p>
            <text:p text:style-name="P1572">Не мог бы ты <text:span text:style-name="T775">выключить</text:span> телевизор?</text:p>
          </table:table-cell>
        </table:table-row>
        <table:table-row table:style-name="TableLine94051213653392">
          <table:table-cell table:style-name="Table13.A2" office:value-type="string">
            <text:p text:style-name="P1562">go on</text:p>
          </table:table-cell>
          <table:table-cell table:style-name="Table13.A2" office:value-type="string">
            <text:p text:style-name="P1567">происходить (о ситуации)</text:p>
          </table:table-cell>
          <table:table-cell table:style-name="Table13.C2" office:value-type="string">
            <text:p text:style-name="P1572">What`s <text:span text:style-name="T775">going on</text:span> here? — Что здесь <text:span text:style-name="T775">происходит</text:span>?</text:p>
          </table:table-cell>
        </table:table-row>
        <table:table-row table:style-name="TableLine94051213657504">
          <table:table-cell table:style-name="Table13.A2" office:value-type="string">
            <text:p text:style-name="P1562">carry on</text:p>
          </table:table-cell>
          <table:table-cell table:style-name="Table13.A2" office:value-type="string">
            <text:p text:style-name="P1567">продолжать</text:p>
          </table:table-cell>
          <table:table-cell table:style-name="Table13.C2" office:value-type="string">
            <text:p text:style-name="P1572">I`d like to <text:span text:style-name="T775">carry on</text:span> if you don`t mind — </text:p>
            <text:p text:style-name="P1572">Я бы хотел <text:span text:style-name="T775">продолжить</text:span>, если вы не возражаете.</text:p>
          </table:table-cell>
        </table:table-row>
        <table:table-row table:style-name="TableLine94051213055856">
          <table:table-cell table:style-name="Table13.A2" office:value-type="string">
            <text:p text:style-name="P1562">keep on</text:p>
          </table:table-cell>
          <table:table-cell table:style-name="Table13.A2" office:value-type="string">
            <text:p text:style-name="P1567">постоянно делать</text:p>
          </table:table-cell>
          <table:table-cell table:style-name="Table13.C2" office:value-type="string">
            <text:p text:style-name="P1572"><text:span text:style-name="T775">Keep on</text:span> working in order to succeed — </text:p>
            <text:p text:style-name="P1572"><text:span text:style-name="T775">Продолжай</text:span> работать, чтобы добиться успеха.</text:p>
          </table:table-cell>
        </table:table-row>
        <table:table-row table:style-name="TableLine94051213059216">
          <table:table-cell table:style-name="Table13.A2" office:value-type="string">
            <text:p text:style-name="P1562">put on</text:p>
          </table:table-cell>
          <table:table-cell table:style-name="Table13.A2" office:value-type="string">
            <text:p text:style-name="P1567">надевать (одежду), </text:p>
            <text:p text:style-name="P1567">набирать вес</text:p>
          </table:table-cell>
          <table:table-cell table:style-name="Table13.C2" office:value-type="string">
            <text:p text:style-name="P1572">I see you`ve <text:span text:style-name="T775">put on</text:span> a few kilos — </text:p>
            <text:p text:style-name="P1572">Вижу, ты <text:span text:style-name="T775">поправился</text:span> на пару килограммов.</text:p>
          </table:table-cell>
        </table:table-row>
        <table:table-row table:style-name="TableLine94051213682896">
          <table:table-cell table:style-name="Table13.A2" office:value-type="string">
            <text:p text:style-name="P1562">take off</text:p>
          </table:table-cell>
          <table:table-cell table:style-name="Table13.A2" office:value-type="string">
            <text:p text:style-name="P1567">снимать (одежду)</text:p>
          </table:table-cell>
          <table:table-cell table:style-name="Table13.C2" office:value-type="string">
            <text:p text:style-name="P1572">You should <text:span text:style-name="T775">take off</text:span> these ugly pants — </text:p>
            <text:p text:style-name="P1572">Тебе следует <text:span text:style-name="T775">снять</text:span> эти ужасные штаны.</text:p>
          </table:table-cell>
        </table:table-row>
        <table:table-row table:style-name="TableLine94051213690240">
          <table:table-cell table:style-name="Table13.A2" office:value-type="string">
            <text:p text:style-name="P1562">calm down</text:p>
          </table:table-cell>
          <table:table-cell table:style-name="Table13.A2" office:value-type="string">
            <text:p text:style-name="P1567">успокоиться</text:p>
          </table:table-cell>
          <table:table-cell table:style-name="Table13.C2" office:value-type="string">
            <text:p text:style-name="P1572">Please, dear, <text:span text:style-name="T775">calm down</text:span> — </text:p>
            <text:p text:style-name="P1572">Прошу тебя, <text:span text:style-name="T775">успокойся</text:span>, дорогая.</text:p>
          </table:table-cell>
        </table:table-row>
        <table:table-row table:style-name="TableLine94051213698864">
          <table:table-cell table:style-name="Table13.A2" office:value-type="string">
            <text:p text:style-name="P1562">keep away</text:p>
          </table:table-cell>
          <table:table-cell table:style-name="Table13.A2" office:value-type="string">
            <text:p text:style-name="P1567">держаться подальше, </text:p>
            <text:p text:style-name="P1567">не приближаться</text:p>
          </table:table-cell>
          <table:table-cell table:style-name="Table13.C2" office:value-type="string">
            <text:p text:style-name="P1573">Hazard! <text:span text:style-name="T775">Keep away</text:span> — </text:p>
            <text:p text:style-name="P1573">Опасность! <text:span text:style-name="T775">Держитесь подальше</text:span>.</text:p>
          </table:table-cell>
        </table:table-row>
        <table:table-row table:style-name="TableLine94051213704080">
          <table:table-cell table:style-name="Table13.A2" office:value-type="string">
            <text:p text:style-name="P1562">give up</text:p>
          </table:table-cell>
          <table:table-cell table:style-name="Table13.A2" office:value-type="string">
            <text:p text:style-name="P1567">сдаваться</text:p>
          </table:table-cell>
          <table:table-cell table:style-name="Table13.C2" office:value-type="string">
            <text:p text:style-name="P1574">Never <text:span text:style-name="T775">give up</text:span>! — Никогда не <text:span text:style-name="T775">сдавайся</text:span>!</text:p>
          </table:table-cell>
        </table:table-row>
      </table:table>
      <text:p text:style-name="P401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51213713248">
          <table:table-cell table:style-name="Table6.A1" office:value-type="string">
            <text:p text:style-name="P1504">Перевод</text:p>
          </table:table-cell>
          <table:table-cell table:style-name="Table6.A1" office:value-type="string">
            <text:p text:style-name="P1503">Начальная форма</text:p>
          </table:table-cell>
          <table:table-cell table:style-name="Table6.A1" office:value-type="string">
            <text:p text:style-name="P1503">2я форма</text:p>
          </table:table-cell>
          <table:table-cell table:style-name="Table6.D1" office:value-type="string">
            <text:p text:style-name="P1504">3я форма</text:p>
          </table:table-cell>
        </table:table-row>
        <table:table-row table:style-name="TableLine94051213999712">
          <table:table-cell table:style-name="Table6.A2" office:value-type="string">
            <text:p text:style-name="P1524">начинать</text:p>
          </table:table-cell>
          <table:table-cell table:style-name="Table6.A2" office:value-type="string">
            <text:p text:style-name="P1525">begin</text:p>
          </table:table-cell>
          <table:table-cell table:style-name="Table6.A2" office:value-type="string">
            <text:p text:style-name="P1525">began</text:p>
          </table:table-cell>
          <table:table-cell table:style-name="Table6.D2" office:value-type="string">
            <text:p text:style-name="P1524">begun</text:p>
          </table:table-cell>
        </table:table-row>
        <table:table-row table:style-name="TableLine94051214015488">
          <table:table-cell table:style-name="Table6.A2" office:value-type="string">
            <text:p text:style-name="P1524">ломать</text:p>
          </table:table-cell>
          <table:table-cell table:style-name="Table6.A2" office:value-type="string">
            <text:p text:style-name="P1525">break</text:p>
          </table:table-cell>
          <table:table-cell table:style-name="Table6.A2" office:value-type="string">
            <text:p text:style-name="P1525">broke</text:p>
          </table:table-cell>
          <table:table-cell table:style-name="Table6.D2" office:value-type="string">
            <text:p text:style-name="P1524">broken</text:p>
          </table:table-cell>
        </table:table-row>
        <table:table-row table:style-name="TableLine94051214017680">
          <table:table-cell table:style-name="Table6.A2" office:value-type="string">
            <text:p text:style-name="P1524">приносить</text:p>
          </table:table-cell>
          <table:table-cell table:style-name="Table6.A2" office:value-type="string">
            <text:p text:style-name="P1525">bring</text:p>
          </table:table-cell>
          <table:table-cell table:style-name="Table6.A2" office:value-type="string">
            <text:p text:style-name="P1525">brought</text:p>
          </table:table-cell>
          <table:table-cell table:style-name="Table6.D2" office:value-type="string">
            <text:p text:style-name="P1524">brought</text:p>
          </table:table-cell>
        </table:table-row>
        <table:table-row table:style-name="TableLine94051214021680">
          <table:table-cell table:style-name="Table6.A2" office:value-type="string">
            <text:p text:style-name="P1524">покупать</text:p>
          </table:table-cell>
          <table:table-cell table:style-name="Table6.A2" office:value-type="string">
            <text:p text:style-name="P1525">buy</text:p>
          </table:table-cell>
          <table:table-cell table:style-name="Table6.A2" office:value-type="string">
            <text:p text:style-name="P1525">bought</text:p>
          </table:table-cell>
          <table:table-cell table:style-name="Table6.D2" office:value-type="string">
            <text:p text:style-name="P1524">bought</text:p>
          </table:table-cell>
        </table:table-row>
        <table:table-row table:style-name="TableLine94051214029184">
          <table:table-cell table:style-name="Table6.A2" office:value-type="string">
            <text:p text:style-name="P1524">приходить</text:p>
          </table:table-cell>
          <table:table-cell table:style-name="Table6.A2" office:value-type="string">
            <text:p text:style-name="P1525">come</text:p>
          </table:table-cell>
          <table:table-cell table:style-name="Table6.A2" office:value-type="string">
            <text:p text:style-name="P1525">came</text:p>
          </table:table-cell>
          <table:table-cell table:style-name="Table6.D2" office:value-type="string">
            <text:p text:style-name="P1524">come</text:p>
          </table:table-cell>
        </table:table-row>
        <table:table-row table:style-name="TableLine94051214033504">
          <table:table-cell table:style-name="Table6.A2" office:value-type="string">
            <text:p text:style-name="P1524">делать</text:p>
          </table:table-cell>
          <table:table-cell table:style-name="Table6.A2" office:value-type="string">
            <text:p text:style-name="P1525">do</text:p>
          </table:table-cell>
          <table:table-cell table:style-name="Table6.A2" office:value-type="string">
            <text:p text:style-name="P1525">did</text:p>
          </table:table-cell>
          <table:table-cell table:style-name="Table6.D2" office:value-type="string">
            <text:p text:style-name="P1524">done</text:p>
          </table:table-cell>
        </table:table-row>
        <table:table-row table:style-name="TableLine94051214036352">
          <table:table-cell table:style-name="Table6.A2" office:value-type="string">
            <text:p text:style-name="P1524">пить</text:p>
          </table:table-cell>
          <table:table-cell table:style-name="Table6.A2" office:value-type="string">
            <text:p text:style-name="P1525">drink</text:p>
          </table:table-cell>
          <table:table-cell table:style-name="Table6.A2" office:value-type="string">
            <text:p text:style-name="P1525">drank</text:p>
          </table:table-cell>
          <table:table-cell table:style-name="Table6.D2" office:value-type="string">
            <text:p text:style-name="P1524">drunk</text:p>
          </table:table-cell>
        </table:table-row>
        <table:table-row table:style-name="TableLine94051214048048">
          <table:table-cell table:style-name="Table6.A2" office:value-type="string">
            <text:p text:style-name="P1524">есть</text:p>
          </table:table-cell>
          <table:table-cell table:style-name="Table6.A2" office:value-type="string">
            <text:p text:style-name="P1525">eat</text:p>
          </table:table-cell>
          <table:table-cell table:style-name="Table6.A2" office:value-type="string">
            <text:p text:style-name="P1525">ate</text:p>
          </table:table-cell>
          <table:table-cell table:style-name="Table6.D2" office:value-type="string">
            <text:p text:style-name="P1524">eaten</text:p>
          </table:table-cell>
        </table:table-row>
        <table:table-row table:style-name="TableLine94051214068736">
          <table:table-cell table:style-name="Table6.A2" office:value-type="string">
            <text:p text:style-name="P1524">падать</text:p>
          </table:table-cell>
          <table:table-cell table:style-name="Table6.A2" office:value-type="string">
            <text:p text:style-name="P1526">fall</text:p>
          </table:table-cell>
          <table:table-cell table:style-name="Table6.A2" office:value-type="string">
            <text:p text:style-name="P1526">fell</text:p>
          </table:table-cell>
          <table:table-cell table:style-name="Table6.D2" office:value-type="string">
            <text:p text:style-name="P1524">fallen</text:p>
          </table:table-cell>
        </table:table-row>
        <table:table-row table:style-name="TableLine94051214084816">
          <table:table-cell table:style-name="Table6.A2" office:value-type="string">
            <text:p text:style-name="P1524">летать</text:p>
          </table:table-cell>
          <table:table-cell table:style-name="Table6.A2" office:value-type="string">
            <text:p text:style-name="P1526">fly</text:p>
          </table:table-cell>
          <table:table-cell table:style-name="Table6.A2" office:value-type="string">
            <text:p text:style-name="P1526">flew</text:p>
          </table:table-cell>
          <table:table-cell table:style-name="Table6.D2" office:value-type="string">
            <text:p text:style-name="P1524">flown</text:p>
          </table:table-cell>
        </table:table-row>
        <table:table-row table:style-name="TableLine94051214106272">
          <table:table-cell table:style-name="Table6.A2" office:value-type="string">
            <text:p text:style-name="P1524">забывать</text:p>
          </table:table-cell>
          <table:table-cell table:style-name="Table6.A2" office:value-type="string">
            <text:p text:style-name="P1526">forget</text:p>
          </table:table-cell>
          <table:table-cell table:style-name="Table6.A2" office:value-type="string">
            <text:p text:style-name="P1526">forgot</text:p>
          </table:table-cell>
          <table:table-cell table:style-name="Table6.D2" office:value-type="string">
            <text:p text:style-name="P1524">forgotten</text:p>
          </table:table-cell>
        </table:table-row>
        <table:table-row table:style-name="TableLine94051214126080">
          <table:table-cell table:style-name="Table6.A2" office:value-type="string">
            <text:p text:style-name="P1524">получать</text:p>
          </table:table-cell>
          <table:table-cell table:style-name="Table6.A2" office:value-type="string">
            <text:p text:style-name="P1526">get</text:p>
          </table:table-cell>
          <table:table-cell table:style-name="Table6.A2" office:value-type="string">
            <text:p text:style-name="P1526">got</text:p>
          </table:table-cell>
          <table:table-cell table:style-name="Table6.D2" office:value-type="string">
            <text:p text:style-name="P1524">got</text:p>
          </table:table-cell>
        </table:table-row>
        <table:table-row table:style-name="TableLine94051214144432">
          <table:table-cell table:style-name="Table6.A2" office:value-type="string">
            <text:p text:style-name="P1527">давать</text:p>
          </table:table-cell>
          <table:table-cell table:style-name="Table6.A2" office:value-type="string">
            <text:p text:style-name="P1528">give</text:p>
          </table:table-cell>
          <table:table-cell table:style-name="Table6.A2" office:value-type="string">
            <text:p text:style-name="P1528">gave</text:p>
          </table:table-cell>
          <table:table-cell table:style-name="Table6.D2" office:value-type="string">
            <text:p text:style-name="P1527">given</text:p>
          </table:table-cell>
        </table:table-row>
        <table:table-row table:style-name="TableLine94051214150848">
          <table:table-cell table:style-name="Table6.A2" office:value-type="string">
            <text:p text:style-name="P1527">идти</text:p>
          </table:table-cell>
          <table:table-cell table:style-name="Table6.A2" office:value-type="string">
            <text:p text:style-name="P1528">go</text:p>
          </table:table-cell>
          <table:table-cell table:style-name="Table6.A2" office:value-type="string">
            <text:p text:style-name="P1528">went</text:p>
          </table:table-cell>
          <table:table-cell table:style-name="Table6.D2" office:value-type="string">
            <text:p text:style-name="P1527">gone</text:p>
          </table:table-cell>
        </table:table-row>
        <table:table-row table:style-name="TableLine94051214163104">
          <table:table-cell table:style-name="Table6.A2" office:value-type="string">
            <text:p text:style-name="P1529">иметь </text:p>
          </table:table-cell>
          <table:table-cell table:style-name="Table6.A2" office:value-type="string">
            <text:p text:style-name="P1530">have</text:p>
          </table:table-cell>
          <table:table-cell table:style-name="Table6.A2" office:value-type="string">
            <text:p text:style-name="P1530">had</text:p>
          </table:table-cell>
          <table:table-cell table:style-name="Table6.D2" office:value-type="string">
            <text:p text:style-name="P1529">had</text:p>
          </table:table-cell>
        </table:table-row>
        <table:table-row table:style-name="TableLine94051214177600">
          <table:table-cell table:style-name="Table6.A2" office:value-type="string">
            <text:p text:style-name="P1529">слышать</text:p>
          </table:table-cell>
          <table:table-cell table:style-name="Table6.A2" office:value-type="string">
            <text:p text:style-name="P1530">hear</text:p>
          </table:table-cell>
          <table:table-cell table:style-name="Table6.A2" office:value-type="string">
            <text:p text:style-name="P1530">heard</text:p>
          </table:table-cell>
          <table:table-cell table:style-name="Table6.D2" office:value-type="string">
            <text:p text:style-name="P1529">heard</text:p>
          </table:table-cell>
        </table:table-row>
        <table:table-row table:style-name="TableLine94051214184864">
          <table:table-cell table:style-name="Table6.A2" office:value-type="string">
            <text:p text:style-name="P1529">знать</text:p>
          </table:table-cell>
          <table:table-cell table:style-name="Table6.A2" office:value-type="string">
            <text:p text:style-name="P1530">know</text:p>
          </table:table-cell>
          <table:table-cell table:style-name="Table6.A2" office:value-type="string">
            <text:p text:style-name="P1530">knew</text:p>
          </table:table-cell>
          <table:table-cell table:style-name="Table6.D2" office:value-type="string">
            <text:p text:style-name="P1529">known</text:p>
          </table:table-cell>
        </table:table-row>
        <table:table-row table:style-name="TableLine94051214189792">
          <table:table-cell table:style-name="Table6.A2" office:value-type="string">
            <text:p text:style-name="P1529">терять</text:p>
          </table:table-cell>
          <table:table-cell table:style-name="Table6.A2" office:value-type="string">
            <text:p text:style-name="P1530">lose</text:p>
          </table:table-cell>
          <table:table-cell table:style-name="Table6.A2" office:value-type="string">
            <text:p text:style-name="P1530">lost</text:p>
          </table:table-cell>
          <table:table-cell table:style-name="Table6.D2" office:value-type="string">
            <text:p text:style-name="P1529">lost</text:p>
          </table:table-cell>
        </table:table-row>
        <table:table-row table:style-name="TableLine94051214199504">
          <table:table-cell table:style-name="Table6.A2" office:value-type="string">
            <text:p text:style-name="P1529">делать</text:p>
          </table:table-cell>
          <table:table-cell table:style-name="Table6.A2" office:value-type="string">
            <text:p text:style-name="P1530">make</text:p>
          </table:table-cell>
          <table:table-cell table:style-name="Table6.A2" office:value-type="string">
            <text:p text:style-name="P1530">made</text:p>
          </table:table-cell>
          <table:table-cell table:style-name="Table6.D2" office:value-type="string">
            <text:p text:style-name="P1529">made</text:p>
          </table:table-cell>
        </table:table-row>
        <table:table-row table:style-name="TableLine94051214202912">
          <table:table-cell table:style-name="Table6.A2" office:value-type="string">
            <text:p text:style-name="P1529">платить</text:p>
          </table:table-cell>
          <table:table-cell table:style-name="Table6.A2" office:value-type="string">
            <text:p text:style-name="P1530">pay</text:p>
          </table:table-cell>
          <table:table-cell table:style-name="Table6.A2" office:value-type="string">
            <text:p text:style-name="P1530">paid</text:p>
          </table:table-cell>
          <table:table-cell table:style-name="Table6.D2" office:value-type="string">
            <text:p text:style-name="P1529">paid</text:p>
          </table:table-cell>
        </table:table-row>
        <table:table-row table:style-name="TableLine94051214206624">
          <table:table-cell table:style-name="Table6.A2" office:value-type="string">
            <text:p text:style-name="P1529">класть</text:p>
          </table:table-cell>
          <table:table-cell table:style-name="Table6.A2" office:value-type="string">
            <text:p text:style-name="P1530">put</text:p>
          </table:table-cell>
          <table:table-cell table:style-name="Table6.A2" office:value-type="string">
            <text:p text:style-name="P1530">put</text:p>
          </table:table-cell>
          <table:table-cell table:style-name="Table6.D2" office:value-type="string">
            <text:p text:style-name="P1529">put</text:p>
          </table:table-cell>
        </table:table-row>
        <table:table-row table:style-name="TableLine94051214209584">
          <table:table-cell table:style-name="Table6.A2" office:value-type="string">
            <text:p text:style-name="P1529">читать</text:p>
          </table:table-cell>
          <table:table-cell table:style-name="Table6.A2" office:value-type="string">
            <text:p text:style-name="P1530">read</text:p>
          </table:table-cell>
          <table:table-cell table:style-name="Table6.A2" office:value-type="string">
            <text:p text:style-name="P1530">read</text:p>
          </table:table-cell>
          <table:table-cell table:style-name="Table6.D2" office:value-type="string">
            <text:p text:style-name="P1530">read</text:p>
          </table:table-cell>
        </table:table-row>
        <table:table-row table:style-name="TableLine94051214213536">
          <table:table-cell table:style-name="Table6.A2" office:value-type="string">
            <text:p text:style-name="P1529">сказать</text:p>
          </table:table-cell>
          <table:table-cell table:style-name="Table6.A2" office:value-type="string">
            <text:p text:style-name="P1530">say</text:p>
          </table:table-cell>
          <table:table-cell table:style-name="Table6.A2" office:value-type="string">
            <text:p text:style-name="P1530">said</text:p>
          </table:table-cell>
          <table:table-cell table:style-name="Table6.D2" office:value-type="string">
            <text:p text:style-name="P1530">said</text:p>
          </table:table-cell>
        </table:table-row>
        <table:table-row table:style-name="TableLine94051214223136">
          <table:table-cell table:style-name="Table6.A2" office:value-type="string">
            <text:p text:style-name="P1529">говорить</text:p>
          </table:table-cell>
          <table:table-cell table:style-name="Table6.A2" office:value-type="string">
            <text:p text:style-name="P1530">speak</text:p>
          </table:table-cell>
          <table:table-cell table:style-name="Table6.A2" office:value-type="string">
            <text:p text:style-name="P1530">spoke</text:p>
          </table:table-cell>
          <table:table-cell table:style-name="Table6.D2" office:value-type="string">
            <text:p text:style-name="P1529">spoken</text:p>
          </table:table-cell>
        </table:table-row>
        <table:table-row table:style-name="TableLine94051214226992">
          <table:table-cell table:style-name="Table6.A2" office:value-type="string">
            <text:p text:style-name="P1529">видеть</text:p>
          </table:table-cell>
          <table:table-cell table:style-name="Table6.A2" office:value-type="string">
            <text:p text:style-name="P1530">see</text:p>
          </table:table-cell>
          <table:table-cell table:style-name="Table6.A2" office:value-type="string">
            <text:p text:style-name="P1530">saw</text:p>
          </table:table-cell>
          <table:table-cell table:style-name="Table6.D2" office:value-type="string">
            <text:p text:style-name="P1529">seen</text:p>
          </table:table-cell>
        </table:table-row>
        <table:table-row table:style-name="TableLine94051214242336">
          <table:table-cell table:style-name="Table6.A2" office:value-type="string">
            <text:p text:style-name="P1529">сидеть</text:p>
          </table:table-cell>
          <table:table-cell table:style-name="Table6.A2" office:value-type="string">
            <text:p text:style-name="P1530">sit</text:p>
          </table:table-cell>
          <table:table-cell table:style-name="Table6.A2" office:value-type="string">
            <text:p text:style-name="P1530">sat</text:p>
          </table:table-cell>
          <table:table-cell table:style-name="Table6.D2" office:value-type="string">
            <text:p text:style-name="P1529">sat</text:p>
          </table:table-cell>
        </table:table-row>
        <table:table-row table:style-name="TableLine94051214247600">
          <table:table-cell table:style-name="Table6.A2" office:value-type="string">
            <text:p text:style-name="P1529">брать</text:p>
          </table:table-cell>
          <table:table-cell table:style-name="Table6.A2" office:value-type="string">
            <text:p text:style-name="P1530">take</text:p>
          </table:table-cell>
          <table:table-cell table:style-name="Table6.A2" office:value-type="string">
            <text:p text:style-name="P1530">took</text:p>
          </table:table-cell>
          <table:table-cell table:style-name="Table6.D2" office:value-type="string">
            <text:p text:style-name="P1529">taken</text:p>
          </table:table-cell>
        </table:table-row>
        <table:table-row table:style-name="TableLine94051214250160">
          <table:table-cell table:style-name="Table6.A2" office:value-type="string">
            <text:p text:style-name="P1548">обучать</text:p>
          </table:table-cell>
          <table:table-cell table:style-name="Table6.A2" office:value-type="string">
            <text:p text:style-name="P1548">teach</text:p>
          </table:table-cell>
          <table:table-cell table:style-name="Table6.A2" office:value-type="string">
            <text:p text:style-name="P1549">taught</text:p>
          </table:table-cell>
          <table:table-cell table:style-name="Table6.D2" office:value-type="string">
            <text:p text:style-name="P1548">taught</text:p>
          </table:table-cell>
        </table:table-row>
        <table:table-row table:style-name="TableLine94051214256704">
          <table:table-cell table:style-name="Table6.A2" office:value-type="string">
            <text:p text:style-name="P1529">рассказывать</text:p>
          </table:table-cell>
          <table:table-cell table:style-name="Table6.A2" office:value-type="string">
            <text:p text:style-name="P1530">tell</text:p>
          </table:table-cell>
          <table:table-cell table:style-name="Table6.A2" office:value-type="string">
            <text:p text:style-name="P1530">told</text:p>
          </table:table-cell>
          <table:table-cell table:style-name="Table6.D2" office:value-type="string">
            <text:p text:style-name="P1529">told</text:p>
          </table:table-cell>
        </table:table-row>
        <table:table-row table:style-name="TableLine94051214259856">
          <table:table-cell table:style-name="Table6.A2" office:value-type="string">
            <text:p text:style-name="P1529">думать</text:p>
          </table:table-cell>
          <table:table-cell table:style-name="Table6.A2" office:value-type="string">
            <text:p text:style-name="P1530">think</text:p>
          </table:table-cell>
          <table:table-cell table:style-name="Table6.A2" office:value-type="string">
            <text:p text:style-name="P1530">thought</text:p>
          </table:table-cell>
          <table:table-cell table:style-name="Table6.D2" office:value-type="string">
            <text:p text:style-name="P1529">thought</text:p>
          </table:table-cell>
        </table:table-row>
        <table:table-row table:style-name="TableLine94051214261664">
          <table:table-cell table:style-name="Table6.A2" office:value-type="string">
            <text:p text:style-name="P1529">побеждать</text:p>
          </table:table-cell>
          <table:table-cell table:style-name="Table6.A2" office:value-type="string">
            <text:p text:style-name="P1530">win</text:p>
          </table:table-cell>
          <table:table-cell table:style-name="Table6.A2" office:value-type="string">
            <text:p text:style-name="P1530">won</text:p>
          </table:table-cell>
          <table:table-cell table:style-name="Table6.D2" office:value-type="string">
            <text:p text:style-name="P1529">won</text:p>
          </table:table-cell>
        </table:table-row>
        <table:table-row table:style-name="TableLine94051214277856">
          <table:table-cell table:style-name="Table6.A2" office:value-type="string">
            <text:p text:style-name="P1529">писать</text:p>
          </table:table-cell>
          <table:table-cell table:style-name="Table6.A2" office:value-type="string">
            <text:p text:style-name="P1530">write</text:p>
          </table:table-cell>
          <table:table-cell table:style-name="Table6.A2" office:value-type="string">
            <text:p text:style-name="P1530">wrote</text:p>
          </table:table-cell>
          <table:table-cell table:style-name="Table6.D2" office:value-type="string">
            <text:p text:style-name="P1529">written</text:p>
          </table:table-cell>
        </table:table-row>
      </table:table>
      <text:p text:style-name="P399"/>
      <text:p text:style-name="P399"/>
      <text:p text:style-name="P1270"><text:span text:style-name="T837">Отделить </text:span><text:span text:style-name="T838">грамматические</text:span><text:span text:style-name="T837"> правила от информации, которую нужно заучить</text:span></text:p>
      <text:p text:style-name="P400"><text:span text:style-name="T1555">(устойчивые связки, фразовые глаголы и т. п.; </text:span><text:span text:style-name="T1557">можно в таблицах</text:span><text:span text:style-name="T1556">).</text:span></text:p>
      <text:p text:style-name="P400"/>
      <text:p text:style-name="P408"><text:soft-page-break/>Нигде не упоминается про here <text:span text:style-name="T1619">(здесь)</text:span> и there <text:span text:style-name="T1619">(там)</text:span>. <text:span text:style-name="T1618">Слово there упоминается лишь в качестве формального подлежашего, но в текстах его можно встретить и как обстоятельство.</text:span></text:p>
      <text:p text:style-name="P408"><text:s/></text:p>
      <text:p text:style-name="P415">Не упоминается про everybody, everything, everywhere.</text:p>
      <text:p text:style-name="P414">Не упоминмается про then (тогда/<text:span text:style-name="T1620">потом/затем</text:span>).</text:p>
      <text:p text:style-name="P413">Не упоминается отдельно про from (от).</text:p>
      <text:p text:style-name="P416">Не упоминается про разницу между big и large, и про little и small.</text:p>
      <text:p text:style-name="P412"/>
      <text:p text:style-name="P409">Чем in отличается от into?</text:p>
      <text:p text:style-name="P409"/>
      <text:p text:style-name="P1326"><text:span text:style-name="T660">I was + I am = I have been</text:span><text:span text:style-name="T844"> (т. е. я был и есть). </text:span><text:span text:style-name="T845">Если к примеру Continouos </text:span><text:span text:style-name="T846">дословно </text:span><text:span text:style-name="T845">означает </text:span></text:p>
      <text:p text:style-name="P410">«я есть делающий то-то». То <text:span text:style-name="T557">Perfect Continuous</text:span> означает «я был и есть делающий то-то».</text:p>
      <text:p text:style-name="P1490"><text:span text:style-name="T844">(</text:span><text:span text:style-name="T805">насчет </text:span><text:span text:style-name="T847">правильности </text:span><text:span text:style-name="T845">«я был и есть делающий то-то»</text:span><text:span text:style-name="T805"> узнать получше)</text:span></text:p>
      <text:p text:style-name="P411"/>
      <text:p text:style-name="P70"><text:span text:style-name="T1302">I </text:span><text:span text:style-name="T1311">have been</text:span><text:span text:style-name="T1302"> here all this time — Я </text:span><text:span text:style-name="T1311">(был и) нахожусь</text:span><text:span text:style-name="T1302"> здесь все это время.</text:span></text:p>
      <text:p text:style-name="P32"><text:span text:style-name="T1302">I </text:span><text:span text:style-name="T1311">have been learning</text:span><text:span text:style-name="T1302"> English for 2 years. </text:span><text:span text:style-name="T1303">—</text:span><text:span text:style-name="T1302"> Я </text:span><text:span text:style-name="T1311">учу</text:span><text:span text:style-name="T1302"> английский уже 2 года </text:span><text:span text:style-name="T1304">(т. е. учил и учу)</text:span></text:p>
      <text:p text:style-name="P411"/>
      <text:p text:style-name="P1328"><text:span text:style-name="T658">Job</text:span><text:span text:style-name="T848"> отличается от </text:span><text:span text:style-name="T659">w</text:span><text:span text:style-name="T658">ork</text:span><text:span text:style-name="T848"> тем, что является работой оплачеваемой, а </text:span><text:span text:style-name="T658">work</text:span><text:span text:style-name="T848"> — это любая ра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2-12T13:45:42.469362820</dc:date>
    <meta:editing-duration>P3DT23H24M58S</meta:editing-duration>
    <meta:editing-cycles>1887</meta:editing-cycles>
    <meta:generator>LibreOffice/6.4.7.2$Linux_X86_64 LibreOffice_project/40$Build-2</meta:generator>
    <meta:document-statistic meta:table-count="14" meta:image-count="0" meta:object-count="0" meta:page-count="66" meta:paragraph-count="2464" meta:word-count="19534" meta:character-count="122927" meta:non-whitespace-character-count="105129"/>
  </office:meta>
</office:document-meta>
</file>